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1mm"/>
    </style:style>
    <style:style style:name="co3" style:family="table-column">
      <style:table-column-properties fo:break-before="auto" style:column-width="3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/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ontradiction" table:style-name="ta1">
        <table:table-column table:style-name="co1" table:default-cell-style-name="ce17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17"/>
          <table:table-cell table:style-name="ce17" office:value-type="string" calcext:value-type="string">
            <text:p>kappa_yes</text:p>
          </table:table-cell>
          <table:table-cell table:style-name="ce17" table:formula="of:=SUMPRODUCT([.F3:.I3]*[.E3])" office:value-type="float" office:value="4717" calcext:value-type="float">
            <text:p>4717</text:p>
          </table:table-cell>
          <table:table-cell table:style-name="ce17" table:formula="of:=SUMPRODUCT([.G3:.J3]*[.F3])" office:value-type="float" office:value="1278" calcext:value-type="float">
            <text:p>1278</text:p>
          </table:table-cell>
          <table:table-cell table:style-name="ce17" table:formula="of:=SUMPRODUCT([.H3:.K3]*[.G3])" office:value-type="float" office:value="1258" calcext:value-type="float">
            <text:p>1258</text:p>
          </table:table-cell>
          <table:table-cell table:style-name="ce17" table:formula="of:=SUMPRODUCT([.I3:.L3]*[.H3])" office:value-type="float" office:value="342" calcext:value-type="float">
            <text:p>342</text:p>
          </table:table-cell>
          <table:table-cell table:style-name="ce17" table:formula="of:=SUMPRODUCT([.J3:.M3]*[.I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7"/>
          <table:table-cell table:style-name="ce17" office:value-type="string" calcext:value-type="string">
            <text:p>kappa_no</text:p>
          </table:table-cell>
          <table:table-cell table:style-name="ce17" table:formula="of:=SUMPRODUCT([.F4:.I4]*[.E4])" office:value-type="float" office:value="12685" calcext:value-type="float">
            <text:p>12685</text:p>
          </table:table-cell>
          <table:table-cell table:style-name="ce17" table:formula="of:=SUMPRODUCT([.G4:.J4]*[.F4])" office:value-type="float" office:value="16926" calcext:value-type="float">
            <text:p>16926</text:p>
          </table:table-cell>
          <table:table-cell table:style-name="ce17" table:formula="of:=SUMPRODUCT([.H4:.K4]*[.G4])" office:value-type="float" office:value="9610" calcext:value-type="float">
            <text:p>9610</text:p>
          </table:table-cell>
          <table:table-cell table:style-name="ce17" table:formula="of:=SUMPRODUCT([.I4:.L4]*[.H4])" office:value-type="float" office:value="6006" calcext:value-type="float">
            <text:p>6006</text:p>
          </table:table-cell>
          <table:table-cell table:style-name="ce17" table:formula="of:=SUMPRODUCT([.J4:.M4]*[.I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7" table:formula="of:=SUM([.C6:.C101])" office:value-type="float" office:value="338" calcext:value-type="float">
            <text:p>338</text:p>
          </table:table-cell>
          <table:table-cell table:style-name="ce17" table:formula="of:=SUM([.D6:.D101])" office:value-type="float" office:value="142" calcext:value-type="float">
            <text:p>142</text:p>
          </table:table-cell>
          <table:table-cell table:style-name="ce17" table:formula="of:=COUNTIF([.E$6:.E$101]; [.$D$5])" office:value-type="float" office:value="53" calcext:value-type="float">
            <text:p>53</text:p>
          </table:table-cell>
          <table:table-cell table:style-name="ce17" table:formula="of:=COUNTIF([.F$6:.F$101]; [.$D$5])" office:value-type="float" office:value="18" calcext:value-type="float">
            <text:p>18</text:p>
          </table:table-cell>
          <table:table-cell table:style-name="ce17" table:formula="of:=COUNTIF([.G$6:.G$101]; [.$D$5])" office:value-type="float" office:value="34" calcext:value-type="float">
            <text:p>34</text:p>
          </table:table-cell>
          <table:table-cell table:style-name="ce17" table:formula="of:=COUNTIF([.H$6:.H$101]; [.$D$5])" office:value-type="float" office:value="18" calcext:value-type="float">
            <text:p>18</text:p>
          </table:table-cell>
          <table:table-cell table:style-name="ce17" table:formula="of:=COUNTIF([.I$6:.I$101]; [.$D$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i</text:p>
          </table:table-cell>
          <table:table-cell table:style-name="ce17" table:formula="of:=AVERAGE([.C6:.C101])/[.$A$9]" office:value-type="float" office:value="0.704166666666667" calcext:value-type="float">
            <text:p>0,704166666666667</text:p>
          </table:table-cell>
          <table:table-cell table:style-name="ce17" table:formula="of:=AVERAGE([.D6:.D101])/[.$A$9]" office:value-type="float" office:value="0.295833333333333" calcext:value-type="float">
            <text:p>0,295833333333333</text:p>
          </table:table-cell>
          <table:table-cell table:style-name="ce17" table:formula="of:=COUNTIF([.E$6:.E$101]; [.$C$5])" office:value-type="float" office:value="43" calcext:value-type="float">
            <text:p>43</text:p>
          </table:table-cell>
          <table:table-cell table:style-name="ce17" table:formula="of:=COUNTIF([.F$6:.F$101]; [.$C$5])" office:value-type="float" office:value="78" calcext:value-type="float">
            <text:p>78</text:p>
          </table:table-cell>
          <table:table-cell table:style-name="ce17" table:formula="of:=COUNTIF([.G$6:.G$101]; [.$C$5])" office:value-type="float" office:value="62" calcext:value-type="float">
            <text:p>62</text:p>
          </table:table-cell>
          <table:table-cell table:style-name="ce17" table:formula="of:=COUNTIF([.H$6:.H$101]; [.$C$5])" office:value-type="float" office:value="78" calcext:value-type="float">
            <text:p>78</text:p>
          </table:table-cell>
          <table:table-cell table:style-name="ce17" table:formula="of:=COUNTIF([.I$6:.I$101]; [.$C$5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p_{a|i}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Annotator 1</text:p>
          </table:table-cell>
          <table:table-cell table:style-name="ce20" office:value-type="string" calcext:value-type="string">
            <text:p>Annotator 2</text:p>
          </table:table-cell>
          <table:table-cell table:style-name="ce20" office:value-type="string" calcext:value-type="string">
            <text:p>Annotator 3</text:p>
          </table:table-cell>
          <table:table-cell table:style-name="ce20" office:value-type="string" calcext:value-type="string">
            <text:p>Annotator 4</text:p>
          </table:table-cell>
          <table:table-cell table:style-name="ce20" office:value-type="string" calcext:value-type="string">
            <text:p>Annotator 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17" table:formula="of:=SUMPRODUCT([.C6:.D6];[.C6:.D6]-1)/([.$A$9]*([.$A$9]-1))" office:value-type="float" office:value="0.4" calcext:value-type="float">
            <text:p>0,4</text:p>
          </table:table-cell>
          <table:table-cell table:style-name="ce17" table:formula="of:=COUNTIF([.$E6:.$I6]; [.C$5])" office:value-type="float" office:value="3" calcext:value-type="float">
            <text:p>3</text:p>
          </table:table-cell>
          <table:table-cell table:style-name="ce17" table:formula="of:=COUNTIF([.$E6:.$I6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2]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table:formula="of:=SUMPRODUCT([.C7:.D7];[.C7:.D7]-1)/([.$A$9]*([.$A$9]-1))" office:value-type="float" office:value="0.6" calcext:value-type="float">
            <text:p>0,6</text:p>
          </table:table-cell>
          <table:table-cell table:style-name="ce17" table:formula="of:=COUNTIF([.$E7:.$I7]; [.C$5])" office:value-type="float" office:value="4" calcext:value-type="float">
            <text:p>4</text:p>
          </table:table-cell>
          <table:table-cell table:style-name="ce17" table:formula="of:=COUNTIF([.$E7:.$I7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3]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7" table:formula="of:=SUMPRODUCT([.C8:.D8];[.C8:.D8]-1)/([.$A$9]*([.$A$9]-1))" office:value-type="float" office:value="0.6" calcext:value-type="float">
            <text:p>0,6</text:p>
          </table:table-cell>
          <table:table-cell table:style-name="ce17" table:formula="of:=COUNTIF([.$E8:.$I8]; [.C$5])" office:value-type="float" office:value="4" calcext:value-type="float">
            <text:p>4</text:p>
          </table:table-cell>
          <table:table-cell table:style-name="ce17" table:formula="of:=COUNTIF([.$E8:.$I8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4]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table:formula="of:=SUMPRODUCT([.C9:.D9];[.C9:.D9]-1)/([.$A$9]*([.$A$9]-1))" office:value-type="float" office:value="0.6" calcext:value-type="float">
            <text:p>0,6</text:p>
          </table:table-cell>
          <table:table-cell table:style-name="ce17" table:formula="of:=COUNTIF([.$E9:.$I9]; [.C$5])" office:value-type="float" office:value="4" calcext:value-type="float">
            <text:p>4</text:p>
          </table:table-cell>
          <table:table-cell table:style-name="ce17" table:formula="of:=COUNTIF([.$E9:.$I9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5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5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10:.D10];[.C10:.D10]-1)/([.$A$9]*([.$A$9]-1))" office:value-type="float" office:value="0.6" calcext:value-type="float">
            <text:p>0,6</text:p>
          </table:table-cell>
          <table:table-cell table:style-name="ce17" table:formula="of:=COUNTIF([.$E10:.$I10]; [.C$5])" office:value-type="float" office:value="4" calcext:value-type="float">
            <text:p>4</text:p>
          </table:table-cell>
          <table:table-cell table:style-name="ce17" table:formula="of:=COUNTIF([.$E10:.$I10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6]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style-name="ce17" table:formula="of:=SUMPRODUCT([.C11:.D11];[.C11:.D11]-1)/([.$A$9]*([.$A$9]-1))" office:value-type="float" office:value="0.6" calcext:value-type="float">
            <text:p>0,6</text:p>
          </table:table-cell>
          <table:table-cell table:style-name="ce17" table:formula="of:=COUNTIF([.$E11:.$I11]; [.C$5])" office:value-type="float" office:value="4" calcext:value-type="float">
            <text:p>4</text:p>
          </table:table-cell>
          <table:table-cell table:style-name="ce17" table:formula="of:=COUNTIF([.$E11:.$I11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7]" office:value-type="string" office:string-value="no" calcext:value-type="string">
            <text:p>no</text:p>
          </table:table-cell>
        </table:table-row>
        <table:table-row table:style-name="ro1">
          <table:table-cell table:formula="of:=(1-[.A14])*[.A16]+[.A14]" office:value-type="float" office:value="0.592517361111111" calcext:value-type="float">
            <text:p>0,592517361111111</text:p>
          </table:table-cell>
          <table:table-cell table:style-name="ce17" table:formula="of:=SUMPRODUCT([.C12:.D12];[.C12:.D12]-1)/([.$A$9]*([.$A$9]-1))" office:value-type="float" office:value="0.6" calcext:value-type="float">
            <text:p>0,6</text:p>
          </table:table-cell>
          <table:table-cell table:style-name="ce17" table:formula="of:=COUNTIF([.$E12:.$I12]; [.C$5])" office:value-type="float" office:value="4" calcext:value-type="float">
            <text:p>4</text:p>
          </table:table-cell>
          <table:table-cell table:style-name="ce17" table:formula="of:=COUNTIF([.$E12:.$I12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8]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table:style-name="ce17" table:formula="of:=SUMPRODUCT([.C13:.D13];[.C13:.D13]-1)/([.$A$9]*([.$A$9]-1))" office:value-type="float" office:value="0.4" calcext:value-type="float">
            <text:p>0,4</text:p>
          </table:table-cell>
          <table:table-cell table:style-name="ce17" table:formula="of:=COUNTIF([.$E13:.$I13]; [.C$5])" office:value-type="float" office:value="3" calcext:value-type="float">
            <text:p>3</text:p>
          </table:table-cell>
          <table:table-cell table:style-name="ce17" table:formula="of:=COUNTIF([.$E13:.$I13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9]" office:value-type="string" office:string-value="no" calcext:value-type="string">
            <text:p>no</text:p>
          </table:table-cell>
        </table:table-row>
        <table:table-row table:style-name="ro1">
          <table:table-cell table:formula="of:=1/([.A5]*[.A9])" office:value-type="float" office:value="0.00208333333333333" calcext:value-type="float">
            <text:p>0,002083333333333</text:p>
          </table:table-cell>
          <table:table-cell table:style-name="ce17" table:formula="of:=SUMPRODUCT([.C14:.D14];[.C14:.D14]-1)/([.$A$9]*([.$A$9]-1))" office:value-type="float" office:value="0.6" calcext:value-type="float">
            <text:p>0,6</text:p>
          </table:table-cell>
          <table:table-cell table:style-name="ce17" table:formula="of:=COUNTIF([.$E14:.$I14]; [.C$5])" office:value-type="float" office:value="4" calcext:value-type="float">
            <text:p>4</text:p>
          </table:table-cell>
          <table:table-cell table:style-name="ce17" table:formula="of:=COUNTIF([.$E14:.$I14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1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10]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pa’</text:p>
          </table:table-cell>
          <table:table-cell table:style-name="ce17" table:formula="of:=SUMPRODUCT([.C15:.D15];[.C15:.D15]-1)/([.$A$9]*([.$A$9]-1))" office:value-type="float" office:value="0.6" calcext:value-type="float">
            <text:p>0,6</text:p>
          </table:table-cell>
          <table:table-cell table:style-name="ce17" table:formula="of:=COUNTIF([.$E15:.$I15]; [.C$5])" office:value-type="float" office:value="4" calcext:value-type="float">
            <text:p>4</text:p>
          </table:table-cell>
          <table:table-cell table:style-name="ce17" table:formula="of:=COUNTIF([.$E15:.$I15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1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1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11]" office:value-type="string" office:string-value="no" calcext:value-type="string">
            <text:p>no</text:p>
          </table:table-cell>
        </table:table-row>
        <table:table-row table:style-name="ro1">
          <table:table-cell table:formula="of:=AVERAGE([.B6:.B101])" office:value-type="float" office:value="0.591666666666667" calcext:value-type="float">
            <text:p>0,591666666666667</text:p>
          </table:table-cell>
          <table:table-cell table:style-name="ce17" table:formula="of:=SUMPRODUCT([.C16:.D16];[.C16:.D16]-1)/([.$A$9]*([.$A$9]-1))" office:value-type="float" office:value="0.4" calcext:value-type="float">
            <text:p>0,4</text:p>
          </table:table-cell>
          <table:table-cell table:style-name="ce17" table:formula="of:=COUNTIF([.$E16:.$I16]; [.C$5])" office:value-type="float" office:value="3" calcext:value-type="float">
            <text:p>3</text:p>
          </table:table-cell>
          <table:table-cell table:style-name="ce17" table:formula="of:=COUNTIF([.$E16:.$I16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1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1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1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12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17:.D17];[.C17:.D17]-1)/([.$A$9]*([.$A$9]-1))" office:value-type="float" office:value="0.4" calcext:value-type="float">
            <text:p>0,4</text:p>
          </table:table-cell>
          <table:table-cell table:style-name="ce17" table:formula="of:=COUNTIF([.$E17:.$I17]; [.C$5])" office:value-type="float" office:value="3" calcext:value-type="float">
            <text:p>3</text:p>
          </table:table-cell>
          <table:table-cell table:style-name="ce17" table:formula="of:=COUNTIF([.$E17:.$I17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1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1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13]" office:value-type="string" office:string-value="no" calcext:value-type="string">
            <text:p>no</text:p>
          </table:table-cell>
        </table:table-row>
        <table:table-row table:style-name="ro1">
          <table:table-cell table:style-name="ce18" office:value-type="string" calcext:value-type="string">
            <text:p>kalpha</text:p>
          </table:table-cell>
          <table:table-cell table:style-name="ce17" table:formula="of:=SUMPRODUCT([.C18:.D18];[.C18:.D18]-1)/([.$A$9]*([.$A$9]-1))" office:value-type="float" office:value="1" calcext:value-type="float">
            <text:p>1</text:p>
          </table:table-cell>
          <table:table-cell table:style-name="ce17" table:formula="of:=COUNTIF([.$E18:.$I18]; [.C$5])" office:value-type="float" office:value="5" calcext:value-type="float">
            <text:p>5</text:p>
          </table:table-cell>
          <table:table-cell table:style-name="ce17" table:formula="of:=COUNTIF([.$E18:.$I1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1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14]" office:value-type="string" office:string-value="no" calcext:value-type="string">
            <text:p>no</text:p>
          </table:table-cell>
        </table:table-row>
        <table:table-row table:style-name="ro1">
          <table:table-cell table:style-name="ce18" table:formula="of:=([.A12]-[.A21])/(1-[.A21])" office:value-type="float" office:value="0.0219601633469462" calcext:value-type="float">
            <text:p>0,021960163346946</text:p>
          </table:table-cell>
          <table:table-cell table:style-name="ce17" table:formula="of:=SUMPRODUCT([.C19:.D19];[.C19:.D19]-1)/([.$A$9]*([.$A$9]-1))" office:value-type="float" office:value="0.6" calcext:value-type="float">
            <text:p>0,6</text:p>
          </table:table-cell>
          <table:table-cell table:style-name="ce17" table:formula="of:=COUNTIF([.$E19:.$I19]; [.C$5])" office:value-type="float" office:value="4" calcext:value-type="float">
            <text:p>4</text:p>
          </table:table-cell>
          <table:table-cell table:style-name="ce17" table:formula="of:=COUNTIF([.$E19:.$I19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1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15]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table:style-name="ce17" table:formula="of:=SUMPRODUCT([.C20:.D20];[.C20:.D20]-1)/([.$A$9]*([.$A$9]-1))" office:value-type="float" office:value="0.6" calcext:value-type="float">
            <text:p>0,6</text:p>
          </table:table-cell>
          <table:table-cell table:style-name="ce17" table:formula="of:=COUNTIF([.$E20:.$I20]; [.C$5])" office:value-type="float" office:value="4" calcext:value-type="float">
            <text:p>4</text:p>
          </table:table-cell>
          <table:table-cell table:style-name="ce17" table:formula="of:=COUNTIF([.$E20:.$I20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1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16]" office:value-type="string" office:string-value="no" calcext:value-type="string">
            <text:p>no</text:p>
          </table:table-cell>
        </table:table-row>
        <table:table-row table:style-name="ro1">
          <table:table-cell table:formula="of:=SUMPRODUCT([.C4:.D4]; [.C4:.D4])" office:value-type="float" office:value="0.583368055555556" calcext:value-type="float">
            <text:p>0,583368055555556</text:p>
          </table:table-cell>
          <table:table-cell table:style-name="ce17" table:formula="of:=SUMPRODUCT([.C21:.D21];[.C21:.D21]-1)/([.$A$9]*([.$A$9]-1))" office:value-type="float" office:value="0.6" calcext:value-type="float">
            <text:p>0,6</text:p>
          </table:table-cell>
          <table:table-cell table:style-name="ce17" table:formula="of:=COUNTIF([.$E21:.$I21]; [.C$5])" office:value-type="float" office:value="4" calcext:value-type="float">
            <text:p>4</text:p>
          </table:table-cell>
          <table:table-cell table:style-name="ce17" table:formula="of:=COUNTIF([.$E21:.$I21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1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17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22:.D22];[.C22:.D22]-1)/([.$A$9]*([.$A$9]-1))" office:value-type="float" office:value="0.6" calcext:value-type="float">
            <text:p>0,6</text:p>
          </table:table-cell>
          <table:table-cell table:style-name="ce17" table:formula="of:=COUNTIF([.$E22:.$I22]; [.C$5])" office:value-type="float" office:value="4" calcext:value-type="float">
            <text:p>4</text:p>
          </table:table-cell>
          <table:table-cell table:style-name="ce17" table:formula="of:=COUNTIF([.$E22:.$I22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1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1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1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1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18]" office:value-type="string" office:string-value="no" calcext:value-type="string">
            <text:p>no</text:p>
          </table:table-cell>
        </table:table-row>
        <table:table-row table:style-name="ro1">
          <table:table-cell table:style-name="ce18" office:value-type="string" calcext:value-type="string">
            <text:p>AC2</text:p>
          </table:table-cell>
          <table:table-cell table:style-name="ce17" table:formula="of:=SUMPRODUCT([.C23:.D23];[.C23:.D23]-1)/([.$A$9]*([.$A$9]-1))" office:value-type="float" office:value="0.6" calcext:value-type="float">
            <text:p>0,6</text:p>
          </table:table-cell>
          <table:table-cell table:style-name="ce17" table:formula="of:=COUNTIF([.$E23:.$I23]; [.C$5])" office:value-type="float" office:value="1" calcext:value-type="float">
            <text:p>1</text:p>
          </table:table-cell>
          <table:table-cell table:style-name="ce17" table:formula="of:=COUNTIF([.$E23:.$I23]; [.D$5])" office:value-type="float" office:value="4" calcext:value-type="float">
            <text:p>4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1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1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1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1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19]" office:value-type="string" office:string-value="yes" calcext:value-type="string">
            <text:p>yes</text:p>
          </table:table-cell>
        </table:table-row>
        <table:table-row table:style-name="ro1">
          <table:table-cell table:style-name="ce18" table:formula="of:=([.A12]-[.A26])/(1-[.A26])" office:value-type="float" office:value="0.301499910719601" calcext:value-type="float">
            <text:p>0,301499910719601</text:p>
          </table:table-cell>
          <table:table-cell table:style-name="ce17" table:formula="of:=SUMPRODUCT([.C24:.D24];[.C24:.D24]-1)/([.$A$9]*([.$A$9]-1))" office:value-type="float" office:value="0.6" calcext:value-type="float">
            <text:p>0,6</text:p>
          </table:table-cell>
          <table:table-cell table:style-name="ce17" table:formula="of:=COUNTIF([.$E24:.$I24]; [.C$5])" office:value-type="float" office:value="4" calcext:value-type="float">
            <text:p>4</text:p>
          </table:table-cell>
          <table:table-cell table:style-name="ce17" table:formula="of:=COUNTIF([.$E24:.$I24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2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2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2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2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20]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table:style-name="ce17" table:formula="of:=SUMPRODUCT([.C25:.D25];[.C25:.D25]-1)/([.$A$9]*([.$A$9]-1))" office:value-type="float" office:value="0.4" calcext:value-type="float">
            <text:p>0,4</text:p>
          </table:table-cell>
          <table:table-cell table:style-name="ce17" table:formula="of:=COUNTIF([.$E25:.$I25]; [.C$5])" office:value-type="float" office:value="3" calcext:value-type="float">
            <text:p>3</text:p>
          </table:table-cell>
          <table:table-cell table:style-name="ce17" table:formula="of:=COUNTIF([.$E25:.$I25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2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2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2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2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21]" office:value-type="string" office:string-value="yes" calcext:value-type="string">
            <text:p>yes</text:p>
          </table:table-cell>
        </table:table-row>
        <table:table-row table:style-name="ro1">
          <table:table-cell table:formula="of:=SUMPRODUCT([.C4:.D4]; 1-[.C4:.D4])*[.A28]/([.A7]*([.A7]-1))" office:value-type="float" office:value="0.416631944444444" calcext:value-type="float">
            <text:p>0,416631944444444</text:p>
          </table:table-cell>
          <table:table-cell table:style-name="ce17" table:formula="of:=SUMPRODUCT([.C26:.D26];[.C26:.D26]-1)/([.$A$9]*([.$A$9]-1))" office:value-type="float" office:value="0.6" calcext:value-type="float">
            <text:p>0,6</text:p>
          </table:table-cell>
          <table:table-cell table:style-name="ce17" table:formula="of:=COUNTIF([.$E26:.$I26]; [.C$5])" office:value-type="float" office:value="4" calcext:value-type="float">
            <text:p>4</text:p>
          </table:table-cell>
          <table:table-cell table:style-name="ce17" table:formula="of:=COUNTIF([.$E26:.$I26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2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2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2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2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22]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table:style-name="ce17" table:formula="of:=SUMPRODUCT([.C27:.D27];[.C27:.D27]-1)/([.$A$9]*([.$A$9]-1))" office:value-type="float" office:value="0.6" calcext:value-type="float">
            <text:p>0,6</text:p>
          </table:table-cell>
          <table:table-cell table:style-name="ce17" table:formula="of:=COUNTIF([.$E27:.$I27]; [.C$5])" office:value-type="float" office:value="4" calcext:value-type="float">
            <text:p>4</text:p>
          </table:table-cell>
          <table:table-cell table:style-name="ce17" table:formula="of:=COUNTIF([.$E27:.$I27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2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2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2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2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23]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table:formula="of:=SUMPRODUCT([.C28:.D28];[.C28:.D28]-1)/([.$A$9]*([.$A$9]-1))" office:value-type="float" office:value="0.6" calcext:value-type="float">
            <text:p>0,6</text:p>
          </table:table-cell>
          <table:table-cell table:style-name="ce17" table:formula="of:=COUNTIF([.$E28:.$I28]; [.C$5])" office:value-type="float" office:value="4" calcext:value-type="float">
            <text:p>4</text:p>
          </table:table-cell>
          <table:table-cell table:style-name="ce17" table:formula="of:=COUNTIF([.$E28:.$I28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2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2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2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2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24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29:.D29];[.C29:.D29]-1)/([.$A$9]*([.$A$9]-1))" office:value-type="float" office:value="1" calcext:value-type="float">
            <text:p>1</text:p>
          </table:table-cell>
          <table:table-cell table:style-name="ce17" table:formula="of:=COUNTIF([.$E29:.$I29]; [.C$5])" office:value-type="float" office:value="5" calcext:value-type="float">
            <text:p>5</text:p>
          </table:table-cell>
          <table:table-cell table:style-name="ce17" table:formula="of:=COUNTIF([.$E29:.$I29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25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2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2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2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25]" office:value-type="string" office:string-value="no" calcext:value-type="string">
            <text:p>no</text:p>
          </table:table-cell>
        </table:table-row>
        <table:table-row table:style-name="ro1">
          <table:table-cell table:style-name="ce18" office:value-type="string" calcext:value-type="string">
            <text:p>Percentage</text:p>
          </table:table-cell>
          <table:table-cell table:style-name="ce17" table:formula="of:=SUMPRODUCT([.C30:.D30];[.C30:.D30]-1)/([.$A$9]*([.$A$9]-1))" office:value-type="float" office:value="0.6" calcext:value-type="float">
            <text:p>0,6</text:p>
          </table:table-cell>
          <table:table-cell table:style-name="ce17" table:formula="of:=COUNTIF([.$E30:.$I30]; [.C$5])" office:value-type="float" office:value="4" calcext:value-type="float">
            <text:p>4</text:p>
          </table:table-cell>
          <table:table-cell table:style-name="ce17" table:formula="of:=COUNTIF([.$E30:.$I30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2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2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2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2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26]" office:value-type="string" office:string-value="no" calcext:value-type="string">
            <text:p>no</text:p>
          </table:table-cell>
        </table:table-row>
        <table:table-row table:style-name="ro1">
          <table:table-cell table:style-name="ce18" table:formula="of:=( COUNTIF([.D6:.D101]; [.A9]) + COUNTIF([.D6:.D101]; 0) ) / [.A5]" office:value-type="float" office:value="0.09375" calcext:value-type="float">
            <text:p>0,09375</text:p>
          </table:table-cell>
          <table:table-cell table:style-name="ce17" table:formula="of:=SUMPRODUCT([.C31:.D31];[.C31:.D31]-1)/([.$A$9]*([.$A$9]-1))" office:value-type="float" office:value="0.6" calcext:value-type="float">
            <text:p>0,6</text:p>
          </table:table-cell>
          <table:table-cell table:style-name="ce17" table:formula="of:=COUNTIF([.$E31:.$I31]; [.C$5])" office:value-type="float" office:value="4" calcext:value-type="float">
            <text:p>4</text:p>
          </table:table-cell>
          <table:table-cell table:style-name="ce17" table:formula="of:=COUNTIF([.$E31:.$I31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27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2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2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2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27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32:.D32];[.C32:.D32]-1)/([.$A$9]*([.$A$9]-1))" office:value-type="float" office:value="0.4" calcext:value-type="float">
            <text:p>0,4</text:p>
          </table:table-cell>
          <table:table-cell table:style-name="ce17" table:formula="of:=COUNTIF([.$E32:.$I32]; [.C$5])" office:value-type="float" office:value="3" calcext:value-type="float">
            <text:p>3</text:p>
          </table:table-cell>
          <table:table-cell table:style-name="ce17" table:formula="of:=COUNTIF([.$E32:.$I32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28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2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2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2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28]" office:value-type="string" office:string-value="no" calcext:value-type="string">
            <text:p>no</text:p>
          </table:table-cell>
        </table:table-row>
        <table:table-row table:style-name="ro1">
          <table:table-cell table:style-name="ce20" office:value-type="string" calcext:value-type="string">
            <text:p>a0 / multi-percentage</text:p>
          </table:table-cell>
          <table:table-cell table:style-name="ce17" table:formula="of:=SUMPRODUCT([.C33:.D33];[.C33:.D33]-1)/([.$A$9]*([.$A$9]-1))" office:value-type="float" office:value="0.6" calcext:value-type="float">
            <text:p>0,6</text:p>
          </table:table-cell>
          <table:table-cell table:style-name="ce17" table:formula="of:=COUNTIF([.$E33:.$I33]; [.C$5])" office:value-type="float" office:value="4" calcext:value-type="float">
            <text:p>4</text:p>
          </table:table-cell>
          <table:table-cell table:style-name="ce17" table:formula="of:=COUNTIF([.$E33:.$I33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2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2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2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2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29]" office:value-type="string" office:string-value="no" calcext:value-type="string">
            <text:p>no</text:p>
          </table:table-cell>
        </table:table-row>
        <table:table-row table:style-name="ro1">
          <table:table-cell table:formula="of:=1/([.A5]*[.A9]*([.A9]-1))*(SUMPRODUCT([.C6:.C101];[.C6:.C101]-1) + SUMPRODUCT([.D6:.D101];[.D6:.D101]-1))" office:value-type="float" office:value="0.591666666666667" calcext:value-type="float">
            <text:p>0,591666666666667</text:p>
          </table:table-cell>
          <table:table-cell table:style-name="ce17" table:formula="of:=SUMPRODUCT([.C34:.D34];[.C34:.D34]-1)/([.$A$9]*([.$A$9]-1))" office:value-type="float" office:value="0.6" calcext:value-type="float">
            <text:p>0,6</text:p>
          </table:table-cell>
          <table:table-cell table:style-name="ce17" table:formula="of:=COUNTIF([.$E34:.$I34]; [.C$5])" office:value-type="float" office:value="4" calcext:value-type="float">
            <text:p>4</text:p>
          </table:table-cell>
          <table:table-cell table:style-name="ce17" table:formula="of:=COUNTIF([.$E34:.$I34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3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3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3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3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30]" office:value-type="string" office:string-value="no" calcext:value-type="string">
            <text:p>no</text:p>
          </table:table-cell>
        </table:table-row>
        <table:table-row table:style-name="ro1">
          <table:table-cell table:style-name="Default"/>
          <table:table-cell table:style-name="ce17" table:formula="of:=SUMPRODUCT([.C35:.D35];[.C35:.D35]-1)/([.$A$9]*([.$A$9]-1))" office:value-type="float" office:value="1" calcext:value-type="float">
            <text:p>1</text:p>
          </table:table-cell>
          <table:table-cell table:style-name="ce17" table:formula="of:=COUNTIF([.$E35:.$I35]; [.C$5])" office:value-type="float" office:value="5" calcext:value-type="float">
            <text:p>5</text:p>
          </table:table-cell>
          <table:table-cell table:style-name="ce17" table:formula="of:=COUNTIF([.$E35:.$I3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3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3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3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3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31]" office:value-type="string" office:string-value="no" calcext:value-type="string">
            <text:p>no</text:p>
          </table:table-cell>
        </table:table-row>
        <table:table-row table:style-name="ro1">
          <table:table-cell table:style-name="ce18" office:value-type="string" calcext:value-type="string">
            <text:p>fkappa</text:p>
          </table:table-cell>
          <table:table-cell table:style-name="ce17" table:formula="of:=SUMPRODUCT([.C36:.D36];[.C36:.D36]-1)/([.$A$9]*([.$A$9]-1))" office:value-type="float" office:value="0.6" calcext:value-type="float">
            <text:p>0,6</text:p>
          </table:table-cell>
          <table:table-cell table:style-name="ce17" table:formula="of:=COUNTIF([.$E36:.$I36]; [.C$5])" office:value-type="float" office:value="4" calcext:value-type="float">
            <text:p>4</text:p>
          </table:table-cell>
          <table:table-cell table:style-name="ce17" table:formula="of:=COUNTIF([.$E36:.$I36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3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3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3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3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32]" office:value-type="string" office:string-value="no" calcext:value-type="string">
            <text:p>no</text:p>
          </table:table-cell>
        </table:table-row>
        <table:table-row table:style-name="ro1">
          <table:table-cell table:style-name="ce18" table:formula="of:=([.A34]-[.A39])/(1-[.A39])" office:value-type="float" office:value="0.427641485041598" calcext:value-type="float">
            <text:p>0,427641485041598</text:p>
          </table:table-cell>
          <table:table-cell table:style-name="ce17" table:formula="of:=SUMPRODUCT([.C37:.D37];[.C37:.D37]-1)/([.$A$9]*([.$A$9]-1))" office:value-type="float" office:value="0.4" calcext:value-type="float">
            <text:p>0,4</text:p>
          </table:table-cell>
          <table:table-cell table:style-name="ce17" table:formula="of:=COUNTIF([.$E37:.$I37]; [.C$5])" office:value-type="float" office:value="3" calcext:value-type="float">
            <text:p>3</text:p>
          </table:table-cell>
          <table:table-cell table:style-name="ce17" table:formula="of:=COUNTIF([.$E37:.$I37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3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3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3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3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33]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table:style-name="ce17" table:formula="of:=SUMPRODUCT([.C38:.D38];[.C38:.D38]-1)/([.$A$9]*([.$A$9]-1))" office:value-type="float" office:value="1" calcext:value-type="float">
            <text:p>1</text:p>
          </table:table-cell>
          <table:table-cell table:style-name="ce17" table:formula="of:=COUNTIF([.$E38:.$I38]; [.C$5])" office:value-type="float" office:value="5" calcext:value-type="float">
            <text:p>5</text:p>
          </table:table-cell>
          <table:table-cell table:style-name="ce17" table:formula="of:=COUNTIF([.$E38:.$I3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3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3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3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3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34]" office:value-type="string" office:string-value="no" calcext:value-type="string">
            <text:p>no</text:p>
          </table:table-cell>
        </table:table-row>
        <table:table-row table:style-name="ro1">
          <table:table-cell table:formula="of:=1/([.A5]*[.A5]*[.A7]*COMBIN([.A9];2)) * (SUM([.E1:.H1]) + SUM([.E2:.H2]))" office:value-type="float" office:value="0.286577690972222" calcext:value-type="float">
            <text:p>0,286577690972222</text:p>
          </table:table-cell>
          <table:table-cell table:style-name="ce17" table:formula="of:=SUMPRODUCT([.C39:.D39];[.C39:.D39]-1)/([.$A$9]*([.$A$9]-1))" office:value-type="float" office:value="0.6" calcext:value-type="float">
            <text:p>0,6</text:p>
          </table:table-cell>
          <table:table-cell table:style-name="ce17" table:formula="of:=COUNTIF([.$E39:.$I39]; [.C$5])" office:value-type="float" office:value="4" calcext:value-type="float">
            <text:p>4</text:p>
          </table:table-cell>
          <table:table-cell table:style-name="ce17" table:formula="of:=COUNTIF([.$E39:.$I39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3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3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3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3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35]" office:value-type="string" office:string-value="no" calcext:value-type="string">
            <text:p>no</text:p>
          </table:table-cell>
        </table:table-row>
        <table:table-row table:style-name="ro1">
          <table:table-cell table:style-name="Default"/>
          <table:table-cell table:style-name="ce17" table:formula="of:=SUMPRODUCT([.C40:.D40];[.C40:.D40]-1)/([.$A$9]*([.$A$9]-1))" office:value-type="float" office:value="0.6" calcext:value-type="float">
            <text:p>0,6</text:p>
          </table:table-cell>
          <table:table-cell table:style-name="ce17" table:formula="of:=COUNTIF([.$E40:.$I40]; [.C$5])" office:value-type="float" office:value="4" calcext:value-type="float">
            <text:p>4</text:p>
          </table:table-cell>
          <table:table-cell table:style-name="ce17" table:formula="of:=COUNTIF([.$E40:.$I40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3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3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3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3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36]" office:value-type="string" office:string-value="no" calcext:value-type="string">
            <text:p>no</text:p>
          </table:table-cell>
        </table:table-row>
        <table:table-row table:style-name="ro1">
          <table:table-cell table:style-name="ce20" office:value-type="string" calcext:value-type="string">
            <text:p>fpi</text:p>
          </table:table-cell>
          <table:table-cell table:style-name="ce17" table:formula="of:=SUMPRODUCT([.C41:.D41];[.C41:.D41]-1)/([.$A$9]*([.$A$9]-1))" office:value-type="float" office:value="0.4" calcext:value-type="float">
            <text:p>0,4</text:p>
          </table:table-cell>
          <table:table-cell table:style-name="ce17" table:formula="of:=COUNTIF([.$E41:.$I41]; [.C$5])" office:value-type="float" office:value="3" calcext:value-type="float">
            <text:p>3</text:p>
          </table:table-cell>
          <table:table-cell table:style-name="ce17" table:formula="of:=COUNTIF([.$E41:.$I41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3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3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3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3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37]" office:value-type="string" office:string-value="no" calcext:value-type="string">
            <text:p>no</text:p>
          </table:table-cell>
        </table:table-row>
        <table:table-row table:style-name="ro1">
          <table:table-cell table:style-name="ce18" table:formula="of:=([.A34]-[.A44])/(1-[.A44])" office:value-type="float" office:value="0.0199183265272105" calcext:value-type="float">
            <text:p>0,019918326527211</text:p>
          </table:table-cell>
          <table:table-cell table:style-name="ce17" table:formula="of:=SUMPRODUCT([.C42:.D42];[.C42:.D42]-1)/([.$A$9]*([.$A$9]-1))" office:value-type="float" office:value="0.6" calcext:value-type="float">
            <text:p>0,6</text:p>
          </table:table-cell>
          <table:table-cell table:style-name="ce17" table:formula="of:=COUNTIF([.$E42:.$I42]; [.C$5])" office:value-type="float" office:value="4" calcext:value-type="float">
            <text:p>4</text:p>
          </table:table-cell>
          <table:table-cell table:style-name="ce17" table:formula="of:=COUNTIF([.$E42:.$I42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3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3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3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3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38]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table:style-name="ce17" table:formula="of:=SUMPRODUCT([.C43:.D43];[.C43:.D43]-1)/([.$A$9]*([.$A$9]-1))" office:value-type="float" office:value="1" calcext:value-type="float">
            <text:p>1</text:p>
          </table:table-cell>
          <table:table-cell table:style-name="ce17" table:formula="of:=COUNTIF([.$E43:.$I43]; [.C$5])" office:value-type="float" office:value="5" calcext:value-type="float">
            <text:p>5</text:p>
          </table:table-cell>
          <table:table-cell table:style-name="ce17" table:formula="of:=COUNTIF([.$E43:.$I4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3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3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3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3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39]" office:value-type="string" office:string-value="no" calcext:value-type="string">
            <text:p>no</text:p>
          </table:table-cell>
        </table:table-row>
        <table:table-row table:style-name="ro1">
          <table:table-cell table:formula="of:=1/([.A5]*[.A5]*[.A9]*[.A9]) * SUMSQ([.C3:.D3])" office:value-type="float" office:value="0.583368055555556" calcext:value-type="float">
            <text:p>0,583368055555556</text:p>
          </table:table-cell>
          <table:table-cell table:style-name="ce17" table:formula="of:=SUMPRODUCT([.C44:.D44];[.C44:.D44]-1)/([.$A$9]*([.$A$9]-1))" office:value-type="float" office:value="0.6" calcext:value-type="float">
            <text:p>0,6</text:p>
          </table:table-cell>
          <table:table-cell table:style-name="ce17" table:formula="of:=COUNTIF([.$E44:.$I44]; [.C$5])" office:value-type="float" office:value="1" calcext:value-type="float">
            <text:p>1</text:p>
          </table:table-cell>
          <table:table-cell table:style-name="ce17" table:formula="of:=COUNTIF([.$E44:.$I44]; [.D$5])" office:value-type="float" office:value="4" calcext:value-type="float">
            <text:p>4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4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4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4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4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40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45:.D45];[.C45:.D45]-1)/([.$A$9]*([.$A$9]-1))" office:value-type="float" office:value="0.6" calcext:value-type="float">
            <text:p>0,6</text:p>
          </table:table-cell>
          <table:table-cell table:style-name="ce17" table:formula="of:=COUNTIF([.$E45:.$I45]; [.C$5])" office:value-type="float" office:value="4" calcext:value-type="float">
            <text:p>4</text:p>
          </table:table-cell>
          <table:table-cell table:style-name="ce17" table:formula="of:=COUNTIF([.$E45:.$I45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41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4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4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4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41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46:.D46];[.C46:.D46]-1)/([.$A$9]*([.$A$9]-1))" office:value-type="float" office:value="0.4" calcext:value-type="float">
            <text:p>0,4</text:p>
          </table:table-cell>
          <table:table-cell table:style-name="ce17" table:formula="of:=COUNTIF([.$E46:.$I46]; [.C$5])" office:value-type="float" office:value="3" calcext:value-type="float">
            <text:p>3</text:p>
          </table:table-cell>
          <table:table-cell table:style-name="ce17" table:formula="of:=COUNTIF([.$E46:.$I46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4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4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4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4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42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47:.D47];[.C47:.D47]-1)/([.$A$9]*([.$A$9]-1))" office:value-type="float" office:value="0.6" calcext:value-type="float">
            <text:p>0,6</text:p>
          </table:table-cell>
          <table:table-cell table:style-name="ce17" table:formula="of:=COUNTIF([.$E47:.$I47]; [.C$5])" office:value-type="float" office:value="4" calcext:value-type="float">
            <text:p>4</text:p>
          </table:table-cell>
          <table:table-cell table:style-name="ce17" table:formula="of:=COUNTIF([.$E47:.$I47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4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4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4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4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43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48:.D48];[.C48:.D48]-1)/([.$A$9]*([.$A$9]-1))" office:value-type="float" office:value="0.6" calcext:value-type="float">
            <text:p>0,6</text:p>
          </table:table-cell>
          <table:table-cell table:style-name="ce17" table:formula="of:=COUNTIF([.$E48:.$I48]; [.C$5])" office:value-type="float" office:value="4" calcext:value-type="float">
            <text:p>4</text:p>
          </table:table-cell>
          <table:table-cell table:style-name="ce17" table:formula="of:=COUNTIF([.$E48:.$I48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4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4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4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4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44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49:.D49];[.C49:.D49]-1)/([.$A$9]*([.$A$9]-1))" office:value-type="float" office:value="0.6" calcext:value-type="float">
            <text:p>0,6</text:p>
          </table:table-cell>
          <table:table-cell table:style-name="ce17" table:formula="of:=COUNTIF([.$E49:.$I49]; [.C$5])" office:value-type="float" office:value="4" calcext:value-type="float">
            <text:p>4</text:p>
          </table:table-cell>
          <table:table-cell table:style-name="ce17" table:formula="of:=COUNTIF([.$E49:.$I49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4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4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4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4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45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50:.D50];[.C50:.D50]-1)/([.$A$9]*([.$A$9]-1))" office:value-type="float" office:value="0.6" calcext:value-type="float">
            <text:p>0,6</text:p>
          </table:table-cell>
          <table:table-cell table:style-name="ce17" table:formula="of:=COUNTIF([.$E50:.$I50]; [.C$5])" office:value-type="float" office:value="1" calcext:value-type="float">
            <text:p>1</text:p>
          </table:table-cell>
          <table:table-cell table:style-name="ce17" table:formula="of:=COUNTIF([.$E50:.$I50]; [.D$5])" office:value-type="float" office:value="4" calcext:value-type="float">
            <text:p>4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4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4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4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4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46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51:.D51];[.C51:.D51]-1)/([.$A$9]*([.$A$9]-1))" office:value-type="float" office:value="0.6" calcext:value-type="float">
            <text:p>0,6</text:p>
          </table:table-cell>
          <table:table-cell table:style-name="ce17" table:formula="of:=COUNTIF([.$E51:.$I51]; [.C$5])" office:value-type="float" office:value="4" calcext:value-type="float">
            <text:p>4</text:p>
          </table:table-cell>
          <table:table-cell table:style-name="ce17" table:formula="of:=COUNTIF([.$E51:.$I51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4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4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4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4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47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52:.D52];[.C52:.D52]-1)/([.$A$9]*([.$A$9]-1))" office:value-type="float" office:value="0.6" calcext:value-type="float">
            <text:p>0,6</text:p>
          </table:table-cell>
          <table:table-cell table:style-name="ce17" table:formula="of:=COUNTIF([.$E52:.$I52]; [.C$5])" office:value-type="float" office:value="4" calcext:value-type="float">
            <text:p>4</text:p>
          </table:table-cell>
          <table:table-cell table:style-name="ce17" table:formula="of:=COUNTIF([.$E52:.$I52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4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4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4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4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48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53:.D53];[.C53:.D53]-1)/([.$A$9]*([.$A$9]-1))" office:value-type="float" office:value="0.6" calcext:value-type="float">
            <text:p>0,6</text:p>
          </table:table-cell>
          <table:table-cell table:style-name="ce17" table:formula="of:=COUNTIF([.$E53:.$I53]; [.C$5])" office:value-type="float" office:value="4" calcext:value-type="float">
            <text:p>4</text:p>
          </table:table-cell>
          <table:table-cell table:style-name="ce17" table:formula="of:=COUNTIF([.$E53:.$I53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4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4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4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4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49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54:.D54];[.C54:.D54]-1)/([.$A$9]*([.$A$9]-1))" office:value-type="float" office:value="0.6" calcext:value-type="float">
            <text:p>0,6</text:p>
          </table:table-cell>
          <table:table-cell table:style-name="ce17" table:formula="of:=COUNTIF([.$E54:.$I54]; [.C$5])" office:value-type="float" office:value="4" calcext:value-type="float">
            <text:p>4</text:p>
          </table:table-cell>
          <table:table-cell table:style-name="ce17" table:formula="of:=COUNTIF([.$E54:.$I54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5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5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5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5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50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55:.D55];[.C55:.D55]-1)/([.$A$9]*([.$A$9]-1))" office:value-type="float" office:value="1" calcext:value-type="float">
            <text:p>1</text:p>
          </table:table-cell>
          <table:table-cell table:style-name="ce17" table:formula="of:=COUNTIF([.$E55:.$I55]; [.C$5])" office:value-type="float" office:value="5" calcext:value-type="float">
            <text:p>5</text:p>
          </table:table-cell>
          <table:table-cell table:style-name="ce17" table:formula="of:=COUNTIF([.$E55:.$I5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5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5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5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5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51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56:.D56];[.C56:.D56]-1)/([.$A$9]*([.$A$9]-1))" office:value-type="float" office:value="0.4" calcext:value-type="float">
            <text:p>0,4</text:p>
          </table:table-cell>
          <table:table-cell table:style-name="ce17" table:formula="of:=COUNTIF([.$E56:.$I56]; [.C$5])" office:value-type="float" office:value="3" calcext:value-type="float">
            <text:p>3</text:p>
          </table:table-cell>
          <table:table-cell table:style-name="ce17" table:formula="of:=COUNTIF([.$E56:.$I56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5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5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5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5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52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57:.D57];[.C57:.D57]-1)/([.$A$9]*([.$A$9]-1))" office:value-type="float" office:value="0.6" calcext:value-type="float">
            <text:p>0,6</text:p>
          </table:table-cell>
          <table:table-cell table:style-name="ce17" table:formula="of:=COUNTIF([.$E57:.$I57]; [.C$5])" office:value-type="float" office:value="4" calcext:value-type="float">
            <text:p>4</text:p>
          </table:table-cell>
          <table:table-cell table:style-name="ce17" table:formula="of:=COUNTIF([.$E57:.$I57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5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5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5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5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53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58:.D58];[.C58:.D58]-1)/([.$A$9]*([.$A$9]-1))" office:value-type="float" office:value="0.6" calcext:value-type="float">
            <text:p>0,6</text:p>
          </table:table-cell>
          <table:table-cell table:style-name="ce17" table:formula="of:=COUNTIF([.$E58:.$I58]; [.C$5])" office:value-type="float" office:value="4" calcext:value-type="float">
            <text:p>4</text:p>
          </table:table-cell>
          <table:table-cell table:style-name="ce17" table:formula="of:=COUNTIF([.$E58:.$I58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5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5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5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5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54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59:.D59];[.C59:.D59]-1)/([.$A$9]*([.$A$9]-1))" office:value-type="float" office:value="0.6" calcext:value-type="float">
            <text:p>0,6</text:p>
          </table:table-cell>
          <table:table-cell table:style-name="ce17" table:formula="of:=COUNTIF([.$E59:.$I59]; [.C$5])" office:value-type="float" office:value="4" calcext:value-type="float">
            <text:p>4</text:p>
          </table:table-cell>
          <table:table-cell table:style-name="ce17" table:formula="of:=COUNTIF([.$E59:.$I59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5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5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5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5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55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60:.D60];[.C60:.D60]-1)/([.$A$9]*([.$A$9]-1))" office:value-type="float" office:value="0.6" calcext:value-type="float">
            <text:p>0,6</text:p>
          </table:table-cell>
          <table:table-cell table:style-name="ce17" table:formula="of:=COUNTIF([.$E60:.$I60]; [.C$5])" office:value-type="float" office:value="4" calcext:value-type="float">
            <text:p>4</text:p>
          </table:table-cell>
          <table:table-cell table:style-name="ce17" table:formula="of:=COUNTIF([.$E60:.$I60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5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5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5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5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56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61:.D61];[.C61:.D61]-1)/([.$A$9]*([.$A$9]-1))" office:value-type="float" office:value="0.6" calcext:value-type="float">
            <text:p>0,6</text:p>
          </table:table-cell>
          <table:table-cell table:style-name="ce17" table:formula="of:=COUNTIF([.$E61:.$I61]; [.C$5])" office:value-type="float" office:value="4" calcext:value-type="float">
            <text:p>4</text:p>
          </table:table-cell>
          <table:table-cell table:style-name="ce17" table:formula="of:=COUNTIF([.$E61:.$I61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5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5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5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5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57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62:.D62];[.C62:.D62]-1)/([.$A$9]*([.$A$9]-1))" office:value-type="float" office:value="0.4" calcext:value-type="float">
            <text:p>0,4</text:p>
          </table:table-cell>
          <table:table-cell table:style-name="ce17" table:formula="of:=COUNTIF([.$E62:.$I62]; [.C$5])" office:value-type="float" office:value="2" calcext:value-type="float">
            <text:p>2</text:p>
          </table:table-cell>
          <table:table-cell table:style-name="ce17" table:formula="of:=COUNTIF([.$E62:.$I62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58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5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5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5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58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63:.D63];[.C63:.D63]-1)/([.$A$9]*([.$A$9]-1))" office:value-type="float" office:value="0.6" calcext:value-type="float">
            <text:p>0,6</text:p>
          </table:table-cell>
          <table:table-cell table:style-name="ce17" table:formula="of:=COUNTIF([.$E63:.$I63]; [.C$5])" office:value-type="float" office:value="1" calcext:value-type="float">
            <text:p>1</text:p>
          </table:table-cell>
          <table:table-cell table:style-name="ce17" table:formula="of:=COUNTIF([.$E63:.$I63]; [.D$5])" office:value-type="float" office:value="4" calcext:value-type="float">
            <text:p>4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5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5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5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5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59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64:.D64];[.C64:.D64]-1)/([.$A$9]*([.$A$9]-1))" office:value-type="float" office:value="0.6" calcext:value-type="float">
            <text:p>0,6</text:p>
          </table:table-cell>
          <table:table-cell table:style-name="ce17" table:formula="of:=COUNTIF([.$E64:.$I64]; [.C$5])" office:value-type="float" office:value="4" calcext:value-type="float">
            <text:p>4</text:p>
          </table:table-cell>
          <table:table-cell table:style-name="ce17" table:formula="of:=COUNTIF([.$E64:.$I64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6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6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6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6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60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65:.D65];[.C65:.D65]-1)/([.$A$9]*([.$A$9]-1))" office:value-type="float" office:value="0.6" calcext:value-type="float">
            <text:p>0,6</text:p>
          </table:table-cell>
          <table:table-cell table:style-name="ce17" table:formula="of:=COUNTIF([.$E65:.$I65]; [.C$5])" office:value-type="float" office:value="4" calcext:value-type="float">
            <text:p>4</text:p>
          </table:table-cell>
          <table:table-cell table:style-name="ce17" table:formula="of:=COUNTIF([.$E65:.$I65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61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6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6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6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61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66:.D66];[.C66:.D66]-1)/([.$A$9]*([.$A$9]-1))" office:value-type="float" office:value="0.6" calcext:value-type="float">
            <text:p>0,6</text:p>
          </table:table-cell>
          <table:table-cell table:style-name="ce17" table:formula="of:=COUNTIF([.$E66:.$I66]; [.C$5])" office:value-type="float" office:value="4" calcext:value-type="float">
            <text:p>4</text:p>
          </table:table-cell>
          <table:table-cell table:style-name="ce17" table:formula="of:=COUNTIF([.$E66:.$I66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62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6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6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6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62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67:.D67];[.C67:.D67]-1)/([.$A$9]*([.$A$9]-1))" office:value-type="float" office:value="1" calcext:value-type="float">
            <text:p>1</text:p>
          </table:table-cell>
          <table:table-cell table:style-name="ce17" table:formula="of:=COUNTIF([.$E67:.$I67]; [.C$5])" office:value-type="float" office:value="5" calcext:value-type="float">
            <text:p>5</text:p>
          </table:table-cell>
          <table:table-cell table:style-name="ce17" table:formula="of:=COUNTIF([.$E67:.$I67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6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6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6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6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63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68:.D68];[.C68:.D68]-1)/([.$A$9]*([.$A$9]-1))" office:value-type="float" office:value="0.6" calcext:value-type="float">
            <text:p>0,6</text:p>
          </table:table-cell>
          <table:table-cell table:style-name="ce17" table:formula="of:=COUNTIF([.$E68:.$I68]; [.C$5])" office:value-type="float" office:value="4" calcext:value-type="float">
            <text:p>4</text:p>
          </table:table-cell>
          <table:table-cell table:style-name="ce17" table:formula="of:=COUNTIF([.$E68:.$I68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6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6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6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6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64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69:.D69];[.C69:.D69]-1)/([.$A$9]*([.$A$9]-1))" office:value-type="float" office:value="0.6" calcext:value-type="float">
            <text:p>0,6</text:p>
          </table:table-cell>
          <table:table-cell table:style-name="ce17" table:formula="of:=COUNTIF([.$E69:.$I69]; [.C$5])" office:value-type="float" office:value="4" calcext:value-type="float">
            <text:p>4</text:p>
          </table:table-cell>
          <table:table-cell table:style-name="ce17" table:formula="of:=COUNTIF([.$E69:.$I69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6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6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6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6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65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70:.D70];[.C70:.D70]-1)/([.$A$9]*([.$A$9]-1))" office:value-type="float" office:value="1" calcext:value-type="float">
            <text:p>1</text:p>
          </table:table-cell>
          <table:table-cell table:style-name="ce17" table:formula="of:=COUNTIF([.$E70:.$I70]; [.C$5])" office:value-type="float" office:value="5" calcext:value-type="float">
            <text:p>5</text:p>
          </table:table-cell>
          <table:table-cell table:style-name="ce17" table:formula="of:=COUNTIF([.$E70:.$I7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6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6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6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6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66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71:.D71];[.C71:.D71]-1)/([.$A$9]*([.$A$9]-1))" office:value-type="float" office:value="0.6" calcext:value-type="float">
            <text:p>0,6</text:p>
          </table:table-cell>
          <table:table-cell table:style-name="ce17" table:formula="of:=COUNTIF([.$E71:.$I71]; [.C$5])" office:value-type="float" office:value="4" calcext:value-type="float">
            <text:p>4</text:p>
          </table:table-cell>
          <table:table-cell table:style-name="ce17" table:formula="of:=COUNTIF([.$E71:.$I71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6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6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6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6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67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72:.D72];[.C72:.D72]-1)/([.$A$9]*([.$A$9]-1))" office:value-type="float" office:value="0.6" calcext:value-type="float">
            <text:p>0,6</text:p>
          </table:table-cell>
          <table:table-cell table:style-name="ce17" table:formula="of:=COUNTIF([.$E72:.$I72]; [.C$5])" office:value-type="float" office:value="4" calcext:value-type="float">
            <text:p>4</text:p>
          </table:table-cell>
          <table:table-cell table:style-name="ce17" table:formula="of:=COUNTIF([.$E72:.$I72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6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6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6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6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68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73:.D73];[.C73:.D73]-1)/([.$A$9]*([.$A$9]-1))" office:value-type="float" office:value="0.6" calcext:value-type="float">
            <text:p>0,6</text:p>
          </table:table-cell>
          <table:table-cell table:style-name="ce17" table:formula="of:=COUNTIF([.$E73:.$I73]; [.C$5])" office:value-type="float" office:value="4" calcext:value-type="float">
            <text:p>4</text:p>
          </table:table-cell>
          <table:table-cell table:style-name="ce17" table:formula="of:=COUNTIF([.$E73:.$I73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6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6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6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6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69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74:.D74];[.C74:.D74]-1)/([.$A$9]*([.$A$9]-1))" office:value-type="float" office:value="0.6" calcext:value-type="float">
            <text:p>0,6</text:p>
          </table:table-cell>
          <table:table-cell table:style-name="ce17" table:formula="of:=COUNTIF([.$E74:.$I74]; [.C$5])" office:value-type="float" office:value="4" calcext:value-type="float">
            <text:p>4</text:p>
          </table:table-cell>
          <table:table-cell table:style-name="ce17" table:formula="of:=COUNTIF([.$E74:.$I74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7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7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7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7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70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75:.D75];[.C75:.D75]-1)/([.$A$9]*([.$A$9]-1))" office:value-type="float" office:value="0.4" calcext:value-type="float">
            <text:p>0,4</text:p>
          </table:table-cell>
          <table:table-cell table:style-name="ce17" table:formula="of:=COUNTIF([.$E75:.$I75]; [.C$5])" office:value-type="float" office:value="3" calcext:value-type="float">
            <text:p>3</text:p>
          </table:table-cell>
          <table:table-cell table:style-name="ce17" table:formula="of:=COUNTIF([.$E75:.$I75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7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7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7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7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71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76:.D76];[.C76:.D76]-1)/([.$A$9]*([.$A$9]-1))" office:value-type="float" office:value="0.6" calcext:value-type="float">
            <text:p>0,6</text:p>
          </table:table-cell>
          <table:table-cell table:style-name="ce17" table:formula="of:=COUNTIF([.$E76:.$I76]; [.C$5])" office:value-type="float" office:value="1" calcext:value-type="float">
            <text:p>1</text:p>
          </table:table-cell>
          <table:table-cell table:style-name="ce17" table:formula="of:=COUNTIF([.$E76:.$I76]; [.D$5])" office:value-type="float" office:value="4" calcext:value-type="float">
            <text:p>4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7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7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7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7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72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77:.D77];[.C77:.D77]-1)/([.$A$9]*([.$A$9]-1))" office:value-type="float" office:value="0.6" calcext:value-type="float">
            <text:p>0,6</text:p>
          </table:table-cell>
          <table:table-cell table:style-name="ce17" table:formula="of:=COUNTIF([.$E77:.$I77]; [.C$5])" office:value-type="float" office:value="4" calcext:value-type="float">
            <text:p>4</text:p>
          </table:table-cell>
          <table:table-cell table:style-name="ce17" table:formula="of:=COUNTIF([.$E77:.$I77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7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7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7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7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73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78:.D78];[.C78:.D78]-1)/([.$A$9]*([.$A$9]-1))" office:value-type="float" office:value="0.6" calcext:value-type="float">
            <text:p>0,6</text:p>
          </table:table-cell>
          <table:table-cell table:style-name="ce17" table:formula="of:=COUNTIF([.$E78:.$I78]; [.C$5])" office:value-type="float" office:value="1" calcext:value-type="float">
            <text:p>1</text:p>
          </table:table-cell>
          <table:table-cell table:style-name="ce17" table:formula="of:=COUNTIF([.$E78:.$I78]; [.D$5])" office:value-type="float" office:value="4" calcext:value-type="float">
            <text:p>4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7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7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7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7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74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79:.D79];[.C79:.D79]-1)/([.$A$9]*([.$A$9]-1))" office:value-type="float" office:value="0.6" calcext:value-type="float">
            <text:p>0,6</text:p>
          </table:table-cell>
          <table:table-cell table:style-name="ce17" table:formula="of:=COUNTIF([.$E79:.$I79]; [.C$5])" office:value-type="float" office:value="4" calcext:value-type="float">
            <text:p>4</text:p>
          </table:table-cell>
          <table:table-cell table:style-name="ce17" table:formula="of:=COUNTIF([.$E79:.$I79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7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7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7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7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75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80:.D80];[.C80:.D80]-1)/([.$A$9]*([.$A$9]-1))" office:value-type="float" office:value="0.4" calcext:value-type="float">
            <text:p>0,4</text:p>
          </table:table-cell>
          <table:table-cell table:style-name="ce17" table:formula="of:=COUNTIF([.$E80:.$I80]; [.C$5])" office:value-type="float" office:value="3" calcext:value-type="float">
            <text:p>3</text:p>
          </table:table-cell>
          <table:table-cell table:style-name="ce17" table:formula="of:=COUNTIF([.$E80:.$I80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7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7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7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7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76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81:.D81];[.C81:.D81]-1)/([.$A$9]*([.$A$9]-1))" office:value-type="float" office:value="0.6" calcext:value-type="float">
            <text:p>0,6</text:p>
          </table:table-cell>
          <table:table-cell table:style-name="ce17" table:formula="of:=COUNTIF([.$E81:.$I81]; [.C$5])" office:value-type="float" office:value="4" calcext:value-type="float">
            <text:p>4</text:p>
          </table:table-cell>
          <table:table-cell table:style-name="ce17" table:formula="of:=COUNTIF([.$E81:.$I81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7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7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7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7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77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82:.D82];[.C82:.D82]-1)/([.$A$9]*([.$A$9]-1))" office:value-type="float" office:value="0.4" calcext:value-type="float">
            <text:p>0,4</text:p>
          </table:table-cell>
          <table:table-cell table:style-name="ce17" table:formula="of:=COUNTIF([.$E82:.$I82]; [.C$5])" office:value-type="float" office:value="3" calcext:value-type="float">
            <text:p>3</text:p>
          </table:table-cell>
          <table:table-cell table:style-name="ce17" table:formula="of:=COUNTIF([.$E82:.$I82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7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7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7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7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78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83:.D83];[.C83:.D83]-1)/([.$A$9]*([.$A$9]-1))" office:value-type="float" office:value="0.6" calcext:value-type="float">
            <text:p>0,6</text:p>
          </table:table-cell>
          <table:table-cell table:style-name="ce17" table:formula="of:=COUNTIF([.$E83:.$I83]; [.C$5])" office:value-type="float" office:value="4" calcext:value-type="float">
            <text:p>4</text:p>
          </table:table-cell>
          <table:table-cell table:style-name="ce17" table:formula="of:=COUNTIF([.$E83:.$I83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7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7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7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7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79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84:.D84];[.C84:.D84]-1)/([.$A$9]*([.$A$9]-1))" office:value-type="float" office:value="0.6" calcext:value-type="float">
            <text:p>0,6</text:p>
          </table:table-cell>
          <table:table-cell table:style-name="ce17" table:formula="of:=COUNTIF([.$E84:.$I84]; [.C$5])" office:value-type="float" office:value="4" calcext:value-type="float">
            <text:p>4</text:p>
          </table:table-cell>
          <table:table-cell table:style-name="ce17" table:formula="of:=COUNTIF([.$E84:.$I84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8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8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8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8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80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85:.D85];[.C85:.D85]-1)/([.$A$9]*([.$A$9]-1))" office:value-type="float" office:value="0.6" calcext:value-type="float">
            <text:p>0,6</text:p>
          </table:table-cell>
          <table:table-cell table:style-name="ce17" table:formula="of:=COUNTIF([.$E85:.$I85]; [.C$5])" office:value-type="float" office:value="4" calcext:value-type="float">
            <text:p>4</text:p>
          </table:table-cell>
          <table:table-cell table:style-name="ce17" table:formula="of:=COUNTIF([.$E85:.$I85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C8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C8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C8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C8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C81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86:.D86];[.C86:.D86]-1)/([.$A$9]*([.$A$9]-1))" office:value-type="float" office:value="0.4" calcext:value-type="float">
            <text:p>0,4</text:p>
          </table:table-cell>
          <table:table-cell table:style-name="ce17" table:formula="of:=COUNTIF([.$E86:.$I86]; [.C$5])" office:value-type="float" office:value="2" calcext:value-type="float">
            <text:p>2</text:p>
          </table:table-cell>
          <table:table-cell table:style-name="ce17" table:formula="of:=COUNTIF([.$E86:.$I86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2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2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87:.D87];[.C87:.D87]-1)/([.$A$9]*([.$A$9]-1))" office:value-type="float" office:value="0.6" calcext:value-type="float">
            <text:p>0,6</text:p>
          </table:table-cell>
          <table:table-cell table:style-name="ce17" table:formula="of:=COUNTIF([.$E87:.$I87]; [.C$5])" office:value-type="float" office:value="4" calcext:value-type="float">
            <text:p>4</text:p>
          </table:table-cell>
          <table:table-cell table:style-name="ce17" table:formula="of:=COUNTIF([.$E87:.$I87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3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88:.D88];[.C88:.D88]-1)/([.$A$9]*([.$A$9]-1))" office:value-type="float" office:value="0.6" calcext:value-type="float">
            <text:p>0,6</text:p>
          </table:table-cell>
          <table:table-cell table:style-name="ce17" table:formula="of:=COUNTIF([.$E88:.$I88]; [.C$5])" office:value-type="float" office:value="4" calcext:value-type="float">
            <text:p>4</text:p>
          </table:table-cell>
          <table:table-cell table:style-name="ce17" table:formula="of:=COUNTIF([.$E88:.$I88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4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89:.D89];[.C89:.D89]-1)/([.$A$9]*([.$A$9]-1))" office:value-type="float" office:value="0.6" calcext:value-type="float">
            <text:p>0,6</text:p>
          </table:table-cell>
          <table:table-cell table:style-name="ce17" table:formula="of:=COUNTIF([.$E89:.$I89]; [.C$5])" office:value-type="float" office:value="1" calcext:value-type="float">
            <text:p>1</text:p>
          </table:table-cell>
          <table:table-cell table:style-name="ce17" table:formula="of:=COUNTIF([.$E89:.$I89]; [.D$5])" office:value-type="float" office:value="4" calcext:value-type="float">
            <text:p>4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5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90:.D90];[.C90:.D90]-1)/([.$A$9]*([.$A$9]-1))" office:value-type="float" office:value="0.4" calcext:value-type="float">
            <text:p>0,4</text:p>
          </table:table-cell>
          <table:table-cell table:style-name="ce17" table:formula="of:=COUNTIF([.$E90:.$I90]; [.C$5])" office:value-type="float" office:value="2" calcext:value-type="float">
            <text:p>2</text:p>
          </table:table-cell>
          <table:table-cell table:style-name="ce17" table:formula="of:=COUNTIF([.$E90:.$I90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6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91:.D91];[.C91:.D91]-1)/([.$A$9]*([.$A$9]-1))" office:value-type="float" office:value="1" calcext:value-type="float">
            <text:p>1</text:p>
          </table:table-cell>
          <table:table-cell table:style-name="ce17" table:formula="of:=COUNTIF([.$E91:.$I91]; [.C$5])" office:value-type="float" office:value="0" calcext:value-type="float">
            <text:p>0</text:p>
          </table:table-cell>
          <table:table-cell table:style-name="ce17" table:formula="of:=COUNTIF([.$E91:.$I91]; [.D$5])" office:value-type="float" office:value="5" calcext:value-type="float">
            <text:p>5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7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92:.D92];[.C92:.D92]-1)/([.$A$9]*([.$A$9]-1))" office:value-type="float" office:value="0.4" calcext:value-type="float">
            <text:p>0,4</text:p>
          </table:table-cell>
          <table:table-cell table:style-name="ce17" table:formula="of:=COUNTIF([.$E92:.$I92]; [.C$5])" office:value-type="float" office:value="3" calcext:value-type="float">
            <text:p>3</text:p>
          </table:table-cell>
          <table:table-cell table:style-name="ce17" table:formula="of:=COUNTIF([.$E92:.$I92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8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8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93:.D93];[.C93:.D93]-1)/([.$A$9]*([.$A$9]-1))" office:value-type="float" office:value="0.6" calcext:value-type="float">
            <text:p>0,6</text:p>
          </table:table-cell>
          <table:table-cell table:style-name="ce17" table:formula="of:=COUNTIF([.$E93:.$I93]; [.C$5])" office:value-type="float" office:value="4" calcext:value-type="float">
            <text:p>4</text:p>
          </table:table-cell>
          <table:table-cell table:style-name="ce17" table:formula="of:=COUNTIF([.$E93:.$I93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9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94:.D94];[.C94:.D94]-1)/([.$A$9]*([.$A$9]-1))" office:value-type="float" office:value="0.4" calcext:value-type="float">
            <text:p>0,4</text:p>
          </table:table-cell>
          <table:table-cell table:style-name="ce17" table:formula="of:=COUNTIF([.$E94:.$I94]; [.C$5])" office:value-type="float" office:value="3" calcext:value-type="float">
            <text:p>3</text:p>
          </table:table-cell>
          <table:table-cell table:style-name="ce17" table:formula="of:=COUNTIF([.$E94:.$I94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1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1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10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95:.D95];[.C95:.D95]-1)/([.$A$9]*([.$A$9]-1))" office:value-type="float" office:value="0.6" calcext:value-type="float">
            <text:p>0,6</text:p>
          </table:table-cell>
          <table:table-cell table:style-name="ce17" table:formula="of:=COUNTIF([.$E95:.$I95]; [.C$5])" office:value-type="float" office:value="4" calcext:value-type="float">
            <text:p>4</text:p>
          </table:table-cell>
          <table:table-cell table:style-name="ce17" table:formula="of:=COUNTIF([.$E95:.$I95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1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11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style-name="ce17" table:formula="of:=SUMPRODUCT([.C96:.D96];[.C96:.D96]-1)/([.$A$9]*([.$A$9]-1))" office:value-type="float" office:value="0.4" calcext:value-type="float">
            <text:p>0,4</text:p>
          </table:table-cell>
          <table:table-cell table:style-name="ce17" table:formula="of:=COUNTIF([.$E96:.$I96]; [.C$5])" office:value-type="float" office:value="2" calcext:value-type="float">
            <text:p>2</text:p>
          </table:table-cell>
          <table:table-cell table:style-name="ce17" table:formula="of:=COUNTIF([.$E96:.$I96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12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1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1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12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97:.D97];[.C97:.D97]-1)/([.$A$9]*([.$A$9]-1))" office:value-type="float" office:value="0.6" calcext:value-type="float">
            <text:p>0,6</text:p>
          </table:table-cell>
          <table:table-cell table:style-name="ce17" table:formula="of:=COUNTIF([.$E97:.$I97]; [.C$5])" office:value-type="float" office:value="1" calcext:value-type="float">
            <text:p>1</text:p>
          </table:table-cell>
          <table:table-cell table:style-name="ce17" table:formula="of:=COUNTIF([.$E97:.$I97]; [.D$5])" office:value-type="float" office:value="4" calcext:value-type="float">
            <text:p>4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1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1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1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1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13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98:.D98];[.C98:.D98]-1)/([.$A$9]*([.$A$9]-1))" office:value-type="float" office:value="0.4" calcext:value-type="float">
            <text:p>0,4</text:p>
          </table:table-cell>
          <table:table-cell table:style-name="ce17" table:formula="of:=COUNTIF([.$E98:.$I98]; [.C$5])" office:value-type="float" office:value="3" calcext:value-type="float">
            <text:p>3</text:p>
          </table:table-cell>
          <table:table-cell table:style-name="ce17" table:formula="of:=COUNTIF([.$E98:.$I98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1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1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14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99:.D99];[.C99:.D99]-1)/([.$A$9]*([.$A$9]-1))" office:value-type="float" office:value="0.6" calcext:value-type="float">
            <text:p>0,6</text:p>
          </table:table-cell>
          <table:table-cell table:style-name="ce17" table:formula="of:=COUNTIF([.$E99:.$I99]; [.C$5])" office:value-type="float" office:value="4" calcext:value-type="float">
            <text:p>4</text:p>
          </table:table-cell>
          <table:table-cell table:style-name="ce17" table:formula="of:=COUNTIF([.$E99:.$I99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1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15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100:.D100];[.C100:.D100]-1)/([.$A$9]*([.$A$9]-1))" office:value-type="float" office:value="0.4" calcext:value-type="float">
            <text:p>0,4</text:p>
          </table:table-cell>
          <table:table-cell table:style-name="ce17" table:formula="of:=COUNTIF([.$E100:.$I100]; [.C$5])" office:value-type="float" office:value="3" calcext:value-type="float">
            <text:p>3</text:p>
          </table:table-cell>
          <table:table-cell table:style-name="ce17" table:formula="of:=COUNTIF([.$E100:.$I100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1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1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16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ce17" table:formula="of:=SUMPRODUCT([.C101:.D101];[.C101:.D101]-1)/([.$A$9]*([.$A$9]-1))" office:value-type="float" office:value="0.4" calcext:value-type="float">
            <text:p>0,4</text:p>
          </table:table-cell>
          <table:table-cell table:style-name="ce17" table:formula="of:=COUNTIF([.$E101:.$I101]; [.C$5])" office:value-type="float" office:value="3" calcext:value-type="float">
            <text:p>3</text:p>
          </table:table-cell>
          <table:table-cell table:style-name="ce17" table:formula="of:=COUNTIF([.$E101:.$I101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C1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C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C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C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C17]" office:value-type="string" office:string-value="yes" calcext:value-type="string">
            <text:p>yes</text:p>
          </table:table-cell>
        </table:table-row>
        <table:table-row table:style-name="ro1">
          <table:table-cell table:number-columns-repeated="5"/>
          <table:table-cell table:style-name="ce21"/>
          <table:table-cell table:number-columns-repeated="3"/>
        </table:table-row>
        <table:table-row table:style-name="ro1" table:number-rows-repeated="10484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ntailment" table:style-name="ta1">
        <table:table-column table:style-name="co1" table:number-columns-repeated="1023" table:default-cell-style-name="ce23"/>
        <table:table-row table:style-name="ro1">
          <table:table-cell table:style-name="ce22"/>
          <table:table-cell/>
          <table:table-cell table:style-name="ce22" table:number-columns-repeated="2"/>
          <table:table-cell table:style-name="ce17" table:formula="of:=SUMPRODUCT([.F3:.I3]*[.E3])" office:value-type="float" office:value="4365" calcext:value-type="float">
            <text:p>4365</text:p>
          </table:table-cell>
          <table:table-cell table:style-name="ce17" table:formula="of:=SUMPRODUCT([.G3:.J3]*[.F3])" office:value-type="float" office:value="2296" calcext:value-type="float">
            <text:p>2296</text:p>
          </table:table-cell>
          <table:table-cell table:style-name="ce17" table:formula="of:=SUMPRODUCT([.H3:.K3]*[.G3])" office:value-type="float" office:value="684" calcext:value-type="float">
            <text:p>684</text:p>
          </table:table-cell>
          <table:table-cell table:style-name="ce17" table:formula="of:=SUMPRODUCT([.I3:.L3]*[.H3])" office:value-type="float" office:value="357" calcext:value-type="float">
            <text:p>357</text:p>
          </table:table-cell>
          <table:table-cell table:style-name="ce17" table:formula="of:=SUMPRODUCT([.J3:.M3]*[.I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2"/>
          <table:table-cell/>
          <table:table-cell table:style-name="ce22" table:number-columns-repeated="2"/>
          <table:table-cell table:style-name="ce17" table:formula="of:=SUMPRODUCT([.F4:.I4]*[.E4])" office:value-type="float" office:value="14637" calcext:value-type="float">
            <text:p>14637</text:p>
          </table:table-cell>
          <table:table-cell table:style-name="ce17" table:formula="of:=SUMPRODUCT([.G4:.J4]*[.F4])" office:value-type="float" office:value="12760" calcext:value-type="float">
            <text:p>12760</text:p>
          </table:table-cell>
          <table:table-cell table:style-name="ce17" table:formula="of:=SUMPRODUCT([.H4:.K4]*[.G4])" office:value-type="float" office:value="12012" calcext:value-type="float">
            <text:p>12012</text:p>
          </table:table-cell>
          <table:table-cell table:style-name="ce17" table:formula="of:=SUMPRODUCT([.I4:.L4]*[.H4])" office:value-type="float" office:value="5925" calcext:value-type="float">
            <text:p>5925</text:p>
          </table:table-cell>
          <table:table-cell table:style-name="ce17" table:formula="of:=SUMPRODUCT([.J4:.M4]*[.I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2"/>
          <table:table-cell/>
          <table:table-cell table:style-name="ce17" table:formula="of:=SUM([.C6:.C101])" office:value-type="float" office:value="338" calcext:value-type="float">
            <text:p>338</text:p>
          </table:table-cell>
          <table:table-cell table:style-name="ce17" table:formula="of:=SUM([.D6:.D101])" office:value-type="float" office:value="142" calcext:value-type="float">
            <text:p>142</text:p>
          </table:table-cell>
          <table:table-cell table:style-name="ce17" table:formula="of:=COUNTIF([.E$6:.E$101]; [.$D$5])" office:value-type="float" office:value="45" calcext:value-type="float">
            <text:p>45</text:p>
          </table:table-cell>
          <table:table-cell table:style-name="ce17" table:formula="of:=COUNTIF([.F$6:.F$101]; [.$D$5])" office:value-type="float" office:value="41" calcext:value-type="float">
            <text:p>41</text:p>
          </table:table-cell>
          <table:table-cell table:style-name="ce17" table:formula="of:=COUNTIF([.G$6:.G$101]; [.$D$5])" office:value-type="float" office:value="18" calcext:value-type="float">
            <text:p>18</text:p>
          </table:table-cell>
          <table:table-cell table:style-name="ce17" table:formula="of:=COUNTIF([.H$6:.H$101]; [.$D$5])" office:value-type="float" office:value="21" calcext:value-type="float">
            <text:p>21</text:p>
          </table:table-cell>
          <table:table-cell table:style-name="ce17" table:formula="of:=COUNTIF([.I$6:.I$101]; [.$D$5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n</text:p>
          </table:table-cell>
          <table:table-cell office:value-type="string" calcext:value-type="string">
            <text:p>pi</text:p>
          </table:table-cell>
          <table:table-cell table:style-name="ce22" table:formula="of:=AVERAGE([.C6:.C101])/[.$A$9]" office:value-type="float" office:value="0.704166666666667" calcext:value-type="float">
            <text:p>0,704166666666667</text:p>
          </table:table-cell>
          <table:table-cell table:style-name="ce22" table:formula="of:=AVERAGE([.D6:.D101])/[.$A$9]" office:value-type="float" office:value="0.295833333333333" calcext:value-type="float">
            <text:p>0,295833333333333</text:p>
          </table:table-cell>
          <table:table-cell table:style-name="ce17" table:formula="of:=COUNTIF([.E$6:.E$101]; [.$C$5])" office:value-type="float" office:value="51" calcext:value-type="float">
            <text:p>51</text:p>
          </table:table-cell>
          <table:table-cell table:style-name="ce17" table:formula="of:=COUNTIF([.F$6:.F$101]; [.$C$5])" office:value-type="float" office:value="55" calcext:value-type="float">
            <text:p>55</text:p>
          </table:table-cell>
          <table:table-cell table:style-name="ce17" table:formula="of:=COUNTIF([.G$6:.G$101]; [.$C$5])" office:value-type="float" office:value="78" calcext:value-type="float">
            <text:p>78</text:p>
          </table:table-cell>
          <table:table-cell table:style-name="ce17" table:formula="of:=COUNTIF([.H$6:.H$101]; [.$C$5])" office:value-type="float" office:value="75" calcext:value-type="float">
            <text:p>75</text:p>
          </table:table-cell>
          <table:table-cell table:style-name="ce17" table:formula="of:=COUNTIF([.I$6:.I$101]; [.$C$5])"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table:style-name="ce22" office:value-type="float" office:value="96" calcext:value-type="float">
            <text:p>96</text:p>
          </table:table-cell>
          <table:table-cell table:style-name="ce22" office:value-type="string" calcext:value-type="string">
            <text:p>p_{a|i}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0" office:value-type="string" calcext:value-type="string">
            <text:p>Annotator 1</text:p>
          </table:table-cell>
          <table:table-cell table:style-name="ce20" office:value-type="string" calcext:value-type="string">
            <text:p>Annotator 2</text:p>
          </table:table-cell>
          <table:table-cell table:style-name="ce20" office:value-type="string" calcext:value-type="string">
            <text:p>Annotator 3</text:p>
          </table:table-cell>
          <table:table-cell table:style-name="ce20" office:value-type="string" calcext:value-type="string">
            <text:p>Annotator 4</text:p>
          </table:table-cell>
          <table:table-cell table:style-name="ce20" office:value-type="string" calcext:value-type="string">
            <text:p>Annotator 5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q</text:p>
          </table:table-cell>
          <table:table-cell table:style-name="ce22" table:formula="of:=SUMPRODUCT([.C6:.D6];[.C6:.D6]-1)/([.$A$9]*([.$A$9]-1))" office:value-type="float" office:value="1" calcext:value-type="float">
            <text:p>1</text:p>
          </table:table-cell>
          <table:table-cell table:style-name="ce22" table:formula="of:=COUNTIF([.$E6:.$I6]; [.C$5])" office:value-type="float" office:value="5" calcext:value-type="float">
            <text:p>5</text:p>
          </table:table-cell>
          <table:table-cell table:style-name="ce22" table:formula="of:=COUNTIF([.$E6:.$I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table:formula="of:=SUMPRODUCT([.C7:.D7];[.C7:.D7]-1)/([.$A$9]*([.$A$9]-1))" office:value-type="float" office:value="0.6" calcext:value-type="float">
            <text:p>0,6</text:p>
          </table:table-cell>
          <table:table-cell table:style-name="ce22" table:formula="of:=COUNTIF([.$E7:.$I7]; [.C$5])" office:value-type="float" office:value="1" calcext:value-type="float">
            <text:p>1</text:p>
          </table:table-cell>
          <table:table-cell table:style-name="ce22" table:formula="of:=COUNTIF([.$E7:.$I7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r</text:p>
          </table:table-cell>
          <table:table-cell table:style-name="ce22" table:formula="of:=SUMPRODUCT([.C8:.D8];[.C8:.D8]-1)/([.$A$9]*([.$A$9]-1))" office:value-type="float" office:value="0.4" calcext:value-type="float">
            <text:p>0,4</text:p>
          </table:table-cell>
          <table:table-cell table:style-name="ce22" table:formula="of:=COUNTIF([.$E8:.$I8]; [.C$5])" office:value-type="float" office:value="2" calcext:value-type="float">
            <text:p>2</text:p>
          </table:table-cell>
          <table:table-cell table:style-name="ce22" table:formula="of:=COUNTIF([.$E8:.$I8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table:formula="of:=SUMPRODUCT([.C9:.D9];[.C9:.D9]-1)/([.$A$9]*([.$A$9]-1))" office:value-type="float" office:value="1" calcext:value-type="float">
            <text:p>1</text:p>
          </table:table-cell>
          <table:table-cell table:style-name="ce22" table:formula="of:=COUNTIF([.$E9:.$I9]; [.C$5])" office:value-type="float" office:value="5" calcext:value-type="float">
            <text:p>5</text:p>
          </table:table-cell>
          <table:table-cell table:style-name="ce22" table:formula="of:=COUNTIF([.$E9:.$I9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5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10:.D10];[.C10:.D10]-1)/([.$A$9]*([.$A$9]-1))" office:value-type="float" office:value="0.4" calcext:value-type="float">
            <text:p>0,4</text:p>
          </table:table-cell>
          <table:table-cell table:style-name="ce22" table:formula="of:=COUNTIF([.$E10:.$I10]; [.C$5])" office:value-type="float" office:value="3" calcext:value-type="float">
            <text:p>3</text:p>
          </table:table-cell>
          <table:table-cell table:style-name="ce22" table:formula="of:=COUNTIF([.$E10:.$I10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pa</text:p>
          </table:table-cell>
          <table:table-cell table:style-name="ce22" table:formula="of:=SUMPRODUCT([.C11:.D11];[.C11:.D11]-1)/([.$A$9]*([.$A$9]-1))" office:value-type="float" office:value="1" calcext:value-type="float">
            <text:p>1</text:p>
          </table:table-cell>
          <table:table-cell table:style-name="ce22" table:formula="of:=COUNTIF([.$E11:.$I11]; [.C$5])" office:value-type="float" office:value="5" calcext:value-type="float">
            <text:p>5</text:p>
          </table:table-cell>
          <table:table-cell table:style-name="ce22" table:formula="of:=COUNTIF([.$E11:.$I11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7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table:formula="of:=(1-[.A14])*[.A16]+[.A14]" office:value-type="float" office:value="0.7193359375" calcext:value-type="float">
            <text:p>0,7193359375</text:p>
          </table:table-cell>
          <table:table-cell table:style-name="ce22" table:formula="of:=SUMPRODUCT([.C12:.D12];[.C12:.D12]-1)/([.$A$9]*([.$A$9]-1))" office:value-type="float" office:value="0.6" calcext:value-type="float">
            <text:p>0,6</text:p>
          </table:table-cell>
          <table:table-cell table:style-name="ce22" table:formula="of:=COUNTIF([.$E12:.$I12]; [.C$5])" office:value-type="float" office:value="1" calcext:value-type="float">
            <text:p>1</text:p>
          </table:table-cell>
          <table:table-cell table:style-name="ce22" table:formula="of:=COUNTIF([.$E12:.$I12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epsilon</text:p>
          </table:table-cell>
          <table:table-cell table:style-name="ce22" table:formula="of:=SUMPRODUCT([.C13:.D13];[.C13:.D13]-1)/([.$A$9]*([.$A$9]-1))" office:value-type="float" office:value="1" calcext:value-type="float">
            <text:p>1</text:p>
          </table:table-cell>
          <table:table-cell table:style-name="ce22" table:formula="of:=COUNTIF([.$E13:.$I13]; [.C$5])" office:value-type="float" office:value="5" calcext:value-type="float">
            <text:p>5</text:p>
          </table:table-cell>
          <table:table-cell table:style-name="ce22" table:formula="of:=COUNTIF([.$E13:.$I1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table:formula="of:=1/([.A5]*[.A9])" office:value-type="float" office:value="0.00208333333333333" calcext:value-type="float">
            <text:p>0,002083333333333</text:p>
          </table:table-cell>
          <table:table-cell table:style-name="ce22" table:formula="of:=SUMPRODUCT([.C14:.D14];[.C14:.D14]-1)/([.$A$9]*([.$A$9]-1))" office:value-type="float" office:value="1" calcext:value-type="float">
            <text:p>1</text:p>
          </table:table-cell>
          <table:table-cell table:style-name="ce22" table:formula="of:=COUNTIF([.$E14:.$I14]; [.C$5])" office:value-type="float" office:value="0" calcext:value-type="float">
            <text:p>0</text:p>
          </table:table-cell>
          <table:table-cell table:style-name="ce22" table:formula="of:=COUNTIF([.$E14:.$I14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1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10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’</text:p>
          </table:table-cell>
          <table:table-cell table:style-name="ce22" table:formula="of:=SUMPRODUCT([.C15:.D15];[.C15:.D15]-1)/([.$A$9]*([.$A$9]-1))" office:value-type="float" office:value="0.6" calcext:value-type="float">
            <text:p>0,6</text:p>
          </table:table-cell>
          <table:table-cell table:style-name="ce22" table:formula="of:=COUNTIF([.$E15:.$I15]; [.C$5])" office:value-type="float" office:value="4" calcext:value-type="float">
            <text:p>4</text:p>
          </table:table-cell>
          <table:table-cell table:style-name="ce22" table:formula="of:=COUNTIF([.$E15:.$I15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1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1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1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table:formula="of:=AVERAGE([.B6:.B101])" office:value-type="float" office:value="0.71875" calcext:value-type="float">
            <text:p>0,71875</text:p>
          </table:table-cell>
          <table:table-cell table:style-name="ce22" table:formula="of:=SUMPRODUCT([.C16:.D16];[.C16:.D16]-1)/([.$A$9]*([.$A$9]-1))" office:value-type="float" office:value="0.6" calcext:value-type="float">
            <text:p>0,6</text:p>
          </table:table-cell>
          <table:table-cell table:style-name="ce22" table:formula="of:=COUNTIF([.$E16:.$I16]; [.C$5])" office:value-type="float" office:value="4" calcext:value-type="float">
            <text:p>4</text:p>
          </table:table-cell>
          <table:table-cell table:style-name="ce22" table:formula="of:=COUNTIF([.$E16:.$I16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12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1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17:.D17];[.C17:.D17]-1)/([.$A$9]*([.$A$9]-1))" office:value-type="float" office:value="0.4" calcext:value-type="float">
            <text:p>0,4</text:p>
          </table:table-cell>
          <table:table-cell table:style-name="ce22" table:formula="of:=COUNTIF([.$E17:.$I17]; [.C$5])" office:value-type="float" office:value="3" calcext:value-type="float">
            <text:p>3</text:p>
          </table:table-cell>
          <table:table-cell table:style-name="ce22" table:formula="of:=COUNTIF([.$E17:.$I17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1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1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1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kalpha</text:p>
          </table:table-cell>
          <table:table-cell table:style-name="ce22" table:formula="of:=SUMPRODUCT([.C18:.D18];[.C18:.D18]-1)/([.$A$9]*([.$A$9]-1))" office:value-type="float" office:value="0.4" calcext:value-type="float">
            <text:p>0,4</text:p>
          </table:table-cell>
          <table:table-cell table:style-name="ce22" table:formula="of:=COUNTIF([.$E18:.$I18]; [.C$5])" office:value-type="float" office:value="3" calcext:value-type="float">
            <text:p>3</text:p>
          </table:table-cell>
          <table:table-cell table:style-name="ce22" table:formula="of:=COUNTIF([.$E18:.$I18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1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1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1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4" table:formula="of:=([.A12]-[.A21])/(1-[.A21])" office:value-type="float" office:value="0.326350112509376" calcext:value-type="float">
            <text:p>0,326350112509376</text:p>
          </table:table-cell>
          <table:table-cell table:style-name="ce22" table:formula="of:=SUMPRODUCT([.C19:.D19];[.C19:.D19]-1)/([.$A$9]*([.$A$9]-1))" office:value-type="float" office:value="0.4" calcext:value-type="float">
            <text:p>0,4</text:p>
          </table:table-cell>
          <table:table-cell table:style-name="ce22" table:formula="of:=COUNTIF([.$E19:.$I19]; [.C$5])" office:value-type="float" office:value="3" calcext:value-type="float">
            <text:p>3</text:p>
          </table:table-cell>
          <table:table-cell table:style-name="ce22" table:formula="of:=COUNTIF([.$E19:.$I19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1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1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1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pe</text:p>
          </table:table-cell>
          <table:table-cell table:style-name="ce22" table:formula="of:=SUMPRODUCT([.C20:.D20];[.C20:.D20]-1)/([.$A$9]*([.$A$9]-1))" office:value-type="float" office:value="0.6" calcext:value-type="float">
            <text:p>0,6</text:p>
          </table:table-cell>
          <table:table-cell table:style-name="ce22" table:formula="of:=COUNTIF([.$E20:.$I20]; [.C$5])" office:value-type="float" office:value="1" calcext:value-type="float">
            <text:p>1</text:p>
          </table:table-cell>
          <table:table-cell table:style-name="ce22" table:formula="of:=COUNTIF([.$E20:.$I20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1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1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1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16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2" table:formula="of:=SUMPRODUCT([.C4:.D4]; [.C4:.D4])" office:value-type="float" office:value="0.583368055555556" calcext:value-type="float">
            <text:p>0,583368055555556</text:p>
          </table:table-cell>
          <table:table-cell table:style-name="ce22" table:formula="of:=SUMPRODUCT([.C21:.D21];[.C21:.D21]-1)/([.$A$9]*([.$A$9]-1))" office:value-type="float" office:value="0.6" calcext:value-type="float">
            <text:p>0,6</text:p>
          </table:table-cell>
          <table:table-cell table:style-name="ce22" table:formula="of:=COUNTIF([.$E21:.$I21]; [.C$5])" office:value-type="float" office:value="4" calcext:value-type="float">
            <text:p>4</text:p>
          </table:table-cell>
          <table:table-cell table:style-name="ce22" table:formula="of:=COUNTIF([.$E21:.$I21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17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1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1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22:.D22];[.C22:.D22]-1)/([.$A$9]*([.$A$9]-1))" office:value-type="float" office:value="0.4" calcext:value-type="float">
            <text:p>0,4</text:p>
          </table:table-cell>
          <table:table-cell table:style-name="ce22" table:formula="of:=COUNTIF([.$E22:.$I22]; [.C$5])" office:value-type="float" office:value="3" calcext:value-type="float">
            <text:p>3</text:p>
          </table:table-cell>
          <table:table-cell table:style-name="ce22" table:formula="of:=COUNTIF([.$E22:.$I22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1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1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1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1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1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AC2</text:p>
          </table:table-cell>
          <table:table-cell table:style-name="ce22" table:formula="of:=SUMPRODUCT([.C23:.D23];[.C23:.D23]-1)/([.$A$9]*([.$A$9]-1))" office:value-type="float" office:value="1" calcext:value-type="float">
            <text:p>1</text:p>
          </table:table-cell>
          <table:table-cell table:style-name="ce22" table:formula="of:=COUNTIF([.$E23:.$I23]; [.C$5])" office:value-type="float" office:value="5" calcext:value-type="float">
            <text:p>5</text:p>
          </table:table-cell>
          <table:table-cell table:style-name="ce22" table:formula="of:=COUNTIF([.$E23:.$I2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1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1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4" table:formula="of:=([.A12]-[.A26])/(1-[.A26])" office:value-type="float" office:value="0.518890244628296" calcext:value-type="float">
            <text:p>0,518890244628296</text:p>
          </table:table-cell>
          <table:table-cell table:style-name="ce22" table:formula="of:=SUMPRODUCT([.C24:.D24];[.C24:.D24]-1)/([.$A$9]*([.$A$9]-1))" office:value-type="float" office:value="0.4" calcext:value-type="float">
            <text:p>0,4</text:p>
          </table:table-cell>
          <table:table-cell table:style-name="ce22" table:formula="of:=COUNTIF([.$E24:.$I24]; [.C$5])" office:value-type="float" office:value="2" calcext:value-type="float">
            <text:p>2</text:p>
          </table:table-cell>
          <table:table-cell table:style-name="ce22" table:formula="of:=COUNTIF([.$E24:.$I24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2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2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2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2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20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pe</text:p>
          </table:table-cell>
          <table:table-cell table:style-name="ce22" table:formula="of:=SUMPRODUCT([.C25:.D25];[.C25:.D25]-1)/([.$A$9]*([.$A$9]-1))" office:value-type="float" office:value="0.6" calcext:value-type="float">
            <text:p>0,6</text:p>
          </table:table-cell>
          <table:table-cell table:style-name="ce22" table:formula="of:=COUNTIF([.$E25:.$I25]; [.C$5])" office:value-type="float" office:value="4" calcext:value-type="float">
            <text:p>4</text:p>
          </table:table-cell>
          <table:table-cell table:style-name="ce22" table:formula="of:=COUNTIF([.$E25:.$I25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2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2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2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2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2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table:formula="of:=SUMPRODUCT([.C4:.D4]; 1-[.C4:.D4])*[.A28]/([.A7]*([.A7]-1))" office:value-type="float" office:value="0.416631944444444" calcext:value-type="float">
            <text:p>0,416631944444444</text:p>
          </table:table-cell>
          <table:table-cell table:style-name="ce22" table:formula="of:=SUMPRODUCT([.C26:.D26];[.C26:.D26]-1)/([.$A$9]*([.$A$9]-1))" office:value-type="float" office:value="1" calcext:value-type="float">
            <text:p>1</text:p>
          </table:table-cell>
          <table:table-cell table:style-name="ce22" table:formula="of:=COUNTIF([.$E26:.$I26]; [.C$5])" office:value-type="float" office:value="5" calcext:value-type="float">
            <text:p>5</text:p>
          </table:table-cell>
          <table:table-cell table:style-name="ce22" table:formula="of:=COUNTIF([.$E26:.$I2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2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2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w</text:p>
          </table:table-cell>
          <table:table-cell table:style-name="ce22" table:formula="of:=SUMPRODUCT([.C27:.D27];[.C27:.D27]-1)/([.$A$9]*([.$A$9]-1))" office:value-type="float" office:value="1" calcext:value-type="float">
            <text:p>1</text:p>
          </table:table-cell>
          <table:table-cell table:style-name="ce22" table:formula="of:=COUNTIF([.$E27:.$I27]; [.C$5])" office:value-type="float" office:value="5" calcext:value-type="float">
            <text:p>5</text:p>
          </table:table-cell>
          <table:table-cell table:style-name="ce22" table:formula="of:=COUNTIF([.$E27:.$I2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2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2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table:formula="of:=SUMPRODUCT([.C28:.D28];[.C28:.D28]-1)/([.$A$9]*([.$A$9]-1))" office:value-type="float" office:value="0.4" calcext:value-type="float">
            <text:p>0,4</text:p>
          </table:table-cell>
          <table:table-cell table:style-name="ce22" table:formula="of:=COUNTIF([.$E28:.$I28]; [.C$5])" office:value-type="float" office:value="3" calcext:value-type="float">
            <text:p>3</text:p>
          </table:table-cell>
          <table:table-cell table:style-name="ce22" table:formula="of:=COUNTIF([.$E28:.$I28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2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2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2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2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2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2" table:formula="of:=SUMPRODUCT([.C29:.D29];[.C29:.D29]-1)/([.$A$9]*([.$A$9]-1))" office:value-type="float" office:value="0.6" calcext:value-type="float">
            <text:p>0,6</text:p>
          </table:table-cell>
          <table:table-cell table:style-name="ce22" table:formula="of:=COUNTIF([.$E29:.$I29]; [.C$5])" office:value-type="float" office:value="4" calcext:value-type="float">
            <text:p>4</text:p>
          </table:table-cell>
          <table:table-cell table:style-name="ce22" table:formula="of:=COUNTIF([.$E29:.$I29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25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2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2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2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2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Percentage</text:p>
          </table:table-cell>
          <table:table-cell table:style-name="ce22" table:formula="of:=SUMPRODUCT([.C30:.D30];[.C30:.D30]-1)/([.$A$9]*([.$A$9]-1))" office:value-type="float" office:value="0.4" calcext:value-type="float">
            <text:p>0,4</text:p>
          </table:table-cell>
          <table:table-cell table:style-name="ce22" table:formula="of:=COUNTIF([.$E30:.$I30]; [.C$5])" office:value-type="float" office:value="2" calcext:value-type="float">
            <text:p>2</text:p>
          </table:table-cell>
          <table:table-cell table:style-name="ce22" table:formula="of:=COUNTIF([.$E30:.$I30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2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2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2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2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26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8" table:formula="of:=( COUNTIF([.D6:.D101]; [.A9]) + COUNTIF([.D6:.D101]; 0) ) / [.A5]" office:value-type="float" office:value="0.4375" calcext:value-type="float">
            <text:p>0,4375</text:p>
          </table:table-cell>
          <table:table-cell table:style-name="ce22" table:formula="of:=SUMPRODUCT([.C31:.D31];[.C31:.D31]-1)/([.$A$9]*([.$A$9]-1))" office:value-type="float" office:value="0.6" calcext:value-type="float">
            <text:p>0,6</text:p>
          </table:table-cell>
          <table:table-cell table:style-name="ce22" table:formula="of:=COUNTIF([.$E31:.$I31]; [.C$5])" office:value-type="float" office:value="4" calcext:value-type="float">
            <text:p>4</text:p>
          </table:table-cell>
          <table:table-cell table:style-name="ce22" table:formula="of:=COUNTIF([.$E31:.$I31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27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2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7"/>
          <table:table-cell table:style-name="ce22" table:formula="of:=SUMPRODUCT([.C32:.D32];[.C32:.D32]-1)/([.$A$9]*([.$A$9]-1))" office:value-type="float" office:value="1" calcext:value-type="float">
            <text:p>1</text:p>
          </table:table-cell>
          <table:table-cell table:style-name="ce22" table:formula="of:=COUNTIF([.$E32:.$I32]; [.C$5])" office:value-type="float" office:value="5" calcext:value-type="float">
            <text:p>5</text:p>
          </table:table-cell>
          <table:table-cell table:style-name="ce22" table:formula="of:=COUNTIF([.$E32:.$I32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28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2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0 / multi-percentage</text:p>
          </table:table-cell>
          <table:table-cell table:style-name="ce22" table:formula="of:=SUMPRODUCT([.C33:.D33];[.C33:.D33]-1)/([.$A$9]*([.$A$9]-1))" office:value-type="float" office:value="0.4" calcext:value-type="float">
            <text:p>0,4</text:p>
          </table:table-cell>
          <table:table-cell table:style-name="ce22" table:formula="of:=COUNTIF([.$E33:.$I33]; [.C$5])" office:value-type="float" office:value="2" calcext:value-type="float">
            <text:p>2</text:p>
          </table:table-cell>
          <table:table-cell table:style-name="ce22" table:formula="of:=COUNTIF([.$E33:.$I33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2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2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2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2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2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7" table:formula="of:=1/([.A5]*[.A9]*([.A9]-1))*(SUMPRODUCT([.C6:.C101];[.C6:.C101]-1) + SUMPRODUCT([.D6:.D101];[.D6:.D101]-1))" office:value-type="float" office:value="0.71875" calcext:value-type="float">
            <text:p>0,71875</text:p>
          </table:table-cell>
          <table:table-cell table:style-name="ce22" table:formula="of:=SUMPRODUCT([.C34:.D34];[.C34:.D34]-1)/([.$A$9]*([.$A$9]-1))" office:value-type="float" office:value="1" calcext:value-type="float">
            <text:p>1</text:p>
          </table:table-cell>
          <table:table-cell table:style-name="ce22" table:formula="of:=COUNTIF([.$E34:.$I34]; [.C$5])" office:value-type="float" office:value="5" calcext:value-type="float">
            <text:p>5</text:p>
          </table:table-cell>
          <table:table-cell table:style-name="ce22" table:formula="of:=COUNTIF([.$E34:.$I3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3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3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3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3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3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2" table:formula="of:=SUMPRODUCT([.C35:.D35];[.C35:.D35]-1)/([.$A$9]*([.$A$9]-1))" office:value-type="float" office:value="0.4" calcext:value-type="float">
            <text:p>0,4</text:p>
          </table:table-cell>
          <table:table-cell table:style-name="ce22" table:formula="of:=COUNTIF([.$E35:.$I35]; [.C$5])" office:value-type="float" office:value="3" calcext:value-type="float">
            <text:p>3</text:p>
          </table:table-cell>
          <table:table-cell table:style-name="ce22" table:formula="of:=COUNTIF([.$E35:.$I35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31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3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3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3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3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fkappa</text:p>
          </table:table-cell>
          <table:table-cell table:style-name="ce22" table:formula="of:=SUMPRODUCT([.C36:.D36];[.C36:.D36]-1)/([.$A$9]*([.$A$9]-1))" office:value-type="float" office:value="0.4" calcext:value-type="float">
            <text:p>0,4</text:p>
          </table:table-cell>
          <table:table-cell table:style-name="ce22" table:formula="of:=COUNTIF([.$E36:.$I36]; [.C$5])" office:value-type="float" office:value="3" calcext:value-type="float">
            <text:p>3</text:p>
          </table:table-cell>
          <table:table-cell table:style-name="ce22" table:formula="of:=COUNTIF([.$E36:.$I36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3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32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32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3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3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8" table:formula="of:=([.A34]-[.A39])/(1-[.A39])" office:value-type="float" office:value="0.605130861338777" calcext:value-type="float">
            <text:p>0,605130861338777</text:p>
          </table:table-cell>
          <table:table-cell table:style-name="ce22" table:formula="of:=SUMPRODUCT([.C37:.D37];[.C37:.D37]-1)/([.$A$9]*([.$A$9]-1))" office:value-type="float" office:value="0.4" calcext:value-type="float">
            <text:p>0,4</text:p>
          </table:table-cell>
          <table:table-cell table:style-name="ce22" table:formula="of:=COUNTIF([.$E37:.$I37]; [.C$5])" office:value-type="float" office:value="3" calcext:value-type="float">
            <text:p>3</text:p>
          </table:table-cell>
          <table:table-cell table:style-name="ce22" table:formula="of:=COUNTIF([.$E37:.$I37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3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3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3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3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3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ae</text:p>
          </table:table-cell>
          <table:table-cell table:style-name="ce22" table:formula="of:=SUMPRODUCT([.C38:.D38];[.C38:.D38]-1)/([.$A$9]*([.$A$9]-1))" office:value-type="float" office:value="0.6" calcext:value-type="float">
            <text:p>0,6</text:p>
          </table:table-cell>
          <table:table-cell table:style-name="ce22" table:formula="of:=COUNTIF([.$E38:.$I38]; [.C$5])" office:value-type="float" office:value="4" calcext:value-type="float">
            <text:p>4</text:p>
          </table:table-cell>
          <table:table-cell table:style-name="ce22" table:formula="of:=COUNTIF([.$E38:.$I38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3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3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3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3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3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7" table:formula="of:=1/([.A5]*[.A5]*[.A7]*COMBIN([.A9];2)) * (SUM([.E1:.H1]) + SUM([.E2:.H2]))" office:value-type="float" office:value="0.287738715277778" calcext:value-type="float">
            <text:p>0,287738715277778</text:p>
          </table:table-cell>
          <table:table-cell table:style-name="ce22" table:formula="of:=SUMPRODUCT([.C39:.D39];[.C39:.D39]-1)/([.$A$9]*([.$A$9]-1))" office:value-type="float" office:value="0.6" calcext:value-type="float">
            <text:p>0,6</text:p>
          </table:table-cell>
          <table:table-cell table:style-name="ce22" table:formula="of:=COUNTIF([.$E39:.$I39]; [.C$5])" office:value-type="float" office:value="4" calcext:value-type="float">
            <text:p>4</text:p>
          </table:table-cell>
          <table:table-cell table:style-name="ce22" table:formula="of:=COUNTIF([.$E39:.$I39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35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3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3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3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3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2" table:formula="of:=SUMPRODUCT([.C40:.D40];[.C40:.D40]-1)/([.$A$9]*([.$A$9]-1))" office:value-type="float" office:value="0.6" calcext:value-type="float">
            <text:p>0,6</text:p>
          </table:table-cell>
          <table:table-cell table:style-name="ce22" table:formula="of:=COUNTIF([.$E40:.$I40]; [.C$5])" office:value-type="float" office:value="4" calcext:value-type="float">
            <text:p>4</text:p>
          </table:table-cell>
          <table:table-cell table:style-name="ce22" table:formula="of:=COUNTIF([.$E40:.$I40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3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3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3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fpi</text:p>
          </table:table-cell>
          <table:table-cell table:style-name="ce22" table:formula="of:=SUMPRODUCT([.C41:.D41];[.C41:.D41]-1)/([.$A$9]*([.$A$9]-1))" office:value-type="float" office:value="0.6" calcext:value-type="float">
            <text:p>0,6</text:p>
          </table:table-cell>
          <table:table-cell table:style-name="ce22" table:formula="of:=COUNTIF([.$E41:.$I41]; [.C$5])" office:value-type="float" office:value="4" calcext:value-type="float">
            <text:p>4</text:p>
          </table:table-cell>
          <table:table-cell table:style-name="ce22" table:formula="of:=COUNTIF([.$E41:.$I41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3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3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8" table:formula="of:=([.A34]-[.A44])/(1-[.A44])" office:value-type="float" office:value="0.324943745312109" calcext:value-type="float">
            <text:p>0,324943745312109</text:p>
          </table:table-cell>
          <table:table-cell table:style-name="ce22" table:formula="of:=SUMPRODUCT([.C42:.D42];[.C42:.D42]-1)/([.$A$9]*([.$A$9]-1))" office:value-type="float" office:value="0.4" calcext:value-type="float">
            <text:p>0,4</text:p>
          </table:table-cell>
          <table:table-cell table:style-name="ce22" table:formula="of:=COUNTIF([.$E42:.$I42]; [.C$5])" office:value-type="float" office:value="2" calcext:value-type="float">
            <text:p>2</text:p>
          </table:table-cell>
          <table:table-cell table:style-name="ce22" table:formula="of:=COUNTIF([.$E42:.$I42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3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3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3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3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3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ae</text:p>
          </table:table-cell>
          <table:table-cell table:style-name="ce22" table:formula="of:=SUMPRODUCT([.C43:.D43];[.C43:.D43]-1)/([.$A$9]*([.$A$9]-1))" office:value-type="float" office:value="0.6" calcext:value-type="float">
            <text:p>0,6</text:p>
          </table:table-cell>
          <table:table-cell table:style-name="ce22" table:formula="of:=COUNTIF([.$E43:.$I43]; [.C$5])" office:value-type="float" office:value="4" calcext:value-type="float">
            <text:p>4</text:p>
          </table:table-cell>
          <table:table-cell table:style-name="ce22" table:formula="of:=COUNTIF([.$E43:.$I43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3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3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3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3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3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7" table:formula="of:=1/([.A5]*[.A5]*[.A9]*[.A9]) * SUMSQ([.C3:.D3])" office:value-type="float" office:value="0.583368055555556" calcext:value-type="float">
            <text:p>0,583368055555556</text:p>
          </table:table-cell>
          <table:table-cell table:style-name="ce22" table:formula="of:=SUMPRODUCT([.C44:.D44];[.C44:.D44]-1)/([.$A$9]*([.$A$9]-1))" office:value-type="float" office:value="1" calcext:value-type="float">
            <text:p>1</text:p>
          </table:table-cell>
          <table:table-cell table:style-name="ce22" table:formula="of:=COUNTIF([.$E44:.$I44]; [.C$5])" office:value-type="float" office:value="5" calcext:value-type="float">
            <text:p>5</text:p>
          </table:table-cell>
          <table:table-cell table:style-name="ce22" table:formula="of:=COUNTIF([.$E44:.$I4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4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4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5:.D45];[.C45:.D45]-1)/([.$A$9]*([.$A$9]-1))" office:value-type="float" office:value="0.4" calcext:value-type="float">
            <text:p>0,4</text:p>
          </table:table-cell>
          <table:table-cell table:style-name="ce22" table:formula="of:=COUNTIF([.$E45:.$I45]; [.C$5])" office:value-type="float" office:value="3" calcext:value-type="float">
            <text:p>3</text:p>
          </table:table-cell>
          <table:table-cell table:style-name="ce22" table:formula="of:=COUNTIF([.$E45:.$I45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41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4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4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4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4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6:.D46];[.C46:.D46]-1)/([.$A$9]*([.$A$9]-1))" office:value-type="float" office:value="1" calcext:value-type="float">
            <text:p>1</text:p>
          </table:table-cell>
          <table:table-cell table:style-name="ce22" table:formula="of:=COUNTIF([.$E46:.$I46]; [.C$5])" office:value-type="float" office:value="5" calcext:value-type="float">
            <text:p>5</text:p>
          </table:table-cell>
          <table:table-cell table:style-name="ce22" table:formula="of:=COUNTIF([.$E46:.$I4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4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4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7:.D47];[.C47:.D47]-1)/([.$A$9]*([.$A$9]-1))" office:value-type="float" office:value="1" calcext:value-type="float">
            <text:p>1</text:p>
          </table:table-cell>
          <table:table-cell table:style-name="ce22" table:formula="of:=COUNTIF([.$E47:.$I47]; [.C$5])" office:value-type="float" office:value="5" calcext:value-type="float">
            <text:p>5</text:p>
          </table:table-cell>
          <table:table-cell table:style-name="ce22" table:formula="of:=COUNTIF([.$E47:.$I4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4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4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4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4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4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8:.D48];[.C48:.D48]-1)/([.$A$9]*([.$A$9]-1))" office:value-type="float" office:value="0.6" calcext:value-type="float">
            <text:p>0,6</text:p>
          </table:table-cell>
          <table:table-cell table:style-name="ce22" table:formula="of:=COUNTIF([.$E48:.$I48]; [.C$5])" office:value-type="float" office:value="4" calcext:value-type="float">
            <text:p>4</text:p>
          </table:table-cell>
          <table:table-cell table:style-name="ce22" table:formula="of:=COUNTIF([.$E48:.$I48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4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4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4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4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4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9:.D49];[.C49:.D49]-1)/([.$A$9]*([.$A$9]-1))" office:value-type="float" office:value="0.4" calcext:value-type="float">
            <text:p>0,4</text:p>
          </table:table-cell>
          <table:table-cell table:style-name="ce22" table:formula="of:=COUNTIF([.$E49:.$I49]; [.C$5])" office:value-type="float" office:value="2" calcext:value-type="float">
            <text:p>2</text:p>
          </table:table-cell>
          <table:table-cell table:style-name="ce22" table:formula="of:=COUNTIF([.$E49:.$I49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4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4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4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4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4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0:.D50];[.C50:.D50]-1)/([.$A$9]*([.$A$9]-1))" office:value-type="float" office:value="1" calcext:value-type="float">
            <text:p>1</text:p>
          </table:table-cell>
          <table:table-cell table:style-name="ce22" table:formula="of:=COUNTIF([.$E50:.$I50]; [.C$5])" office:value-type="float" office:value="5" calcext:value-type="float">
            <text:p>5</text:p>
          </table:table-cell>
          <table:table-cell table:style-name="ce22" table:formula="of:=COUNTIF([.$E50:.$I5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4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4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1:.D51];[.C51:.D51]-1)/([.$A$9]*([.$A$9]-1))" office:value-type="float" office:value="0.4" calcext:value-type="float">
            <text:p>0,4</text:p>
          </table:table-cell>
          <table:table-cell table:style-name="ce22" table:formula="of:=COUNTIF([.$E51:.$I51]; [.C$5])" office:value-type="float" office:value="2" calcext:value-type="float">
            <text:p>2</text:p>
          </table:table-cell>
          <table:table-cell table:style-name="ce22" table:formula="of:=COUNTIF([.$E51:.$I51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4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4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4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4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4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2:.D52];[.C52:.D52]-1)/([.$A$9]*([.$A$9]-1))" office:value-type="float" office:value="0.4" calcext:value-type="float">
            <text:p>0,4</text:p>
          </table:table-cell>
          <table:table-cell table:style-name="ce22" table:formula="of:=COUNTIF([.$E52:.$I52]; [.C$5])" office:value-type="float" office:value="2" calcext:value-type="float">
            <text:p>2</text:p>
          </table:table-cell>
          <table:table-cell table:style-name="ce22" table:formula="of:=COUNTIF([.$E52:.$I52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4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4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4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4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48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3:.D53];[.C53:.D53]-1)/([.$A$9]*([.$A$9]-1))" office:value-type="float" office:value="1" calcext:value-type="float">
            <text:p>1</text:p>
          </table:table-cell>
          <table:table-cell table:style-name="ce22" table:formula="of:=COUNTIF([.$E53:.$I53]; [.C$5])" office:value-type="float" office:value="0" calcext:value-type="float">
            <text:p>0</text:p>
          </table:table-cell>
          <table:table-cell table:style-name="ce22" table:formula="of:=COUNTIF([.$E53:.$I53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4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49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4:.D54];[.C54:.D54]-1)/([.$A$9]*([.$A$9]-1))" office:value-type="float" office:value="0.6" calcext:value-type="float">
            <text:p>0,6</text:p>
          </table:table-cell>
          <table:table-cell table:style-name="ce22" table:formula="of:=COUNTIF([.$E54:.$I54]; [.C$5])" office:value-type="float" office:value="4" calcext:value-type="float">
            <text:p>4</text:p>
          </table:table-cell>
          <table:table-cell table:style-name="ce22" table:formula="of:=COUNTIF([.$E54:.$I54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5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5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5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5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5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5:.D55];[.C55:.D55]-1)/([.$A$9]*([.$A$9]-1))" office:value-type="float" office:value="0.4" calcext:value-type="float">
            <text:p>0,4</text:p>
          </table:table-cell>
          <table:table-cell table:style-name="ce22" table:formula="of:=COUNTIF([.$E55:.$I55]; [.C$5])" office:value-type="float" office:value="2" calcext:value-type="float">
            <text:p>2</text:p>
          </table:table-cell>
          <table:table-cell table:style-name="ce22" table:formula="of:=COUNTIF([.$E55:.$I55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51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5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5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5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5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6:.D56];[.C56:.D56]-1)/([.$A$9]*([.$A$9]-1))" office:value-type="float" office:value="1" calcext:value-type="float">
            <text:p>1</text:p>
          </table:table-cell>
          <table:table-cell table:style-name="ce22" table:formula="of:=COUNTIF([.$E56:.$I56]; [.C$5])" office:value-type="float" office:value="5" calcext:value-type="float">
            <text:p>5</text:p>
          </table:table-cell>
          <table:table-cell table:style-name="ce22" table:formula="of:=COUNTIF([.$E56:.$I5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5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5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7:.D57];[.C57:.D57]-1)/([.$A$9]*([.$A$9]-1))" office:value-type="float" office:value="0.6" calcext:value-type="float">
            <text:p>0,6</text:p>
          </table:table-cell>
          <table:table-cell table:style-name="ce22" table:formula="of:=COUNTIF([.$E57:.$I57]; [.C$5])" office:value-type="float" office:value="1" calcext:value-type="float">
            <text:p>1</text:p>
          </table:table-cell>
          <table:table-cell table:style-name="ce22" table:formula="of:=COUNTIF([.$E57:.$I57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5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5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5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5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53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8:.D58];[.C58:.D58]-1)/([.$A$9]*([.$A$9]-1))" office:value-type="float" office:value="1" calcext:value-type="float">
            <text:p>1</text:p>
          </table:table-cell>
          <table:table-cell table:style-name="ce22" table:formula="of:=COUNTIF([.$E58:.$I58]; [.C$5])" office:value-type="float" office:value="0" calcext:value-type="float">
            <text:p>0</text:p>
          </table:table-cell>
          <table:table-cell table:style-name="ce22" table:formula="of:=COUNTIF([.$E58:.$I58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5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5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5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5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54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9:.D59];[.C59:.D59]-1)/([.$A$9]*([.$A$9]-1))" office:value-type="float" office:value="0.4" calcext:value-type="float">
            <text:p>0,4</text:p>
          </table:table-cell>
          <table:table-cell table:style-name="ce22" table:formula="of:=COUNTIF([.$E59:.$I59]; [.C$5])" office:value-type="float" office:value="2" calcext:value-type="float">
            <text:p>2</text:p>
          </table:table-cell>
          <table:table-cell table:style-name="ce22" table:formula="of:=COUNTIF([.$E59:.$I59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5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5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5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5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5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0:.D60];[.C60:.D60]-1)/([.$A$9]*([.$A$9]-1))" office:value-type="float" office:value="0.4" calcext:value-type="float">
            <text:p>0,4</text:p>
          </table:table-cell>
          <table:table-cell table:style-name="ce22" table:formula="of:=COUNTIF([.$E60:.$I60]; [.C$5])" office:value-type="float" office:value="3" calcext:value-type="float">
            <text:p>3</text:p>
          </table:table-cell>
          <table:table-cell table:style-name="ce22" table:formula="of:=COUNTIF([.$E60:.$I60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5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5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5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5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5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1:.D61];[.C61:.D61]-1)/([.$A$9]*([.$A$9]-1))" office:value-type="float" office:value="0.6" calcext:value-type="float">
            <text:p>0,6</text:p>
          </table:table-cell>
          <table:table-cell table:style-name="ce22" table:formula="of:=COUNTIF([.$E61:.$I61]; [.C$5])" office:value-type="float" office:value="1" calcext:value-type="float">
            <text:p>1</text:p>
          </table:table-cell>
          <table:table-cell table:style-name="ce22" table:formula="of:=COUNTIF([.$E61:.$I61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5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5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2:.D62];[.C62:.D62]-1)/([.$A$9]*([.$A$9]-1))" office:value-type="float" office:value="1" calcext:value-type="float">
            <text:p>1</text:p>
          </table:table-cell>
          <table:table-cell table:style-name="ce22" table:formula="of:=COUNTIF([.$E62:.$I62]; [.C$5])" office:value-type="float" office:value="5" calcext:value-type="float">
            <text:p>5</text:p>
          </table:table-cell>
          <table:table-cell table:style-name="ce22" table:formula="of:=COUNTIF([.$E62:.$I62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58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5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3:.D63];[.C63:.D63]-1)/([.$A$9]*([.$A$9]-1))" office:value-type="float" office:value="1" calcext:value-type="float">
            <text:p>1</text:p>
          </table:table-cell>
          <table:table-cell table:style-name="ce22" table:formula="of:=COUNTIF([.$E63:.$I63]; [.C$5])" office:value-type="float" office:value="5" calcext:value-type="float">
            <text:p>5</text:p>
          </table:table-cell>
          <table:table-cell table:style-name="ce22" table:formula="of:=COUNTIF([.$E63:.$I6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5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5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4:.D64];[.C64:.D64]-1)/([.$A$9]*([.$A$9]-1))" office:value-type="float" office:value="1" calcext:value-type="float">
            <text:p>1</text:p>
          </table:table-cell>
          <table:table-cell table:style-name="ce22" table:formula="of:=COUNTIF([.$E64:.$I64]; [.C$5])" office:value-type="float" office:value="0" calcext:value-type="float">
            <text:p>0</text:p>
          </table:table-cell>
          <table:table-cell table:style-name="ce22" table:formula="of:=COUNTIF([.$E64:.$I64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6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6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6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6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60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5:.D65];[.C65:.D65]-1)/([.$A$9]*([.$A$9]-1))" office:value-type="float" office:value="0.4" calcext:value-type="float">
            <text:p>0,4</text:p>
          </table:table-cell>
          <table:table-cell table:style-name="ce22" table:formula="of:=COUNTIF([.$E65:.$I65]; [.C$5])" office:value-type="float" office:value="2" calcext:value-type="float">
            <text:p>2</text:p>
          </table:table-cell>
          <table:table-cell table:style-name="ce22" table:formula="of:=COUNTIF([.$E65:.$I65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61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6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6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6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6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6:.D66];[.C66:.D66]-1)/([.$A$9]*([.$A$9]-1))" office:value-type="float" office:value="0.4" calcext:value-type="float">
            <text:p>0,4</text:p>
          </table:table-cell>
          <table:table-cell table:style-name="ce22" table:formula="of:=COUNTIF([.$E66:.$I66]; [.C$5])" office:value-type="float" office:value="2" calcext:value-type="float">
            <text:p>2</text:p>
          </table:table-cell>
          <table:table-cell table:style-name="ce22" table:formula="of:=COUNTIF([.$E66:.$I66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62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62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6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62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6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7:.D67];[.C67:.D67]-1)/([.$A$9]*([.$A$9]-1))" office:value-type="float" office:value="1" calcext:value-type="float">
            <text:p>1</text:p>
          </table:table-cell>
          <table:table-cell table:style-name="ce22" table:formula="of:=COUNTIF([.$E67:.$I67]; [.C$5])" office:value-type="float" office:value="5" calcext:value-type="float">
            <text:p>5</text:p>
          </table:table-cell>
          <table:table-cell table:style-name="ce22" table:formula="of:=COUNTIF([.$E67:.$I6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6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6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8:.D68];[.C68:.D68]-1)/([.$A$9]*([.$A$9]-1))" office:value-type="float" office:value="0.6" calcext:value-type="float">
            <text:p>0,6</text:p>
          </table:table-cell>
          <table:table-cell table:style-name="ce22" table:formula="of:=COUNTIF([.$E68:.$I68]; [.C$5])" office:value-type="float" office:value="4" calcext:value-type="float">
            <text:p>4</text:p>
          </table:table-cell>
          <table:table-cell table:style-name="ce22" table:formula="of:=COUNTIF([.$E68:.$I68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6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6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6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9:.D69];[.C69:.D69]-1)/([.$A$9]*([.$A$9]-1))" office:value-type="float" office:value="0.6" calcext:value-type="float">
            <text:p>0,6</text:p>
          </table:table-cell>
          <table:table-cell table:style-name="ce22" table:formula="of:=COUNTIF([.$E69:.$I69]; [.C$5])" office:value-type="float" office:value="1" calcext:value-type="float">
            <text:p>1</text:p>
          </table:table-cell>
          <table:table-cell table:style-name="ce22" table:formula="of:=COUNTIF([.$E69:.$I69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6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6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6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6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6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0:.D70];[.C70:.D70]-1)/([.$A$9]*([.$A$9]-1))" office:value-type="float" office:value="1" calcext:value-type="float">
            <text:p>1</text:p>
          </table:table-cell>
          <table:table-cell table:style-name="ce22" table:formula="of:=COUNTIF([.$E70:.$I70]; [.C$5])" office:value-type="float" office:value="5" calcext:value-type="float">
            <text:p>5</text:p>
          </table:table-cell>
          <table:table-cell table:style-name="ce22" table:formula="of:=COUNTIF([.$E70:.$I7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6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6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6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6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6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1:.D71];[.C71:.D71]-1)/([.$A$9]*([.$A$9]-1))" office:value-type="float" office:value="0.6" calcext:value-type="float">
            <text:p>0,6</text:p>
          </table:table-cell>
          <table:table-cell table:style-name="ce22" table:formula="of:=COUNTIF([.$E71:.$I71]; [.C$5])" office:value-type="float" office:value="1" calcext:value-type="float">
            <text:p>1</text:p>
          </table:table-cell>
          <table:table-cell table:style-name="ce22" table:formula="of:=COUNTIF([.$E71:.$I71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6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6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2:.D72];[.C72:.D72]-1)/([.$A$9]*([.$A$9]-1))" office:value-type="float" office:value="0.6" calcext:value-type="float">
            <text:p>0,6</text:p>
          </table:table-cell>
          <table:table-cell table:style-name="ce22" table:formula="of:=COUNTIF([.$E72:.$I72]; [.C$5])" office:value-type="float" office:value="4" calcext:value-type="float">
            <text:p>4</text:p>
          </table:table-cell>
          <table:table-cell table:style-name="ce22" table:formula="of:=COUNTIF([.$E72:.$I72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6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6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6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6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6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3:.D73];[.C73:.D73]-1)/([.$A$9]*([.$A$9]-1))" office:value-type="float" office:value="1" calcext:value-type="float">
            <text:p>1</text:p>
          </table:table-cell>
          <table:table-cell table:style-name="ce22" table:formula="of:=COUNTIF([.$E73:.$I73]; [.C$5])" office:value-type="float" office:value="5" calcext:value-type="float">
            <text:p>5</text:p>
          </table:table-cell>
          <table:table-cell table:style-name="ce22" table:formula="of:=COUNTIF([.$E73:.$I7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6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6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4:.D74];[.C74:.D74]-1)/([.$A$9]*([.$A$9]-1))" office:value-type="float" office:value="1" calcext:value-type="float">
            <text:p>1</text:p>
          </table:table-cell>
          <table:table-cell table:style-name="ce22" table:formula="of:=COUNTIF([.$E74:.$I74]; [.C$5])" office:value-type="float" office:value="5" calcext:value-type="float">
            <text:p>5</text:p>
          </table:table-cell>
          <table:table-cell table:style-name="ce22" table:formula="of:=COUNTIF([.$E74:.$I7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7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7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5:.D75];[.C75:.D75]-1)/([.$A$9]*([.$A$9]-1))" office:value-type="float" office:value="1" calcext:value-type="float">
            <text:p>1</text:p>
          </table:table-cell>
          <table:table-cell table:style-name="ce22" table:formula="of:=COUNTIF([.$E75:.$I75]; [.C$5])" office:value-type="float" office:value="5" calcext:value-type="float">
            <text:p>5</text:p>
          </table:table-cell>
          <table:table-cell table:style-name="ce22" table:formula="of:=COUNTIF([.$E75:.$I7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7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7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6:.D76];[.C76:.D76]-1)/([.$A$9]*([.$A$9]-1))" office:value-type="float" office:value="1" calcext:value-type="float">
            <text:p>1</text:p>
          </table:table-cell>
          <table:table-cell table:style-name="ce22" table:formula="of:=COUNTIF([.$E76:.$I76]; [.C$5])" office:value-type="float" office:value="5" calcext:value-type="float">
            <text:p>5</text:p>
          </table:table-cell>
          <table:table-cell table:style-name="ce22" table:formula="of:=COUNTIF([.$E76:.$I7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7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7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7:.D77];[.C77:.D77]-1)/([.$A$9]*([.$A$9]-1))" office:value-type="float" office:value="0.6" calcext:value-type="float">
            <text:p>0,6</text:p>
          </table:table-cell>
          <table:table-cell table:style-name="ce22" table:formula="of:=COUNTIF([.$E77:.$I77]; [.C$5])" office:value-type="float" office:value="1" calcext:value-type="float">
            <text:p>1</text:p>
          </table:table-cell>
          <table:table-cell table:style-name="ce22" table:formula="of:=COUNTIF([.$E77:.$I77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7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7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7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7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73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8:.D78];[.C78:.D78]-1)/([.$A$9]*([.$A$9]-1))" office:value-type="float" office:value="1" calcext:value-type="float">
            <text:p>1</text:p>
          </table:table-cell>
          <table:table-cell table:style-name="ce22" table:formula="of:=COUNTIF([.$E78:.$I78]; [.C$5])" office:value-type="float" office:value="5" calcext:value-type="float">
            <text:p>5</text:p>
          </table:table-cell>
          <table:table-cell table:style-name="ce22" table:formula="of:=COUNTIF([.$E78:.$I7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7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7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9:.D79];[.C79:.D79]-1)/([.$A$9]*([.$A$9]-1))" office:value-type="float" office:value="0.6" calcext:value-type="float">
            <text:p>0,6</text:p>
          </table:table-cell>
          <table:table-cell table:style-name="ce22" table:formula="of:=COUNTIF([.$E79:.$I79]; [.C$5])" office:value-type="float" office:value="1" calcext:value-type="float">
            <text:p>1</text:p>
          </table:table-cell>
          <table:table-cell table:style-name="ce22" table:formula="of:=COUNTIF([.$E79:.$I79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7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7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7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7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7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0:.D80];[.C80:.D80]-1)/([.$A$9]*([.$A$9]-1))" office:value-type="float" office:value="1" calcext:value-type="float">
            <text:p>1</text:p>
          </table:table-cell>
          <table:table-cell table:style-name="ce22" table:formula="of:=COUNTIF([.$E80:.$I80]; [.C$5])" office:value-type="float" office:value="5" calcext:value-type="float">
            <text:p>5</text:p>
          </table:table-cell>
          <table:table-cell table:style-name="ce22" table:formula="of:=COUNTIF([.$E80:.$I8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7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7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1:.D81];[.C81:.D81]-1)/([.$A$9]*([.$A$9]-1))" office:value-type="float" office:value="0.4" calcext:value-type="float">
            <text:p>0,4</text:p>
          </table:table-cell>
          <table:table-cell table:style-name="ce22" table:formula="of:=COUNTIF([.$E81:.$I81]; [.C$5])" office:value-type="float" office:value="3" calcext:value-type="float">
            <text:p>3</text:p>
          </table:table-cell>
          <table:table-cell table:style-name="ce22" table:formula="of:=COUNTIF([.$E81:.$I81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7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7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7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7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7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2:.D82];[.C82:.D82]-1)/([.$A$9]*([.$A$9]-1))" office:value-type="float" office:value="0.4" calcext:value-type="float">
            <text:p>0,4</text:p>
          </table:table-cell>
          <table:table-cell table:style-name="ce22" table:formula="of:=COUNTIF([.$E82:.$I82]; [.C$5])" office:value-type="float" office:value="2" calcext:value-type="float">
            <text:p>2</text:p>
          </table:table-cell>
          <table:table-cell table:style-name="ce22" table:formula="of:=COUNTIF([.$E82:.$I82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7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7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7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7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7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3:.D83];[.C83:.D83]-1)/([.$A$9]*([.$A$9]-1))" office:value-type="float" office:value="1" calcext:value-type="float">
            <text:p>1</text:p>
          </table:table-cell>
          <table:table-cell table:style-name="ce22" table:formula="of:=COUNTIF([.$E83:.$I83]; [.C$5])" office:value-type="float" office:value="5" calcext:value-type="float">
            <text:p>5</text:p>
          </table:table-cell>
          <table:table-cell table:style-name="ce22" table:formula="of:=COUNTIF([.$E83:.$I8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7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7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4:.D84];[.C84:.D84]-1)/([.$A$9]*([.$A$9]-1))" office:value-type="float" office:value="1" calcext:value-type="float">
            <text:p>1</text:p>
          </table:table-cell>
          <table:table-cell table:style-name="ce22" table:formula="of:=COUNTIF([.$E84:.$I84]; [.C$5])" office:value-type="float" office:value="5" calcext:value-type="float">
            <text:p>5</text:p>
          </table:table-cell>
          <table:table-cell table:style-name="ce22" table:formula="of:=COUNTIF([.$E84:.$I8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8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8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5:.D85];[.C85:.D85]-1)/([.$A$9]*([.$A$9]-1))" office:value-type="float" office:value="1" calcext:value-type="float">
            <text:p>1</text:p>
          </table:table-cell>
          <table:table-cell table:style-name="ce22" table:formula="of:=COUNTIF([.$E85:.$I85]; [.C$5])" office:value-type="float" office:value="5" calcext:value-type="float">
            <text:p>5</text:p>
          </table:table-cell>
          <table:table-cell table:style-name="ce22" table:formula="of:=COUNTIF([.$E85:.$I8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D8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D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D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D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D8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6:.D86];[.C86:.D86]-1)/([.$A$9]*([.$A$9]-1))" office:value-type="float" office:value="1" calcext:value-type="float">
            <text:p>1</text:p>
          </table:table-cell>
          <table:table-cell table:style-name="ce22" table:formula="of:=COUNTIF([.$E86:.$I86]; [.C$5])" office:value-type="float" office:value="5" calcext:value-type="float">
            <text:p>5</text:p>
          </table:table-cell>
          <table:table-cell table:style-name="ce22" table:formula="of:=COUNTIF([.$E86:.$I8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7:.D87];[.C87:.D87]-1)/([.$A$9]*([.$A$9]-1))" office:value-type="float" office:value="0.4" calcext:value-type="float">
            <text:p>0,4</text:p>
          </table:table-cell>
          <table:table-cell table:style-name="ce22" table:formula="of:=COUNTIF([.$E87:.$I87]; [.C$5])" office:value-type="float" office:value="2" calcext:value-type="float">
            <text:p>2</text:p>
          </table:table-cell>
          <table:table-cell table:style-name="ce22" table:formula="of:=COUNTIF([.$E87:.$I87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3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8:.D88];[.C88:.D88]-1)/([.$A$9]*([.$A$9]-1))" office:value-type="float" office:value="1" calcext:value-type="float">
            <text:p>1</text:p>
          </table:table-cell>
          <table:table-cell table:style-name="ce22" table:formula="of:=COUNTIF([.$E88:.$I88]; [.C$5])" office:value-type="float" office:value="5" calcext:value-type="float">
            <text:p>5</text:p>
          </table:table-cell>
          <table:table-cell table:style-name="ce22" table:formula="of:=COUNTIF([.$E88:.$I8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9:.D89];[.C89:.D89]-1)/([.$A$9]*([.$A$9]-1))" office:value-type="float" office:value="1" calcext:value-type="float">
            <text:p>1</text:p>
          </table:table-cell>
          <table:table-cell table:style-name="ce22" table:formula="of:=COUNTIF([.$E89:.$I89]; [.C$5])" office:value-type="float" office:value="5" calcext:value-type="float">
            <text:p>5</text:p>
          </table:table-cell>
          <table:table-cell table:style-name="ce22" table:formula="of:=COUNTIF([.$E89:.$I89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5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0:.D90];[.C90:.D90]-1)/([.$A$9]*([.$A$9]-1))" office:value-type="float" office:value="0.6" calcext:value-type="float">
            <text:p>0,6</text:p>
          </table:table-cell>
          <table:table-cell table:style-name="ce22" table:formula="of:=COUNTIF([.$E90:.$I90]; [.C$5])" office:value-type="float" office:value="4" calcext:value-type="float">
            <text:p>4</text:p>
          </table:table-cell>
          <table:table-cell table:style-name="ce22" table:formula="of:=COUNTIF([.$E90:.$I90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1:.D91];[.C91:.D91]-1)/([.$A$9]*([.$A$9]-1))" office:value-type="float" office:value="1" calcext:value-type="float">
            <text:p>1</text:p>
          </table:table-cell>
          <table:table-cell table:style-name="ce22" table:formula="of:=COUNTIF([.$E91:.$I91]; [.C$5])" office:value-type="float" office:value="5" calcext:value-type="float">
            <text:p>5</text:p>
          </table:table-cell>
          <table:table-cell table:style-name="ce22" table:formula="of:=COUNTIF([.$E91:.$I91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7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2:.D92];[.C92:.D92]-1)/([.$A$9]*([.$A$9]-1))" office:value-type="float" office:value="0.4" calcext:value-type="float">
            <text:p>0,4</text:p>
          </table:table-cell>
          <table:table-cell table:style-name="ce22" table:formula="of:=COUNTIF([.$E92:.$I92]; [.C$5])" office:value-type="float" office:value="3" calcext:value-type="float">
            <text:p>3</text:p>
          </table:table-cell>
          <table:table-cell table:style-name="ce22" table:formula="of:=COUNTIF([.$E92:.$I92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8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3:.D93];[.C93:.D93]-1)/([.$A$9]*([.$A$9]-1))" office:value-type="float" office:value="0.6" calcext:value-type="float">
            <text:p>0,6</text:p>
          </table:table-cell>
          <table:table-cell table:style-name="ce22" table:formula="of:=COUNTIF([.$E93:.$I93]; [.C$5])" office:value-type="float" office:value="4" calcext:value-type="float">
            <text:p>4</text:p>
          </table:table-cell>
          <table:table-cell table:style-name="ce22" table:formula="of:=COUNTIF([.$E93:.$I93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4:.D94];[.C94:.D94]-1)/([.$A$9]*([.$A$9]-1))" office:value-type="float" office:value="1" calcext:value-type="float">
            <text:p>1</text:p>
          </table:table-cell>
          <table:table-cell table:style-name="ce22" table:formula="of:=COUNTIF([.$E94:.$I94]; [.C$5])" office:value-type="float" office:value="5" calcext:value-type="float">
            <text:p>5</text:p>
          </table:table-cell>
          <table:table-cell table:style-name="ce22" table:formula="of:=COUNTIF([.$E94:.$I9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1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1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1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1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1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5:.D95];[.C95:.D95]-1)/([.$A$9]*([.$A$9]-1))" office:value-type="float" office:value="1" calcext:value-type="float">
            <text:p>1</text:p>
          </table:table-cell>
          <table:table-cell table:style-name="ce22" table:formula="of:=COUNTIF([.$E95:.$I95]; [.C$5])" office:value-type="float" office:value="5" calcext:value-type="float">
            <text:p>5</text:p>
          </table:table-cell>
          <table:table-cell table:style-name="ce22" table:formula="of:=COUNTIF([.$E95:.$I9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1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1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6:.D96];[.C96:.D96]-1)/([.$A$9]*([.$A$9]-1))" office:value-type="float" office:value="1" calcext:value-type="float">
            <text:p>1</text:p>
          </table:table-cell>
          <table:table-cell table:style-name="ce22" table:formula="of:=COUNTIF([.$E96:.$I96]; [.C$5])" office:value-type="float" office:value="5" calcext:value-type="float">
            <text:p>5</text:p>
          </table:table-cell>
          <table:table-cell table:style-name="ce22" table:formula="of:=COUNTIF([.$E96:.$I9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1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1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7:.D97];[.C97:.D97]-1)/([.$A$9]*([.$A$9]-1))" office:value-type="float" office:value="1" calcext:value-type="float">
            <text:p>1</text:p>
          </table:table-cell>
          <table:table-cell table:style-name="ce22" table:formula="of:=COUNTIF([.$E97:.$I97]; [.C$5])" office:value-type="float" office:value="5" calcext:value-type="float">
            <text:p>5</text:p>
          </table:table-cell>
          <table:table-cell table:style-name="ce22" table:formula="of:=COUNTIF([.$E97:.$I9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1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1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8:.D98];[.C98:.D98]-1)/([.$A$9]*([.$A$9]-1))" office:value-type="float" office:value="1" calcext:value-type="float">
            <text:p>1</text:p>
          </table:table-cell>
          <table:table-cell table:style-name="ce22" table:formula="of:=COUNTIF([.$E98:.$I98]; [.C$5])" office:value-type="float" office:value="5" calcext:value-type="float">
            <text:p>5</text:p>
          </table:table-cell>
          <table:table-cell table:style-name="ce22" table:formula="of:=COUNTIF([.$E98:.$I9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1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1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9:.D99];[.C99:.D99]-1)/([.$A$9]*([.$A$9]-1))" office:value-type="float" office:value="1" calcext:value-type="float">
            <text:p>1</text:p>
          </table:table-cell>
          <table:table-cell table:style-name="ce22" table:formula="of:=COUNTIF([.$E99:.$I99]; [.C$5])" office:value-type="float" office:value="5" calcext:value-type="float">
            <text:p>5</text:p>
          </table:table-cell>
          <table:table-cell table:style-name="ce22" table:formula="of:=COUNTIF([.$E99:.$I99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15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1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100:.D100];[.C100:.D100]-1)/([.$A$9]*([.$A$9]-1))" office:value-type="float" office:value="1" calcext:value-type="float">
            <text:p>1</text:p>
          </table:table-cell>
          <table:table-cell table:style-name="ce22" table:formula="of:=COUNTIF([.$E100:.$I100]; [.C$5])" office:value-type="float" office:value="5" calcext:value-type="float">
            <text:p>5</text:p>
          </table:table-cell>
          <table:table-cell table:style-name="ce22" table:formula="of:=COUNTIF([.$E100:.$I10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1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1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101:.D101];[.C101:.D101]-1)/([.$A$9]*([.$A$9]-1))" office:value-type="float" office:value="0.6" calcext:value-type="float">
            <text:p>0,6</text:p>
          </table:table-cell>
          <table:table-cell table:style-name="ce22" table:formula="of:=COUNTIF([.$E101:.$I101]; [.C$5])" office:value-type="float" office:value="4" calcext:value-type="float">
            <text:p>4</text:p>
          </table:table-cell>
          <table:table-cell table:style-name="ce22" table:formula="of:=COUNTIF([.$E101:.$I101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D17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D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D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D1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D1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 table:number-rows-repeated="104847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pecificity" table:style-name="ta1">
        <table:table-column table:style-name="co1" table:number-columns-repeated="1023" table:default-cell-style-name="ce23"/>
        <table:table-row table:style-name="ro1">
          <table:table-cell table:style-name="ce22"/>
          <table:table-cell/>
          <table:table-cell table:style-name="ce22" table:number-columns-repeated="2"/>
          <table:table-cell table:style-name="ce17" table:formula="of:=SUMPRODUCT([.F3:.I3]*[.E3])" office:value-type="float" office:value="4935" calcext:value-type="float">
            <text:p>4935</text:p>
          </table:table-cell>
          <table:table-cell table:style-name="ce17" table:formula="of:=SUMPRODUCT([.G3:.J3]*[.F3])" office:value-type="float" office:value="2204" calcext:value-type="float">
            <text:p>2204</text:p>
          </table:table-cell>
          <table:table-cell table:style-name="ce17" table:formula="of:=SUMPRODUCT([.H3:.K3]*[.G3])" office:value-type="float" office:value="1155" calcext:value-type="float">
            <text:p>1155</text:p>
          </table:table-cell>
          <table:table-cell table:style-name="ce17" table:formula="of:=SUMPRODUCT([.I3:.L3]*[.H3])" office:value-type="float" office:value="756" calcext:value-type="float">
            <text:p>756</text:p>
          </table:table-cell>
          <table:table-cell table:style-name="ce17" table:formula="of:=SUMPRODUCT([.J3:.M3]*[.I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2"/>
          <table:table-cell/>
          <table:table-cell table:style-name="ce22" table:number-columns-repeated="2"/>
          <table:table-cell table:style-name="ce17" table:formula="of:=SUMPRODUCT([.F4:.I4]*[.E4])" office:value-type="float" office:value="13671" calcext:value-type="float">
            <text:p>13671</text:p>
          </table:table-cell>
          <table:table-cell table:style-name="ce17" table:formula="of:=SUMPRODUCT([.G4:.J4]*[.F4])" office:value-type="float" office:value="14204" calcext:value-type="float">
            <text:p>14204</text:p>
          </table:table-cell>
          <table:table-cell table:style-name="ce17" table:formula="of:=SUMPRODUCT([.H4:.K4]*[.G4])" office:value-type="float" office:value="10275" calcext:value-type="float">
            <text:p>10275</text:p>
          </table:table-cell>
          <table:table-cell table:style-name="ce17" table:formula="of:=SUMPRODUCT([.I4:.L4]*[.H4])" office:value-type="float" office:value="4692" calcext:value-type="float">
            <text:p>4692</text:p>
          </table:table-cell>
          <table:table-cell table:style-name="ce17" table:formula="of:=SUMPRODUCT([.J4:.M4]*[.I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2"/>
          <table:table-cell/>
          <table:table-cell table:style-name="ce17" table:formula="of:=SUM([.C6:.C101])" office:value-type="float" office:value="328" calcext:value-type="float">
            <text:p>328</text:p>
          </table:table-cell>
          <table:table-cell table:style-name="ce17" table:formula="of:=SUM([.D6:.D101])" office:value-type="float" office:value="152" calcext:value-type="float">
            <text:p>152</text:p>
          </table:table-cell>
          <table:table-cell table:style-name="ce17" table:formula="of:=COUNTIF([.E$6:.E$101]; [.$D$5])" office:value-type="float" office:value="47" calcext:value-type="float">
            <text:p>47</text:p>
          </table:table-cell>
          <table:table-cell table:style-name="ce17" table:formula="of:=COUNTIF([.F$6:.F$101]; [.$D$5])" office:value-type="float" office:value="29" calcext:value-type="float">
            <text:p>29</text:p>
          </table:table-cell>
          <table:table-cell table:style-name="ce17" table:formula="of:=COUNTIF([.G$6:.G$101]; [.$D$5])" office:value-type="float" office:value="21" calcext:value-type="float">
            <text:p>21</text:p>
          </table:table-cell>
          <table:table-cell table:style-name="ce17" table:formula="of:=COUNTIF([.H$6:.H$101]; [.$D$5])" office:value-type="float" office:value="28" calcext:value-type="float">
            <text:p>28</text:p>
          </table:table-cell>
          <table:table-cell table:style-name="ce17" table:formula="of:=COUNTIF([.I$6:.I$101]; [.$D$5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n</text:p>
          </table:table-cell>
          <table:table-cell office:value-type="string" calcext:value-type="string">
            <text:p>pi</text:p>
          </table:table-cell>
          <table:table-cell table:style-name="ce22" table:formula="of:=AVERAGE([.C6:.C101])/[.$A$9]" office:value-type="float" office:value="0.683333333333333" calcext:value-type="float">
            <text:p>0,683333333333333</text:p>
          </table:table-cell>
          <table:table-cell table:style-name="ce22" table:formula="of:=AVERAGE([.D6:.D101])/[.$A$9]" office:value-type="float" office:value="0.316666666666667" calcext:value-type="float">
            <text:p>0,316666666666667</text:p>
          </table:table-cell>
          <table:table-cell table:style-name="ce17" table:formula="of:=COUNTIF([.E$6:.E$101]; [.$C$5])" office:value-type="float" office:value="49" calcext:value-type="float">
            <text:p>49</text:p>
          </table:table-cell>
          <table:table-cell table:style-name="ce17" table:formula="of:=COUNTIF([.F$6:.F$101]; [.$C$5])" office:value-type="float" office:value="67" calcext:value-type="float">
            <text:p>67</text:p>
          </table:table-cell>
          <table:table-cell table:style-name="ce17" table:formula="of:=COUNTIF([.G$6:.G$101]; [.$C$5])" office:value-type="float" office:value="75" calcext:value-type="float">
            <text:p>75</text:p>
          </table:table-cell>
          <table:table-cell table:style-name="ce17" table:formula="of:=COUNTIF([.H$6:.H$101]; [.$C$5])" office:value-type="float" office:value="68" calcext:value-type="float">
            <text:p>68</text:p>
          </table:table-cell>
          <table:table-cell table:style-name="ce17" table:formula="of:=COUNTIF([.I$6:.I$101]; [.$C$5]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style-name="ce22" office:value-type="float" office:value="96" calcext:value-type="float">
            <text:p>96</text:p>
          </table:table-cell>
          <table:table-cell table:style-name="ce22" office:value-type="string" calcext:value-type="string">
            <text:p>p_{a|i}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0" office:value-type="string" calcext:value-type="string">
            <text:p>Annotator 1</text:p>
          </table:table-cell>
          <table:table-cell table:style-name="ce20" office:value-type="string" calcext:value-type="string">
            <text:p>Annotator 2</text:p>
          </table:table-cell>
          <table:table-cell table:style-name="ce20" office:value-type="string" calcext:value-type="string">
            <text:p>Annotator 3</text:p>
          </table:table-cell>
          <table:table-cell table:style-name="ce20" office:value-type="string" calcext:value-type="string">
            <text:p>Annotator 4</text:p>
          </table:table-cell>
          <table:table-cell table:style-name="ce20" office:value-type="string" calcext:value-type="string">
            <text:p>Annotator 5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q</text:p>
          </table:table-cell>
          <table:table-cell table:style-name="ce22" table:formula="of:=SUMPRODUCT([.C6:.D6];[.C6:.D6]-1)/([.$A$9]*([.$A$9]-1))" office:value-type="float" office:value="1" calcext:value-type="float">
            <text:p>1</text:p>
          </table:table-cell>
          <table:table-cell table:style-name="ce22" table:formula="of:=COUNTIF([.$E6:.$I6]; [.C$5])" office:value-type="float" office:value="5" calcext:value-type="float">
            <text:p>5</text:p>
          </table:table-cell>
          <table:table-cell table:style-name="ce22" table:formula="of:=COUNTIF([.$E6:.$I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table:formula="of:=SUMPRODUCT([.C7:.D7];[.C7:.D7]-1)/([.$A$9]*([.$A$9]-1))" office:value-type="float" office:value="0.4" calcext:value-type="float">
            <text:p>0,4</text:p>
          </table:table-cell>
          <table:table-cell table:style-name="ce22" table:formula="of:=COUNTIF([.$E7:.$I7]; [.C$5])" office:value-type="float" office:value="2" calcext:value-type="float">
            <text:p>2</text:p>
          </table:table-cell>
          <table:table-cell table:style-name="ce22" table:formula="of:=COUNTIF([.$E7:.$I7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r</text:p>
          </table:table-cell>
          <table:table-cell table:style-name="ce22" table:formula="of:=SUMPRODUCT([.C8:.D8];[.C8:.D8]-1)/([.$A$9]*([.$A$9]-1))" office:value-type="float" office:value="1" calcext:value-type="float">
            <text:p>1</text:p>
          </table:table-cell>
          <table:table-cell table:style-name="ce22" table:formula="of:=COUNTIF([.$E8:.$I8]; [.C$5])" office:value-type="float" office:value="0" calcext:value-type="float">
            <text:p>0</text:p>
          </table:table-cell>
          <table:table-cell table:style-name="ce22" table:formula="of:=COUNTIF([.$E8:.$I8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4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table:formula="of:=SUMPRODUCT([.C9:.D9];[.C9:.D9]-1)/([.$A$9]*([.$A$9]-1))" office:value-type="float" office:value="1" calcext:value-type="float">
            <text:p>1</text:p>
          </table:table-cell>
          <table:table-cell table:style-name="ce22" table:formula="of:=COUNTIF([.$E9:.$I9]; [.C$5])" office:value-type="float" office:value="5" calcext:value-type="float">
            <text:p>5</text:p>
          </table:table-cell>
          <table:table-cell table:style-name="ce22" table:formula="of:=COUNTIF([.$E9:.$I9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5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10:.D10];[.C10:.D10]-1)/([.$A$9]*([.$A$9]-1))" office:value-type="float" office:value="0.4" calcext:value-type="float">
            <text:p>0,4</text:p>
          </table:table-cell>
          <table:table-cell table:style-name="ce22" table:formula="of:=COUNTIF([.$E10:.$I10]; [.C$5])" office:value-type="float" office:value="3" calcext:value-type="float">
            <text:p>3</text:p>
          </table:table-cell>
          <table:table-cell table:style-name="ce22" table:formula="of:=COUNTIF([.$E10:.$I10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pa</text:p>
          </table:table-cell>
          <table:table-cell table:style-name="ce22" table:formula="of:=SUMPRODUCT([.C11:.D11];[.C11:.D11]-1)/([.$A$9]*([.$A$9]-1))" office:value-type="float" office:value="1" calcext:value-type="float">
            <text:p>1</text:p>
          </table:table-cell>
          <table:table-cell table:style-name="ce22" table:formula="of:=COUNTIF([.$E11:.$I11]; [.C$5])" office:value-type="float" office:value="5" calcext:value-type="float">
            <text:p>5</text:p>
          </table:table-cell>
          <table:table-cell table:style-name="ce22" table:formula="of:=COUNTIF([.$E11:.$I11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7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table:formula="of:=(1-[.A14])*[.A16]+[.A14]" office:value-type="float" office:value="0.777547743055556" calcext:value-type="float">
            <text:p>0,777547743055556</text:p>
          </table:table-cell>
          <table:table-cell table:style-name="ce22" table:formula="of:=SUMPRODUCT([.C12:.D12];[.C12:.D12]-1)/([.$A$9]*([.$A$9]-1))" office:value-type="float" office:value="0.6" calcext:value-type="float">
            <text:p>0,6</text:p>
          </table:table-cell>
          <table:table-cell table:style-name="ce22" table:formula="of:=COUNTIF([.$E12:.$I12]; [.C$5])" office:value-type="float" office:value="1" calcext:value-type="float">
            <text:p>1</text:p>
          </table:table-cell>
          <table:table-cell table:style-name="ce22" table:formula="of:=COUNTIF([.$E12:.$I12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epsilon</text:p>
          </table:table-cell>
          <table:table-cell table:style-name="ce22" table:formula="of:=SUMPRODUCT([.C13:.D13];[.C13:.D13]-1)/([.$A$9]*([.$A$9]-1))" office:value-type="float" office:value="1" calcext:value-type="float">
            <text:p>1</text:p>
          </table:table-cell>
          <table:table-cell table:style-name="ce22" table:formula="of:=COUNTIF([.$E13:.$I13]; [.C$5])" office:value-type="float" office:value="5" calcext:value-type="float">
            <text:p>5</text:p>
          </table:table-cell>
          <table:table-cell table:style-name="ce22" table:formula="of:=COUNTIF([.$E13:.$I1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table:formula="of:=1/([.A5]*[.A9])" office:value-type="float" office:value="0.00208333333333333" calcext:value-type="float">
            <text:p>0,002083333333333</text:p>
          </table:table-cell>
          <table:table-cell table:style-name="ce22" table:formula="of:=SUMPRODUCT([.C14:.D14];[.C14:.D14]-1)/([.$A$9]*([.$A$9]-1))" office:value-type="float" office:value="1" calcext:value-type="float">
            <text:p>1</text:p>
          </table:table-cell>
          <table:table-cell table:style-name="ce22" table:formula="of:=COUNTIF([.$E14:.$I14]; [.C$5])" office:value-type="float" office:value="0" calcext:value-type="float">
            <text:p>0</text:p>
          </table:table-cell>
          <table:table-cell table:style-name="ce22" table:formula="of:=COUNTIF([.$E14:.$I14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1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10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’</text:p>
          </table:table-cell>
          <table:table-cell table:style-name="ce22" table:formula="of:=SUMPRODUCT([.C15:.D15];[.C15:.D15]-1)/([.$A$9]*([.$A$9]-1))" office:value-type="float" office:value="1" calcext:value-type="float">
            <text:p>1</text:p>
          </table:table-cell>
          <table:table-cell table:style-name="ce22" table:formula="of:=COUNTIF([.$E15:.$I15]; [.C$5])" office:value-type="float" office:value="5" calcext:value-type="float">
            <text:p>5</text:p>
          </table:table-cell>
          <table:table-cell table:style-name="ce22" table:formula="of:=COUNTIF([.$E15:.$I1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1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1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table:formula="of:=AVERAGE([.B6:.B101])" office:value-type="float" office:value="0.777083333333333" calcext:value-type="float">
            <text:p>0,777083333333333</text:p>
          </table:table-cell>
          <table:table-cell table:style-name="ce22" table:formula="of:=SUMPRODUCT([.C16:.D16];[.C16:.D16]-1)/([.$A$9]*([.$A$9]-1))" office:value-type="float" office:value="1" calcext:value-type="float">
            <text:p>1</text:p>
          </table:table-cell>
          <table:table-cell table:style-name="ce22" table:formula="of:=COUNTIF([.$E16:.$I16]; [.C$5])" office:value-type="float" office:value="5" calcext:value-type="float">
            <text:p>5</text:p>
          </table:table-cell>
          <table:table-cell table:style-name="ce22" table:formula="of:=COUNTIF([.$E16:.$I1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1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1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17:.D17];[.C17:.D17]-1)/([.$A$9]*([.$A$9]-1))" office:value-type="float" office:value="0.4" calcext:value-type="float">
            <text:p>0,4</text:p>
          </table:table-cell>
          <table:table-cell table:style-name="ce22" table:formula="of:=COUNTIF([.$E17:.$I17]; [.C$5])" office:value-type="float" office:value="3" calcext:value-type="float">
            <text:p>3</text:p>
          </table:table-cell>
          <table:table-cell table:style-name="ce22" table:formula="of:=COUNTIF([.$E17:.$I17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1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1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1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kalpha</text:p>
          </table:table-cell>
          <table:table-cell table:style-name="ce22" table:formula="of:=SUMPRODUCT([.C18:.D18];[.C18:.D18]-1)/([.$A$9]*([.$A$9]-1))" office:value-type="float" office:value="0.4" calcext:value-type="float">
            <text:p>0,4</text:p>
          </table:table-cell>
          <table:table-cell table:style-name="ce22" table:formula="of:=COUNTIF([.$E18:.$I18]; [.C$5])" office:value-type="float" office:value="2" calcext:value-type="float">
            <text:p>2</text:p>
          </table:table-cell>
          <table:table-cell table:style-name="ce22" table:formula="of:=COUNTIF([.$E18:.$I18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1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1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14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4" table:formula="of:=([.A12]-[.A21])/(1-[.A21])" office:value-type="float" office:value="0.485989650192555" calcext:value-type="float">
            <text:p>0,485989650192555</text:p>
          </table:table-cell>
          <table:table-cell table:style-name="ce22" table:formula="of:=SUMPRODUCT([.C19:.D19];[.C19:.D19]-1)/([.$A$9]*([.$A$9]-1))" office:value-type="float" office:value="0.6" calcext:value-type="float">
            <text:p>0,6</text:p>
          </table:table-cell>
          <table:table-cell table:style-name="ce22" table:formula="of:=COUNTIF([.$E19:.$I19]; [.C$5])" office:value-type="float" office:value="4" calcext:value-type="float">
            <text:p>4</text:p>
          </table:table-cell>
          <table:table-cell table:style-name="ce22" table:formula="of:=COUNTIF([.$E19:.$I19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1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1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pe</text:p>
          </table:table-cell>
          <table:table-cell table:style-name="ce22" table:formula="of:=SUMPRODUCT([.C20:.D20];[.C20:.D20]-1)/([.$A$9]*([.$A$9]-1))" office:value-type="float" office:value="1" calcext:value-type="float">
            <text:p>1</text:p>
          </table:table-cell>
          <table:table-cell table:style-name="ce22" table:formula="of:=COUNTIF([.$E20:.$I20]; [.C$5])" office:value-type="float" office:value="0" calcext:value-type="float">
            <text:p>0</text:p>
          </table:table-cell>
          <table:table-cell table:style-name="ce22" table:formula="of:=COUNTIF([.$E20:.$I20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1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1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1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1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16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2" table:formula="of:=SUMPRODUCT([.C4:.D4]; [.C4:.D4])" office:value-type="float" office:value="0.567222222222222" calcext:value-type="float">
            <text:p>0,567222222222222</text:p>
          </table:table-cell>
          <table:table-cell table:style-name="ce22" table:formula="of:=SUMPRODUCT([.C21:.D21];[.C21:.D21]-1)/([.$A$9]*([.$A$9]-1))" office:value-type="float" office:value="0.6" calcext:value-type="float">
            <text:p>0,6</text:p>
          </table:table-cell>
          <table:table-cell table:style-name="ce22" table:formula="of:=COUNTIF([.$E21:.$I21]; [.C$5])" office:value-type="float" office:value="4" calcext:value-type="float">
            <text:p>4</text:p>
          </table:table-cell>
          <table:table-cell table:style-name="ce22" table:formula="of:=COUNTIF([.$E21:.$I21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1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1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22:.D22];[.C22:.D22]-1)/([.$A$9]*([.$A$9]-1))" office:value-type="float" office:value="0.6" calcext:value-type="float">
            <text:p>0,6</text:p>
          </table:table-cell>
          <table:table-cell table:style-name="ce22" table:formula="of:=COUNTIF([.$E22:.$I22]; [.C$5])" office:value-type="float" office:value="4" calcext:value-type="float">
            <text:p>4</text:p>
          </table:table-cell>
          <table:table-cell table:style-name="ce22" table:formula="of:=COUNTIF([.$E22:.$I22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1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1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1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1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1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AC2</text:p>
          </table:table-cell>
          <table:table-cell table:style-name="ce22" table:formula="of:=SUMPRODUCT([.C23:.D23];[.C23:.D23]-1)/([.$A$9]*([.$A$9]-1))" office:value-type="float" office:value="1" calcext:value-type="float">
            <text:p>1</text:p>
          </table:table-cell>
          <table:table-cell table:style-name="ce22" table:formula="of:=COUNTIF([.$E23:.$I23]; [.C$5])" office:value-type="float" office:value="5" calcext:value-type="float">
            <text:p>5</text:p>
          </table:table-cell>
          <table:table-cell table:style-name="ce22" table:formula="of:=COUNTIF([.$E23:.$I2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1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1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4" table:formula="of:=([.A12]-[.A26])/(1-[.A26])" office:value-type="float" office:value="0.607821682174339" calcext:value-type="float">
            <text:p>0,607821682174339</text:p>
          </table:table-cell>
          <table:table-cell table:style-name="ce22" table:formula="of:=SUMPRODUCT([.C24:.D24];[.C24:.D24]-1)/([.$A$9]*([.$A$9]-1))" office:value-type="float" office:value="1" calcext:value-type="float">
            <text:p>1</text:p>
          </table:table-cell>
          <table:table-cell table:style-name="ce22" table:formula="of:=COUNTIF([.$E24:.$I24]; [.C$5])" office:value-type="float" office:value="5" calcext:value-type="float">
            <text:p>5</text:p>
          </table:table-cell>
          <table:table-cell table:style-name="ce22" table:formula="of:=COUNTIF([.$E24:.$I2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2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2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2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2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2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pe</text:p>
          </table:table-cell>
          <table:table-cell table:style-name="ce22" table:formula="of:=SUMPRODUCT([.C25:.D25];[.C25:.D25]-1)/([.$A$9]*([.$A$9]-1))" office:value-type="float" office:value="1" calcext:value-type="float">
            <text:p>1</text:p>
          </table:table-cell>
          <table:table-cell table:style-name="ce22" table:formula="of:=COUNTIF([.$E25:.$I25]; [.C$5])" office:value-type="float" office:value="5" calcext:value-type="float">
            <text:p>5</text:p>
          </table:table-cell>
          <table:table-cell table:style-name="ce22" table:formula="of:=COUNTIF([.$E25:.$I2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2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2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2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2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2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table:formula="of:=SUMPRODUCT([.C4:.D4]; 1-[.C4:.D4])*[.A28]/([.A7]*([.A7]-1))" office:value-type="float" office:value="0.432777777777778" calcext:value-type="float">
            <text:p>0,432777777777778</text:p>
          </table:table-cell>
          <table:table-cell table:style-name="ce22" table:formula="of:=SUMPRODUCT([.C26:.D26];[.C26:.D26]-1)/([.$A$9]*([.$A$9]-1))" office:value-type="float" office:value="1" calcext:value-type="float">
            <text:p>1</text:p>
          </table:table-cell>
          <table:table-cell table:style-name="ce22" table:formula="of:=COUNTIF([.$E26:.$I26]; [.C$5])" office:value-type="float" office:value="5" calcext:value-type="float">
            <text:p>5</text:p>
          </table:table-cell>
          <table:table-cell table:style-name="ce22" table:formula="of:=COUNTIF([.$E26:.$I2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2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2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w</text:p>
          </table:table-cell>
          <table:table-cell table:style-name="ce22" table:formula="of:=SUMPRODUCT([.C27:.D27];[.C27:.D27]-1)/([.$A$9]*([.$A$9]-1))" office:value-type="float" office:value="1" calcext:value-type="float">
            <text:p>1</text:p>
          </table:table-cell>
          <table:table-cell table:style-name="ce22" table:formula="of:=COUNTIF([.$E27:.$I27]; [.C$5])" office:value-type="float" office:value="5" calcext:value-type="float">
            <text:p>5</text:p>
          </table:table-cell>
          <table:table-cell table:style-name="ce22" table:formula="of:=COUNTIF([.$E27:.$I2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2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2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table:formula="of:=SUMPRODUCT([.C28:.D28];[.C28:.D28]-1)/([.$A$9]*([.$A$9]-1))" office:value-type="float" office:value="1" calcext:value-type="float">
            <text:p>1</text:p>
          </table:table-cell>
          <table:table-cell table:style-name="ce22" table:formula="of:=COUNTIF([.$E28:.$I28]; [.C$5])" office:value-type="float" office:value="5" calcext:value-type="float">
            <text:p>5</text:p>
          </table:table-cell>
          <table:table-cell table:style-name="ce22" table:formula="of:=COUNTIF([.$E28:.$I2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2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2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2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2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2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2" table:formula="of:=SUMPRODUCT([.C29:.D29];[.C29:.D29]-1)/([.$A$9]*([.$A$9]-1))" office:value-type="float" office:value="1" calcext:value-type="float">
            <text:p>1</text:p>
          </table:table-cell>
          <table:table-cell table:style-name="ce22" table:formula="of:=COUNTIF([.$E29:.$I29]; [.C$5])" office:value-type="float" office:value="5" calcext:value-type="float">
            <text:p>5</text:p>
          </table:table-cell>
          <table:table-cell table:style-name="ce22" table:formula="of:=COUNTIF([.$E29:.$I29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25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2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2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2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2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Percentage</text:p>
          </table:table-cell>
          <table:table-cell table:style-name="ce22" table:formula="of:=SUMPRODUCT([.C30:.D30];[.C30:.D30]-1)/([.$A$9]*([.$A$9]-1))" office:value-type="float" office:value="0.4" calcext:value-type="float">
            <text:p>0,4</text:p>
          </table:table-cell>
          <table:table-cell table:style-name="ce22" table:formula="of:=COUNTIF([.$E30:.$I30]; [.C$5])" office:value-type="float" office:value="2" calcext:value-type="float">
            <text:p>2</text:p>
          </table:table-cell>
          <table:table-cell table:style-name="ce22" table:formula="of:=COUNTIF([.$E30:.$I30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2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2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2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2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26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8" table:formula="of:=( COUNTIF([.D6:.D101]; [.A9]) + COUNTIF([.D6:.D101]; 0) ) / [.A5]" office:value-type="float" office:value="0.552083333333333" calcext:value-type="float">
            <text:p>0,552083333333333</text:p>
          </table:table-cell>
          <table:table-cell table:style-name="ce22" table:formula="of:=SUMPRODUCT([.C31:.D31];[.C31:.D31]-1)/([.$A$9]*([.$A$9]-1))" office:value-type="float" office:value="0.6" calcext:value-type="float">
            <text:p>0,6</text:p>
          </table:table-cell>
          <table:table-cell table:style-name="ce22" table:formula="of:=COUNTIF([.$E31:.$I31]; [.C$5])" office:value-type="float" office:value="4" calcext:value-type="float">
            <text:p>4</text:p>
          </table:table-cell>
          <table:table-cell table:style-name="ce22" table:formula="of:=COUNTIF([.$E31:.$I31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2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2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7"/>
          <table:table-cell table:style-name="ce22" table:formula="of:=SUMPRODUCT([.C32:.D32];[.C32:.D32]-1)/([.$A$9]*([.$A$9]-1))" office:value-type="float" office:value="1" calcext:value-type="float">
            <text:p>1</text:p>
          </table:table-cell>
          <table:table-cell table:style-name="ce22" table:formula="of:=COUNTIF([.$E32:.$I32]; [.C$5])" office:value-type="float" office:value="5" calcext:value-type="float">
            <text:p>5</text:p>
          </table:table-cell>
          <table:table-cell table:style-name="ce22" table:formula="of:=COUNTIF([.$E32:.$I32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28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2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0 / multi-percentage</text:p>
          </table:table-cell>
          <table:table-cell table:style-name="ce22" table:formula="of:=SUMPRODUCT([.C33:.D33];[.C33:.D33]-1)/([.$A$9]*([.$A$9]-1))" office:value-type="float" office:value="1" calcext:value-type="float">
            <text:p>1</text:p>
          </table:table-cell>
          <table:table-cell table:style-name="ce22" table:formula="of:=COUNTIF([.$E33:.$I33]; [.C$5])" office:value-type="float" office:value="5" calcext:value-type="float">
            <text:p>5</text:p>
          </table:table-cell>
          <table:table-cell table:style-name="ce22" table:formula="of:=COUNTIF([.$E33:.$I3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2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2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2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2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2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7" table:formula="of:=1/([.A5]*[.A9]*([.A9]-1))*(SUMPRODUCT([.C6:.C101];[.C6:.C101]-1) + SUMPRODUCT([.D6:.D101];[.D6:.D101]-1))" office:value-type="float" office:value="0.777083333333333" calcext:value-type="float">
            <text:p>0,777083333333333</text:p>
          </table:table-cell>
          <table:table-cell table:style-name="ce22" table:formula="of:=SUMPRODUCT([.C34:.D34];[.C34:.D34]-1)/([.$A$9]*([.$A$9]-1))" office:value-type="float" office:value="0.6" calcext:value-type="float">
            <text:p>0,6</text:p>
          </table:table-cell>
          <table:table-cell table:style-name="ce22" table:formula="of:=COUNTIF([.$E34:.$I34]; [.C$5])" office:value-type="float" office:value="1" calcext:value-type="float">
            <text:p>1</text:p>
          </table:table-cell>
          <table:table-cell table:style-name="ce22" table:formula="of:=COUNTIF([.$E34:.$I34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3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3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3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3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30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2" table:formula="of:=SUMPRODUCT([.C35:.D35];[.C35:.D35]-1)/([.$A$9]*([.$A$9]-1))" office:value-type="float" office:value="1" calcext:value-type="float">
            <text:p>1</text:p>
          </table:table-cell>
          <table:table-cell table:style-name="ce22" table:formula="of:=COUNTIF([.$E35:.$I35]; [.C$5])" office:value-type="float" office:value="5" calcext:value-type="float">
            <text:p>5</text:p>
          </table:table-cell>
          <table:table-cell table:style-name="ce22" table:formula="of:=COUNTIF([.$E35:.$I3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3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3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3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3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3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fkappa</text:p>
          </table:table-cell>
          <table:table-cell table:style-name="ce22" table:formula="of:=SUMPRODUCT([.C36:.D36];[.C36:.D36]-1)/([.$A$9]*([.$A$9]-1))" office:value-type="float" office:value="1" calcext:value-type="float">
            <text:p>1</text:p>
          </table:table-cell>
          <table:table-cell table:style-name="ce22" table:formula="of:=COUNTIF([.$E36:.$I36]; [.C$5])" office:value-type="float" office:value="5" calcext:value-type="float">
            <text:p>5</text:p>
          </table:table-cell>
          <table:table-cell table:style-name="ce22" table:formula="of:=COUNTIF([.$E36:.$I3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3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3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3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3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3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8" table:formula="of:=([.A34]-[.A39])/(1-[.A39])" office:value-type="float" office:value="0.689733289032531" calcext:value-type="float">
            <text:p>0,689733289032531</text:p>
          </table:table-cell>
          <table:table-cell table:style-name="ce22" table:formula="of:=SUMPRODUCT([.C37:.D37];[.C37:.D37]-1)/([.$A$9]*([.$A$9]-1))" office:value-type="float" office:value="0.4" calcext:value-type="float">
            <text:p>0,4</text:p>
          </table:table-cell>
          <table:table-cell table:style-name="ce22" table:formula="of:=COUNTIF([.$E37:.$I37]; [.C$5])" office:value-type="float" office:value="2" calcext:value-type="float">
            <text:p>2</text:p>
          </table:table-cell>
          <table:table-cell table:style-name="ce22" table:formula="of:=COUNTIF([.$E37:.$I37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3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3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3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3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33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ae</text:p>
          </table:table-cell>
          <table:table-cell table:style-name="ce22" table:formula="of:=SUMPRODUCT([.C38:.D38];[.C38:.D38]-1)/([.$A$9]*([.$A$9]-1))" office:value-type="float" office:value="0.4" calcext:value-type="float">
            <text:p>0,4</text:p>
          </table:table-cell>
          <table:table-cell table:style-name="ce22" table:formula="of:=COUNTIF([.$E38:.$I38]; [.C$5])" office:value-type="float" office:value="2" calcext:value-type="float">
            <text:p>2</text:p>
          </table:table-cell>
          <table:table-cell table:style-name="ce22" table:formula="of:=COUNTIF([.$E38:.$I38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3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3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3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3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3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7" table:formula="of:=1/([.A5]*[.A5]*[.A7]*COMBIN([.A9];2)) * (SUM([.E1:.H1]) + SUM([.E2:.H2]))" office:value-type="float" office:value="0.281532118055556" calcext:value-type="float">
            <text:p>0,281532118055556</text:p>
          </table:table-cell>
          <table:table-cell table:style-name="ce22" table:formula="of:=SUMPRODUCT([.C39:.D39];[.C39:.D39]-1)/([.$A$9]*([.$A$9]-1))" office:value-type="float" office:value="1" calcext:value-type="float">
            <text:p>1</text:p>
          </table:table-cell>
          <table:table-cell table:style-name="ce22" table:formula="of:=COUNTIF([.$E39:.$I39]; [.C$5])" office:value-type="float" office:value="5" calcext:value-type="float">
            <text:p>5</text:p>
          </table:table-cell>
          <table:table-cell table:style-name="ce22" table:formula="of:=COUNTIF([.$E39:.$I39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35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3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3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3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3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2" table:formula="of:=SUMPRODUCT([.C40:.D40];[.C40:.D40]-1)/([.$A$9]*([.$A$9]-1))" office:value-type="float" office:value="1" calcext:value-type="float">
            <text:p>1</text:p>
          </table:table-cell>
          <table:table-cell table:style-name="ce22" table:formula="of:=COUNTIF([.$E40:.$I40]; [.C$5])" office:value-type="float" office:value="5" calcext:value-type="float">
            <text:p>5</text:p>
          </table:table-cell>
          <table:table-cell table:style-name="ce22" table:formula="of:=COUNTIF([.$E40:.$I4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3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3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fpi</text:p>
          </table:table-cell>
          <table:table-cell table:style-name="ce22" table:formula="of:=SUMPRODUCT([.C41:.D41];[.C41:.D41]-1)/([.$A$9]*([.$A$9]-1))" office:value-type="float" office:value="1" calcext:value-type="float">
            <text:p>1</text:p>
          </table:table-cell>
          <table:table-cell table:style-name="ce22" table:formula="of:=COUNTIF([.$E41:.$I41]; [.C$5])" office:value-type="float" office:value="5" calcext:value-type="float">
            <text:p>5</text:p>
          </table:table-cell>
          <table:table-cell table:style-name="ce22" table:formula="of:=COUNTIF([.$E41:.$I41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37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3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8" table:formula="of:=([.A34]-[.A44])/(1-[.A44])" office:value-type="float" office:value="0.484916559691913" calcext:value-type="float">
            <text:p>0,484916559691913</text:p>
          </table:table-cell>
          <table:table-cell table:style-name="ce22" table:formula="of:=SUMPRODUCT([.C42:.D42];[.C42:.D42]-1)/([.$A$9]*([.$A$9]-1))" office:value-type="float" office:value="1" calcext:value-type="float">
            <text:p>1</text:p>
          </table:table-cell>
          <table:table-cell table:style-name="ce22" table:formula="of:=COUNTIF([.$E42:.$I42]; [.C$5])" office:value-type="float" office:value="0" calcext:value-type="float">
            <text:p>0</text:p>
          </table:table-cell>
          <table:table-cell table:style-name="ce22" table:formula="of:=COUNTIF([.$E42:.$I42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3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3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3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3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38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ae</text:p>
          </table:table-cell>
          <table:table-cell table:style-name="ce22" table:formula="of:=SUMPRODUCT([.C43:.D43];[.C43:.D43]-1)/([.$A$9]*([.$A$9]-1))" office:value-type="float" office:value="0.4" calcext:value-type="float">
            <text:p>0,4</text:p>
          </table:table-cell>
          <table:table-cell table:style-name="ce22" table:formula="of:=COUNTIF([.$E43:.$I43]; [.C$5])" office:value-type="float" office:value="2" calcext:value-type="float">
            <text:p>2</text:p>
          </table:table-cell>
          <table:table-cell table:style-name="ce22" table:formula="of:=COUNTIF([.$E43:.$I43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3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3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3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3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3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7" table:formula="of:=1/([.A5]*[.A5]*[.A9]*[.A9]) * SUMSQ([.C3:.D3])" office:value-type="float" office:value="0.567222222222222" calcext:value-type="float">
            <text:p>0,567222222222222</text:p>
          </table:table-cell>
          <table:table-cell table:style-name="ce22" table:formula="of:=SUMPRODUCT([.C44:.D44];[.C44:.D44]-1)/([.$A$9]*([.$A$9]-1))" office:value-type="float" office:value="1" calcext:value-type="float">
            <text:p>1</text:p>
          </table:table-cell>
          <table:table-cell table:style-name="ce22" table:formula="of:=COUNTIF([.$E44:.$I44]; [.C$5])" office:value-type="float" office:value="5" calcext:value-type="float">
            <text:p>5</text:p>
          </table:table-cell>
          <table:table-cell table:style-name="ce22" table:formula="of:=COUNTIF([.$E44:.$I4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4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4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5:.D45];[.C45:.D45]-1)/([.$A$9]*([.$A$9]-1))" office:value-type="float" office:value="0.6" calcext:value-type="float">
            <text:p>0,6</text:p>
          </table:table-cell>
          <table:table-cell table:style-name="ce22" table:formula="of:=COUNTIF([.$E45:.$I45]; [.C$5])" office:value-type="float" office:value="4" calcext:value-type="float">
            <text:p>4</text:p>
          </table:table-cell>
          <table:table-cell table:style-name="ce22" table:formula="of:=COUNTIF([.$E45:.$I45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41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4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4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4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4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6:.D46];[.C46:.D46]-1)/([.$A$9]*([.$A$9]-1))" office:value-type="float" office:value="1" calcext:value-type="float">
            <text:p>1</text:p>
          </table:table-cell>
          <table:table-cell table:style-name="ce22" table:formula="of:=COUNTIF([.$E46:.$I46]; [.C$5])" office:value-type="float" office:value="5" calcext:value-type="float">
            <text:p>5</text:p>
          </table:table-cell>
          <table:table-cell table:style-name="ce22" table:formula="of:=COUNTIF([.$E46:.$I4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4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4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7:.D47];[.C47:.D47]-1)/([.$A$9]*([.$A$9]-1))" office:value-type="float" office:value="0.4" calcext:value-type="float">
            <text:p>0,4</text:p>
          </table:table-cell>
          <table:table-cell table:style-name="ce22" table:formula="of:=COUNTIF([.$E47:.$I47]; [.C$5])" office:value-type="float" office:value="3" calcext:value-type="float">
            <text:p>3</text:p>
          </table:table-cell>
          <table:table-cell table:style-name="ce22" table:formula="of:=COUNTIF([.$E47:.$I47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4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4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4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4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4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8:.D48];[.C48:.D48]-1)/([.$A$9]*([.$A$9]-1))" office:value-type="float" office:value="0.6" calcext:value-type="float">
            <text:p>0,6</text:p>
          </table:table-cell>
          <table:table-cell table:style-name="ce22" table:formula="of:=COUNTIF([.$E48:.$I48]; [.C$5])" office:value-type="float" office:value="4" calcext:value-type="float">
            <text:p>4</text:p>
          </table:table-cell>
          <table:table-cell table:style-name="ce22" table:formula="of:=COUNTIF([.$E48:.$I48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4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4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4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4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4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9:.D49];[.C49:.D49]-1)/([.$A$9]*([.$A$9]-1))" office:value-type="float" office:value="0.4" calcext:value-type="float">
            <text:p>0,4</text:p>
          </table:table-cell>
          <table:table-cell table:style-name="ce22" table:formula="of:=COUNTIF([.$E49:.$I49]; [.C$5])" office:value-type="float" office:value="3" calcext:value-type="float">
            <text:p>3</text:p>
          </table:table-cell>
          <table:table-cell table:style-name="ce22" table:formula="of:=COUNTIF([.$E49:.$I49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4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4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4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4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4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0:.D50];[.C50:.D50]-1)/([.$A$9]*([.$A$9]-1))" office:value-type="float" office:value="0.6" calcext:value-type="float">
            <text:p>0,6</text:p>
          </table:table-cell>
          <table:table-cell table:style-name="ce22" table:formula="of:=COUNTIF([.$E50:.$I50]; [.C$5])" office:value-type="float" office:value="4" calcext:value-type="float">
            <text:p>4</text:p>
          </table:table-cell>
          <table:table-cell table:style-name="ce22" table:formula="of:=COUNTIF([.$E50:.$I50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4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4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1:.D51];[.C51:.D51]-1)/([.$A$9]*([.$A$9]-1))" office:value-type="float" office:value="1" calcext:value-type="float">
            <text:p>1</text:p>
          </table:table-cell>
          <table:table-cell table:style-name="ce22" table:formula="of:=COUNTIF([.$E51:.$I51]; [.C$5])" office:value-type="float" office:value="0" calcext:value-type="float">
            <text:p>0</text:p>
          </table:table-cell>
          <table:table-cell table:style-name="ce22" table:formula="of:=COUNTIF([.$E51:.$I51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4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4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4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4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4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2:.D52];[.C52:.D52]-1)/([.$A$9]*([.$A$9]-1))" office:value-type="float" office:value="0.6" calcext:value-type="float">
            <text:p>0,6</text:p>
          </table:table-cell>
          <table:table-cell table:style-name="ce22" table:formula="of:=COUNTIF([.$E52:.$I52]; [.C$5])" office:value-type="float" office:value="1" calcext:value-type="float">
            <text:p>1</text:p>
          </table:table-cell>
          <table:table-cell table:style-name="ce22" table:formula="of:=COUNTIF([.$E52:.$I52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4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4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4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4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48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3:.D53];[.C53:.D53]-1)/([.$A$9]*([.$A$9]-1))" office:value-type="float" office:value="1" calcext:value-type="float">
            <text:p>1</text:p>
          </table:table-cell>
          <table:table-cell table:style-name="ce22" table:formula="of:=COUNTIF([.$E53:.$I53]; [.C$5])" office:value-type="float" office:value="0" calcext:value-type="float">
            <text:p>0</text:p>
          </table:table-cell>
          <table:table-cell table:style-name="ce22" table:formula="of:=COUNTIF([.$E53:.$I53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4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49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4:.D54];[.C54:.D54]-1)/([.$A$9]*([.$A$9]-1))" office:value-type="float" office:value="1" calcext:value-type="float">
            <text:p>1</text:p>
          </table:table-cell>
          <table:table-cell table:style-name="ce22" table:formula="of:=COUNTIF([.$E54:.$I54]; [.C$5])" office:value-type="float" office:value="5" calcext:value-type="float">
            <text:p>5</text:p>
          </table:table-cell>
          <table:table-cell table:style-name="ce22" table:formula="of:=COUNTIF([.$E54:.$I5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5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5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5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5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5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5:.D55];[.C55:.D55]-1)/([.$A$9]*([.$A$9]-1))" office:value-type="float" office:value="0.4" calcext:value-type="float">
            <text:p>0,4</text:p>
          </table:table-cell>
          <table:table-cell table:style-name="ce22" table:formula="of:=COUNTIF([.$E55:.$I55]; [.C$5])" office:value-type="float" office:value="3" calcext:value-type="float">
            <text:p>3</text:p>
          </table:table-cell>
          <table:table-cell table:style-name="ce22" table:formula="of:=COUNTIF([.$E55:.$I55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5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5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5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5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5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6:.D56];[.C56:.D56]-1)/([.$A$9]*([.$A$9]-1))" office:value-type="float" office:value="1" calcext:value-type="float">
            <text:p>1</text:p>
          </table:table-cell>
          <table:table-cell table:style-name="ce22" table:formula="of:=COUNTIF([.$E56:.$I56]; [.C$5])" office:value-type="float" office:value="5" calcext:value-type="float">
            <text:p>5</text:p>
          </table:table-cell>
          <table:table-cell table:style-name="ce22" table:formula="of:=COUNTIF([.$E56:.$I5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5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5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7:.D57];[.C57:.D57]-1)/([.$A$9]*([.$A$9]-1))" office:value-type="float" office:value="0.6" calcext:value-type="float">
            <text:p>0,6</text:p>
          </table:table-cell>
          <table:table-cell table:style-name="ce22" table:formula="of:=COUNTIF([.$E57:.$I57]; [.C$5])" office:value-type="float" office:value="1" calcext:value-type="float">
            <text:p>1</text:p>
          </table:table-cell>
          <table:table-cell table:style-name="ce22" table:formula="of:=COUNTIF([.$E57:.$I57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5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5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5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5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53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8:.D58];[.C58:.D58]-1)/([.$A$9]*([.$A$9]-1))" office:value-type="float" office:value="1" calcext:value-type="float">
            <text:p>1</text:p>
          </table:table-cell>
          <table:table-cell table:style-name="ce22" table:formula="of:=COUNTIF([.$E58:.$I58]; [.C$5])" office:value-type="float" office:value="0" calcext:value-type="float">
            <text:p>0</text:p>
          </table:table-cell>
          <table:table-cell table:style-name="ce22" table:formula="of:=COUNTIF([.$E58:.$I58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5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5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5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5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54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9:.D59];[.C59:.D59]-1)/([.$A$9]*([.$A$9]-1))" office:value-type="float" office:value="0.6" calcext:value-type="float">
            <text:p>0,6</text:p>
          </table:table-cell>
          <table:table-cell table:style-name="ce22" table:formula="of:=COUNTIF([.$E59:.$I59]; [.C$5])" office:value-type="float" office:value="1" calcext:value-type="float">
            <text:p>1</text:p>
          </table:table-cell>
          <table:table-cell table:style-name="ce22" table:formula="of:=COUNTIF([.$E59:.$I59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5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5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5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5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5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0:.D60];[.C60:.D60]-1)/([.$A$9]*([.$A$9]-1))" office:value-type="float" office:value="0.6" calcext:value-type="float">
            <text:p>0,6</text:p>
          </table:table-cell>
          <table:table-cell table:style-name="ce22" table:formula="of:=COUNTIF([.$E60:.$I60]; [.C$5])" office:value-type="float" office:value="1" calcext:value-type="float">
            <text:p>1</text:p>
          </table:table-cell>
          <table:table-cell table:style-name="ce22" table:formula="of:=COUNTIF([.$E60:.$I60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5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5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5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5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5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1:.D61];[.C61:.D61]-1)/([.$A$9]*([.$A$9]-1))" office:value-type="float" office:value="1" calcext:value-type="float">
            <text:p>1</text:p>
          </table:table-cell>
          <table:table-cell table:style-name="ce22" table:formula="of:=COUNTIF([.$E61:.$I61]; [.C$5])" office:value-type="float" office:value="0" calcext:value-type="float">
            <text:p>0</text:p>
          </table:table-cell>
          <table:table-cell table:style-name="ce22" table:formula="of:=COUNTIF([.$E61:.$I61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5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5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2:.D62];[.C62:.D62]-1)/([.$A$9]*([.$A$9]-1))" office:value-type="float" office:value="1" calcext:value-type="float">
            <text:p>1</text:p>
          </table:table-cell>
          <table:table-cell table:style-name="ce22" table:formula="of:=COUNTIF([.$E62:.$I62]; [.C$5])" office:value-type="float" office:value="5" calcext:value-type="float">
            <text:p>5</text:p>
          </table:table-cell>
          <table:table-cell table:style-name="ce22" table:formula="of:=COUNTIF([.$E62:.$I62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58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5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3:.D63];[.C63:.D63]-1)/([.$A$9]*([.$A$9]-1))" office:value-type="float" office:value="1" calcext:value-type="float">
            <text:p>1</text:p>
          </table:table-cell>
          <table:table-cell table:style-name="ce22" table:formula="of:=COUNTIF([.$E63:.$I63]; [.C$5])" office:value-type="float" office:value="5" calcext:value-type="float">
            <text:p>5</text:p>
          </table:table-cell>
          <table:table-cell table:style-name="ce22" table:formula="of:=COUNTIF([.$E63:.$I6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5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5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4:.D64];[.C64:.D64]-1)/([.$A$9]*([.$A$9]-1))" office:value-type="float" office:value="0.4" calcext:value-type="float">
            <text:p>0,4</text:p>
          </table:table-cell>
          <table:table-cell table:style-name="ce22" table:formula="of:=COUNTIF([.$E64:.$I64]; [.C$5])" office:value-type="float" office:value="3" calcext:value-type="float">
            <text:p>3</text:p>
          </table:table-cell>
          <table:table-cell table:style-name="ce22" table:formula="of:=COUNTIF([.$E64:.$I64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6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6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6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6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60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5:.D65];[.C65:.D65]-1)/([.$A$9]*([.$A$9]-1))" office:value-type="float" office:value="1" calcext:value-type="float">
            <text:p>1</text:p>
          </table:table-cell>
          <table:table-cell table:style-name="ce22" table:formula="of:=COUNTIF([.$E65:.$I65]; [.C$5])" office:value-type="float" office:value="0" calcext:value-type="float">
            <text:p>0</text:p>
          </table:table-cell>
          <table:table-cell table:style-name="ce22" table:formula="of:=COUNTIF([.$E65:.$I65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61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6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6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6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61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6:.D66];[.C66:.D66]-1)/([.$A$9]*([.$A$9]-1))" office:value-type="float" office:value="0.6" calcext:value-type="float">
            <text:p>0,6</text:p>
          </table:table-cell>
          <table:table-cell table:style-name="ce22" table:formula="of:=COUNTIF([.$E66:.$I66]; [.C$5])" office:value-type="float" office:value="4" calcext:value-type="float">
            <text:p>4</text:p>
          </table:table-cell>
          <table:table-cell table:style-name="ce22" table:formula="of:=COUNTIF([.$E66:.$I66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6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6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6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6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62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7:.D67];[.C67:.D67]-1)/([.$A$9]*([.$A$9]-1))" office:value-type="float" office:value="1" calcext:value-type="float">
            <text:p>1</text:p>
          </table:table-cell>
          <table:table-cell table:style-name="ce22" table:formula="of:=COUNTIF([.$E67:.$I67]; [.C$5])" office:value-type="float" office:value="5" calcext:value-type="float">
            <text:p>5</text:p>
          </table:table-cell>
          <table:table-cell table:style-name="ce22" table:formula="of:=COUNTIF([.$E67:.$I6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6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6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8:.D68];[.C68:.D68]-1)/([.$A$9]*([.$A$9]-1))" office:value-type="float" office:value="0.6" calcext:value-type="float">
            <text:p>0,6</text:p>
          </table:table-cell>
          <table:table-cell table:style-name="ce22" table:formula="of:=COUNTIF([.$E68:.$I68]; [.C$5])" office:value-type="float" office:value="4" calcext:value-type="float">
            <text:p>4</text:p>
          </table:table-cell>
          <table:table-cell table:style-name="ce22" table:formula="of:=COUNTIF([.$E68:.$I68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6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6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9:.D69];[.C69:.D69]-1)/([.$A$9]*([.$A$9]-1))" office:value-type="float" office:value="0.4" calcext:value-type="float">
            <text:p>0,4</text:p>
          </table:table-cell>
          <table:table-cell table:style-name="ce22" table:formula="of:=COUNTIF([.$E69:.$I69]; [.C$5])" office:value-type="float" office:value="3" calcext:value-type="float">
            <text:p>3</text:p>
          </table:table-cell>
          <table:table-cell table:style-name="ce22" table:formula="of:=COUNTIF([.$E69:.$I69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6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6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6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6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6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0:.D70];[.C70:.D70]-1)/([.$A$9]*([.$A$9]-1))" office:value-type="float" office:value="0.4" calcext:value-type="float">
            <text:p>0,4</text:p>
          </table:table-cell>
          <table:table-cell table:style-name="ce22" table:formula="of:=COUNTIF([.$E70:.$I70]; [.C$5])" office:value-type="float" office:value="3" calcext:value-type="float">
            <text:p>3</text:p>
          </table:table-cell>
          <table:table-cell table:style-name="ce22" table:formula="of:=COUNTIF([.$E70:.$I70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6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6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6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6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66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1:.D71];[.C71:.D71]-1)/([.$A$9]*([.$A$9]-1))" office:value-type="float" office:value="1" calcext:value-type="float">
            <text:p>1</text:p>
          </table:table-cell>
          <table:table-cell table:style-name="ce22" table:formula="of:=COUNTIF([.$E71:.$I71]; [.C$5])" office:value-type="float" office:value="0" calcext:value-type="float">
            <text:p>0</text:p>
          </table:table-cell>
          <table:table-cell table:style-name="ce22" table:formula="of:=COUNTIF([.$E71:.$I71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6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6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2:.D72];[.C72:.D72]-1)/([.$A$9]*([.$A$9]-1))" office:value-type="float" office:value="0.6" calcext:value-type="float">
            <text:p>0,6</text:p>
          </table:table-cell>
          <table:table-cell table:style-name="ce22" table:formula="of:=COUNTIF([.$E72:.$I72]; [.C$5])" office:value-type="float" office:value="4" calcext:value-type="float">
            <text:p>4</text:p>
          </table:table-cell>
          <table:table-cell table:style-name="ce22" table:formula="of:=COUNTIF([.$E72:.$I72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6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6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6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6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6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3:.D73];[.C73:.D73]-1)/([.$A$9]*([.$A$9]-1))" office:value-type="float" office:value="1" calcext:value-type="float">
            <text:p>1</text:p>
          </table:table-cell>
          <table:table-cell table:style-name="ce22" table:formula="of:=COUNTIF([.$E73:.$I73]; [.C$5])" office:value-type="float" office:value="5" calcext:value-type="float">
            <text:p>5</text:p>
          </table:table-cell>
          <table:table-cell table:style-name="ce22" table:formula="of:=COUNTIF([.$E73:.$I7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6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6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4:.D74];[.C74:.D74]-1)/([.$A$9]*([.$A$9]-1))" office:value-type="float" office:value="1" calcext:value-type="float">
            <text:p>1</text:p>
          </table:table-cell>
          <table:table-cell table:style-name="ce22" table:formula="of:=COUNTIF([.$E74:.$I74]; [.C$5])" office:value-type="float" office:value="5" calcext:value-type="float">
            <text:p>5</text:p>
          </table:table-cell>
          <table:table-cell table:style-name="ce22" table:formula="of:=COUNTIF([.$E74:.$I7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7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7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5:.D75];[.C75:.D75]-1)/([.$A$9]*([.$A$9]-1))" office:value-type="float" office:value="1" calcext:value-type="float">
            <text:p>1</text:p>
          </table:table-cell>
          <table:table-cell table:style-name="ce22" table:formula="of:=COUNTIF([.$E75:.$I75]; [.C$5])" office:value-type="float" office:value="5" calcext:value-type="float">
            <text:p>5</text:p>
          </table:table-cell>
          <table:table-cell table:style-name="ce22" table:formula="of:=COUNTIF([.$E75:.$I7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7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7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6:.D76];[.C76:.D76]-1)/([.$A$9]*([.$A$9]-1))" office:value-type="float" office:value="1" calcext:value-type="float">
            <text:p>1</text:p>
          </table:table-cell>
          <table:table-cell table:style-name="ce22" table:formula="of:=COUNTIF([.$E76:.$I76]; [.C$5])" office:value-type="float" office:value="5" calcext:value-type="float">
            <text:p>5</text:p>
          </table:table-cell>
          <table:table-cell table:style-name="ce22" table:formula="of:=COUNTIF([.$E76:.$I7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7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7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7:.D77];[.C77:.D77]-1)/([.$A$9]*([.$A$9]-1))" office:value-type="float" office:value="0.6" calcext:value-type="float">
            <text:p>0,6</text:p>
          </table:table-cell>
          <table:table-cell table:style-name="ce22" table:formula="of:=COUNTIF([.$E77:.$I77]; [.C$5])" office:value-type="float" office:value="4" calcext:value-type="float">
            <text:p>4</text:p>
          </table:table-cell>
          <table:table-cell table:style-name="ce22" table:formula="of:=COUNTIF([.$E77:.$I77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7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7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7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7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7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8:.D78];[.C78:.D78]-1)/([.$A$9]*([.$A$9]-1))" office:value-type="float" office:value="1" calcext:value-type="float">
            <text:p>1</text:p>
          </table:table-cell>
          <table:table-cell table:style-name="ce22" table:formula="of:=COUNTIF([.$E78:.$I78]; [.C$5])" office:value-type="float" office:value="5" calcext:value-type="float">
            <text:p>5</text:p>
          </table:table-cell>
          <table:table-cell table:style-name="ce22" table:formula="of:=COUNTIF([.$E78:.$I7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7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7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9:.D79];[.C79:.D79]-1)/([.$A$9]*([.$A$9]-1))" office:value-type="float" office:value="0.6" calcext:value-type="float">
            <text:p>0,6</text:p>
          </table:table-cell>
          <table:table-cell table:style-name="ce22" table:formula="of:=COUNTIF([.$E79:.$I79]; [.C$5])" office:value-type="float" office:value="1" calcext:value-type="float">
            <text:p>1</text:p>
          </table:table-cell>
          <table:table-cell table:style-name="ce22" table:formula="of:=COUNTIF([.$E79:.$I79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7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7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7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7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7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0:.D80];[.C80:.D80]-1)/([.$A$9]*([.$A$9]-1))" office:value-type="float" office:value="1" calcext:value-type="float">
            <text:p>1</text:p>
          </table:table-cell>
          <table:table-cell table:style-name="ce22" table:formula="of:=COUNTIF([.$E80:.$I80]; [.C$5])" office:value-type="float" office:value="5" calcext:value-type="float">
            <text:p>5</text:p>
          </table:table-cell>
          <table:table-cell table:style-name="ce22" table:formula="of:=COUNTIF([.$E80:.$I8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7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7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1:.D81];[.C81:.D81]-1)/([.$A$9]*([.$A$9]-1))" office:value-type="float" office:value="0.4" calcext:value-type="float">
            <text:p>0,4</text:p>
          </table:table-cell>
          <table:table-cell table:style-name="ce22" table:formula="of:=COUNTIF([.$E81:.$I81]; [.C$5])" office:value-type="float" office:value="3" calcext:value-type="float">
            <text:p>3</text:p>
          </table:table-cell>
          <table:table-cell table:style-name="ce22" table:formula="of:=COUNTIF([.$E81:.$I81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7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7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7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7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7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2:.D82];[.C82:.D82]-1)/([.$A$9]*([.$A$9]-1))" office:value-type="float" office:value="1" calcext:value-type="float">
            <text:p>1</text:p>
          </table:table-cell>
          <table:table-cell table:style-name="ce22" table:formula="of:=COUNTIF([.$E82:.$I82]; [.C$5])" office:value-type="float" office:value="5" calcext:value-type="float">
            <text:p>5</text:p>
          </table:table-cell>
          <table:table-cell table:style-name="ce22" table:formula="of:=COUNTIF([.$E82:.$I82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78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7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7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7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7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3:.D83];[.C83:.D83]-1)/([.$A$9]*([.$A$9]-1))" office:value-type="float" office:value="1" calcext:value-type="float">
            <text:p>1</text:p>
          </table:table-cell>
          <table:table-cell table:style-name="ce22" table:formula="of:=COUNTIF([.$E83:.$I83]; [.C$5])" office:value-type="float" office:value="5" calcext:value-type="float">
            <text:p>5</text:p>
          </table:table-cell>
          <table:table-cell table:style-name="ce22" table:formula="of:=COUNTIF([.$E83:.$I8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7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7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4:.D84];[.C84:.D84]-1)/([.$A$9]*([.$A$9]-1))" office:value-type="float" office:value="1" calcext:value-type="float">
            <text:p>1</text:p>
          </table:table-cell>
          <table:table-cell table:style-name="ce22" table:formula="of:=COUNTIF([.$E84:.$I84]; [.C$5])" office:value-type="float" office:value="5" calcext:value-type="float">
            <text:p>5</text:p>
          </table:table-cell>
          <table:table-cell table:style-name="ce22" table:formula="of:=COUNTIF([.$E84:.$I84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80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8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5:.D85];[.C85:.D85]-1)/([.$A$9]*([.$A$9]-1))" office:value-type="float" office:value="1" calcext:value-type="float">
            <text:p>1</text:p>
          </table:table-cell>
          <table:table-cell table:style-name="ce22" table:formula="of:=COUNTIF([.$E85:.$I85]; [.C$5])" office:value-type="float" office:value="5" calcext:value-type="float">
            <text:p>5</text:p>
          </table:table-cell>
          <table:table-cell table:style-name="ce22" table:formula="of:=COUNTIF([.$E85:.$I8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E8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E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E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E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E8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6:.D86];[.C86:.D86]-1)/([.$A$9]*([.$A$9]-1))" office:value-type="float" office:value="1" calcext:value-type="float">
            <text:p>1</text:p>
          </table:table-cell>
          <table:table-cell table:style-name="ce22" table:formula="of:=COUNTIF([.$E86:.$I86]; [.C$5])" office:value-type="float" office:value="5" calcext:value-type="float">
            <text:p>5</text:p>
          </table:table-cell>
          <table:table-cell table:style-name="ce22" table:formula="of:=COUNTIF([.$E86:.$I8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7:.D87];[.C87:.D87]-1)/([.$A$9]*([.$A$9]-1))" office:value-type="float" office:value="0.4" calcext:value-type="float">
            <text:p>0,4</text:p>
          </table:table-cell>
          <table:table-cell table:style-name="ce22" table:formula="of:=COUNTIF([.$E87:.$I87]; [.C$5])" office:value-type="float" office:value="2" calcext:value-type="float">
            <text:p>2</text:p>
          </table:table-cell>
          <table:table-cell table:style-name="ce22" table:formula="of:=COUNTIF([.$E87:.$I87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3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8:.D88];[.C88:.D88]-1)/([.$A$9]*([.$A$9]-1))" office:value-type="float" office:value="0.6" calcext:value-type="float">
            <text:p>0,6</text:p>
          </table:table-cell>
          <table:table-cell table:style-name="ce22" table:formula="of:=COUNTIF([.$E88:.$I88]; [.C$5])" office:value-type="float" office:value="4" calcext:value-type="float">
            <text:p>4</text:p>
          </table:table-cell>
          <table:table-cell table:style-name="ce22" table:formula="of:=COUNTIF([.$E88:.$I88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4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9:.D89];[.C89:.D89]-1)/([.$A$9]*([.$A$9]-1))" office:value-type="float" office:value="0.4" calcext:value-type="float">
            <text:p>0,4</text:p>
          </table:table-cell>
          <table:table-cell table:style-name="ce22" table:formula="of:=COUNTIF([.$E89:.$I89]; [.C$5])" office:value-type="float" office:value="2" calcext:value-type="float">
            <text:p>2</text:p>
          </table:table-cell>
          <table:table-cell table:style-name="ce22" table:formula="of:=COUNTIF([.$E89:.$I89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0:.D90];[.C90:.D90]-1)/([.$A$9]*([.$A$9]-1))" office:value-type="float" office:value="0.4" calcext:value-type="float">
            <text:p>0,4</text:p>
          </table:table-cell>
          <table:table-cell table:style-name="ce22" table:formula="of:=COUNTIF([.$E90:.$I90]; [.C$5])" office:value-type="float" office:value="2" calcext:value-type="float">
            <text:p>2</text:p>
          </table:table-cell>
          <table:table-cell table:style-name="ce22" table:formula="of:=COUNTIF([.$E90:.$I90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1:.D91];[.C91:.D91]-1)/([.$A$9]*([.$A$9]-1))" office:value-type="float" office:value="0.4" calcext:value-type="float">
            <text:p>0,4</text:p>
          </table:table-cell>
          <table:table-cell table:style-name="ce22" table:formula="of:=COUNTIF([.$E91:.$I91]; [.C$5])" office:value-type="float" office:value="3" calcext:value-type="float">
            <text:p>3</text:p>
          </table:table-cell>
          <table:table-cell table:style-name="ce22" table:formula="of:=COUNTIF([.$E91:.$I91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2:.D92];[.C92:.D92]-1)/([.$A$9]*([.$A$9]-1))" office:value-type="float" office:value="1" calcext:value-type="float">
            <text:p>1</text:p>
          </table:table-cell>
          <table:table-cell table:style-name="ce22" table:formula="of:=COUNTIF([.$E92:.$I92]; [.C$5])" office:value-type="float" office:value="0" calcext:value-type="float">
            <text:p>0</text:p>
          </table:table-cell>
          <table:table-cell table:style-name="ce22" table:formula="of:=COUNTIF([.$E92:.$I92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8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3:.D93];[.C93:.D93]-1)/([.$A$9]*([.$A$9]-1))" office:value-type="float" office:value="1" calcext:value-type="float">
            <text:p>1</text:p>
          </table:table-cell>
          <table:table-cell table:style-name="ce22" table:formula="of:=COUNTIF([.$E93:.$I93]; [.C$5])" office:value-type="float" office:value="5" calcext:value-type="float">
            <text:p>5</text:p>
          </table:table-cell>
          <table:table-cell table:style-name="ce22" table:formula="of:=COUNTIF([.$E93:.$I9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4:.D94];[.C94:.D94]-1)/([.$A$9]*([.$A$9]-1))" office:value-type="float" office:value="0.6" calcext:value-type="float">
            <text:p>0,6</text:p>
          </table:table-cell>
          <table:table-cell table:style-name="ce22" table:formula="of:=COUNTIF([.$E94:.$I94]; [.C$5])" office:value-type="float" office:value="4" calcext:value-type="float">
            <text:p>4</text:p>
          </table:table-cell>
          <table:table-cell table:style-name="ce22" table:formula="of:=COUNTIF([.$E94:.$I94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1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1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1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1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1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5:.D95];[.C95:.D95]-1)/([.$A$9]*([.$A$9]-1))" office:value-type="float" office:value="1" calcext:value-type="float">
            <text:p>1</text:p>
          </table:table-cell>
          <table:table-cell table:style-name="ce22" table:formula="of:=COUNTIF([.$E95:.$I95]; [.C$5])" office:value-type="float" office:value="5" calcext:value-type="float">
            <text:p>5</text:p>
          </table:table-cell>
          <table:table-cell table:style-name="ce22" table:formula="of:=COUNTIF([.$E95:.$I9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1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1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6:.D96];[.C96:.D96]-1)/([.$A$9]*([.$A$9]-1))" office:value-type="float" office:value="0.4" calcext:value-type="float">
            <text:p>0,4</text:p>
          </table:table-cell>
          <table:table-cell table:style-name="ce22" table:formula="of:=COUNTIF([.$E96:.$I96]; [.C$5])" office:value-type="float" office:value="3" calcext:value-type="float">
            <text:p>3</text:p>
          </table:table-cell>
          <table:table-cell table:style-name="ce22" table:formula="of:=COUNTIF([.$E96:.$I96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12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12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1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7:.D97];[.C97:.D97]-1)/([.$A$9]*([.$A$9]-1))" office:value-type="float" office:value="0.4" calcext:value-type="float">
            <text:p>0,4</text:p>
          </table:table-cell>
          <table:table-cell table:style-name="ce22" table:formula="of:=COUNTIF([.$E97:.$I97]; [.C$5])" office:value-type="float" office:value="3" calcext:value-type="float">
            <text:p>3</text:p>
          </table:table-cell>
          <table:table-cell table:style-name="ce22" table:formula="of:=COUNTIF([.$E97:.$I97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1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1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1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8:.D98];[.C98:.D98]-1)/([.$A$9]*([.$A$9]-1))" office:value-type="float" office:value="0.6" calcext:value-type="float">
            <text:p>0,6</text:p>
          </table:table-cell>
          <table:table-cell table:style-name="ce22" table:formula="of:=COUNTIF([.$E98:.$I98]; [.C$5])" office:value-type="float" office:value="4" calcext:value-type="float">
            <text:p>4</text:p>
          </table:table-cell>
          <table:table-cell table:style-name="ce22" table:formula="of:=COUNTIF([.$E98:.$I98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1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1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9:.D99];[.C99:.D99]-1)/([.$A$9]*([.$A$9]-1))" office:value-type="float" office:value="1" calcext:value-type="float">
            <text:p>1</text:p>
          </table:table-cell>
          <table:table-cell table:style-name="ce22" table:formula="of:=COUNTIF([.$E99:.$I99]; [.C$5])" office:value-type="float" office:value="5" calcext:value-type="float">
            <text:p>5</text:p>
          </table:table-cell>
          <table:table-cell table:style-name="ce22" table:formula="of:=COUNTIF([.$E99:.$I99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15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1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100:.D100];[.C100:.D100]-1)/([.$A$9]*([.$A$9]-1))" office:value-type="float" office:value="1" calcext:value-type="float">
            <text:p>1</text:p>
          </table:table-cell>
          <table:table-cell table:style-name="ce22" table:formula="of:=COUNTIF([.$E100:.$I100]; [.C$5])" office:value-type="float" office:value="5" calcext:value-type="float">
            <text:p>5</text:p>
          </table:table-cell>
          <table:table-cell table:style-name="ce22" table:formula="of:=COUNTIF([.$E100:.$I10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1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1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101:.D101];[.C101:.D101]-1)/([.$A$9]*([.$A$9]-1))" office:value-type="float" office:value="0.6" calcext:value-type="float">
            <text:p>0,6</text:p>
          </table:table-cell>
          <table:table-cell table:style-name="ce22" table:formula="of:=COUNTIF([.$E101:.$I101]; [.C$5])" office:value-type="float" office:value="1" calcext:value-type="float">
            <text:p>1</text:p>
          </table:table-cell>
          <table:table-cell table:style-name="ce22" table:formula="of:=COUNTIF([.$E101:.$I101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E1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E1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E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E1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E1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 table:number-rows-repeated="104847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raphrase" table:style-name="ta1">
        <table:table-column table:style-name="co1" table:default-cell-style-name="Default"/>
        <table:table-column table:style-name="co1" table:number-columns-repeated="3" table:default-cell-style-name="ce17"/>
        <table:table-column table:style-name="co1" table:default-cell-style-name="Default"/>
        <table:table-column table:style-name="co1" table:default-cell-style-name="ce21"/>
        <table:table-column table:style-name="co1" table:number-columns-repeated="3" table:default-cell-style-name="Default"/>
        <table:table-row table:style-name="ro1">
          <table:table-cell table:style-name="ce17"/>
          <table:table-cell table:style-name="Default"/>
          <table:table-cell table:number-columns-repeated="2"/>
          <table:table-cell table:style-name="ce17" table:formula="of:=SUMPRODUCT([.F3:.I3]*[.E3])" office:value-type="float" office:value="2773" calcext:value-type="float">
            <text:p>2773</text:p>
          </table:table-cell>
          <table:table-cell table:style-name="ce17" table:formula="of:=SUMPRODUCT([.G3:.J3]*[.F3])" office:value-type="float" office:value="688" calcext:value-type="float">
            <text:p>688</text:p>
          </table:table-cell>
          <table:table-cell table:style-name="ce17" table:formula="of:=SUMPRODUCT([.H3:.K3]*[.G3])" office:value-type="float" office:value="306" calcext:value-type="float">
            <text:p>306</text:p>
          </table:table-cell>
          <table:table-cell table:style-name="ce17" table:formula="of:=SUMPRODUCT([.I3:.L3]*[.H3])" office:value-type="float" office:value="264" calcext:value-type="float">
            <text:p>264</text:p>
          </table:table-cell>
          <table:table-cell table:style-name="ce17" table:formula="of:=SUMPRODUCT([.J3:.M3]*[.I3])" office:value-type="float" office:value="0" calcext:value-type="float">
            <text:p>0</text:p>
          </table:table-cell>
        </table:table-row>
        <table:table-row table:style-name="ro1">
          <table:table-cell table:style-name="ce17"/>
          <table:table-cell table:style-name="Default"/>
          <table:table-cell table:number-columns-repeated="2"/>
          <table:table-cell table:style-name="ce17" table:formula="of:=SUMPRODUCT([.F4:.I4]*[.E4])" office:value-type="float" office:value="15925" calcext:value-type="float">
            <text:p>15925</text:p>
          </table:table-cell>
          <table:table-cell table:style-name="ce17" table:formula="of:=SUMPRODUCT([.G4:.J4]*[.F4])" office:value-type="float" office:value="19600" calcext:value-type="float">
            <text:p>19600</text:p>
          </table:table-cell>
          <table:table-cell table:style-name="ce17" table:formula="of:=SUMPRODUCT([.H4:.K4]*[.G4])" office:value-type="float" office:value="13746" calcext:value-type="float">
            <text:p>13746</text:p>
          </table:table-cell>
          <table:table-cell table:style-name="ce17" table:formula="of:=SUMPRODUCT([.I4:.L4]*[.H4])" office:value-type="float" office:value="6216" calcext:value-type="float">
            <text:p>6216</text:p>
          </table:table-cell>
          <table:table-cell table:style-name="ce17" table:formula="of:=SUMPRODUCT([.J4:.M4]*[.I4])" office:value-type="float" office:value="0" calcext:value-type="float">
            <text:p>0</text:p>
          </table:table-cell>
        </table:table-row>
        <table:table-row table:style-name="ro1">
          <table:table-cell table:style-name="ce17"/>
          <table:table-cell table:style-name="Default"/>
          <table:table-cell table:formula="of:=SUM([.C6:.C101])" office:value-type="float" office:value="374" calcext:value-type="float">
            <text:p>374</text:p>
          </table:table-cell>
          <table:table-cell table:formula="of:=SUM([.D6:.D101])" office:value-type="float" office:value="106" calcext:value-type="float">
            <text:p>106</text:p>
          </table:table-cell>
          <table:table-cell table:style-name="ce17" table:formula="of:=COUNTIF([.E$6:.E$101]; [.$D$5])" office:value-type="float" office:value="47" calcext:value-type="float">
            <text:p>47</text:p>
          </table:table-cell>
          <table:table-cell table:style-name="ce17" table:formula="of:=COUNTIF([.F$6:.F$101]; [.$D$5])" office:value-type="float" office:value="16" calcext:value-type="float">
            <text:p>16</text:p>
          </table:table-cell>
          <table:table-cell table:style-name="ce17" table:formula="of:=COUNTIF([.G$6:.G$101]; [.$D$5])" office:value-type="float" office:value="9" calcext:value-type="float">
            <text:p>9</text:p>
          </table:table-cell>
          <table:table-cell table:style-name="ce17" table:formula="of:=COUNTIF([.H$6:.H$101]; [.$D$5])" office:value-type="float" office:value="12" calcext:value-type="float">
            <text:p>12</text:p>
          </table:table-cell>
          <table:table-cell table:style-name="ce17" table:formula="of:=COUNTIF([.I$6:.I$101]; [.$D$5])" office:value-type="float" office:value="22" calcext:value-type="float">
            <text:p>22</text:p>
          </table:table-cell>
        </table:table-row>
        <table:table-row table:style-name="ro1">
          <table:table-cell table:style-name="ce17" office:value-type="string" calcext:value-type="string">
            <text:p>n</text:p>
          </table:table-cell>
          <table:table-cell table:style-name="Default" office:value-type="string" calcext:value-type="string">
            <text:p>pi</text:p>
          </table:table-cell>
          <table:table-cell table:formula="of:=AVERAGE([.C6:.C101])/[.$A$9]" office:value-type="float" office:value="0.779166666666667" calcext:value-type="float">
            <text:p>0,779166666666667</text:p>
          </table:table-cell>
          <table:table-cell table:formula="of:=AVERAGE([.D6:.D101])/[.$A$9]" office:value-type="float" office:value="0.220833333333333" calcext:value-type="float">
            <text:p>0,220833333333333</text:p>
          </table:table-cell>
          <table:table-cell table:style-name="ce17" table:formula="of:=COUNTIF([.E$6:.E$101]; [.$C$5])" office:value-type="float" office:value="49" calcext:value-type="float">
            <text:p>49</text:p>
          </table:table-cell>
          <table:table-cell table:style-name="ce17" table:formula="of:=COUNTIF([.F$6:.F$101]; [.$C$5])" office:value-type="float" office:value="80" calcext:value-type="float">
            <text:p>80</text:p>
          </table:table-cell>
          <table:table-cell table:style-name="ce17" table:formula="of:=COUNTIF([.G$6:.G$101]; [.$C$5])" office:value-type="float" office:value="87" calcext:value-type="float">
            <text:p>87</text:p>
          </table:table-cell>
          <table:table-cell table:style-name="ce17" table:formula="of:=COUNTIF([.H$6:.H$101]; [.$C$5])" office:value-type="float" office:value="84" calcext:value-type="float">
            <text:p>84</text:p>
          </table:table-cell>
          <table:table-cell table:style-name="ce17" table:formula="of:=COUNTIF([.I$6:.I$101]; [.$C$5])" office:value-type="float" office:value="74" calcext:value-type="float">
            <text:p>74</text:p>
          </table:table-cell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office:value-type="string" calcext:value-type="string">
            <text:p>p_{a|i}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20" office:value-type="string" calcext:value-type="string">
            <text:p>Annotator 1</text:p>
          </table:table-cell>
          <table:table-cell table:style-name="ce20" office:value-type="string" calcext:value-type="string">
            <text:p>Annotator 2</text:p>
          </table:table-cell>
          <table:table-cell table:style-name="ce20" office:value-type="string" calcext:value-type="string">
            <text:p>Annotator 3</text:p>
          </table:table-cell>
          <table:table-cell table:style-name="ce20" office:value-type="string" calcext:value-type="string">
            <text:p>Annotator 4</text:p>
          </table:table-cell>
          <table:table-cell table:style-name="ce20" office:value-type="string" calcext:value-type="string">
            <text:p>Annotator 5</text:p>
          </table:table-cell>
        </table:table-row>
        <table:table-row table:style-name="ro1">
          <table:table-cell table:style-name="ce17" office:value-type="string" calcext:value-type="string">
            <text:p>q</text:p>
          </table:table-cell>
          <table:table-cell table:formula="of:=SUMPRODUCT([.C6:.D6];[.C6:.D6]-1)/([.$A$9]*([.$A$9]-1))" office:value-type="float" office:value="1" calcext:value-type="float">
            <text:p>1</text:p>
          </table:table-cell>
          <table:table-cell table:formula="of:=COUNTIF([.$E6:.$I6]; [.C$5])" office:value-type="float" office:value="5" calcext:value-type="float">
            <text:p>5</text:p>
          </table:table-cell>
          <table:table-cell table:formula="of:=COUNTIF([.$E6:.$I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2]" office:value-type="string" office:string-value="no" calcext:value-type="string">
            <text:p>no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formula="of:=SUMPRODUCT([.C7:.D7];[.C7:.D7]-1)/([.$A$9]*([.$A$9]-1))" office:value-type="float" office:value="0.4" calcext:value-type="float">
            <text:p>0,4</text:p>
          </table:table-cell>
          <table:table-cell table:formula="of:=COUNTIF([.$E7:.$I7]; [.C$5])" office:value-type="float" office:value="2" calcext:value-type="float">
            <text:p>2</text:p>
          </table:table-cell>
          <table:table-cell table:formula="of:=COUNTIF([.$E7:.$I7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3]" office:value-type="string" office:string-value="yes" calcext:value-type="string">
            <text:p>yes</text:p>
          </table:table-cell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formula="of:=SUMPRODUCT([.C8:.D8];[.C8:.D8]-1)/([.$A$9]*([.$A$9]-1))" office:value-type="float" office:value="0.6" calcext:value-type="float">
            <text:p>0,6</text:p>
          </table:table-cell>
          <table:table-cell table:formula="of:=COUNTIF([.$E8:.$I8]; [.C$5])" office:value-type="float" office:value="1" calcext:value-type="float">
            <text:p>1</text:p>
          </table:table-cell>
          <table:table-cell table:formula="of:=COUNTIF([.$E8:.$I8]; [.D$5])" office:value-type="float" office:value="4" calcext:value-type="float">
            <text:p>4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4]" office:value-type="string" office:string-value="yes" calcext:value-type="string">
            <text:p>yes</text:p>
          </table:table-cell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formula="of:=SUMPRODUCT([.C9:.D9];[.C9:.D9]-1)/([.$A$9]*([.$A$9]-1))" office:value-type="float" office:value="1" calcext:value-type="float">
            <text:p>1</text:p>
          </table:table-cell>
          <table:table-cell table:formula="of:=COUNTIF([.$E9:.$I9]; [.C$5])" office:value-type="float" office:value="5" calcext:value-type="float">
            <text:p>5</text:p>
          </table:table-cell>
          <table:table-cell table:formula="of:=COUNTIF([.$E9:.$I9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5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10:.D10];[.C10:.D10]-1)/([.$A$9]*([.$A$9]-1))" office:value-type="float" office:value="0.4" calcext:value-type="float">
            <text:p>0,4</text:p>
          </table:table-cell>
          <table:table-cell table:formula="of:=COUNTIF([.$E10:.$I10]; [.C$5])" office:value-type="float" office:value="3" calcext:value-type="float">
            <text:p>3</text:p>
          </table:table-cell>
          <table:table-cell table:formula="of:=COUNTIF([.$E10:.$I10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6]" office:value-type="string" office:string-value="yes" calcext:value-type="string">
            <text:p>yes</text:p>
          </table:table-cell>
        </table:table-row>
        <table:table-row table:style-name="ro1">
          <table:table-cell table:style-name="ce17" office:value-type="string" calcext:value-type="string">
            <text:p>pa</text:p>
          </table:table-cell>
          <table:table-cell table:formula="of:=SUMPRODUCT([.C11:.D11];[.C11:.D11]-1)/([.$A$9]*([.$A$9]-1))" office:value-type="float" office:value="1" calcext:value-type="float">
            <text:p>1</text:p>
          </table:table-cell>
          <table:table-cell table:formula="of:=COUNTIF([.$E11:.$I11]; [.C$5])" office:value-type="float" office:value="5" calcext:value-type="float">
            <text:p>5</text:p>
          </table:table-cell>
          <table:table-cell table:formula="of:=COUNTIF([.$E11:.$I11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7]" office:value-type="string" office:string-value="no" calcext:value-type="string">
            <text:p>no</text:p>
          </table:table-cell>
        </table:table-row>
        <table:table-row table:style-name="ro1">
          <table:table-cell table:style-name="ce17" table:formula="of:=(1-[.A14])*[.A16]+[.A14]" office:value-type="float" office:value="0.787942708333333" calcext:value-type="float">
            <text:p>0,787942708333333</text:p>
          </table:table-cell>
          <table:table-cell table:formula="of:=SUMPRODUCT([.C12:.D12];[.C12:.D12]-1)/([.$A$9]*([.$A$9]-1))" office:value-type="float" office:value="0.4" calcext:value-type="float">
            <text:p>0,4</text:p>
          </table:table-cell>
          <table:table-cell table:formula="of:=COUNTIF([.$E12:.$I12]; [.C$5])" office:value-type="float" office:value="2" calcext:value-type="float">
            <text:p>2</text:p>
          </table:table-cell>
          <table:table-cell table:formula="of:=COUNTIF([.$E12:.$I12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8]" office:value-type="string" office:string-value="yes" calcext:value-type="string">
            <text:p>yes</text:p>
          </table:table-cell>
        </table:table-row>
        <table:table-row table:style-name="ro1">
          <table:table-cell table:style-name="ce17" office:value-type="string" calcext:value-type="string">
            <text:p>epsilon</text:p>
          </table:table-cell>
          <table:table-cell table:formula="of:=SUMPRODUCT([.C13:.D13];[.C13:.D13]-1)/([.$A$9]*([.$A$9]-1))" office:value-type="float" office:value="1" calcext:value-type="float">
            <text:p>1</text:p>
          </table:table-cell>
          <table:table-cell table:formula="of:=COUNTIF([.$E13:.$I13]; [.C$5])" office:value-type="float" office:value="5" calcext:value-type="float">
            <text:p>5</text:p>
          </table:table-cell>
          <table:table-cell table:formula="of:=COUNTIF([.$E13:.$I1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9]" office:value-type="string" office:string-value="no" calcext:value-type="string">
            <text:p>no</text:p>
          </table:table-cell>
        </table:table-row>
        <table:table-row table:style-name="ro1">
          <table:table-cell table:style-name="ce17" table:formula="of:=1/([.A5]*[.A9])" office:value-type="float" office:value="0.00208333333333333" calcext:value-type="float">
            <text:p>0,002083333333333</text:p>
          </table:table-cell>
          <table:table-cell table:formula="of:=SUMPRODUCT([.C14:.D14];[.C14:.D14]-1)/([.$A$9]*([.$A$9]-1))" office:value-type="float" office:value="0.6" calcext:value-type="float">
            <text:p>0,6</text:p>
          </table:table-cell>
          <table:table-cell table:formula="of:=COUNTIF([.$E14:.$I14]; [.C$5])" office:value-type="float" office:value="1" calcext:value-type="float">
            <text:p>1</text:p>
          </table:table-cell>
          <table:table-cell table:formula="of:=COUNTIF([.$E14:.$I14]; [.D$5])" office:value-type="float" office:value="4" calcext:value-type="float">
            <text:p>4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1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1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1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10]" office:value-type="string" office:string-value="yes" calcext:value-type="string">
            <text:p>yes</text:p>
          </table:table-cell>
        </table:table-row>
        <table:table-row table:style-name="ro1">
          <table:table-cell office:value-type="string" calcext:value-type="string">
            <text:p>pa’</text:p>
          </table:table-cell>
          <table:table-cell table:formula="of:=SUMPRODUCT([.C15:.D15];[.C15:.D15]-1)/([.$A$9]*([.$A$9]-1))" office:value-type="float" office:value="1" calcext:value-type="float">
            <text:p>1</text:p>
          </table:table-cell>
          <table:table-cell table:formula="of:=COUNTIF([.$E15:.$I15]; [.C$5])" office:value-type="float" office:value="5" calcext:value-type="float">
            <text:p>5</text:p>
          </table:table-cell>
          <table:table-cell table:formula="of:=COUNTIF([.$E15:.$I1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11]" office:value-type="string" office:string-value="no" calcext:value-type="string">
            <text:p>no</text:p>
          </table:table-cell>
        </table:table-row>
        <table:table-row table:style-name="ro1">
          <table:table-cell table:style-name="ce17" table:formula="of:=AVERAGE([.B6:.B101])" office:value-type="float" office:value="0.7875" calcext:value-type="float">
            <text:p>0,7875</text:p>
          </table:table-cell>
          <table:table-cell table:formula="of:=SUMPRODUCT([.C16:.D16];[.C16:.D16]-1)/([.$A$9]*([.$A$9]-1))" office:value-type="float" office:value="0.6" calcext:value-type="float">
            <text:p>0,6</text:p>
          </table:table-cell>
          <table:table-cell table:formula="of:=COUNTIF([.$E16:.$I16]; [.C$5])" office:value-type="float" office:value="4" calcext:value-type="float">
            <text:p>4</text:p>
          </table:table-cell>
          <table:table-cell table:formula="of:=COUNTIF([.$E16:.$I16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1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12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17:.D17];[.C17:.D17]-1)/([.$A$9]*([.$A$9]-1))" office:value-type="float" office:value="0.6" calcext:value-type="float">
            <text:p>0,6</text:p>
          </table:table-cell>
          <table:table-cell table:formula="of:=COUNTIF([.$E17:.$I17]; [.C$5])" office:value-type="float" office:value="4" calcext:value-type="float">
            <text:p>4</text:p>
          </table:table-cell>
          <table:table-cell table:formula="of:=COUNTIF([.$E17:.$I17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1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13]" office:value-type="string" office:string-value="no" calcext:value-type="string">
            <text:p>no</text:p>
          </table:table-cell>
        </table:table-row>
        <table:table-row table:style-name="ro1">
          <table:table-cell table:style-name="ce18" office:value-type="string" calcext:value-type="string">
            <text:p>kalpha</text:p>
          </table:table-cell>
          <table:table-cell table:formula="of:=SUMPRODUCT([.C18:.D18];[.C18:.D18]-1)/([.$A$9]*([.$A$9]-1))" office:value-type="float" office:value="0.4" calcext:value-type="float">
            <text:p>0,4</text:p>
          </table:table-cell>
          <table:table-cell table:formula="of:=COUNTIF([.$E18:.$I18]; [.C$5])" office:value-type="float" office:value="3" calcext:value-type="float">
            <text:p>3</text:p>
          </table:table-cell>
          <table:table-cell table:formula="of:=COUNTIF([.$E18:.$I18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1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14]" office:value-type="string" office:string-value="yes" calcext:value-type="string">
            <text:p>yes</text:p>
          </table:table-cell>
        </table:table-row>
        <table:table-row table:style-name="ro1">
          <table:table-cell table:style-name="ce18" table:formula="of:=([.A12]-[.A21])/(1-[.A21])" office:value-type="float" office:value="0.383790737564323" calcext:value-type="float">
            <text:p>0,383790737564323</text:p>
          </table:table-cell>
          <table:table-cell table:formula="of:=SUMPRODUCT([.C19:.D19];[.C19:.D19]-1)/([.$A$9]*([.$A$9]-1))" office:value-type="float" office:value="1" calcext:value-type="float">
            <text:p>1</text:p>
          </table:table-cell>
          <table:table-cell table:formula="of:=COUNTIF([.$E19:.$I19]; [.C$5])" office:value-type="float" office:value="0" calcext:value-type="float">
            <text:p>0</text:p>
          </table:table-cell>
          <table:table-cell table:formula="of:=COUNTIF([.$E19:.$I19]; [.D$5])" office:value-type="float" office:value="5" calcext:value-type="float">
            <text:p>5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1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1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1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1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15]" office:value-type="string" office:string-value="yes" calcext:value-type="string">
            <text:p>yes</text:p>
          </table:table-cell>
        </table:table-row>
        <table:table-row table:style-name="ro1">
          <table:table-cell table:style-name="ce17" office:value-type="string" calcext:value-type="string">
            <text:p>pe</text:p>
          </table:table-cell>
          <table:table-cell table:formula="of:=SUMPRODUCT([.C20:.D20];[.C20:.D20]-1)/([.$A$9]*([.$A$9]-1))" office:value-type="float" office:value="0.4" calcext:value-type="float">
            <text:p>0,4</text:p>
          </table:table-cell>
          <table:table-cell table:formula="of:=COUNTIF([.$E20:.$I20]; [.C$5])" office:value-type="float" office:value="3" calcext:value-type="float">
            <text:p>3</text:p>
          </table:table-cell>
          <table:table-cell table:formula="of:=COUNTIF([.$E20:.$I20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1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16]" office:value-type="string" office:string-value="yes" calcext:value-type="string">
            <text:p>yes</text:p>
          </table:table-cell>
        </table:table-row>
        <table:table-row table:style-name="ro1">
          <table:table-cell table:style-name="ce17" table:formula="of:=SUMPRODUCT([.C4:.D4]; [.C4:.D4])" office:value-type="float" office:value="0.655868055555556" calcext:value-type="float">
            <text:p>0,655868055555556</text:p>
          </table:table-cell>
          <table:table-cell table:formula="of:=SUMPRODUCT([.C21:.D21];[.C21:.D21]-1)/([.$A$9]*([.$A$9]-1))" office:value-type="float" office:value="0.6" calcext:value-type="float">
            <text:p>0,6</text:p>
          </table:table-cell>
          <table:table-cell table:formula="of:=COUNTIF([.$E21:.$I21]; [.C$5])" office:value-type="float" office:value="4" calcext:value-type="float">
            <text:p>4</text:p>
          </table:table-cell>
          <table:table-cell table:formula="of:=COUNTIF([.$E21:.$I21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1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17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22:.D22];[.C22:.D22]-1)/([.$A$9]*([.$A$9]-1))" office:value-type="float" office:value="1" calcext:value-type="float">
            <text:p>1</text:p>
          </table:table-cell>
          <table:table-cell table:formula="of:=COUNTIF([.$E22:.$I22]; [.C$5])" office:value-type="float" office:value="5" calcext:value-type="float">
            <text:p>5</text:p>
          </table:table-cell>
          <table:table-cell table:formula="of:=COUNTIF([.$E22:.$I22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1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1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1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1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18]" office:value-type="string" office:string-value="no" calcext:value-type="string">
            <text:p>no</text:p>
          </table:table-cell>
        </table:table-row>
        <table:table-row table:style-name="ro1">
          <table:table-cell table:style-name="ce18" office:value-type="string" calcext:value-type="string">
            <text:p>AC2</text:p>
          </table:table-cell>
          <table:table-cell table:formula="of:=SUMPRODUCT([.C23:.D23];[.C23:.D23]-1)/([.$A$9]*([.$A$9]-1))" office:value-type="float" office:value="1" calcext:value-type="float">
            <text:p>1</text:p>
          </table:table-cell>
          <table:table-cell table:formula="of:=COUNTIF([.$E23:.$I23]; [.C$5])" office:value-type="float" office:value="5" calcext:value-type="float">
            <text:p>5</text:p>
          </table:table-cell>
          <table:table-cell table:formula="of:=COUNTIF([.$E23:.$I2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1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1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1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1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19]" office:value-type="string" office:string-value="no" calcext:value-type="string">
            <text:p>no</text:p>
          </table:table-cell>
        </table:table-row>
        <table:table-row table:style-name="ro1">
          <table:table-cell table:style-name="ce18" table:formula="of:=([.A12]-[.A26])/(1-[.A26])" office:value-type="float" office:value="0.676676901900577" calcext:value-type="float">
            <text:p>0,676676901900577</text:p>
          </table:table-cell>
          <table:table-cell table:formula="of:=SUMPRODUCT([.C24:.D24];[.C24:.D24]-1)/([.$A$9]*([.$A$9]-1))" office:value-type="float" office:value="0.4" calcext:value-type="float">
            <text:p>0,4</text:p>
          </table:table-cell>
          <table:table-cell table:formula="of:=COUNTIF([.$E24:.$I24]; [.C$5])" office:value-type="float" office:value="2" calcext:value-type="float">
            <text:p>2</text:p>
          </table:table-cell>
          <table:table-cell table:formula="of:=COUNTIF([.$E24:.$I24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2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2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2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2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20]" office:value-type="string" office:string-value="yes" calcext:value-type="string">
            <text:p>yes</text:p>
          </table:table-cell>
        </table:table-row>
        <table:table-row table:style-name="ro1">
          <table:table-cell table:style-name="ce17" office:value-type="string" calcext:value-type="string">
            <text:p>pe</text:p>
          </table:table-cell>
          <table:table-cell table:formula="of:=SUMPRODUCT([.C25:.D25];[.C25:.D25]-1)/([.$A$9]*([.$A$9]-1))" office:value-type="float" office:value="1" calcext:value-type="float">
            <text:p>1</text:p>
          </table:table-cell>
          <table:table-cell table:formula="of:=COUNTIF([.$E25:.$I25]; [.C$5])" office:value-type="float" office:value="5" calcext:value-type="float">
            <text:p>5</text:p>
          </table:table-cell>
          <table:table-cell table:formula="of:=COUNTIF([.$E25:.$I2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2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2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2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2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21]" office:value-type="string" office:string-value="no" calcext:value-type="string">
            <text:p>no</text:p>
          </table:table-cell>
        </table:table-row>
        <table:table-row table:style-name="ro1">
          <table:table-cell table:style-name="ce17" table:formula="of:=SUMPRODUCT([.C4:.D4]; 1-[.C4:.D4])*[.A28]/([.A7]*([.A7]-1))" office:value-type="float" office:value="0.344131944444444" calcext:value-type="float">
            <text:p>0,344131944444444</text:p>
          </table:table-cell>
          <table:table-cell table:formula="of:=SUMPRODUCT([.C26:.D26];[.C26:.D26]-1)/([.$A$9]*([.$A$9]-1))" office:value-type="float" office:value="1" calcext:value-type="float">
            <text:p>1</text:p>
          </table:table-cell>
          <table:table-cell table:formula="of:=COUNTIF([.$E26:.$I26]; [.C$5])" office:value-type="float" office:value="5" calcext:value-type="float">
            <text:p>5</text:p>
          </table:table-cell>
          <table:table-cell table:formula="of:=COUNTIF([.$E26:.$I2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2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2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2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2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22]" office:value-type="string" office:string-value="no" calcext:value-type="string">
            <text:p>no</text:p>
          </table:table-cell>
        </table:table-row>
        <table:table-row table:style-name="ro1">
          <table:table-cell table:style-name="ce17" office:value-type="string" calcext:value-type="string">
            <text:p>tw</text:p>
          </table:table-cell>
          <table:table-cell table:formula="of:=SUMPRODUCT([.C27:.D27];[.C27:.D27]-1)/([.$A$9]*([.$A$9]-1))" office:value-type="float" office:value="1" calcext:value-type="float">
            <text:p>1</text:p>
          </table:table-cell>
          <table:table-cell table:formula="of:=COUNTIF([.$E27:.$I27]; [.C$5])" office:value-type="float" office:value="5" calcext:value-type="float">
            <text:p>5</text:p>
          </table:table-cell>
          <table:table-cell table:formula="of:=COUNTIF([.$E27:.$I27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2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2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2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2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23]" office:value-type="string" office:string-value="no" calcext:value-type="string">
            <text:p>no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formula="of:=SUMPRODUCT([.C28:.D28];[.C28:.D28]-1)/([.$A$9]*([.$A$9]-1))" office:value-type="float" office:value="0.6" calcext:value-type="float">
            <text:p>0,6</text:p>
          </table:table-cell>
          <table:table-cell table:formula="of:=COUNTIF([.$E28:.$I28]; [.C$5])" office:value-type="float" office:value="1" calcext:value-type="float">
            <text:p>1</text:p>
          </table:table-cell>
          <table:table-cell table:formula="of:=COUNTIF([.$E28:.$I28]; [.D$5])" office:value-type="float" office:value="4" calcext:value-type="float">
            <text:p>4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2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2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2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2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24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formula="of:=SUMPRODUCT([.C29:.D29];[.C29:.D29]-1)/([.$A$9]*([.$A$9]-1))" office:value-type="float" office:value="1" calcext:value-type="float">
            <text:p>1</text:p>
          </table:table-cell>
          <table:table-cell table:formula="of:=COUNTIF([.$E29:.$I29]; [.C$5])" office:value-type="float" office:value="5" calcext:value-type="float">
            <text:p>5</text:p>
          </table:table-cell>
          <table:table-cell table:formula="of:=COUNTIF([.$E29:.$I29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2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2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2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2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25]" office:value-type="string" office:string-value="no" calcext:value-type="string">
            <text:p>no</text:p>
          </table:table-cell>
        </table:table-row>
        <table:table-row table:style-name="ro1">
          <table:table-cell table:style-name="ce18" office:value-type="string" calcext:value-type="string">
            <text:p>Percentage</text:p>
          </table:table-cell>
          <table:table-cell table:formula="of:=SUMPRODUCT([.C30:.D30];[.C30:.D30]-1)/([.$A$9]*([.$A$9]-1))" office:value-type="float" office:value="0.4" calcext:value-type="float">
            <text:p>0,4</text:p>
          </table:table-cell>
          <table:table-cell table:formula="of:=COUNTIF([.$E30:.$I30]; [.C$5])" office:value-type="float" office:value="2" calcext:value-type="float">
            <text:p>2</text:p>
          </table:table-cell>
          <table:table-cell table:formula="of:=COUNTIF([.$E30:.$I30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2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2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2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2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26]" office:value-type="string" office:string-value="yes" calcext:value-type="string">
            <text:p>yes</text:p>
          </table:table-cell>
        </table:table-row>
        <table:table-row table:style-name="ro1">
          <table:table-cell table:style-name="ce18" table:formula="of:=( COUNTIF([.D6:.D101]; [.A9]) + COUNTIF([.D6:.D101]; 0) ) / [.A5]" office:value-type="float" office:value="0.552083333333333" calcext:value-type="float">
            <text:p>0,552083333333333</text:p>
          </table:table-cell>
          <table:table-cell table:formula="of:=SUMPRODUCT([.C31:.D31];[.C31:.D31]-1)/([.$A$9]*([.$A$9]-1))" office:value-type="float" office:value="0.6" calcext:value-type="float">
            <text:p>0,6</text:p>
          </table:table-cell>
          <table:table-cell table:formula="of:=COUNTIF([.$E31:.$I31]; [.C$5])" office:value-type="float" office:value="4" calcext:value-type="float">
            <text:p>4</text:p>
          </table:table-cell>
          <table:table-cell table:formula="of:=COUNTIF([.$E31:.$I31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2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2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2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2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27]" office:value-type="string" office:string-value="no" calcext:value-type="string">
            <text:p>no</text:p>
          </table:table-cell>
        </table:table-row>
        <table:table-row table:style-name="ro1">
          <table:table-cell table:style-name="ce17"/>
          <table:table-cell table:formula="of:=SUMPRODUCT([.C32:.D32];[.C32:.D32]-1)/([.$A$9]*([.$A$9]-1))" office:value-type="float" office:value="1" calcext:value-type="float">
            <text:p>1</text:p>
          </table:table-cell>
          <table:table-cell table:formula="of:=COUNTIF([.$E32:.$I32]; [.C$5])" office:value-type="float" office:value="5" calcext:value-type="float">
            <text:p>5</text:p>
          </table:table-cell>
          <table:table-cell table:formula="of:=COUNTIF([.$E32:.$I32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2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2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2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2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28]" office:value-type="string" office:string-value="no" calcext:value-type="string">
            <text:p>no</text:p>
          </table:table-cell>
        </table:table-row>
        <table:table-row table:style-name="ro1">
          <table:table-cell table:style-name="ce20" office:value-type="string" calcext:value-type="string">
            <text:p>a0 / multi-percentage</text:p>
          </table:table-cell>
          <table:table-cell table:formula="of:=SUMPRODUCT([.C33:.D33];[.C33:.D33]-1)/([.$A$9]*([.$A$9]-1))" office:value-type="float" office:value="0.6" calcext:value-type="float">
            <text:p>0,6</text:p>
          </table:table-cell>
          <table:table-cell table:formula="of:=COUNTIF([.$E33:.$I33]; [.C$5])" office:value-type="float" office:value="4" calcext:value-type="float">
            <text:p>4</text:p>
          </table:table-cell>
          <table:table-cell table:formula="of:=COUNTIF([.$E33:.$I33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2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2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2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2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29]" office:value-type="string" office:string-value="no" calcext:value-type="string">
            <text:p>no</text:p>
          </table:table-cell>
        </table:table-row>
        <table:table-row table:style-name="ro1">
          <table:table-cell table:style-name="ce17" table:formula="of:=1/([.A5]*[.A9]*([.A9]-1))*(SUMPRODUCT([.C6:.C101];[.C6:.C101]-1) + SUMPRODUCT([.D6:.D101];[.D6:.D101]-1))" office:value-type="float" office:value="0.7875" calcext:value-type="float">
            <text:p>0,7875</text:p>
          </table:table-cell>
          <table:table-cell table:formula="of:=SUMPRODUCT([.C34:.D34];[.C34:.D34]-1)/([.$A$9]*([.$A$9]-1))" office:value-type="float" office:value="0.6" calcext:value-type="float">
            <text:p>0,6</text:p>
          </table:table-cell>
          <table:table-cell table:formula="of:=COUNTIF([.$E34:.$I34]; [.C$5])" office:value-type="float" office:value="4" calcext:value-type="float">
            <text:p>4</text:p>
          </table:table-cell>
          <table:table-cell table:formula="of:=COUNTIF([.$E34:.$I34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3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3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3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3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30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35:.D35];[.C35:.D35]-1)/([.$A$9]*([.$A$9]-1))" office:value-type="float" office:value="0.6" calcext:value-type="float">
            <text:p>0,6</text:p>
          </table:table-cell>
          <table:table-cell table:formula="of:=COUNTIF([.$E35:.$I35]; [.C$5])" office:value-type="float" office:value="1" calcext:value-type="float">
            <text:p>1</text:p>
          </table:table-cell>
          <table:table-cell table:formula="of:=COUNTIF([.$E35:.$I35]; [.D$5])" office:value-type="float" office:value="4" calcext:value-type="float">
            <text:p>4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3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3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3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3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31]" office:value-type="string" office:string-value="yes" calcext:value-type="string">
            <text:p>yes</text:p>
          </table:table-cell>
        </table:table-row>
        <table:table-row table:style-name="ro1">
          <table:table-cell table:style-name="ce18" office:value-type="string" calcext:value-type="string">
            <text:p>fkappa</text:p>
          </table:table-cell>
          <table:table-cell table:formula="of:=SUMPRODUCT([.C36:.D36];[.C36:.D36]-1)/([.$A$9]*([.$A$9]-1))" office:value-type="float" office:value="1" calcext:value-type="float">
            <text:p>1</text:p>
          </table:table-cell>
          <table:table-cell table:formula="of:=COUNTIF([.$E36:.$I36]; [.C$5])" office:value-type="float" office:value="5" calcext:value-type="float">
            <text:p>5</text:p>
          </table:table-cell>
          <table:table-cell table:formula="of:=COUNTIF([.$E36:.$I3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3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3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3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3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32]" office:value-type="string" office:string-value="no" calcext:value-type="string">
            <text:p>no</text:p>
          </table:table-cell>
        </table:table-row>
        <table:table-row table:style-name="ro1">
          <table:table-cell table:style-name="ce18" table:formula="of:=([.A34]-[.A39])/(1-[.A39])" office:value-type="float" office:value="0.686158875659044" calcext:value-type="float">
            <text:p>0,686158875659044</text:p>
          </table:table-cell>
          <table:table-cell table:formula="of:=SUMPRODUCT([.C37:.D37];[.C37:.D37]-1)/([.$A$9]*([.$A$9]-1))" office:value-type="float" office:value="0.4" calcext:value-type="float">
            <text:p>0,4</text:p>
          </table:table-cell>
          <table:table-cell table:formula="of:=COUNTIF([.$E37:.$I37]; [.C$5])" office:value-type="float" office:value="3" calcext:value-type="float">
            <text:p>3</text:p>
          </table:table-cell>
          <table:table-cell table:formula="of:=COUNTIF([.$E37:.$I37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3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3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3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3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33]" office:value-type="string" office:string-value="yes" calcext:value-type="string">
            <text:p>yes</text:p>
          </table:table-cell>
        </table:table-row>
        <table:table-row table:style-name="ro1">
          <table:table-cell table:style-name="ce17" office:value-type="string" calcext:value-type="string">
            <text:p>ae</text:p>
          </table:table-cell>
          <table:table-cell table:formula="of:=SUMPRODUCT([.C38:.D38];[.C38:.D38]-1)/([.$A$9]*([.$A$9]-1))" office:value-type="float" office:value="1" calcext:value-type="float">
            <text:p>1</text:p>
          </table:table-cell>
          <table:table-cell table:formula="of:=COUNTIF([.$E38:.$I38]; [.C$5])" office:value-type="float" office:value="5" calcext:value-type="float">
            <text:p>5</text:p>
          </table:table-cell>
          <table:table-cell table:formula="of:=COUNTIF([.$E38:.$I3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3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3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3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3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34]" office:value-type="string" office:string-value="no" calcext:value-type="string">
            <text:p>no</text:p>
          </table:table-cell>
        </table:table-row>
        <table:table-row table:style-name="ro1">
          <table:table-cell table:style-name="ce17" table:formula="of:=1/([.A5]*[.A5]*[.A7]*COMBIN([.A9];2)) * (SUM([.E1:.H1]) + SUM([.E2:.H2]))" office:value-type="float" office:value="0.322905815972222" calcext:value-type="float">
            <text:p>0,322905815972222</text:p>
          </table:table-cell>
          <table:table-cell table:formula="of:=SUMPRODUCT([.C39:.D39];[.C39:.D39]-1)/([.$A$9]*([.$A$9]-1))" office:value-type="float" office:value="0.6" calcext:value-type="float">
            <text:p>0,6</text:p>
          </table:table-cell>
          <table:table-cell table:formula="of:=COUNTIF([.$E39:.$I39]; [.C$5])" office:value-type="float" office:value="1" calcext:value-type="float">
            <text:p>1</text:p>
          </table:table-cell>
          <table:table-cell table:formula="of:=COUNTIF([.$E39:.$I39]; [.D$5])" office:value-type="float" office:value="4" calcext:value-type="float">
            <text:p>4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3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3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3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3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35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formula="of:=SUMPRODUCT([.C40:.D40];[.C40:.D40]-1)/([.$A$9]*([.$A$9]-1))" office:value-type="float" office:value="0.6" calcext:value-type="float">
            <text:p>0,6</text:p>
          </table:table-cell>
          <table:table-cell table:formula="of:=COUNTIF([.$E40:.$I40]; [.C$5])" office:value-type="float" office:value="4" calcext:value-type="float">
            <text:p>4</text:p>
          </table:table-cell>
          <table:table-cell table:formula="of:=COUNTIF([.$E40:.$I40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3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3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3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3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36]" office:value-type="string" office:string-value="no" calcext:value-type="string">
            <text:p>no</text:p>
          </table:table-cell>
        </table:table-row>
        <table:table-row table:style-name="ro1">
          <table:table-cell table:style-name="ce20" office:value-type="string" calcext:value-type="string">
            <text:p>fpi</text:p>
          </table:table-cell>
          <table:table-cell table:formula="of:=SUMPRODUCT([.C41:.D41];[.C41:.D41]-1)/([.$A$9]*([.$A$9]-1))" office:value-type="float" office:value="1" calcext:value-type="float">
            <text:p>1</text:p>
          </table:table-cell>
          <table:table-cell table:formula="of:=COUNTIF([.$E41:.$I41]; [.C$5])" office:value-type="float" office:value="5" calcext:value-type="float">
            <text:p>5</text:p>
          </table:table-cell>
          <table:table-cell table:formula="of:=COUNTIF([.$E41:.$I41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3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3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3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3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37]" office:value-type="string" office:string-value="no" calcext:value-type="string">
            <text:p>no</text:p>
          </table:table-cell>
        </table:table-row>
        <table:table-row table:style-name="ro1">
          <table:table-cell table:style-name="ce18" table:formula="of:=([.A34]-[.A44])/(1-[.A44])" office:value-type="float" office:value="0.382504288164665" calcext:value-type="float">
            <text:p>0,382504288164665</text:p>
          </table:table-cell>
          <table:table-cell table:formula="of:=SUMPRODUCT([.C42:.D42];[.C42:.D42]-1)/([.$A$9]*([.$A$9]-1))" office:value-type="float" office:value="0.4" calcext:value-type="float">
            <text:p>0,4</text:p>
          </table:table-cell>
          <table:table-cell table:formula="of:=COUNTIF([.$E42:.$I42]; [.C$5])" office:value-type="float" office:value="2" calcext:value-type="float">
            <text:p>2</text:p>
          </table:table-cell>
          <table:table-cell table:formula="of:=COUNTIF([.$E42:.$I42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3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3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3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3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38]" office:value-type="string" office:string-value="yes" calcext:value-type="string">
            <text:p>yes</text:p>
          </table:table-cell>
        </table:table-row>
        <table:table-row table:style-name="ro1">
          <table:table-cell table:style-name="ce17" office:value-type="string" calcext:value-type="string">
            <text:p>ae</text:p>
          </table:table-cell>
          <table:table-cell table:formula="of:=SUMPRODUCT([.C43:.D43];[.C43:.D43]-1)/([.$A$9]*([.$A$9]-1))" office:value-type="float" office:value="0.6" calcext:value-type="float">
            <text:p>0,6</text:p>
          </table:table-cell>
          <table:table-cell table:formula="of:=COUNTIF([.$E43:.$I43]; [.C$5])" office:value-type="float" office:value="4" calcext:value-type="float">
            <text:p>4</text:p>
          </table:table-cell>
          <table:table-cell table:formula="of:=COUNTIF([.$E43:.$I43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3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3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3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3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39]" office:value-type="string" office:string-value="no" calcext:value-type="string">
            <text:p>no</text:p>
          </table:table-cell>
        </table:table-row>
        <table:table-row table:style-name="ro1">
          <table:table-cell table:style-name="ce17" table:formula="of:=1/([.A5]*[.A5]*[.A9]*[.A9]) * SUMSQ([.C3:.D3])" office:value-type="float" office:value="0.655868055555556" calcext:value-type="float">
            <text:p>0,655868055555556</text:p>
          </table:table-cell>
          <table:table-cell table:formula="of:=SUMPRODUCT([.C44:.D44];[.C44:.D44]-1)/([.$A$9]*([.$A$9]-1))" office:value-type="float" office:value="1" calcext:value-type="float">
            <text:p>1</text:p>
          </table:table-cell>
          <table:table-cell table:formula="of:=COUNTIF([.$E44:.$I44]; [.C$5])" office:value-type="float" office:value="5" calcext:value-type="float">
            <text:p>5</text:p>
          </table:table-cell>
          <table:table-cell table:formula="of:=COUNTIF([.$E44:.$I44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4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4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4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4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40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45:.D45];[.C45:.D45]-1)/([.$A$9]*([.$A$9]-1))" office:value-type="float" office:value="0.6" calcext:value-type="float">
            <text:p>0,6</text:p>
          </table:table-cell>
          <table:table-cell table:formula="of:=COUNTIF([.$E45:.$I45]; [.C$5])" office:value-type="float" office:value="4" calcext:value-type="float">
            <text:p>4</text:p>
          </table:table-cell>
          <table:table-cell table:formula="of:=COUNTIF([.$E45:.$I45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4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4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4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4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41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46:.D46];[.C46:.D46]-1)/([.$A$9]*([.$A$9]-1))" office:value-type="float" office:value="1" calcext:value-type="float">
            <text:p>1</text:p>
          </table:table-cell>
          <table:table-cell table:formula="of:=COUNTIF([.$E46:.$I46]; [.C$5])" office:value-type="float" office:value="5" calcext:value-type="float">
            <text:p>5</text:p>
          </table:table-cell>
          <table:table-cell table:formula="of:=COUNTIF([.$E46:.$I4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4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4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4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4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42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47:.D47];[.C47:.D47]-1)/([.$A$9]*([.$A$9]-1))" office:value-type="float" office:value="1" calcext:value-type="float">
            <text:p>1</text:p>
          </table:table-cell>
          <table:table-cell table:formula="of:=COUNTIF([.$E47:.$I47]; [.C$5])" office:value-type="float" office:value="5" calcext:value-type="float">
            <text:p>5</text:p>
          </table:table-cell>
          <table:table-cell table:formula="of:=COUNTIF([.$E47:.$I47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4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4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4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4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43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48:.D48];[.C48:.D48]-1)/([.$A$9]*([.$A$9]-1))" office:value-type="float" office:value="0.6" calcext:value-type="float">
            <text:p>0,6</text:p>
          </table:table-cell>
          <table:table-cell table:formula="of:=COUNTIF([.$E48:.$I48]; [.C$5])" office:value-type="float" office:value="4" calcext:value-type="float">
            <text:p>4</text:p>
          </table:table-cell>
          <table:table-cell table:formula="of:=COUNTIF([.$E48:.$I48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44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4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4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4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44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49:.D49];[.C49:.D49]-1)/([.$A$9]*([.$A$9]-1))" office:value-type="float" office:value="0.4" calcext:value-type="float">
            <text:p>0,4</text:p>
          </table:table-cell>
          <table:table-cell table:formula="of:=COUNTIF([.$E49:.$I49]; [.C$5])" office:value-type="float" office:value="3" calcext:value-type="float">
            <text:p>3</text:p>
          </table:table-cell>
          <table:table-cell table:formula="of:=COUNTIF([.$E49:.$I49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4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4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4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4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45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50:.D50];[.C50:.D50]-1)/([.$A$9]*([.$A$9]-1))" office:value-type="float" office:value="1" calcext:value-type="float">
            <text:p>1</text:p>
          </table:table-cell>
          <table:table-cell table:formula="of:=COUNTIF([.$E50:.$I50]; [.C$5])" office:value-type="float" office:value="5" calcext:value-type="float">
            <text:p>5</text:p>
          </table:table-cell>
          <table:table-cell table:formula="of:=COUNTIF([.$E50:.$I5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4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4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4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4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46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51:.D51];[.C51:.D51]-1)/([.$A$9]*([.$A$9]-1))" office:value-type="float" office:value="0.6" calcext:value-type="float">
            <text:p>0,6</text:p>
          </table:table-cell>
          <table:table-cell table:formula="of:=COUNTIF([.$E51:.$I51]; [.C$5])" office:value-type="float" office:value="4" calcext:value-type="float">
            <text:p>4</text:p>
          </table:table-cell>
          <table:table-cell table:formula="of:=COUNTIF([.$E51:.$I51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4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4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4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4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47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52:.D52];[.C52:.D52]-1)/([.$A$9]*([.$A$9]-1))" office:value-type="float" office:value="0.6" calcext:value-type="float">
            <text:p>0,6</text:p>
          </table:table-cell>
          <table:table-cell table:formula="of:=COUNTIF([.$E52:.$I52]; [.C$5])" office:value-type="float" office:value="4" calcext:value-type="float">
            <text:p>4</text:p>
          </table:table-cell>
          <table:table-cell table:formula="of:=COUNTIF([.$E52:.$I52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4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4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4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4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48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53:.D53];[.C53:.D53]-1)/([.$A$9]*([.$A$9]-1))" office:value-type="float" office:value="0.6" calcext:value-type="float">
            <text:p>0,6</text:p>
          </table:table-cell>
          <table:table-cell table:formula="of:=COUNTIF([.$E53:.$I53]; [.C$5])" office:value-type="float" office:value="4" calcext:value-type="float">
            <text:p>4</text:p>
          </table:table-cell>
          <table:table-cell table:formula="of:=COUNTIF([.$E53:.$I53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49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4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4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4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49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54:.D54];[.C54:.D54]-1)/([.$A$9]*([.$A$9]-1))" office:value-type="float" office:value="1" calcext:value-type="float">
            <text:p>1</text:p>
          </table:table-cell>
          <table:table-cell table:formula="of:=COUNTIF([.$E54:.$I54]; [.C$5])" office:value-type="float" office:value="5" calcext:value-type="float">
            <text:p>5</text:p>
          </table:table-cell>
          <table:table-cell table:formula="of:=COUNTIF([.$E54:.$I54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5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5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5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5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50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55:.D55];[.C55:.D55]-1)/([.$A$9]*([.$A$9]-1))" office:value-type="float" office:value="0.4" calcext:value-type="float">
            <text:p>0,4</text:p>
          </table:table-cell>
          <table:table-cell table:formula="of:=COUNTIF([.$E55:.$I55]; [.C$5])" office:value-type="float" office:value="2" calcext:value-type="float">
            <text:p>2</text:p>
          </table:table-cell>
          <table:table-cell table:formula="of:=COUNTIF([.$E55:.$I55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5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5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5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5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51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formula="of:=SUMPRODUCT([.C56:.D56];[.C56:.D56]-1)/([.$A$9]*([.$A$9]-1))" office:value-type="float" office:value="1" calcext:value-type="float">
            <text:p>1</text:p>
          </table:table-cell>
          <table:table-cell table:formula="of:=COUNTIF([.$E56:.$I56]; [.C$5])" office:value-type="float" office:value="5" calcext:value-type="float">
            <text:p>5</text:p>
          </table:table-cell>
          <table:table-cell table:formula="of:=COUNTIF([.$E56:.$I5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5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5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5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5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52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57:.D57];[.C57:.D57]-1)/([.$A$9]*([.$A$9]-1))" office:value-type="float" office:value="0.4" calcext:value-type="float">
            <text:p>0,4</text:p>
          </table:table-cell>
          <table:table-cell table:formula="of:=COUNTIF([.$E57:.$I57]; [.C$5])" office:value-type="float" office:value="2" calcext:value-type="float">
            <text:p>2</text:p>
          </table:table-cell>
          <table:table-cell table:formula="of:=COUNTIF([.$E57:.$I57]; [.D$5])" office:value-type="float" office:value="3" calcext:value-type="float">
            <text:p>3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5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5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5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5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53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58:.D58];[.C58:.D58]-1)/([.$A$9]*([.$A$9]-1))" office:value-type="float" office:value="1" calcext:value-type="float">
            <text:p>1</text:p>
          </table:table-cell>
          <table:table-cell table:formula="of:=COUNTIF([.$E58:.$I58]; [.C$5])" office:value-type="float" office:value="5" calcext:value-type="float">
            <text:p>5</text:p>
          </table:table-cell>
          <table:table-cell table:formula="of:=COUNTIF([.$E58:.$I5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5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5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5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5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54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59:.D59];[.C59:.D59]-1)/([.$A$9]*([.$A$9]-1))" office:value-type="float" office:value="0.6" calcext:value-type="float">
            <text:p>0,6</text:p>
          </table:table-cell>
          <table:table-cell table:formula="of:=COUNTIF([.$E59:.$I59]; [.C$5])" office:value-type="float" office:value="4" calcext:value-type="float">
            <text:p>4</text:p>
          </table:table-cell>
          <table:table-cell table:formula="of:=COUNTIF([.$E59:.$I59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5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5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5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5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55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60:.D60];[.C60:.D60]-1)/([.$A$9]*([.$A$9]-1))" office:value-type="float" office:value="0.6" calcext:value-type="float">
            <text:p>0,6</text:p>
          </table:table-cell>
          <table:table-cell table:formula="of:=COUNTIF([.$E60:.$I60]; [.C$5])" office:value-type="float" office:value="4" calcext:value-type="float">
            <text:p>4</text:p>
          </table:table-cell>
          <table:table-cell table:formula="of:=COUNTIF([.$E60:.$I60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56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5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5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5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56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61:.D61];[.C61:.D61]-1)/([.$A$9]*([.$A$9]-1))" office:value-type="float" office:value="0.4" calcext:value-type="float">
            <text:p>0,4</text:p>
          </table:table-cell>
          <table:table-cell table:formula="of:=COUNTIF([.$E61:.$I61]; [.C$5])" office:value-type="float" office:value="3" calcext:value-type="float">
            <text:p>3</text:p>
          </table:table-cell>
          <table:table-cell table:formula="of:=COUNTIF([.$E61:.$I61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5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5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5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5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57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formula="of:=SUMPRODUCT([.C62:.D62];[.C62:.D62]-1)/([.$A$9]*([.$A$9]-1))" office:value-type="float" office:value="1" calcext:value-type="float">
            <text:p>1</text:p>
          </table:table-cell>
          <table:table-cell table:formula="of:=COUNTIF([.$E62:.$I62]; [.C$5])" office:value-type="float" office:value="5" calcext:value-type="float">
            <text:p>5</text:p>
          </table:table-cell>
          <table:table-cell table:formula="of:=COUNTIF([.$E62:.$I62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5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5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5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5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58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63:.D63];[.C63:.D63]-1)/([.$A$9]*([.$A$9]-1))" office:value-type="float" office:value="1" calcext:value-type="float">
            <text:p>1</text:p>
          </table:table-cell>
          <table:table-cell table:formula="of:=COUNTIF([.$E63:.$I63]; [.C$5])" office:value-type="float" office:value="5" calcext:value-type="float">
            <text:p>5</text:p>
          </table:table-cell>
          <table:table-cell table:formula="of:=COUNTIF([.$E63:.$I6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5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5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5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5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59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64:.D64];[.C64:.D64]-1)/([.$A$9]*([.$A$9]-1))" office:value-type="float" office:value="1" calcext:value-type="float">
            <text:p>1</text:p>
          </table:table-cell>
          <table:table-cell table:formula="of:=COUNTIF([.$E64:.$I64]; [.C$5])" office:value-type="float" office:value="0" calcext:value-type="float">
            <text:p>0</text:p>
          </table:table-cell>
          <table:table-cell table:formula="of:=COUNTIF([.$E64:.$I64]; [.D$5])" office:value-type="float" office:value="5" calcext:value-type="float">
            <text:p>5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6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6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6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6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60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formula="of:=SUMPRODUCT([.C65:.D65];[.C65:.D65]-1)/([.$A$9]*([.$A$9]-1))" office:value-type="float" office:value="0.4" calcext:value-type="float">
            <text:p>0,4</text:p>
          </table:table-cell>
          <table:table-cell table:formula="of:=COUNTIF([.$E65:.$I65]; [.C$5])" office:value-type="float" office:value="3" calcext:value-type="float">
            <text:p>3</text:p>
          </table:table-cell>
          <table:table-cell table:formula="of:=COUNTIF([.$E65:.$I65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61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6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6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6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61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formula="of:=SUMPRODUCT([.C66:.D66];[.C66:.D66]-1)/([.$A$9]*([.$A$9]-1))" office:value-type="float" office:value="1" calcext:value-type="float">
            <text:p>1</text:p>
          </table:table-cell>
          <table:table-cell table:formula="of:=COUNTIF([.$E66:.$I66]; [.C$5])" office:value-type="float" office:value="0" calcext:value-type="float">
            <text:p>0</text:p>
          </table:table-cell>
          <table:table-cell table:formula="of:=COUNTIF([.$E66:.$I66]; [.D$5])" office:value-type="float" office:value="5" calcext:value-type="float">
            <text:p>5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6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6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6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62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62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formula="of:=SUMPRODUCT([.C67:.D67];[.C67:.D67]-1)/([.$A$9]*([.$A$9]-1))" office:value-type="float" office:value="1" calcext:value-type="float">
            <text:p>1</text:p>
          </table:table-cell>
          <table:table-cell table:formula="of:=COUNTIF([.$E67:.$I67]; [.C$5])" office:value-type="float" office:value="5" calcext:value-type="float">
            <text:p>5</text:p>
          </table:table-cell>
          <table:table-cell table:formula="of:=COUNTIF([.$E67:.$I67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6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6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6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6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63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68:.D68];[.C68:.D68]-1)/([.$A$9]*([.$A$9]-1))" office:value-type="float" office:value="1" calcext:value-type="float">
            <text:p>1</text:p>
          </table:table-cell>
          <table:table-cell table:formula="of:=COUNTIF([.$E68:.$I68]; [.C$5])" office:value-type="float" office:value="5" calcext:value-type="float">
            <text:p>5</text:p>
          </table:table-cell>
          <table:table-cell table:formula="of:=COUNTIF([.$E68:.$I6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6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6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6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6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64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69:.D69];[.C69:.D69]-1)/([.$A$9]*([.$A$9]-1))" office:value-type="float" office:value="0.6" calcext:value-type="float">
            <text:p>0,6</text:p>
          </table:table-cell>
          <table:table-cell table:formula="of:=COUNTIF([.$E69:.$I69]; [.C$5])" office:value-type="float" office:value="4" calcext:value-type="float">
            <text:p>4</text:p>
          </table:table-cell>
          <table:table-cell table:formula="of:=COUNTIF([.$E69:.$I69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6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6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6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6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65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70:.D70];[.C70:.D70]-1)/([.$A$9]*([.$A$9]-1))" office:value-type="float" office:value="1" calcext:value-type="float">
            <text:p>1</text:p>
          </table:table-cell>
          <table:table-cell table:formula="of:=COUNTIF([.$E70:.$I70]; [.C$5])" office:value-type="float" office:value="5" calcext:value-type="float">
            <text:p>5</text:p>
          </table:table-cell>
          <table:table-cell table:formula="of:=COUNTIF([.$E70:.$I7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6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6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6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6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66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71:.D71];[.C71:.D71]-1)/([.$A$9]*([.$A$9]-1))" office:value-type="float" office:value="0.6" calcext:value-type="float">
            <text:p>0,6</text:p>
          </table:table-cell>
          <table:table-cell table:formula="of:=COUNTIF([.$E71:.$I71]; [.C$5])" office:value-type="float" office:value="4" calcext:value-type="float">
            <text:p>4</text:p>
          </table:table-cell>
          <table:table-cell table:formula="of:=COUNTIF([.$E71:.$I71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6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6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6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6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67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72:.D72];[.C72:.D72]-1)/([.$A$9]*([.$A$9]-1))" office:value-type="float" office:value="0.6" calcext:value-type="float">
            <text:p>0,6</text:p>
          </table:table-cell>
          <table:table-cell table:formula="of:=COUNTIF([.$E72:.$I72]; [.C$5])" office:value-type="float" office:value="4" calcext:value-type="float">
            <text:p>4</text:p>
          </table:table-cell>
          <table:table-cell table:formula="of:=COUNTIF([.$E72:.$I72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6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6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6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6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68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73:.D73];[.C73:.D73]-1)/([.$A$9]*([.$A$9]-1))" office:value-type="float" office:value="1" calcext:value-type="float">
            <text:p>1</text:p>
          </table:table-cell>
          <table:table-cell table:formula="of:=COUNTIF([.$E73:.$I73]; [.C$5])" office:value-type="float" office:value="5" calcext:value-type="float">
            <text:p>5</text:p>
          </table:table-cell>
          <table:table-cell table:formula="of:=COUNTIF([.$E73:.$I7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6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6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6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6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69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74:.D74];[.C74:.D74]-1)/([.$A$9]*([.$A$9]-1))" office:value-type="float" office:value="1" calcext:value-type="float">
            <text:p>1</text:p>
          </table:table-cell>
          <table:table-cell table:formula="of:=COUNTIF([.$E74:.$I74]; [.C$5])" office:value-type="float" office:value="5" calcext:value-type="float">
            <text:p>5</text:p>
          </table:table-cell>
          <table:table-cell table:formula="of:=COUNTIF([.$E74:.$I74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7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7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7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7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70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75:.D75];[.C75:.D75]-1)/([.$A$9]*([.$A$9]-1))" office:value-type="float" office:value="1" calcext:value-type="float">
            <text:p>1</text:p>
          </table:table-cell>
          <table:table-cell table:formula="of:=COUNTIF([.$E75:.$I75]; [.C$5])" office:value-type="float" office:value="5" calcext:value-type="float">
            <text:p>5</text:p>
          </table:table-cell>
          <table:table-cell table:formula="of:=COUNTIF([.$E75:.$I7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7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7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7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7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71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76:.D76];[.C76:.D76]-1)/([.$A$9]*([.$A$9]-1))" office:value-type="float" office:value="1" calcext:value-type="float">
            <text:p>1</text:p>
          </table:table-cell>
          <table:table-cell table:formula="of:=COUNTIF([.$E76:.$I76]; [.C$5])" office:value-type="float" office:value="5" calcext:value-type="float">
            <text:p>5</text:p>
          </table:table-cell>
          <table:table-cell table:formula="of:=COUNTIF([.$E76:.$I7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7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7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7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7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72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77:.D77];[.C77:.D77]-1)/([.$A$9]*([.$A$9]-1))" office:value-type="float" office:value="0.6" calcext:value-type="float">
            <text:p>0,6</text:p>
          </table:table-cell>
          <table:table-cell table:formula="of:=COUNTIF([.$E77:.$I77]; [.C$5])" office:value-type="float" office:value="4" calcext:value-type="float">
            <text:p>4</text:p>
          </table:table-cell>
          <table:table-cell table:formula="of:=COUNTIF([.$E77:.$I77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7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7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7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7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73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78:.D78];[.C78:.D78]-1)/([.$A$9]*([.$A$9]-1))" office:value-type="float" office:value="1" calcext:value-type="float">
            <text:p>1</text:p>
          </table:table-cell>
          <table:table-cell table:formula="of:=COUNTIF([.$E78:.$I78]; [.C$5])" office:value-type="float" office:value="5" calcext:value-type="float">
            <text:p>5</text:p>
          </table:table-cell>
          <table:table-cell table:formula="of:=COUNTIF([.$E78:.$I7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7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7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7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7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74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79:.D79];[.C79:.D79]-1)/([.$A$9]*([.$A$9]-1))" office:value-type="float" office:value="0.4" calcext:value-type="float">
            <text:p>0,4</text:p>
          </table:table-cell>
          <table:table-cell table:formula="of:=COUNTIF([.$E79:.$I79]; [.C$5])" office:value-type="float" office:value="3" calcext:value-type="float">
            <text:p>3</text:p>
          </table:table-cell>
          <table:table-cell table:formula="of:=COUNTIF([.$E79:.$I79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7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75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7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7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75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80:.D80];[.C80:.D80]-1)/([.$A$9]*([.$A$9]-1))" office:value-type="float" office:value="1" calcext:value-type="float">
            <text:p>1</text:p>
          </table:table-cell>
          <table:table-cell table:formula="of:=COUNTIF([.$E80:.$I80]; [.C$5])" office:value-type="float" office:value="5" calcext:value-type="float">
            <text:p>5</text:p>
          </table:table-cell>
          <table:table-cell table:formula="of:=COUNTIF([.$E80:.$I8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7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7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7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7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76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81:.D81];[.C81:.D81]-1)/([.$A$9]*([.$A$9]-1))" office:value-type="float" office:value="0.6" calcext:value-type="float">
            <text:p>0,6</text:p>
          </table:table-cell>
          <table:table-cell table:formula="of:=COUNTIF([.$E81:.$I81]; [.C$5])" office:value-type="float" office:value="4" calcext:value-type="float">
            <text:p>4</text:p>
          </table:table-cell>
          <table:table-cell table:formula="of:=COUNTIF([.$E81:.$I81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7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7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7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7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77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82:.D82];[.C82:.D82]-1)/([.$A$9]*([.$A$9]-1))" office:value-type="float" office:value="1" calcext:value-type="float">
            <text:p>1</text:p>
          </table:table-cell>
          <table:table-cell table:formula="of:=COUNTIF([.$E82:.$I82]; [.C$5])" office:value-type="float" office:value="0" calcext:value-type="float">
            <text:p>0</text:p>
          </table:table-cell>
          <table:table-cell table:formula="of:=COUNTIF([.$E82:.$I82]; [.D$5])" office:value-type="float" office:value="5" calcext:value-type="float">
            <text:p>5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7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7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7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7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78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formula="of:=SUMPRODUCT([.C83:.D83];[.C83:.D83]-1)/([.$A$9]*([.$A$9]-1))" office:value-type="float" office:value="1" calcext:value-type="float">
            <text:p>1</text:p>
          </table:table-cell>
          <table:table-cell table:formula="of:=COUNTIF([.$E83:.$I83]; [.C$5])" office:value-type="float" office:value="5" calcext:value-type="float">
            <text:p>5</text:p>
          </table:table-cell>
          <table:table-cell table:formula="of:=COUNTIF([.$E83:.$I8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7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7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7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7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79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84:.D84];[.C84:.D84]-1)/([.$A$9]*([.$A$9]-1))" office:value-type="float" office:value="1" calcext:value-type="float">
            <text:p>1</text:p>
          </table:table-cell>
          <table:table-cell table:formula="of:=COUNTIF([.$E84:.$I84]; [.C$5])" office:value-type="float" office:value="5" calcext:value-type="float">
            <text:p>5</text:p>
          </table:table-cell>
          <table:table-cell table:formula="of:=COUNTIF([.$E84:.$I84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8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8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8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8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80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85:.D85];[.C85:.D85]-1)/([.$A$9]*([.$A$9]-1))" office:value-type="float" office:value="1" calcext:value-type="float">
            <text:p>1</text:p>
          </table:table-cell>
          <table:table-cell table:formula="of:=COUNTIF([.$E85:.$I85]; [.C$5])" office:value-type="float" office:value="5" calcext:value-type="float">
            <text:p>5</text:p>
          </table:table-cell>
          <table:table-cell table:formula="of:=COUNTIF([.$E85:.$I8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1.ods'#$Result.F8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2.ods'#$Result.F8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3.ods'#$Result.F8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4.ods'#$Result.F8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first_part/AnnotationDocument_firstpart_Annotator5.ods'#$Result.F81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86:.D86];[.C86:.D86]-1)/([.$A$9]*([.$A$9]-1))" office:value-type="float" office:value="1" calcext:value-type="float">
            <text:p>1</text:p>
          </table:table-cell>
          <table:table-cell table:formula="of:=COUNTIF([.$E86:.$I86]; [.C$5])" office:value-type="float" office:value="5" calcext:value-type="float">
            <text:p>5</text:p>
          </table:table-cell>
          <table:table-cell table:formula="of:=COUNTIF([.$E86:.$I8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2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87:.D87];[.C87:.D87]-1)/([.$A$9]*([.$A$9]-1))" office:value-type="float" office:value="1" calcext:value-type="float">
            <text:p>1</text:p>
          </table:table-cell>
          <table:table-cell table:formula="of:=COUNTIF([.$E87:.$I87]; [.C$5])" office:value-type="float" office:value="0" calcext:value-type="float">
            <text:p>0</text:p>
          </table:table-cell>
          <table:table-cell table:formula="of:=COUNTIF([.$E87:.$I87]; [.D$5])" office:value-type="float" office:value="5" calcext:value-type="float">
            <text:p>5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3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3]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table:formula="of:=SUMPRODUCT([.C88:.D88];[.C88:.D88]-1)/([.$A$9]*([.$A$9]-1))" office:value-type="float" office:value="1" calcext:value-type="float">
            <text:p>1</text:p>
          </table:table-cell>
          <table:table-cell table:formula="of:=COUNTIF([.$E88:.$I88]; [.C$5])" office:value-type="float" office:value="5" calcext:value-type="float">
            <text:p>5</text:p>
          </table:table-cell>
          <table:table-cell table:formula="of:=COUNTIF([.$E88:.$I8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4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89:.D89];[.C89:.D89]-1)/([.$A$9]*([.$A$9]-1))" office:value-type="float" office:value="1" calcext:value-type="float">
            <text:p>1</text:p>
          </table:table-cell>
          <table:table-cell table:formula="of:=COUNTIF([.$E89:.$I89]; [.C$5])" office:value-type="float" office:value="5" calcext:value-type="float">
            <text:p>5</text:p>
          </table:table-cell>
          <table:table-cell table:formula="of:=COUNTIF([.$E89:.$I89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5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90:.D90];[.C90:.D90]-1)/([.$A$9]*([.$A$9]-1))" office:value-type="float" office:value="1" calcext:value-type="float">
            <text:p>1</text:p>
          </table:table-cell>
          <table:table-cell table:formula="of:=COUNTIF([.$E90:.$I90]; [.C$5])" office:value-type="float" office:value="5" calcext:value-type="float">
            <text:p>5</text:p>
          </table:table-cell>
          <table:table-cell table:formula="of:=COUNTIF([.$E90:.$I9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6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91:.D91];[.C91:.D91]-1)/([.$A$9]*([.$A$9]-1))" office:value-type="float" office:value="1" calcext:value-type="float">
            <text:p>1</text:p>
          </table:table-cell>
          <table:table-cell table:formula="of:=COUNTIF([.$E91:.$I91]; [.C$5])" office:value-type="float" office:value="5" calcext:value-type="float">
            <text:p>5</text:p>
          </table:table-cell>
          <table:table-cell table:formula="of:=COUNTIF([.$E91:.$I91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7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92:.D92];[.C92:.D92]-1)/([.$A$9]*([.$A$9]-1))" office:value-type="float" office:value="0.6" calcext:value-type="float">
            <text:p>0,6</text:p>
          </table:table-cell>
          <table:table-cell table:formula="of:=COUNTIF([.$E92:.$I92]; [.C$5])" office:value-type="float" office:value="4" calcext:value-type="float">
            <text:p>4</text:p>
          </table:table-cell>
          <table:table-cell table:formula="of:=COUNTIF([.$E92:.$I92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8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8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8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93:.D93];[.C93:.D93]-1)/([.$A$9]*([.$A$9]-1))" office:value-type="float" office:value="1" calcext:value-type="float">
            <text:p>1</text:p>
          </table:table-cell>
          <table:table-cell table:formula="of:=COUNTIF([.$E93:.$I93]; [.C$5])" office:value-type="float" office:value="5" calcext:value-type="float">
            <text:p>5</text:p>
          </table:table-cell>
          <table:table-cell table:formula="of:=COUNTIF([.$E93:.$I93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9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9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94:.D94];[.C94:.D94]-1)/([.$A$9]*([.$A$9]-1))" office:value-type="float" office:value="0.6" calcext:value-type="float">
            <text:p>0,6</text:p>
          </table:table-cell>
          <table:table-cell table:formula="of:=COUNTIF([.$E94:.$I94]; [.C$5])" office:value-type="float" office:value="4" calcext:value-type="float">
            <text:p>4</text:p>
          </table:table-cell>
          <table:table-cell table:formula="of:=COUNTIF([.$E94:.$I94]; [.D$5])" office:value-type="float" office:value="1" calcext:value-type="float">
            <text:p>1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10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10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10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95:.D95];[.C95:.D95]-1)/([.$A$9]*([.$A$9]-1))" office:value-type="float" office:value="1" calcext:value-type="float">
            <text:p>1</text:p>
          </table:table-cell>
          <table:table-cell table:formula="of:=COUNTIF([.$E95:.$I95]; [.C$5])" office:value-type="float" office:value="5" calcext:value-type="float">
            <text:p>5</text:p>
          </table:table-cell>
          <table:table-cell table:formula="of:=COUNTIF([.$E95:.$I95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11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11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96:.D96];[.C96:.D96]-1)/([.$A$9]*([.$A$9]-1))" office:value-type="float" office:value="1" calcext:value-type="float">
            <text:p>1</text:p>
          </table:table-cell>
          <table:table-cell table:formula="of:=COUNTIF([.$E96:.$I96]; [.C$5])" office:value-type="float" office:value="5" calcext:value-type="float">
            <text:p>5</text:p>
          </table:table-cell>
          <table:table-cell table:formula="of:=COUNTIF([.$E96:.$I96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12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12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97:.D97];[.C97:.D97]-1)/([.$A$9]*([.$A$9]-1))" office:value-type="float" office:value="1" calcext:value-type="float">
            <text:p>1</text:p>
          </table:table-cell>
          <table:table-cell table:formula="of:=COUNTIF([.$E97:.$I97]; [.C$5])" office:value-type="float" office:value="5" calcext:value-type="float">
            <text:p>5</text:p>
          </table:table-cell>
          <table:table-cell table:formula="of:=COUNTIF([.$E97:.$I97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13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13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98:.D98];[.C98:.D98]-1)/([.$A$9]*([.$A$9]-1))" office:value-type="float" office:value="1" calcext:value-type="float">
            <text:p>1</text:p>
          </table:table-cell>
          <table:table-cell table:formula="of:=COUNTIF([.$E98:.$I98]; [.C$5])" office:value-type="float" office:value="5" calcext:value-type="float">
            <text:p>5</text:p>
          </table:table-cell>
          <table:table-cell table:formula="of:=COUNTIF([.$E98:.$I98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14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14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99:.D99];[.C99:.D99]-1)/([.$A$9]*([.$A$9]-1))" office:value-type="float" office:value="1" calcext:value-type="float">
            <text:p>1</text:p>
          </table:table-cell>
          <table:table-cell table:formula="of:=COUNTIF([.$E99:.$I99]; [.C$5])" office:value-type="float" office:value="5" calcext:value-type="float">
            <text:p>5</text:p>
          </table:table-cell>
          <table:table-cell table:formula="of:=COUNTIF([.$E99:.$I99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15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15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100:.D100];[.C100:.D100]-1)/([.$A$9]*([.$A$9]-1))" office:value-type="float" office:value="1" calcext:value-type="float">
            <text:p>1</text:p>
          </table:table-cell>
          <table:table-cell table:formula="of:=COUNTIF([.$E100:.$I100]; [.C$5])" office:value-type="float" office:value="5" calcext:value-type="float">
            <text:p>5</text:p>
          </table:table-cell>
          <table:table-cell table:formula="of:=COUNTIF([.$E100:.$I100]; [.D$5])" office:value-type="float" office:value="0" calcext:value-type="float">
            <text:p>0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16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16]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formula="of:=SUMPRODUCT([.C101:.D101];[.C101:.D101]-1)/([.$A$9]*([.$A$9]-1))" office:value-type="float" office:value="0.4" calcext:value-type="float">
            <text:p>0,4</text:p>
          </table:table-cell>
          <table:table-cell table:formula="of:=COUNTIF([.$E101:.$I101]; [.C$5])" office:value-type="float" office:value="3" calcext:value-type="float">
            <text:p>3</text:p>
          </table:table-cell>
          <table:table-cell table:formula="of:=COUNTIF([.$E101:.$I101]; [.D$5])" office:value-type="float" office:value="2" calcext:value-type="float">
            <text:p>2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1.ods'#$Result.F1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2.ods'#$Result.F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3.ods'#$Result.F17]" office:value-type="string" office:string-value="no" calcext:value-type="string">
            <text:p>no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4.ods'#$Result.F17]" office:value-type="string" office:string-value="yes" calcext:value-type="string">
            <text:p>yes</text:p>
          </table:table-cell>
          <table:table-cell table:formula="of:=['file:///C:/Users/Carolin/Documents/Universitaet/Bachelor/2020SoSe/BA_Git/Argumentative-Relation-Classification-for-Argumentative-Dialogue-Systems/Annotation/results/second_part/AnnotationDocument_secondpart_Annotator5.ods'#$Result.F17]" office:value-type="string" office:string-value="no" calcext:value-type="string">
            <text:p>no</text:p>
          </table:table-cell>
        </table:table-row>
      </table:table>
      <table:table table:name="LocalRelevance" table:style-name="ta1">
        <table:table-column table:style-name="co1" table:number-columns-repeated="1023" table:default-cell-style-name="ce23"/>
        <table:table-row table:style-name="ro1">
          <table:table-cell table:style-name="ce22"/>
          <table:table-cell/>
          <table:table-cell table:style-name="ce22" table:number-columns-repeated="2"/>
          <table:table-cell table:style-name="ce17" table:formula="of:=SUMPRODUCT([.F3:.I3]*[.E3])" office:value-type="float" office:value="12160" calcext:value-type="float">
            <text:p>12160</text:p>
          </table:table-cell>
          <table:table-cell table:style-name="ce17" table:formula="of:=SUMPRODUCT([.G3:.J3]*[.F3])" office:value-type="float" office:value="5616" calcext:value-type="float">
            <text:p>5616</text:p>
          </table:table-cell>
          <table:table-cell table:style-name="ce17" table:formula="of:=SUMPRODUCT([.H3:.K3]*[.G3])" office:value-type="float" office:value="1760" calcext:value-type="float">
            <text:p>1760</text:p>
          </table:table-cell>
          <table:table-cell table:style-name="ce17" table:formula="of:=SUMPRODUCT([.I3:.L3]*[.H3])" office:value-type="float" office:value="1767" calcext:value-type="float">
            <text:p>1767</text:p>
          </table:table-cell>
          <table:table-cell table:style-name="ce17" table:formula="of:=SUMPRODUCT([.J3:.M3]*[.I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2"/>
          <table:table-cell/>
          <table:table-cell table:style-name="ce22" table:number-columns-repeated="2"/>
          <table:table-cell table:style-name="ce17" table:formula="of:=SUMPRODUCT([.F4:.I4]*[.E4])" office:value-type="float" office:value="4480" calcext:value-type="float">
            <text:p>4480</text:p>
          </table:table-cell>
          <table:table-cell table:style-name="ce17" table:formula="of:=SUMPRODUCT([.G4:.J4]*[.F4])" office:value-type="float" office:value="7920" calcext:value-type="float">
            <text:p>7920</text:p>
          </table:table-cell>
          <table:table-cell table:style-name="ce17" table:formula="of:=SUMPRODUCT([.H4:.K4]*[.G4])" office:value-type="float" office:value="7904" calcext:value-type="float">
            <text:p>7904</text:p>
          </table:table-cell>
          <table:table-cell table:style-name="ce17" table:formula="of:=SUMPRODUCT([.I4:.L4]*[.H4])" office:value-type="float" office:value="2535" calcext:value-type="float">
            <text:p>2535</text:p>
          </table:table-cell>
          <table:table-cell table:style-name="ce17" table:formula="of:=SUMPRODUCT([.J4:.M4]*[.I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2"/>
          <table:table-cell/>
          <table:table-cell table:style-name="ce17" table:formula="of:=SUM([.C6:.C101])" office:value-type="float" office:value="244" calcext:value-type="float">
            <text:p>244</text:p>
          </table:table-cell>
          <table:table-cell table:style-name="ce17" table:formula="of:=SUM([.D6:.D101])" office:value-type="float" office:value="236" calcext:value-type="float">
            <text:p>236</text:p>
          </table:table-cell>
          <table:table-cell table:style-name="ce17" table:formula="of:=COUNTIF([.E$6:.E$101]; [.$D$5])" office:value-type="float" office:value="76" calcext:value-type="float">
            <text:p>76</text:p>
          </table:table-cell>
          <table:table-cell table:style-name="ce17" table:formula="of:=COUNTIF([.F$6:.F$101]; [.$D$5])" office:value-type="float" office:value="52" calcext:value-type="float">
            <text:p>52</text:p>
          </table:table-cell>
          <table:table-cell table:style-name="ce17" table:formula="of:=COUNTIF([.G$6:.G$101]; [.$D$5])" office:value-type="float" office:value="20" calcext:value-type="float">
            <text:p>20</text:p>
          </table:table-cell>
          <table:table-cell table:style-name="ce17" table:formula="of:=COUNTIF([.H$6:.H$101]; [.$D$5])" office:value-type="float" office:value="31" calcext:value-type="float">
            <text:p>31</text:p>
          </table:table-cell>
          <table:table-cell table:style-name="ce17" table:formula="of:=COUNTIF([.I$6:.I$101]; [.$D$5]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n</text:p>
          </table:table-cell>
          <table:table-cell office:value-type="string" calcext:value-type="string">
            <text:p>pi</text:p>
          </table:table-cell>
          <table:table-cell table:style-name="ce22" table:formula="of:=AVERAGE([.C6:.C101])/[.$A$9]" office:value-type="float" office:value="0.508333333333333" calcext:value-type="float">
            <text:p>0,508333333333333</text:p>
          </table:table-cell>
          <table:table-cell table:style-name="ce22" table:formula="of:=AVERAGE([.D6:.D101])/[.$A$9]" office:value-type="float" office:value="0.491666666666667" calcext:value-type="float">
            <text:p>0,491666666666667</text:p>
          </table:table-cell>
          <table:table-cell table:style-name="ce17" table:formula="of:=COUNTIF([.E$6:.E$101]; [.$C$5])" office:value-type="float" office:value="20" calcext:value-type="float">
            <text:p>20</text:p>
          </table:table-cell>
          <table:table-cell table:style-name="ce17" table:formula="of:=COUNTIF([.F$6:.F$101]; [.$C$5])" office:value-type="float" office:value="44" calcext:value-type="float">
            <text:p>44</text:p>
          </table:table-cell>
          <table:table-cell table:style-name="ce17" table:formula="of:=COUNTIF([.G$6:.G$101]; [.$C$5])" office:value-type="float" office:value="76" calcext:value-type="float">
            <text:p>76</text:p>
          </table:table-cell>
          <table:table-cell table:style-name="ce17" table:formula="of:=COUNTIF([.H$6:.H$101]; [.$C$5])" office:value-type="float" office:value="65" calcext:value-type="float">
            <text:p>65</text:p>
          </table:table-cell>
          <table:table-cell table:style-name="ce17" table:formula="of:=COUNTIF([.I$6:.I$101]; [.$C$5]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22" office:value-type="float" office:value="96" calcext:value-type="float">
            <text:p>96</text:p>
          </table:table-cell>
          <table:table-cell table:style-name="ce22" office:value-type="string" calcext:value-type="string">
            <text:p>p_{a|i}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0" office:value-type="string" calcext:value-type="string">
            <text:p>Annotator 1</text:p>
          </table:table-cell>
          <table:table-cell table:style-name="ce20" office:value-type="string" calcext:value-type="string">
            <text:p>Annotator 2</text:p>
          </table:table-cell>
          <table:table-cell table:style-name="ce20" office:value-type="string" calcext:value-type="string">
            <text:p>Annotator 3</text:p>
          </table:table-cell>
          <table:table-cell table:style-name="ce20" office:value-type="string" calcext:value-type="string">
            <text:p>Annotator 4</text:p>
          </table:table-cell>
          <table:table-cell table:style-name="ce20" office:value-type="string" calcext:value-type="string">
            <text:p>Annotator 5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q</text:p>
          </table:table-cell>
          <table:table-cell table:style-name="ce22" table:formula="of:=SUMPRODUCT([.C6:.D6];[.C6:.D6]-1)/([.$A$9]*([.$A$9]-1))" office:value-type="float" office:value="0.6" calcext:value-type="float">
            <text:p>0,6</text:p>
          </table:table-cell>
          <table:table-cell table:style-name="ce22" table:formula="of:=COUNTIF([.$E6:.$I6]; [.C$5])" office:value-type="float" office:value="4" calcext:value-type="float">
            <text:p>4</text:p>
          </table:table-cell>
          <table:table-cell table:style-name="ce22" table:formula="of:=COUNTIF([.$E6:.$I6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2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table:formula="of:=SUMPRODUCT([.C7:.D7];[.C7:.D7]-1)/([.$A$9]*([.$A$9]-1))" office:value-type="float" office:value="1" calcext:value-type="float">
            <text:p>1</text:p>
          </table:table-cell>
          <table:table-cell table:style-name="ce22" table:formula="of:=COUNTIF([.$E7:.$I7]; [.C$5])" office:value-type="float" office:value="0" calcext:value-type="float">
            <text:p>0</text:p>
          </table:table-cell>
          <table:table-cell table:style-name="ce22" table:formula="of:=COUNTIF([.$E7:.$I7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3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r</text:p>
          </table:table-cell>
          <table:table-cell table:style-name="ce22" table:formula="of:=SUMPRODUCT([.C8:.D8];[.C8:.D8]-1)/([.$A$9]*([.$A$9]-1))" office:value-type="float" office:value="1" calcext:value-type="float">
            <text:p>1</text:p>
          </table:table-cell>
          <table:table-cell table:style-name="ce22" table:formula="of:=COUNTIF([.$E8:.$I8]; [.C$5])" office:value-type="float" office:value="0" calcext:value-type="float">
            <text:p>0</text:p>
          </table:table-cell>
          <table:table-cell table:style-name="ce22" table:formula="of:=COUNTIF([.$E8:.$I8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4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table:formula="of:=SUMPRODUCT([.C9:.D9];[.C9:.D9]-1)/([.$A$9]*([.$A$9]-1))" office:value-type="float" office:value="0.6" calcext:value-type="float">
            <text:p>0,6</text:p>
          </table:table-cell>
          <table:table-cell table:style-name="ce22" table:formula="of:=COUNTIF([.$E9:.$I9]; [.C$5])" office:value-type="float" office:value="4" calcext:value-type="float">
            <text:p>4</text:p>
          </table:table-cell>
          <table:table-cell table:style-name="ce22" table:formula="of:=COUNTIF([.$E9:.$I9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5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10:.D10];[.C10:.D10]-1)/([.$A$9]*([.$A$9]-1))" office:value-type="float" office:value="0.6" calcext:value-type="float">
            <text:p>0,6</text:p>
          </table:table-cell>
          <table:table-cell table:style-name="ce22" table:formula="of:=COUNTIF([.$E10:.$I10]; [.C$5])" office:value-type="float" office:value="1" calcext:value-type="float">
            <text:p>1</text:p>
          </table:table-cell>
          <table:table-cell table:style-name="ce22" table:formula="of:=COUNTIF([.$E10:.$I10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6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pa</text:p>
          </table:table-cell>
          <table:table-cell table:style-name="ce22" table:formula="of:=SUMPRODUCT([.C11:.D11];[.C11:.D11]-1)/([.$A$9]*([.$A$9]-1))" office:value-type="float" office:value="0.6" calcext:value-type="float">
            <text:p>0,6</text:p>
          </table:table-cell>
          <table:table-cell table:style-name="ce22" table:formula="of:=COUNTIF([.$E11:.$I11]; [.C$5])" office:value-type="float" office:value="4" calcext:value-type="float">
            <text:p>4</text:p>
          </table:table-cell>
          <table:table-cell table:style-name="ce22" table:formula="of:=COUNTIF([.$E11:.$I11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table:formula="of:=(1-[.A14])*[.A16]+[.A14]" office:value-type="float" office:value="0.661124131944445" calcext:value-type="float">
            <text:p>0,661124131944445</text:p>
          </table:table-cell>
          <table:table-cell table:style-name="ce22" table:formula="of:=SUMPRODUCT([.C12:.D12];[.C12:.D12]-1)/([.$A$9]*([.$A$9]-1))" office:value-type="float" office:value="1" calcext:value-type="float">
            <text:p>1</text:p>
          </table:table-cell>
          <table:table-cell table:style-name="ce22" table:formula="of:=COUNTIF([.$E12:.$I12]; [.C$5])" office:value-type="float" office:value="0" calcext:value-type="float">
            <text:p>0</text:p>
          </table:table-cell>
          <table:table-cell table:style-name="ce22" table:formula="of:=COUNTIF([.$E12:.$I12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8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epsilon</text:p>
          </table:table-cell>
          <table:table-cell table:style-name="ce22" table:formula="of:=SUMPRODUCT([.C13:.D13];[.C13:.D13]-1)/([.$A$9]*([.$A$9]-1))" office:value-type="float" office:value="0.6" calcext:value-type="float">
            <text:p>0,6</text:p>
          </table:table-cell>
          <table:table-cell table:style-name="ce22" table:formula="of:=COUNTIF([.$E13:.$I13]; [.C$5])" office:value-type="float" office:value="4" calcext:value-type="float">
            <text:p>4</text:p>
          </table:table-cell>
          <table:table-cell table:style-name="ce22" table:formula="of:=COUNTIF([.$E13:.$I13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table:formula="of:=1/([.A5]*[.A9])" office:value-type="float" office:value="0.00208333333333333" calcext:value-type="float">
            <text:p>0,002083333333333</text:p>
          </table:table-cell>
          <table:table-cell table:style-name="ce22" table:formula="of:=SUMPRODUCT([.C14:.D14];[.C14:.D14]-1)/([.$A$9]*([.$A$9]-1))" office:value-type="float" office:value="1" calcext:value-type="float">
            <text:p>1</text:p>
          </table:table-cell>
          <table:table-cell table:style-name="ce22" table:formula="of:=COUNTIF([.$E14:.$I14]; [.C$5])" office:value-type="float" office:value="0" calcext:value-type="float">
            <text:p>0</text:p>
          </table:table-cell>
          <table:table-cell table:style-name="ce22" table:formula="of:=COUNTIF([.$E14:.$I14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1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10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’</text:p>
          </table:table-cell>
          <table:table-cell table:style-name="ce22" table:formula="of:=SUMPRODUCT([.C15:.D15];[.C15:.D15]-1)/([.$A$9]*([.$A$9]-1))" office:value-type="float" office:value="0.6" calcext:value-type="float">
            <text:p>0,6</text:p>
          </table:table-cell>
          <table:table-cell table:style-name="ce22" table:formula="of:=COUNTIF([.$E15:.$I15]; [.C$5])" office:value-type="float" office:value="4" calcext:value-type="float">
            <text:p>4</text:p>
          </table:table-cell>
          <table:table-cell table:style-name="ce22" table:formula="of:=COUNTIF([.$E15:.$I15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1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1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1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table:formula="of:=AVERAGE([.B6:.B101])" office:value-type="float" office:value="0.660416666666667" calcext:value-type="float">
            <text:p>0,660416666666667</text:p>
          </table:table-cell>
          <table:table-cell table:style-name="ce22" table:formula="of:=SUMPRODUCT([.C16:.D16];[.C16:.D16]-1)/([.$A$9]*([.$A$9]-1))" office:value-type="float" office:value="0.6" calcext:value-type="float">
            <text:p>0,6</text:p>
          </table:table-cell>
          <table:table-cell table:style-name="ce22" table:formula="of:=COUNTIF([.$E16:.$I16]; [.C$5])" office:value-type="float" office:value="4" calcext:value-type="float">
            <text:p>4</text:p>
          </table:table-cell>
          <table:table-cell table:style-name="ce22" table:formula="of:=COUNTIF([.$E16:.$I16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12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1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17:.D17];[.C17:.D17]-1)/([.$A$9]*([.$A$9]-1))" office:value-type="float" office:value="0.4" calcext:value-type="float">
            <text:p>0,4</text:p>
          </table:table-cell>
          <table:table-cell table:style-name="ce22" table:formula="of:=COUNTIF([.$E17:.$I17]; [.C$5])" office:value-type="float" office:value="3" calcext:value-type="float">
            <text:p>3</text:p>
          </table:table-cell>
          <table:table-cell table:style-name="ce22" table:formula="of:=COUNTIF([.$E17:.$I17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1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13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kalpha</text:p>
          </table:table-cell>
          <table:table-cell table:style-name="ce22" table:formula="of:=SUMPRODUCT([.C18:.D18];[.C18:.D18]-1)/([.$A$9]*([.$A$9]-1))" office:value-type="float" office:value="0.4" calcext:value-type="float">
            <text:p>0,4</text:p>
          </table:table-cell>
          <table:table-cell table:style-name="ce22" table:formula="of:=COUNTIF([.$E18:.$I18]; [.C$5])" office:value-type="float" office:value="2" calcext:value-type="float">
            <text:p>2</text:p>
          </table:table-cell>
          <table:table-cell table:style-name="ce22" table:formula="of:=COUNTIF([.$E18:.$I18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1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1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14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4" table:formula="of:=([.A12]-[.A21])/(1-[.A21])" office:value-type="float" office:value="0.322059947207558" calcext:value-type="float">
            <text:p>0,322059947207558</text:p>
          </table:table-cell>
          <table:table-cell table:style-name="ce22" table:formula="of:=SUMPRODUCT([.C19:.D19];[.C19:.D19]-1)/([.$A$9]*([.$A$9]-1))" office:value-type="float" office:value="0.4" calcext:value-type="float">
            <text:p>0,4</text:p>
          </table:table-cell>
          <table:table-cell table:style-name="ce22" table:formula="of:=COUNTIF([.$E19:.$I19]; [.C$5])" office:value-type="float" office:value="2" calcext:value-type="float">
            <text:p>2</text:p>
          </table:table-cell>
          <table:table-cell table:style-name="ce22" table:formula="of:=COUNTIF([.$E19:.$I19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1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1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1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pe</text:p>
          </table:table-cell>
          <table:table-cell table:style-name="ce22" table:formula="of:=SUMPRODUCT([.C20:.D20];[.C20:.D20]-1)/([.$A$9]*([.$A$9]-1))" office:value-type="float" office:value="1" calcext:value-type="float">
            <text:p>1</text:p>
          </table:table-cell>
          <table:table-cell table:style-name="ce22" table:formula="of:=COUNTIF([.$E20:.$I20]; [.C$5])" office:value-type="float" office:value="0" calcext:value-type="float">
            <text:p>0</text:p>
          </table:table-cell>
          <table:table-cell table:style-name="ce22" table:formula="of:=COUNTIF([.$E20:.$I20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1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1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1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1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16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2" table:formula="of:=SUMPRODUCT([.C4:.D4]; [.C4:.D4])" office:value-type="float" office:value="0.500138888888889" calcext:value-type="float">
            <text:p>0,500138888888889</text:p>
          </table:table-cell>
          <table:table-cell table:style-name="ce22" table:formula="of:=SUMPRODUCT([.C21:.D21];[.C21:.D21]-1)/([.$A$9]*([.$A$9]-1))" office:value-type="float" office:value="0.4" calcext:value-type="float">
            <text:p>0,4</text:p>
          </table:table-cell>
          <table:table-cell table:style-name="ce22" table:formula="of:=COUNTIF([.$E21:.$I21]; [.C$5])" office:value-type="float" office:value="2" calcext:value-type="float">
            <text:p>2</text:p>
          </table:table-cell>
          <table:table-cell table:style-name="ce22" table:formula="of:=COUNTIF([.$E21:.$I21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1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1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1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22:.D22];[.C22:.D22]-1)/([.$A$9]*([.$A$9]-1))" office:value-type="float" office:value="0.6" calcext:value-type="float">
            <text:p>0,6</text:p>
          </table:table-cell>
          <table:table-cell table:style-name="ce22" table:formula="of:=COUNTIF([.$E22:.$I22]; [.C$5])" office:value-type="float" office:value="1" calcext:value-type="float">
            <text:p>1</text:p>
          </table:table-cell>
          <table:table-cell table:style-name="ce22" table:formula="of:=COUNTIF([.$E22:.$I22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1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1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1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1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18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AC2</text:p>
          </table:table-cell>
          <table:table-cell table:style-name="ce22" table:formula="of:=SUMPRODUCT([.C23:.D23];[.C23:.D23]-1)/([.$A$9]*([.$A$9]-1))" office:value-type="float" office:value="0.6" calcext:value-type="float">
            <text:p>0,6</text:p>
          </table:table-cell>
          <table:table-cell table:style-name="ce22" table:formula="of:=COUNTIF([.$E23:.$I23]; [.C$5])" office:value-type="float" office:value="4" calcext:value-type="float">
            <text:p>4</text:p>
          </table:table-cell>
          <table:table-cell table:style-name="ce22" table:formula="of:=COUNTIF([.$E23:.$I23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1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1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1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4" table:formula="of:=([.A12]-[.A26])/(1-[.A26])" office:value-type="float" office:value="0.322436475978895" calcext:value-type="float">
            <text:p>0,322436475978895</text:p>
          </table:table-cell>
          <table:table-cell table:style-name="ce22" table:formula="of:=SUMPRODUCT([.C24:.D24];[.C24:.D24]-1)/([.$A$9]*([.$A$9]-1))" office:value-type="float" office:value="0.4" calcext:value-type="float">
            <text:p>0,4</text:p>
          </table:table-cell>
          <table:table-cell table:style-name="ce22" table:formula="of:=COUNTIF([.$E24:.$I24]; [.C$5])" office:value-type="float" office:value="2" calcext:value-type="float">
            <text:p>2</text:p>
          </table:table-cell>
          <table:table-cell table:style-name="ce22" table:formula="of:=COUNTIF([.$E24:.$I24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2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2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2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2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20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pe</text:p>
          </table:table-cell>
          <table:table-cell table:style-name="ce22" table:formula="of:=SUMPRODUCT([.C25:.D25];[.C25:.D25]-1)/([.$A$9]*([.$A$9]-1))" office:value-type="float" office:value="0.6" calcext:value-type="float">
            <text:p>0,6</text:p>
          </table:table-cell>
          <table:table-cell table:style-name="ce22" table:formula="of:=COUNTIF([.$E25:.$I25]; [.C$5])" office:value-type="float" office:value="4" calcext:value-type="float">
            <text:p>4</text:p>
          </table:table-cell>
          <table:table-cell table:style-name="ce22" table:formula="of:=COUNTIF([.$E25:.$I25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2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2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2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2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2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table:formula="of:=SUMPRODUCT([.C4:.D4]; 1-[.C4:.D4])*[.A28]/([.A7]*([.A7]-1))" office:value-type="float" office:value="0.499861111111111" calcext:value-type="float">
            <text:p>0,499861111111111</text:p>
          </table:table-cell>
          <table:table-cell table:style-name="ce22" table:formula="of:=SUMPRODUCT([.C26:.D26];[.C26:.D26]-1)/([.$A$9]*([.$A$9]-1))" office:value-type="float" office:value="1" calcext:value-type="float">
            <text:p>1</text:p>
          </table:table-cell>
          <table:table-cell table:style-name="ce22" table:formula="of:=COUNTIF([.$E26:.$I26]; [.C$5])" office:value-type="float" office:value="5" calcext:value-type="float">
            <text:p>5</text:p>
          </table:table-cell>
          <table:table-cell table:style-name="ce22" table:formula="of:=COUNTIF([.$E26:.$I2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2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2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2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w</text:p>
          </table:table-cell>
          <table:table-cell table:style-name="ce22" table:formula="of:=SUMPRODUCT([.C27:.D27];[.C27:.D27]-1)/([.$A$9]*([.$A$9]-1))" office:value-type="float" office:value="1" calcext:value-type="float">
            <text:p>1</text:p>
          </table:table-cell>
          <table:table-cell table:style-name="ce22" table:formula="of:=COUNTIF([.$E27:.$I27]; [.C$5])" office:value-type="float" office:value="5" calcext:value-type="float">
            <text:p>5</text:p>
          </table:table-cell>
          <table:table-cell table:style-name="ce22" table:formula="of:=COUNTIF([.$E27:.$I2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2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2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2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table:formula="of:=SUMPRODUCT([.C28:.D28];[.C28:.D28]-1)/([.$A$9]*([.$A$9]-1))" office:value-type="float" office:value="0.6" calcext:value-type="float">
            <text:p>0,6</text:p>
          </table:table-cell>
          <table:table-cell table:style-name="ce22" table:formula="of:=COUNTIF([.$E28:.$I28]; [.C$5])" office:value-type="float" office:value="1" calcext:value-type="float">
            <text:p>1</text:p>
          </table:table-cell>
          <table:table-cell table:style-name="ce22" table:formula="of:=COUNTIF([.$E28:.$I28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2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2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2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2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24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2" table:formula="of:=SUMPRODUCT([.C29:.D29];[.C29:.D29]-1)/([.$A$9]*([.$A$9]-1))" office:value-type="float" office:value="0.4" calcext:value-type="float">
            <text:p>0,4</text:p>
          </table:table-cell>
          <table:table-cell table:style-name="ce22" table:formula="of:=COUNTIF([.$E29:.$I29]; [.C$5])" office:value-type="float" office:value="2" calcext:value-type="float">
            <text:p>2</text:p>
          </table:table-cell>
          <table:table-cell table:style-name="ce22" table:formula="of:=COUNTIF([.$E29:.$I29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2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2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2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2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2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Percentage</text:p>
          </table:table-cell>
          <table:table-cell table:style-name="ce22" table:formula="of:=SUMPRODUCT([.C30:.D30];[.C30:.D30]-1)/([.$A$9]*([.$A$9]-1))" office:value-type="float" office:value="0.6" calcext:value-type="float">
            <text:p>0,6</text:p>
          </table:table-cell>
          <table:table-cell table:style-name="ce22" table:formula="of:=COUNTIF([.$E30:.$I30]; [.C$5])" office:value-type="float" office:value="1" calcext:value-type="float">
            <text:p>1</text:p>
          </table:table-cell>
          <table:table-cell table:style-name="ce22" table:formula="of:=COUNTIF([.$E30:.$I30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2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2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2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2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26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8" table:formula="of:=( COUNTIF([.D6:.D101]; [.A9]) + COUNTIF([.D6:.D101]; 0) ) / [.A5]" office:value-type="float" office:value="0.28125" calcext:value-type="float">
            <text:p>0,28125</text:p>
          </table:table-cell>
          <table:table-cell table:style-name="ce22" table:formula="of:=SUMPRODUCT([.C31:.D31];[.C31:.D31]-1)/([.$A$9]*([.$A$9]-1))" office:value-type="float" office:value="0.6" calcext:value-type="float">
            <text:p>0,6</text:p>
          </table:table-cell>
          <table:table-cell table:style-name="ce22" table:formula="of:=COUNTIF([.$E31:.$I31]; [.C$5])" office:value-type="float" office:value="4" calcext:value-type="float">
            <text:p>4</text:p>
          </table:table-cell>
          <table:table-cell table:style-name="ce22" table:formula="of:=COUNTIF([.$E31:.$I31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2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2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2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7"/>
          <table:table-cell table:style-name="ce22" table:formula="of:=SUMPRODUCT([.C32:.D32];[.C32:.D32]-1)/([.$A$9]*([.$A$9]-1))" office:value-type="float" office:value="0.6" calcext:value-type="float">
            <text:p>0,6</text:p>
          </table:table-cell>
          <table:table-cell table:style-name="ce22" table:formula="of:=COUNTIF([.$E32:.$I32]; [.C$5])" office:value-type="float" office:value="4" calcext:value-type="float">
            <text:p>4</text:p>
          </table:table-cell>
          <table:table-cell table:style-name="ce22" table:formula="of:=COUNTIF([.$E32:.$I32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28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2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28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a0 / multi-percentage</text:p>
          </table:table-cell>
          <table:table-cell table:style-name="ce22" table:formula="of:=SUMPRODUCT([.C33:.D33];[.C33:.D33]-1)/([.$A$9]*([.$A$9]-1))" office:value-type="float" office:value="0.4" calcext:value-type="float">
            <text:p>0,4</text:p>
          </table:table-cell>
          <table:table-cell table:style-name="ce22" table:formula="of:=COUNTIF([.$E33:.$I33]; [.C$5])" office:value-type="float" office:value="2" calcext:value-type="float">
            <text:p>2</text:p>
          </table:table-cell>
          <table:table-cell table:style-name="ce22" table:formula="of:=COUNTIF([.$E33:.$I33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2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2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2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2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29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7" table:formula="of:=1/([.A5]*[.A9]*([.A9]-1))*(SUMPRODUCT([.C6:.C101];[.C6:.C101]-1) + SUMPRODUCT([.D6:.D101];[.D6:.D101]-1))" office:value-type="float" office:value="0.660416666666667" calcext:value-type="float">
            <text:p>0,660416666666667</text:p>
          </table:table-cell>
          <table:table-cell table:style-name="ce22" table:formula="of:=SUMPRODUCT([.C34:.D34];[.C34:.D34]-1)/([.$A$9]*([.$A$9]-1))" office:value-type="float" office:value="0.4" calcext:value-type="float">
            <text:p>0,4</text:p>
          </table:table-cell>
          <table:table-cell table:style-name="ce22" table:formula="of:=COUNTIF([.$E34:.$I34]; [.C$5])" office:value-type="float" office:value="3" calcext:value-type="float">
            <text:p>3</text:p>
          </table:table-cell>
          <table:table-cell table:style-name="ce22" table:formula="of:=COUNTIF([.$E34:.$I34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3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3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3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3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3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2" table:formula="of:=SUMPRODUCT([.C35:.D35];[.C35:.D35]-1)/([.$A$9]*([.$A$9]-1))" office:value-type="float" office:value="0.4" calcext:value-type="float">
            <text:p>0,4</text:p>
          </table:table-cell>
          <table:table-cell table:style-name="ce22" table:formula="of:=COUNTIF([.$E35:.$I35]; [.C$5])" office:value-type="float" office:value="2" calcext:value-type="float">
            <text:p>2</text:p>
          </table:table-cell>
          <table:table-cell table:style-name="ce22" table:formula="of:=COUNTIF([.$E35:.$I35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31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3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3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3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31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fkappa</text:p>
          </table:table-cell>
          <table:table-cell table:style-name="ce22" table:formula="of:=SUMPRODUCT([.C36:.D36];[.C36:.D36]-1)/([.$A$9]*([.$A$9]-1))" office:value-type="float" office:value="0.6" calcext:value-type="float">
            <text:p>0,6</text:p>
          </table:table-cell>
          <table:table-cell table:style-name="ce22" table:formula="of:=COUNTIF([.$E36:.$I36]; [.C$5])" office:value-type="float" office:value="4" calcext:value-type="float">
            <text:p>4</text:p>
          </table:table-cell>
          <table:table-cell table:style-name="ce22" table:formula="of:=COUNTIF([.$E36:.$I36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3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32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3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3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3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8" table:formula="of:=([.A34]-[.A39])/(1-[.A39])" office:value-type="float" office:value="0.553482001455293" calcext:value-type="float">
            <text:p>0,553482001455293</text:p>
          </table:table-cell>
          <table:table-cell table:style-name="ce22" table:formula="of:=SUMPRODUCT([.C37:.D37];[.C37:.D37]-1)/([.$A$9]*([.$A$9]-1))" office:value-type="float" office:value="0.4" calcext:value-type="float">
            <text:p>0,4</text:p>
          </table:table-cell>
          <table:table-cell table:style-name="ce22" table:formula="of:=COUNTIF([.$E37:.$I37]; [.C$5])" office:value-type="float" office:value="2" calcext:value-type="float">
            <text:p>2</text:p>
          </table:table-cell>
          <table:table-cell table:style-name="ce22" table:formula="of:=COUNTIF([.$E37:.$I37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3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3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3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3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33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ae</text:p>
          </table:table-cell>
          <table:table-cell table:style-name="ce22" table:formula="of:=SUMPRODUCT([.C38:.D38];[.C38:.D38]-1)/([.$A$9]*([.$A$9]-1))" office:value-type="float" office:value="0.6" calcext:value-type="float">
            <text:p>0,6</text:p>
          </table:table-cell>
          <table:table-cell table:style-name="ce22" table:formula="of:=COUNTIF([.$E38:.$I38]; [.C$5])" office:value-type="float" office:value="1" calcext:value-type="float">
            <text:p>1</text:p>
          </table:table-cell>
          <table:table-cell table:style-name="ce22" table:formula="of:=COUNTIF([.$E38:.$I38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3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3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3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3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34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7" table:formula="of:=1/([.A5]*[.A5]*[.A7]*COMBIN([.A9];2)) * (SUM([.E1:.H1]) + SUM([.E2:.H2]))" office:value-type="float" office:value="0.239485677083333" calcext:value-type="float">
            <text:p>0,239485677083333</text:p>
          </table:table-cell>
          <table:table-cell table:style-name="ce22" table:formula="of:=SUMPRODUCT([.C39:.D39];[.C39:.D39]-1)/([.$A$9]*([.$A$9]-1))" office:value-type="float" office:value="0.4" calcext:value-type="float">
            <text:p>0,4</text:p>
          </table:table-cell>
          <table:table-cell table:style-name="ce22" table:formula="of:=COUNTIF([.$E39:.$I39]; [.C$5])" office:value-type="float" office:value="2" calcext:value-type="float">
            <text:p>2</text:p>
          </table:table-cell>
          <table:table-cell table:style-name="ce22" table:formula="of:=COUNTIF([.$E39:.$I39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3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3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3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3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3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2" table:formula="of:=SUMPRODUCT([.C40:.D40];[.C40:.D40]-1)/([.$A$9]*([.$A$9]-1))" office:value-type="float" office:value="0.6" calcext:value-type="float">
            <text:p>0,6</text:p>
          </table:table-cell>
          <table:table-cell table:style-name="ce22" table:formula="of:=COUNTIF([.$E40:.$I40]; [.C$5])" office:value-type="float" office:value="4" calcext:value-type="float">
            <text:p>4</text:p>
          </table:table-cell>
          <table:table-cell table:style-name="ce22" table:formula="of:=COUNTIF([.$E40:.$I40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3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3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3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fpi</text:p>
          </table:table-cell>
          <table:table-cell table:style-name="ce22" table:formula="of:=SUMPRODUCT([.C41:.D41];[.C41:.D41]-1)/([.$A$9]*([.$A$9]-1))" office:value-type="float" office:value="0.4" calcext:value-type="float">
            <text:p>0,4</text:p>
          </table:table-cell>
          <table:table-cell table:style-name="ce22" table:formula="of:=COUNTIF([.$E41:.$I41]; [.C$5])" office:value-type="float" office:value="3" calcext:value-type="float">
            <text:p>3</text:p>
          </table:table-cell>
          <table:table-cell table:style-name="ce22" table:formula="of:=COUNTIF([.$E41:.$I41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3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3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3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8" table:formula="of:=([.A34]-[.A44])/(1-[.A44])" office:value-type="float" office:value="0.32064462350653" calcext:value-type="float">
            <text:p>0,32064462350653</text:p>
          </table:table-cell>
          <table:table-cell table:style-name="ce22" table:formula="of:=SUMPRODUCT([.C42:.D42];[.C42:.D42]-1)/([.$A$9]*([.$A$9]-1))" office:value-type="float" office:value="1" calcext:value-type="float">
            <text:p>1</text:p>
          </table:table-cell>
          <table:table-cell table:style-name="ce22" table:formula="of:=COUNTIF([.$E42:.$I42]; [.C$5])" office:value-type="float" office:value="0" calcext:value-type="float">
            <text:p>0</text:p>
          </table:table-cell>
          <table:table-cell table:style-name="ce22" table:formula="of:=COUNTIF([.$E42:.$I42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3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3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3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3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38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ae</text:p>
          </table:table-cell>
          <table:table-cell table:style-name="ce22" table:formula="of:=SUMPRODUCT([.C43:.D43];[.C43:.D43]-1)/([.$A$9]*([.$A$9]-1))" office:value-type="float" office:value="0.4" calcext:value-type="float">
            <text:p>0,4</text:p>
          </table:table-cell>
          <table:table-cell table:style-name="ce22" table:formula="of:=COUNTIF([.$E43:.$I43]; [.C$5])" office:value-type="float" office:value="2" calcext:value-type="float">
            <text:p>2</text:p>
          </table:table-cell>
          <table:table-cell table:style-name="ce22" table:formula="of:=COUNTIF([.$E43:.$I43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3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3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3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3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39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7" table:formula="of:=1/([.A5]*[.A5]*[.A9]*[.A9]) * SUMSQ([.C3:.D3])" office:value-type="float" office:value="0.500138888888889" calcext:value-type="float">
            <text:p>0,500138888888889</text:p>
          </table:table-cell>
          <table:table-cell table:style-name="ce22" table:formula="of:=SUMPRODUCT([.C44:.D44];[.C44:.D44]-1)/([.$A$9]*([.$A$9]-1))" office:value-type="float" office:value="0.6" calcext:value-type="float">
            <text:p>0,6</text:p>
          </table:table-cell>
          <table:table-cell table:style-name="ce22" table:formula="of:=COUNTIF([.$E44:.$I44]; [.C$5])" office:value-type="float" office:value="4" calcext:value-type="float">
            <text:p>4</text:p>
          </table:table-cell>
          <table:table-cell table:style-name="ce22" table:formula="of:=COUNTIF([.$E44:.$I44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4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4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4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5:.D45];[.C45:.D45]-1)/([.$A$9]*([.$A$9]-1))" office:value-type="float" office:value="0.4" calcext:value-type="float">
            <text:p>0,4</text:p>
          </table:table-cell>
          <table:table-cell table:style-name="ce22" table:formula="of:=COUNTIF([.$E45:.$I45]; [.C$5])" office:value-type="float" office:value="2" calcext:value-type="float">
            <text:p>2</text:p>
          </table:table-cell>
          <table:table-cell table:style-name="ce22" table:formula="of:=COUNTIF([.$E45:.$I45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41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4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4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4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41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6:.D46];[.C46:.D46]-1)/([.$A$9]*([.$A$9]-1))" office:value-type="float" office:value="0.6" calcext:value-type="float">
            <text:p>0,6</text:p>
          </table:table-cell>
          <table:table-cell table:style-name="ce22" table:formula="of:=COUNTIF([.$E46:.$I46]; [.C$5])" office:value-type="float" office:value="4" calcext:value-type="float">
            <text:p>4</text:p>
          </table:table-cell>
          <table:table-cell table:style-name="ce22" table:formula="of:=COUNTIF([.$E46:.$I46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42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4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4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7:.D47];[.C47:.D47]-1)/([.$A$9]*([.$A$9]-1))" office:value-type="float" office:value="1" calcext:value-type="float">
            <text:p>1</text:p>
          </table:table-cell>
          <table:table-cell table:style-name="ce22" table:formula="of:=COUNTIF([.$E47:.$I47]; [.C$5])" office:value-type="float" office:value="5" calcext:value-type="float">
            <text:p>5</text:p>
          </table:table-cell>
          <table:table-cell table:style-name="ce22" table:formula="of:=COUNTIF([.$E47:.$I4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4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4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4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4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4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8:.D48];[.C48:.D48]-1)/([.$A$9]*([.$A$9]-1))" office:value-type="float" office:value="0.6" calcext:value-type="float">
            <text:p>0,6</text:p>
          </table:table-cell>
          <table:table-cell table:style-name="ce22" table:formula="of:=COUNTIF([.$E48:.$I48]; [.C$5])" office:value-type="float" office:value="1" calcext:value-type="float">
            <text:p>1</text:p>
          </table:table-cell>
          <table:table-cell table:style-name="ce22" table:formula="of:=COUNTIF([.$E48:.$I48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4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4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4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4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44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49:.D49];[.C49:.D49]-1)/([.$A$9]*([.$A$9]-1))" office:value-type="float" office:value="0.6" calcext:value-type="float">
            <text:p>0,6</text:p>
          </table:table-cell>
          <table:table-cell table:style-name="ce22" table:formula="of:=COUNTIF([.$E49:.$I49]; [.C$5])" office:value-type="float" office:value="1" calcext:value-type="float">
            <text:p>1</text:p>
          </table:table-cell>
          <table:table-cell table:style-name="ce22" table:formula="of:=COUNTIF([.$E49:.$I49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4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4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4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4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4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0:.D50];[.C50:.D50]-1)/([.$A$9]*([.$A$9]-1))" office:value-type="float" office:value="0.6" calcext:value-type="float">
            <text:p>0,6</text:p>
          </table:table-cell>
          <table:table-cell table:style-name="ce22" table:formula="of:=COUNTIF([.$E50:.$I50]; [.C$5])" office:value-type="float" office:value="4" calcext:value-type="float">
            <text:p>4</text:p>
          </table:table-cell>
          <table:table-cell table:style-name="ce22" table:formula="of:=COUNTIF([.$E50:.$I50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4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4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4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1:.D51];[.C51:.D51]-1)/([.$A$9]*([.$A$9]-1))" office:value-type="float" office:value="1" calcext:value-type="float">
            <text:p>1</text:p>
          </table:table-cell>
          <table:table-cell table:style-name="ce22" table:formula="of:=COUNTIF([.$E51:.$I51]; [.C$5])" office:value-type="float" office:value="0" calcext:value-type="float">
            <text:p>0</text:p>
          </table:table-cell>
          <table:table-cell table:style-name="ce22" table:formula="of:=COUNTIF([.$E51:.$I51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4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4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4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4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4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2:.D52];[.C52:.D52]-1)/([.$A$9]*([.$A$9]-1))" office:value-type="float" office:value="1" calcext:value-type="float">
            <text:p>1</text:p>
          </table:table-cell>
          <table:table-cell table:style-name="ce22" table:formula="of:=COUNTIF([.$E52:.$I52]; [.C$5])" office:value-type="float" office:value="0" calcext:value-type="float">
            <text:p>0</text:p>
          </table:table-cell>
          <table:table-cell table:style-name="ce22" table:formula="of:=COUNTIF([.$E52:.$I52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4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4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4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4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48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3:.D53];[.C53:.D53]-1)/([.$A$9]*([.$A$9]-1))" office:value-type="float" office:value="1" calcext:value-type="float">
            <text:p>1</text:p>
          </table:table-cell>
          <table:table-cell table:style-name="ce22" table:formula="of:=COUNTIF([.$E53:.$I53]; [.C$5])" office:value-type="float" office:value="0" calcext:value-type="float">
            <text:p>0</text:p>
          </table:table-cell>
          <table:table-cell table:style-name="ce22" table:formula="of:=COUNTIF([.$E53:.$I53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4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49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49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4:.D54];[.C54:.D54]-1)/([.$A$9]*([.$A$9]-1))" office:value-type="float" office:value="0.4" calcext:value-type="float">
            <text:p>0,4</text:p>
          </table:table-cell>
          <table:table-cell table:style-name="ce22" table:formula="of:=COUNTIF([.$E54:.$I54]; [.C$5])" office:value-type="float" office:value="2" calcext:value-type="float">
            <text:p>2</text:p>
          </table:table-cell>
          <table:table-cell table:style-name="ce22" table:formula="of:=COUNTIF([.$E54:.$I54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5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5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5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5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50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5:.D55];[.C55:.D55]-1)/([.$A$9]*([.$A$9]-1))" office:value-type="float" office:value="0.4" calcext:value-type="float">
            <text:p>0,4</text:p>
          </table:table-cell>
          <table:table-cell table:style-name="ce22" table:formula="of:=COUNTIF([.$E55:.$I55]; [.C$5])" office:value-type="float" office:value="2" calcext:value-type="float">
            <text:p>2</text:p>
          </table:table-cell>
          <table:table-cell table:style-name="ce22" table:formula="of:=COUNTIF([.$E55:.$I55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51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5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5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5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51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6:.D56];[.C56:.D56]-1)/([.$A$9]*([.$A$9]-1))" office:value-type="float" office:value="0.6" calcext:value-type="float">
            <text:p>0,6</text:p>
          </table:table-cell>
          <table:table-cell table:style-name="ce22" table:formula="of:=COUNTIF([.$E56:.$I56]; [.C$5])" office:value-type="float" office:value="4" calcext:value-type="float">
            <text:p>4</text:p>
          </table:table-cell>
          <table:table-cell table:style-name="ce22" table:formula="of:=COUNTIF([.$E56:.$I56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52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5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5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7:.D57];[.C57:.D57]-1)/([.$A$9]*([.$A$9]-1))" office:value-type="float" office:value="1" calcext:value-type="float">
            <text:p>1</text:p>
          </table:table-cell>
          <table:table-cell table:style-name="ce22" table:formula="of:=COUNTIF([.$E57:.$I57]; [.C$5])" office:value-type="float" office:value="0" calcext:value-type="float">
            <text:p>0</text:p>
          </table:table-cell>
          <table:table-cell table:style-name="ce22" table:formula="of:=COUNTIF([.$E57:.$I57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5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5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5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5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53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8:.D58];[.C58:.D58]-1)/([.$A$9]*([.$A$9]-1))" office:value-type="float" office:value="0.6" calcext:value-type="float">
            <text:p>0,6</text:p>
          </table:table-cell>
          <table:table-cell table:style-name="ce22" table:formula="of:=COUNTIF([.$E58:.$I58]; [.C$5])" office:value-type="float" office:value="1" calcext:value-type="float">
            <text:p>1</text:p>
          </table:table-cell>
          <table:table-cell table:style-name="ce22" table:formula="of:=COUNTIF([.$E58:.$I58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5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5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54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5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54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59:.D59];[.C59:.D59]-1)/([.$A$9]*([.$A$9]-1))" office:value-type="float" office:value="1" calcext:value-type="float">
            <text:p>1</text:p>
          </table:table-cell>
          <table:table-cell table:style-name="ce22" table:formula="of:=COUNTIF([.$E59:.$I59]; [.C$5])" office:value-type="float" office:value="0" calcext:value-type="float">
            <text:p>0</text:p>
          </table:table-cell>
          <table:table-cell table:style-name="ce22" table:formula="of:=COUNTIF([.$E59:.$I59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5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5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5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5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5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0:.D60];[.C60:.D60]-1)/([.$A$9]*([.$A$9]-1))" office:value-type="float" office:value="0.6" calcext:value-type="float">
            <text:p>0,6</text:p>
          </table:table-cell>
          <table:table-cell table:style-name="ce22" table:formula="of:=COUNTIF([.$E60:.$I60]; [.C$5])" office:value-type="float" office:value="1" calcext:value-type="float">
            <text:p>1</text:p>
          </table:table-cell>
          <table:table-cell table:style-name="ce22" table:formula="of:=COUNTIF([.$E60:.$I60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5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5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5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5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56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1:.D61];[.C61:.D61]-1)/([.$A$9]*([.$A$9]-1))" office:value-type="float" office:value="1" calcext:value-type="float">
            <text:p>1</text:p>
          </table:table-cell>
          <table:table-cell table:style-name="ce22" table:formula="of:=COUNTIF([.$E61:.$I61]; [.C$5])" office:value-type="float" office:value="0" calcext:value-type="float">
            <text:p>0</text:p>
          </table:table-cell>
          <table:table-cell table:style-name="ce22" table:formula="of:=COUNTIF([.$E61:.$I61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5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5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5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2:.D62];[.C62:.D62]-1)/([.$A$9]*([.$A$9]-1))" office:value-type="float" office:value="0.6" calcext:value-type="float">
            <text:p>0,6</text:p>
          </table:table-cell>
          <table:table-cell table:style-name="ce22" table:formula="of:=COUNTIF([.$E62:.$I62]; [.C$5])" office:value-type="float" office:value="4" calcext:value-type="float">
            <text:p>4</text:p>
          </table:table-cell>
          <table:table-cell table:style-name="ce22" table:formula="of:=COUNTIF([.$E62:.$I62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5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5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5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3:.D63];[.C63:.D63]-1)/([.$A$9]*([.$A$9]-1))" office:value-type="float" office:value="1" calcext:value-type="float">
            <text:p>1</text:p>
          </table:table-cell>
          <table:table-cell table:style-name="ce22" table:formula="of:=COUNTIF([.$E63:.$I63]; [.C$5])" office:value-type="float" office:value="5" calcext:value-type="float">
            <text:p>5</text:p>
          </table:table-cell>
          <table:table-cell table:style-name="ce22" table:formula="of:=COUNTIF([.$E63:.$I6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5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5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5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4:.D64];[.C64:.D64]-1)/([.$A$9]*([.$A$9]-1))" office:value-type="float" office:value="0.6" calcext:value-type="float">
            <text:p>0,6</text:p>
          </table:table-cell>
          <table:table-cell table:style-name="ce22" table:formula="of:=COUNTIF([.$E64:.$I64]; [.C$5])" office:value-type="float" office:value="1" calcext:value-type="float">
            <text:p>1</text:p>
          </table:table-cell>
          <table:table-cell table:style-name="ce22" table:formula="of:=COUNTIF([.$E64:.$I64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6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6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6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6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60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5:.D65];[.C65:.D65]-1)/([.$A$9]*([.$A$9]-1))" office:value-type="float" office:value="1" calcext:value-type="float">
            <text:p>1</text:p>
          </table:table-cell>
          <table:table-cell table:style-name="ce22" table:formula="of:=COUNTIF([.$E65:.$I65]; [.C$5])" office:value-type="float" office:value="0" calcext:value-type="float">
            <text:p>0</text:p>
          </table:table-cell>
          <table:table-cell table:style-name="ce22" table:formula="of:=COUNTIF([.$E65:.$I65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61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6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6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61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61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6:.D66];[.C66:.D66]-1)/([.$A$9]*([.$A$9]-1))" office:value-type="float" office:value="0.6" calcext:value-type="float">
            <text:p>0,6</text:p>
          </table:table-cell>
          <table:table-cell table:style-name="ce22" table:formula="of:=COUNTIF([.$E66:.$I66]; [.C$5])" office:value-type="float" office:value="1" calcext:value-type="float">
            <text:p>1</text:p>
          </table:table-cell>
          <table:table-cell table:style-name="ce22" table:formula="of:=COUNTIF([.$E66:.$I66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62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62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6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62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62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7:.D67];[.C67:.D67]-1)/([.$A$9]*([.$A$9]-1))" office:value-type="float" office:value="1" calcext:value-type="float">
            <text:p>1</text:p>
          </table:table-cell>
          <table:table-cell table:style-name="ce22" table:formula="of:=COUNTIF([.$E67:.$I67]; [.C$5])" office:value-type="float" office:value="5" calcext:value-type="float">
            <text:p>5</text:p>
          </table:table-cell>
          <table:table-cell table:style-name="ce22" table:formula="of:=COUNTIF([.$E67:.$I67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63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6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6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8:.D68];[.C68:.D68]-1)/([.$A$9]*([.$A$9]-1))" office:value-type="float" office:value="0.4" calcext:value-type="float">
            <text:p>0,4</text:p>
          </table:table-cell>
          <table:table-cell table:style-name="ce22" table:formula="of:=COUNTIF([.$E68:.$I68]; [.C$5])" office:value-type="float" office:value="3" calcext:value-type="float">
            <text:p>3</text:p>
          </table:table-cell>
          <table:table-cell table:style-name="ce22" table:formula="of:=COUNTIF([.$E68:.$I68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6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6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64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69:.D69];[.C69:.D69]-1)/([.$A$9]*([.$A$9]-1))" office:value-type="float" office:value="1" calcext:value-type="float">
            <text:p>1</text:p>
          </table:table-cell>
          <table:table-cell table:style-name="ce22" table:formula="of:=COUNTIF([.$E69:.$I69]; [.C$5])" office:value-type="float" office:value="0" calcext:value-type="float">
            <text:p>0</text:p>
          </table:table-cell>
          <table:table-cell table:style-name="ce22" table:formula="of:=COUNTIF([.$E69:.$I69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6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6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6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6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6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0:.D70];[.C70:.D70]-1)/([.$A$9]*([.$A$9]-1))" office:value-type="float" office:value="0.4" calcext:value-type="float">
            <text:p>0,4</text:p>
          </table:table-cell>
          <table:table-cell table:style-name="ce22" table:formula="of:=COUNTIF([.$E70:.$I70]; [.C$5])" office:value-type="float" office:value="3" calcext:value-type="float">
            <text:p>3</text:p>
          </table:table-cell>
          <table:table-cell table:style-name="ce22" table:formula="of:=COUNTIF([.$E70:.$I70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6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6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6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6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66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1:.D71];[.C71:.D71]-1)/([.$A$9]*([.$A$9]-1))" office:value-type="float" office:value="1" calcext:value-type="float">
            <text:p>1</text:p>
          </table:table-cell>
          <table:table-cell table:style-name="ce22" table:formula="of:=COUNTIF([.$E71:.$I71]; [.C$5])" office:value-type="float" office:value="0" calcext:value-type="float">
            <text:p>0</text:p>
          </table:table-cell>
          <table:table-cell table:style-name="ce22" table:formula="of:=COUNTIF([.$E71:.$I71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6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6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6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2:.D72];[.C72:.D72]-1)/([.$A$9]*([.$A$9]-1))" office:value-type="float" office:value="0.4" calcext:value-type="float">
            <text:p>0,4</text:p>
          </table:table-cell>
          <table:table-cell table:style-name="ce22" table:formula="of:=COUNTIF([.$E72:.$I72]; [.C$5])" office:value-type="float" office:value="2" calcext:value-type="float">
            <text:p>2</text:p>
          </table:table-cell>
          <table:table-cell table:style-name="ce22" table:formula="of:=COUNTIF([.$E72:.$I72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6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6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6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6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68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3:.D73];[.C73:.D73]-1)/([.$A$9]*([.$A$9]-1))" office:value-type="float" office:value="0.6" calcext:value-type="float">
            <text:p>0,6</text:p>
          </table:table-cell>
          <table:table-cell table:style-name="ce22" table:formula="of:=COUNTIF([.$E73:.$I73]; [.C$5])" office:value-type="float" office:value="4" calcext:value-type="float">
            <text:p>4</text:p>
          </table:table-cell>
          <table:table-cell table:style-name="ce22" table:formula="of:=COUNTIF([.$E73:.$I73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6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6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6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4:.D74];[.C74:.D74]-1)/([.$A$9]*([.$A$9]-1))" office:value-type="float" office:value="0.6" calcext:value-type="float">
            <text:p>0,6</text:p>
          </table:table-cell>
          <table:table-cell table:style-name="ce22" table:formula="of:=COUNTIF([.$E74:.$I74]; [.C$5])" office:value-type="float" office:value="4" calcext:value-type="float">
            <text:p>4</text:p>
          </table:table-cell>
          <table:table-cell table:style-name="ce22" table:formula="of:=COUNTIF([.$E74:.$I74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7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7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7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5:.D75];[.C75:.D75]-1)/([.$A$9]*([.$A$9]-1))" office:value-type="float" office:value="1" calcext:value-type="float">
            <text:p>1</text:p>
          </table:table-cell>
          <table:table-cell table:style-name="ce22" table:formula="of:=COUNTIF([.$E75:.$I75]; [.C$5])" office:value-type="float" office:value="5" calcext:value-type="float">
            <text:p>5</text:p>
          </table:table-cell>
          <table:table-cell table:style-name="ce22" table:formula="of:=COUNTIF([.$E75:.$I7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7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7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7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6:.D76];[.C76:.D76]-1)/([.$A$9]*([.$A$9]-1))" office:value-type="float" office:value="0.6" calcext:value-type="float">
            <text:p>0,6</text:p>
          </table:table-cell>
          <table:table-cell table:style-name="ce22" table:formula="of:=COUNTIF([.$E76:.$I76]; [.C$5])" office:value-type="float" office:value="4" calcext:value-type="float">
            <text:p>4</text:p>
          </table:table-cell>
          <table:table-cell table:style-name="ce22" table:formula="of:=COUNTIF([.$E76:.$I76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72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7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7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7:.D77];[.C77:.D77]-1)/([.$A$9]*([.$A$9]-1))" office:value-type="float" office:value="0.4" calcext:value-type="float">
            <text:p>0,4</text:p>
          </table:table-cell>
          <table:table-cell table:style-name="ce22" table:formula="of:=COUNTIF([.$E77:.$I77]; [.C$5])" office:value-type="float" office:value="2" calcext:value-type="float">
            <text:p>2</text:p>
          </table:table-cell>
          <table:table-cell table:style-name="ce22" table:formula="of:=COUNTIF([.$E77:.$I77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7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7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7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7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73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8:.D78];[.C78:.D78]-1)/([.$A$9]*([.$A$9]-1))" office:value-type="float" office:value="0.6" calcext:value-type="float">
            <text:p>0,6</text:p>
          </table:table-cell>
          <table:table-cell table:style-name="ce22" table:formula="of:=COUNTIF([.$E78:.$I78]; [.C$5])" office:value-type="float" office:value="4" calcext:value-type="float">
            <text:p>4</text:p>
          </table:table-cell>
          <table:table-cell table:style-name="ce22" table:formula="of:=COUNTIF([.$E78:.$I78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74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7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7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79:.D79];[.C79:.D79]-1)/([.$A$9]*([.$A$9]-1))" office:value-type="float" office:value="0.6" calcext:value-type="float">
            <text:p>0,6</text:p>
          </table:table-cell>
          <table:table-cell table:style-name="ce22" table:formula="of:=COUNTIF([.$E79:.$I79]; [.C$5])" office:value-type="float" office:value="1" calcext:value-type="float">
            <text:p>1</text:p>
          </table:table-cell>
          <table:table-cell table:style-name="ce22" table:formula="of:=COUNTIF([.$E79:.$I79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7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7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7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7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7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0:.D80];[.C80:.D80]-1)/([.$A$9]*([.$A$9]-1))" office:value-type="float" office:value="0.6" calcext:value-type="float">
            <text:p>0,6</text:p>
          </table:table-cell>
          <table:table-cell table:style-name="ce22" table:formula="of:=COUNTIF([.$E80:.$I80]; [.C$5])" office:value-type="float" office:value="4" calcext:value-type="float">
            <text:p>4</text:p>
          </table:table-cell>
          <table:table-cell table:style-name="ce22" table:formula="of:=COUNTIF([.$E80:.$I80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7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7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7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1:.D81];[.C81:.D81]-1)/([.$A$9]*([.$A$9]-1))" office:value-type="float" office:value="1" calcext:value-type="float">
            <text:p>1</text:p>
          </table:table-cell>
          <table:table-cell table:style-name="ce22" table:formula="of:=COUNTIF([.$E81:.$I81]; [.C$5])" office:value-type="float" office:value="0" calcext:value-type="float">
            <text:p>0</text:p>
          </table:table-cell>
          <table:table-cell table:style-name="ce22" table:formula="of:=COUNTIF([.$E81:.$I81]; [.D$5])" office:value-type="float" office:value="5" calcext:value-type="float">
            <text:p>5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7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7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7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7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7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2:.D82];[.C82:.D82]-1)/([.$A$9]*([.$A$9]-1))" office:value-type="float" office:value="0.6" calcext:value-type="float">
            <text:p>0,6</text:p>
          </table:table-cell>
          <table:table-cell table:style-name="ce22" table:formula="of:=COUNTIF([.$E82:.$I82]; [.C$5])" office:value-type="float" office:value="1" calcext:value-type="float">
            <text:p>1</text:p>
          </table:table-cell>
          <table:table-cell table:style-name="ce22" table:formula="of:=COUNTIF([.$E82:.$I82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7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7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7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7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78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3:.D83];[.C83:.D83]-1)/([.$A$9]*([.$A$9]-1))" office:value-type="float" office:value="0.6" calcext:value-type="float">
            <text:p>0,6</text:p>
          </table:table-cell>
          <table:table-cell table:style-name="ce22" table:formula="of:=COUNTIF([.$E83:.$I83]; [.C$5])" office:value-type="float" office:value="4" calcext:value-type="float">
            <text:p>4</text:p>
          </table:table-cell>
          <table:table-cell table:style-name="ce22" table:formula="of:=COUNTIF([.$E83:.$I83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79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7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7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4:.D84];[.C84:.D84]-1)/([.$A$9]*([.$A$9]-1))" office:value-type="float" office:value="0.6" calcext:value-type="float">
            <text:p>0,6</text:p>
          </table:table-cell>
          <table:table-cell table:style-name="ce22" table:formula="of:=COUNTIF([.$E84:.$I84]; [.C$5])" office:value-type="float" office:value="4" calcext:value-type="float">
            <text:p>4</text:p>
          </table:table-cell>
          <table:table-cell table:style-name="ce22" table:formula="of:=COUNTIF([.$E84:.$I84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8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8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8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5:.D85];[.C85:.D85]-1)/([.$A$9]*([.$A$9]-1))" office:value-type="float" office:value="0.6" calcext:value-type="float">
            <text:p>0,6</text:p>
          </table:table-cell>
          <table:table-cell table:style-name="ce22" table:formula="of:=COUNTIF([.$E85:.$I85]; [.C$5])" office:value-type="float" office:value="4" calcext:value-type="float">
            <text:p>4</text:p>
          </table:table-cell>
          <table:table-cell table:style-name="ce22" table:formula="of:=COUNTIF([.$E85:.$I85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1.ods'#$Result.G81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first_part/AnnotationDocument_firstpart_Annotator2.ods'#$Result.G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3.ods'#$Result.G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4.ods'#$Result.G8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first_part/AnnotationDocument_firstpart_Annotator5.ods'#$Result.G8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6:.D86];[.C86:.D86]-1)/([.$A$9]*([.$A$9]-1))" office:value-type="float" office:value="0.6" calcext:value-type="float">
            <text:p>0,6</text:p>
          </table:table-cell>
          <table:table-cell table:style-name="ce22" table:formula="of:=COUNTIF([.$E86:.$I86]; [.C$5])" office:value-type="float" office:value="4" calcext:value-type="float">
            <text:p>4</text:p>
          </table:table-cell>
          <table:table-cell table:style-name="ce22" table:formula="of:=COUNTIF([.$E86:.$I86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2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7:.D87];[.C87:.D87]-1)/([.$A$9]*([.$A$9]-1))" office:value-type="float" office:value="0.6" calcext:value-type="float">
            <text:p>0,6</text:p>
          </table:table-cell>
          <table:table-cell table:style-name="ce22" table:formula="of:=COUNTIF([.$E87:.$I87]; [.C$5])" office:value-type="float" office:value="1" calcext:value-type="float">
            <text:p>1</text:p>
          </table:table-cell>
          <table:table-cell table:style-name="ce22" table:formula="of:=COUNTIF([.$E87:.$I87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3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3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8:.D88];[.C88:.D88]-1)/([.$A$9]*([.$A$9]-1))" office:value-type="float" office:value="0.6" calcext:value-type="float">
            <text:p>0,6</text:p>
          </table:table-cell>
          <table:table-cell table:style-name="ce22" table:formula="of:=COUNTIF([.$E88:.$I88]; [.C$5])" office:value-type="float" office:value="4" calcext:value-type="float">
            <text:p>4</text:p>
          </table:table-cell>
          <table:table-cell table:style-name="ce22" table:formula="of:=COUNTIF([.$E88:.$I88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4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89:.D89];[.C89:.D89]-1)/([.$A$9]*([.$A$9]-1))" office:value-type="float" office:value="0.4" calcext:value-type="float">
            <text:p>0,4</text:p>
          </table:table-cell>
          <table:table-cell table:style-name="ce22" table:formula="of:=COUNTIF([.$E89:.$I89]; [.C$5])" office:value-type="float" office:value="3" calcext:value-type="float">
            <text:p>3</text:p>
          </table:table-cell>
          <table:table-cell table:style-name="ce22" table:formula="of:=COUNTIF([.$E89:.$I89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5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5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0:.D90];[.C90:.D90]-1)/([.$A$9]*([.$A$9]-1))" office:value-type="float" office:value="0.4" calcext:value-type="float">
            <text:p>0,4</text:p>
          </table:table-cell>
          <table:table-cell table:style-name="ce22" table:formula="of:=COUNTIF([.$E90:.$I90]; [.C$5])" office:value-type="float" office:value="2" calcext:value-type="float">
            <text:p>2</text:p>
          </table:table-cell>
          <table:table-cell table:style-name="ce22" table:formula="of:=COUNTIF([.$E90:.$I90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6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6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6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1:.D91];[.C91:.D91]-1)/([.$A$9]*([.$A$9]-1))" office:value-type="float" office:value="0.4" calcext:value-type="float">
            <text:p>0,4</text:p>
          </table:table-cell>
          <table:table-cell table:style-name="ce22" table:formula="of:=COUNTIF([.$E91:.$I91]; [.C$5])" office:value-type="float" office:value="3" calcext:value-type="float">
            <text:p>3</text:p>
          </table:table-cell>
          <table:table-cell table:style-name="ce22" table:formula="of:=COUNTIF([.$E91:.$I91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2:.D92];[.C92:.D92]-1)/([.$A$9]*([.$A$9]-1))" office:value-type="float" office:value="0.4" calcext:value-type="float">
            <text:p>0,4</text:p>
          </table:table-cell>
          <table:table-cell table:style-name="ce22" table:formula="of:=COUNTIF([.$E92:.$I92]; [.C$5])" office:value-type="float" office:value="2" calcext:value-type="float">
            <text:p>2</text:p>
          </table:table-cell>
          <table:table-cell table:style-name="ce22" table:formula="of:=COUNTIF([.$E92:.$I92]; [.D$5])" office:value-type="float" office:value="3" calcext:value-type="float">
            <text:p>3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8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8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8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8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3:.D93];[.C93:.D93]-1)/([.$A$9]*([.$A$9]-1))" office:value-type="float" office:value="1" calcext:value-type="float">
            <text:p>1</text:p>
          </table:table-cell>
          <table:table-cell table:style-name="ce22" table:formula="of:=COUNTIF([.$E93:.$I93]; [.C$5])" office:value-type="float" office:value="5" calcext:value-type="float">
            <text:p>5</text:p>
          </table:table-cell>
          <table:table-cell table:style-name="ce22" table:formula="of:=COUNTIF([.$E93:.$I93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9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9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9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4:.D94];[.C94:.D94]-1)/([.$A$9]*([.$A$9]-1))" office:value-type="float" office:value="0.4" calcext:value-type="float">
            <text:p>0,4</text:p>
          </table:table-cell>
          <table:table-cell table:style-name="ce22" table:formula="of:=COUNTIF([.$E94:.$I94]; [.C$5])" office:value-type="float" office:value="3" calcext:value-type="float">
            <text:p>3</text:p>
          </table:table-cell>
          <table:table-cell table:style-name="ce22" table:formula="of:=COUNTIF([.$E94:.$I94]; [.D$5])" office:value-type="float" office:value="2" calcext:value-type="float">
            <text:p>2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10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10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1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10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10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5:.D95];[.C95:.D95]-1)/([.$A$9]*([.$A$9]-1))" office:value-type="float" office:value="1" calcext:value-type="float">
            <text:p>1</text:p>
          </table:table-cell>
          <table:table-cell table:style-name="ce22" table:formula="of:=COUNTIF([.$E95:.$I95]; [.C$5])" office:value-type="float" office:value="5" calcext:value-type="float">
            <text:p>5</text:p>
          </table:table-cell>
          <table:table-cell table:style-name="ce22" table:formula="of:=COUNTIF([.$E95:.$I95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11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11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11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6:.D96];[.C96:.D96]-1)/([.$A$9]*([.$A$9]-1))" office:value-type="float" office:value="1" calcext:value-type="float">
            <text:p>1</text:p>
          </table:table-cell>
          <table:table-cell table:style-name="ce22" table:formula="of:=COUNTIF([.$E96:.$I96]; [.C$5])" office:value-type="float" office:value="5" calcext:value-type="float">
            <text:p>5</text:p>
          </table:table-cell>
          <table:table-cell table:style-name="ce22" table:formula="of:=COUNTIF([.$E96:.$I96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12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12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1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7:.D97];[.C97:.D97]-1)/([.$A$9]*([.$A$9]-1))" office:value-type="float" office:value="0.6" calcext:value-type="float">
            <text:p>0,6</text:p>
          </table:table-cell>
          <table:table-cell table:style-name="ce22" table:formula="of:=COUNTIF([.$E97:.$I97]; [.C$5])" office:value-type="float" office:value="4" calcext:value-type="float">
            <text:p>4</text:p>
          </table:table-cell>
          <table:table-cell table:style-name="ce22" table:formula="of:=COUNTIF([.$E97:.$I97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13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13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1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8:.D98];[.C98:.D98]-1)/([.$A$9]*([.$A$9]-1))" office:value-type="float" office:value="1" calcext:value-type="float">
            <text:p>1</text:p>
          </table:table-cell>
          <table:table-cell table:style-name="ce22" table:formula="of:=COUNTIF([.$E98:.$I98]; [.C$5])" office:value-type="float" office:value="5" calcext:value-type="float">
            <text:p>5</text:p>
          </table:table-cell>
          <table:table-cell table:style-name="ce22" table:formula="of:=COUNTIF([.$E98:.$I98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14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14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1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99:.D99];[.C99:.D99]-1)/([.$A$9]*([.$A$9]-1))" office:value-type="float" office:value="0.6" calcext:value-type="float">
            <text:p>0,6</text:p>
          </table:table-cell>
          <table:table-cell table:style-name="ce22" table:formula="of:=COUNTIF([.$E99:.$I99]; [.C$5])" office:value-type="float" office:value="4" calcext:value-type="float">
            <text:p>4</text:p>
          </table:table-cell>
          <table:table-cell table:style-name="ce22" table:formula="of:=COUNTIF([.$E99:.$I99]; [.D$5])" office:value-type="float" office:value="1" calcext:value-type="float">
            <text:p>1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15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15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15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1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100:.D100];[.C100:.D100]-1)/([.$A$9]*([.$A$9]-1))" office:value-type="float" office:value="1" calcext:value-type="float">
            <text:p>1</text:p>
          </table:table-cell>
          <table:table-cell table:style-name="ce22" table:formula="of:=COUNTIF([.$E100:.$I100]; [.C$5])" office:value-type="float" office:value="5" calcext:value-type="float">
            <text:p>5</text:p>
          </table:table-cell>
          <table:table-cell table:style-name="ce22" table:formula="of:=COUNTIF([.$E100:.$I100]; [.D$5])" office:value-type="float" office:value="0" calcext:value-type="float">
            <text:p>0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16]" office:value-type="string" office:string-value="no" calcext:value-type="string">
            <text:p>no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16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1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22" table:formula="of:=SUMPRODUCT([.C101:.D101];[.C101:.D101]-1)/([.$A$9]*([.$A$9]-1))" office:value-type="float" office:value="0.6" calcext:value-type="float">
            <text:p>0,6</text:p>
          </table:table-cell>
          <table:table-cell table:style-name="ce22" table:formula="of:=COUNTIF([.$E101:.$I101]; [.C$5])" office:value-type="float" office:value="1" calcext:value-type="float">
            <text:p>1</text:p>
          </table:table-cell>
          <table:table-cell table:style-name="ce22" table:formula="of:=COUNTIF([.$E101:.$I101]; [.D$5])" office:value-type="float" office:value="4" calcext:value-type="float">
            <text:p>4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1.ods'#$Result.G17]" office:value-type="string" office:string-value="yes" calcext:value-type="string">
            <text:p>yes</text:p>
          </table:table-cell>
          <table:table-cell table:style-name="ce21" table:formula="of:=['file:///C:/Users/Carolin/Documents/Universitaet/Bachelor/2020SoSe/BA_Git/Argumentative-Relation-Classification-for-Argumentative-Dialogue-Systems/Annotation/results/second_part/AnnotationDocument_secondpart_Annotator2.ods'#$Result.G1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3.ods'#$Result.G17]" office:value-type="string" office:string-value="no" calcext:value-type="string">
            <text:p>no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4.ods'#$Result.G17]" office:value-type="string" office:string-value="yes" calcext:value-type="string">
            <text:p>yes</text:p>
          </table:table-cell>
          <table:table-cell table:style-name="Default" table:formula="of:=['file:///C:/Users/Carolin/Documents/Universitaet/Bachelor/2020SoSe/BA_Git/Argumentative-Relation-Classification-for-Argumentative-Dialogue-Systems/Annotation/results/second_part/AnnotationDocument_secondpart_Annotator5.ods'#$Result.G17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 table:number-rows-repeated="104847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ult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25" table:formula="of:=[$Contradiction.$A$19]" office:value-type="float" office:value="0.0219601633469462" calcext:value-type="float">
            <text:p>0,021960163346946</text:p>
          </table:table-cell>
          <table:table-cell table:style-name="ce25" table:formula="of:=[$Entailment.$A$19]" office:value-type="float" office:value="0.326350112509376" calcext:value-type="float">
            <text:p>0,326350112509376</text:p>
          </table:table-cell>
          <table:table-cell table:style-name="ce25" table:formula="of:=[$Specificity.$A$19]" office:value-type="float" office:value="0.485989650192555" calcext:value-type="float">
            <text:p>0,485989650192555</text:p>
          </table:table-cell>
          <table:table-cell table:style-name="ce25" table:formula="of:=[$Paraphrase.$A$19]" office:value-type="float" office:value="0.383790737564323" calcext:value-type="float">
            <text:p>0,383790737564323</text:p>
          </table:table-cell>
          <table:table-cell table:style-name="ce25" table:formula="of:=[$LocalRelevance.$A$19]" office:value-type="float" office:value="0.322059947207558" calcext:value-type="float">
            <text:p>0,322059947207558</text:p>
          </table:table-cell>
          <table:table-cell table:style-name="ce25" office:value-type="string" calcext:value-type="string">
            <text:p>kalpha</text:p>
          </table:table-cell>
          <table:table-cell table:number-columns-repeated="2"/>
        </table:table-row>
        <table:table-row table:style-name="ro1">
          <table:table-cell table:style-name="ce25" table:formula="of:=[$Contradiction.$A$24]" office:value-type="float" office:value="0.301499910719601" calcext:value-type="float">
            <text:p>0,301499910719601</text:p>
          </table:table-cell>
          <table:table-cell table:style-name="ce25" table:formula="of:=[$Entailment.$A$24]" office:value-type="float" office:value="0.518890244628296" calcext:value-type="float">
            <text:p>0,518890244628296</text:p>
          </table:table-cell>
          <table:table-cell table:style-name="ce25" table:formula="of:=[$Specificity.$A$24]" office:value-type="float" office:value="0.607821682174339" calcext:value-type="float">
            <text:p>0,607821682174339</text:p>
          </table:table-cell>
          <table:table-cell table:style-name="ce25" table:formula="of:=[$Paraphrase.$A$24]" office:value-type="float" office:value="0.676676901900577" calcext:value-type="float">
            <text:p>0,676676901900577</text:p>
          </table:table-cell>
          <table:table-cell table:style-name="ce25" table:formula="of:=[$LocalRelevance.$A$24]" office:value-type="float" office:value="0.322436475978895" calcext:value-type="float">
            <text:p>0,322436475978895</text:p>
          </table:table-cell>
          <table:table-cell table:style-name="ce25" office:value-type="string" calcext:value-type="string">
            <text:p>AC2</text:p>
          </table:table-cell>
          <table:table-cell table:number-columns-repeated="2"/>
        </table:table-row>
        <table:table-row table:style-name="ro1">
          <table:table-cell table:style-name="ce20" table:formula="of:=[$Contradiction.$A$37]" office:value-type="float" office:value="0.427641485041598" calcext:value-type="float">
            <text:p>0,427641485041598</text:p>
          </table:table-cell>
          <table:table-cell table:style-name="ce20" table:formula="of:=[$Entailment.$A$37]" office:value-type="float" office:value="0.605130861338777" calcext:value-type="float">
            <text:p>0,605130861338777</text:p>
          </table:table-cell>
          <table:table-cell table:style-name="ce20" table:formula="of:=[$Specificity.$A$37]" office:value-type="float" office:value="0.689733289032531" calcext:value-type="float">
            <text:p>0,689733289032531</text:p>
          </table:table-cell>
          <table:table-cell table:style-name="ce20" table:formula="of:=[$Paraphrase.$A$37]" office:value-type="float" office:value="0.686158875659044" calcext:value-type="float">
            <text:p>0,686158875659044</text:p>
          </table:table-cell>
          <table:table-cell table:style-name="ce20" table:formula="of:=[$LocalRelevance.$A$37]" office:value-type="float" office:value="0.553482001455293" calcext:value-type="float">
            <text:p>0,553482001455293</text:p>
          </table:table-cell>
          <table:table-cell table:style-name="ce20" office:value-type="string" calcext:value-type="string">
            <text:p>fkappa</text:p>
          </table:table-cell>
          <table:table-cell table:number-columns-repeated="2"/>
        </table:table-row>
        <table:table-row table:style-name="ro1">
          <table:table-cell table:style-name="ce25" table:formula="of:=[$Contradiction.$A$42]" office:value-type="float" office:value="0.0199183265272105" calcext:value-type="float">
            <text:p>0,019918326527211</text:p>
          </table:table-cell>
          <table:table-cell table:style-name="ce25" table:formula="of:=[$Entailment.$A$42]" office:value-type="float" office:value="0.324943745312109" calcext:value-type="float">
            <text:p>0,324943745312109</text:p>
          </table:table-cell>
          <table:table-cell table:style-name="ce25" table:formula="of:=[$Specificity.$A$42]" office:value-type="float" office:value="0.484916559691913" calcext:value-type="float">
            <text:p>0,484916559691913</text:p>
          </table:table-cell>
          <table:table-cell table:style-name="ce25" table:formula="of:=[$Paraphrase.$A$42]" office:value-type="float" office:value="0.382504288164665" calcext:value-type="float">
            <text:p>0,382504288164665</text:p>
          </table:table-cell>
          <table:table-cell table:style-name="ce25" table:formula="of:=[$LocalRelevance.$A$42]" office:value-type="float" office:value="0.32064462350653" calcext:value-type="float">
            <text:p>0,32064462350653</text:p>
          </table:table-cell>
          <table:table-cell office:value-type="string" calcext:value-type="string">
            <text:p>fpi</text:p>
          </table:table-cell>
          <table:table-cell table:number-columns-repeated="2"/>
        </table:table-row>
        <table:table-row table:style-name="ro1">
          <table:table-cell table:style-name="ce25" table:formula="of:=[$Contradiction.$A$31]" office:value-type="float" office:value="0.09375" calcext:value-type="float">
            <text:p>0,09375</text:p>
          </table:table-cell>
          <table:table-cell table:style-name="ce25" table:formula="of:=[$Entailment.$A$31]" office:value-type="float" office:value="0.4375" calcext:value-type="float">
            <text:p>0,4375</text:p>
          </table:table-cell>
          <table:table-cell table:style-name="ce25" table:formula="of:=[$Specificity.$A$31]" office:value-type="float" office:value="0.552083333333333" calcext:value-type="float">
            <text:p>0,552083333333333</text:p>
          </table:table-cell>
          <table:table-cell table:style-name="ce25" table:formula="of:=[$Paraphrase.$A$31]" office:value-type="float" office:value="0.552083333333333" calcext:value-type="float">
            <text:p>0,552083333333333</text:p>
          </table:table-cell>
          <table:table-cell table:style-name="ce25" table:formula="of:=[$LocalRelevance.$A$31]" office:value-type="float" office:value="0.28125" calcext:value-type="float">
            <text:p>0,28125</text:p>
          </table:table-cell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table:style-name="ce25" table:formula="of:=[$Contradiction.$A$34]" office:value-type="float" office:value="0.591666666666667" calcext:value-type="float">
            <text:p>0,591666666666667</text:p>
          </table:table-cell>
          <table:table-cell table:style-name="ce25" table:formula="of:=[$Entailment.$A$34]" office:value-type="float" office:value="0.71875" calcext:value-type="float">
            <text:p>0,71875</text:p>
          </table:table-cell>
          <table:table-cell table:style-name="ce25" table:formula="of:=[$Specificity.$A$34]" office:value-type="float" office:value="0.777083333333333" calcext:value-type="float">
            <text:p>0,777083333333333</text:p>
          </table:table-cell>
          <table:table-cell table:style-name="ce25" table:formula="of:=[$Paraphrase.$A$34]" office:value-type="float" office:value="0.7875" calcext:value-type="float">
            <text:p>0,7875</text:p>
          </table:table-cell>
          <table:table-cell table:style-name="ce25" table:formula="of:=[$LocalRelevance.$A$34]" office:value-type="float" office:value="0.660416666666667" calcext:value-type="float">
            <text:p>0,660416666666667</text:p>
          </table:table-cell>
          <table:table-cell office:value-type="string" calcext:value-type="string">
            <text:p>mulit-percentage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number-columns-repeated="3"/>
        </table:table-row>
        <table:table-row table:style-name="ro1">
          <table:table-cell table:style-name="ce25" office:value-type="string" calcext:value-type="string">
            <text:p>Contradiction</text:p>
          </table:table-cell>
          <table:table-cell table:style-name="ce25" office:value-type="string" calcext:value-type="string">
            <text:p>Entailment</text:p>
          </table:table-cell>
          <table:table-cell table:style-name="ce25" office:value-type="string" calcext:value-type="string">
            <text:p>Specificity</text:p>
          </table:table-cell>
          <table:table-cell table:style-name="ce25" office:value-type="string" calcext:value-type="string">
            <text:p>Paraphrase</text:p>
          </table:table-cell>
          <table:table-cell table:style-name="ce25" office:value-type="string" calcext:value-type="string">
            <text:p>LocalRelevance</text:p>
          </table:table-cell>
          <table:table-cell table:style-name="ce25"/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table:formula="of:=IF(ISBLANK([$Contradiction.$D6]); &quot;&quot;; [$Contradiction.$D6])" office:value-type="float" office:value="2" calcext:value-type="float">
            <text:p>2</text:p>
          </table:table-cell>
          <table:table-cell table:formula="of:=IF(ISBLANK([$Entailment.$D6]); &quot;&quot;; [$Entailment.$D6])" office:value-type="float" office:value="0" calcext:value-type="float">
            <text:p>0</text:p>
          </table:table-cell>
          <table:table-cell table:formula="of:=IF(ISBLANK([$Specificity.$D6]); &quot;&quot;; [$Specificity.$D6])" office:value-type="float" office:value="0" calcext:value-type="float">
            <text:p>0</text:p>
          </table:table-cell>
          <table:table-cell table:formula="of:=IF(ISBLANK([$Paraphrase.$D6]); &quot;&quot;; [$Paraphrase.$D6])" office:value-type="float" office:value="0" calcext:value-type="float">
            <text:p>0</text:p>
          </table:table-cell>
          <table:table-cell table:formula="of:=IF(ISBLANK([$LocalRelevance.$D6]); &quot;&quot;; [$LocalRelevance.$D6])" office:value-type="float" office:value="1" calcext:value-type="float">
            <text:p>1</text:p>
          </table:table-cell>
          <table:table-cell/>
          <table:table-cell table:formula="of:=MAX([.A9:.E9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7]); &quot;&quot;; [$Contradiction.$D7])" office:value-type="float" office:value="1" calcext:value-type="float">
            <text:p>1</text:p>
          </table:table-cell>
          <table:table-cell table:formula="of:=IF(ISBLANK([$Entailment.$D7]); &quot;&quot;; [$Entailment.$D7])" office:value-type="float" office:value="4" calcext:value-type="float">
            <text:p>4</text:p>
          </table:table-cell>
          <table:table-cell table:formula="of:=IF(ISBLANK([$Specificity.$D7]); &quot;&quot;; [$Specificity.$D7])" office:value-type="float" office:value="3" calcext:value-type="float">
            <text:p>3</text:p>
          </table:table-cell>
          <table:table-cell table:formula="of:=IF(ISBLANK([$Paraphrase.$D7]); &quot;&quot;; [$Paraphrase.$D7])" office:value-type="float" office:value="3" calcext:value-type="float">
            <text:p>3</text:p>
          </table:table-cell>
          <table:table-cell table:formula="of:=IF(ISBLANK([$LocalRelevance.$D7]); &quot;&quot;; [$LocalRelevance.$D7])" office:value-type="float" office:value="5" calcext:value-type="float">
            <text:p>5</text:p>
          </table:table-cell>
          <table:table-cell/>
          <table:table-cell table:formula="of:=MAX([.A10:.E10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8]); &quot;&quot;; [$Contradiction.$D8])" office:value-type="float" office:value="1" calcext:value-type="float">
            <text:p>1</text:p>
          </table:table-cell>
          <table:table-cell table:formula="of:=IF(ISBLANK([$Entailment.$D8]); &quot;&quot;; [$Entailment.$D8])" office:value-type="float" office:value="3" calcext:value-type="float">
            <text:p>3</text:p>
          </table:table-cell>
          <table:table-cell table:formula="of:=IF(ISBLANK([$Specificity.$D8]); &quot;&quot;; [$Specificity.$D8])" office:value-type="float" office:value="5" calcext:value-type="float">
            <text:p>5</text:p>
          </table:table-cell>
          <table:table-cell table:formula="of:=IF(ISBLANK([$Paraphrase.$D8]); &quot;&quot;; [$Paraphrase.$D8])" office:value-type="float" office:value="4" calcext:value-type="float">
            <text:p>4</text:p>
          </table:table-cell>
          <table:table-cell table:formula="of:=IF(ISBLANK([$LocalRelevance.$D8]); &quot;&quot;; [$LocalRelevance.$D8])" office:value-type="float" office:value="5" calcext:value-type="float">
            <text:p>5</text:p>
          </table:table-cell>
          <table:table-cell/>
          <table:table-cell table:formula="of:=MAX([.A11:.E11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9]); &quot;&quot;; [$Contradiction.$D9])" office:value-type="float" office:value="1" calcext:value-type="float">
            <text:p>1</text:p>
          </table:table-cell>
          <table:table-cell table:formula="of:=IF(ISBLANK([$Entailment.$D9]); &quot;&quot;; [$Entailment.$D9])" office:value-type="float" office:value="0" calcext:value-type="float">
            <text:p>0</text:p>
          </table:table-cell>
          <table:table-cell table:formula="of:=IF(ISBLANK([$Specificity.$D9]); &quot;&quot;; [$Specificity.$D9])" office:value-type="float" office:value="0" calcext:value-type="float">
            <text:p>0</text:p>
          </table:table-cell>
          <table:table-cell table:formula="of:=IF(ISBLANK([$Paraphrase.$D9]); &quot;&quot;; [$Paraphrase.$D9])" office:value-type="float" office:value="0" calcext:value-type="float">
            <text:p>0</text:p>
          </table:table-cell>
          <table:table-cell table:formula="of:=IF(ISBLANK([$LocalRelevance.$D9]); &quot;&quot;; [$LocalRelevance.$D9])" office:value-type="float" office:value="1" calcext:value-type="float">
            <text:p>1</text:p>
          </table:table-cell>
          <table:table-cell/>
          <table:table-cell table:formula="of:=MAX([.A12:.E12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10]); &quot;&quot;; [$Contradiction.$D10])" office:value-type="float" office:value="1" calcext:value-type="float">
            <text:p>1</text:p>
          </table:table-cell>
          <table:table-cell table:formula="of:=IF(ISBLANK([$Entailment.$D10]); &quot;&quot;; [$Entailment.$D10])" office:value-type="float" office:value="2" calcext:value-type="float">
            <text:p>2</text:p>
          </table:table-cell>
          <table:table-cell table:formula="of:=IF(ISBLANK([$Specificity.$D10]); &quot;&quot;; [$Specificity.$D10])" office:value-type="float" office:value="2" calcext:value-type="float">
            <text:p>2</text:p>
          </table:table-cell>
          <table:table-cell table:formula="of:=IF(ISBLANK([$Paraphrase.$D10]); &quot;&quot;; [$Paraphrase.$D10])" office:value-type="float" office:value="2" calcext:value-type="float">
            <text:p>2</text:p>
          </table:table-cell>
          <table:table-cell table:formula="of:=IF(ISBLANK([$LocalRelevance.$D10]); &quot;&quot;; [$LocalRelevance.$D10])" office:value-type="float" office:value="4" calcext:value-type="float">
            <text:p>4</text:p>
          </table:table-cell>
          <table:table-cell/>
          <table:table-cell table:formula="of:=MAX([.A13:.E13])" office:value-type="float" office:value="4" calcext:value-type="float">
            <text:p>4</text:p>
          </table:table-cell>
          <table:table-cell table:style-name="ce23"/>
        </table:table-row>
        <table:table-row table:style-name="ro1">
          <table:table-cell table:formula="of:=IF(ISBLANK([$Contradiction.$D11]); &quot;&quot;; [$Contradiction.$D11])" office:value-type="float" office:value="1" calcext:value-type="float">
            <text:p>1</text:p>
          </table:table-cell>
          <table:table-cell table:formula="of:=IF(ISBLANK([$Entailment.$D11]); &quot;&quot;; [$Entailment.$D11])" office:value-type="float" office:value="0" calcext:value-type="float">
            <text:p>0</text:p>
          </table:table-cell>
          <table:table-cell table:formula="of:=IF(ISBLANK([$Specificity.$D11]); &quot;&quot;; [$Specificity.$D11])" office:value-type="float" office:value="0" calcext:value-type="float">
            <text:p>0</text:p>
          </table:table-cell>
          <table:table-cell table:formula="of:=IF(ISBLANK([$Paraphrase.$D11]); &quot;&quot;; [$Paraphrase.$D11])" office:value-type="float" office:value="0" calcext:value-type="float">
            <text:p>0</text:p>
          </table:table-cell>
          <table:table-cell table:formula="of:=IF(ISBLANK([$LocalRelevance.$D11]); &quot;&quot;; [$LocalRelevance.$D11])" office:value-type="float" office:value="1" calcext:value-type="float">
            <text:p>1</text:p>
          </table:table-cell>
          <table:table-cell/>
          <table:table-cell table:formula="of:=MAX([.A14:.E14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12]); &quot;&quot;; [$Contradiction.$D12])" office:value-type="float" office:value="1" calcext:value-type="float">
            <text:p>1</text:p>
          </table:table-cell>
          <table:table-cell table:formula="of:=IF(ISBLANK([$Entailment.$D12]); &quot;&quot;; [$Entailment.$D12])" office:value-type="float" office:value="4" calcext:value-type="float">
            <text:p>4</text:p>
          </table:table-cell>
          <table:table-cell table:formula="of:=IF(ISBLANK([$Specificity.$D12]); &quot;&quot;; [$Specificity.$D12])" office:value-type="float" office:value="4" calcext:value-type="float">
            <text:p>4</text:p>
          </table:table-cell>
          <table:table-cell table:formula="of:=IF(ISBLANK([$Paraphrase.$D12]); &quot;&quot;; [$Paraphrase.$D12])" office:value-type="float" office:value="3" calcext:value-type="float">
            <text:p>3</text:p>
          </table:table-cell>
          <table:table-cell table:formula="of:=IF(ISBLANK([$LocalRelevance.$D12]); &quot;&quot;; [$LocalRelevance.$D12])" office:value-type="float" office:value="5" calcext:value-type="float">
            <text:p>5</text:p>
          </table:table-cell>
          <table:table-cell/>
          <table:table-cell table:formula="of:=MAX([.A15:.E15])" office:value-type="float" office:value="5" calcext:value-type="float">
            <text:p>5</text:p>
          </table:table-cell>
          <table:table-cell table:style-name="ce23"/>
        </table:table-row>
        <table:table-row table:style-name="ro1">
          <table:table-cell table:formula="of:=IF(ISBLANK([$Contradiction.$D13]); &quot;&quot;; [$Contradiction.$D13])" office:value-type="float" office:value="2" calcext:value-type="float">
            <text:p>2</text:p>
          </table:table-cell>
          <table:table-cell table:formula="of:=IF(ISBLANK([$Entailment.$D13]); &quot;&quot;; [$Entailment.$D13])" office:value-type="float" office:value="0" calcext:value-type="float">
            <text:p>0</text:p>
          </table:table-cell>
          <table:table-cell table:formula="of:=IF(ISBLANK([$Specificity.$D13]); &quot;&quot;; [$Specificity.$D13])" office:value-type="float" office:value="0" calcext:value-type="float">
            <text:p>0</text:p>
          </table:table-cell>
          <table:table-cell table:formula="of:=IF(ISBLANK([$Paraphrase.$D13]); &quot;&quot;; [$Paraphrase.$D13])" office:value-type="float" office:value="0" calcext:value-type="float">
            <text:p>0</text:p>
          </table:table-cell>
          <table:table-cell table:formula="of:=IF(ISBLANK([$LocalRelevance.$D13]); &quot;&quot;; [$LocalRelevance.$D13])" office:value-type="float" office:value="1" calcext:value-type="float">
            <text:p>1</text:p>
          </table:table-cell>
          <table:table-cell/>
          <table:table-cell table:formula="of:=MAX([.A16:.E16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14]); &quot;&quot;; [$Contradiction.$D14])" office:value-type="float" office:value="1" calcext:value-type="float">
            <text:p>1</text:p>
          </table:table-cell>
          <table:table-cell table:formula="of:=IF(ISBLANK([$Entailment.$D14]); &quot;&quot;; [$Entailment.$D14])" office:value-type="float" office:value="5" calcext:value-type="float">
            <text:p>5</text:p>
          </table:table-cell>
          <table:table-cell table:formula="of:=IF(ISBLANK([$Specificity.$D14]); &quot;&quot;; [$Specificity.$D14])" office:value-type="float" office:value="5" calcext:value-type="float">
            <text:p>5</text:p>
          </table:table-cell>
          <table:table-cell table:formula="of:=IF(ISBLANK([$Paraphrase.$D14]); &quot;&quot;; [$Paraphrase.$D14])" office:value-type="float" office:value="4" calcext:value-type="float">
            <text:p>4</text:p>
          </table:table-cell>
          <table:table-cell table:formula="of:=IF(ISBLANK([$LocalRelevance.$D14]); &quot;&quot;; [$LocalRelevance.$D14])" office:value-type="float" office:value="5" calcext:value-type="float">
            <text:p>5</text:p>
          </table:table-cell>
          <table:table-cell/>
          <table:table-cell table:formula="of:=MAX([.A17:.E17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15]); &quot;&quot;; [$Contradiction.$D15])" office:value-type="float" office:value="1" calcext:value-type="float">
            <text:p>1</text:p>
          </table:table-cell>
          <table:table-cell table:formula="of:=IF(ISBLANK([$Entailment.$D15]); &quot;&quot;; [$Entailment.$D15])" office:value-type="float" office:value="1" calcext:value-type="float">
            <text:p>1</text:p>
          </table:table-cell>
          <table:table-cell table:formula="of:=IF(ISBLANK([$Specificity.$D15]); &quot;&quot;; [$Specificity.$D15])" office:value-type="float" office:value="0" calcext:value-type="float">
            <text:p>0</text:p>
          </table:table-cell>
          <table:table-cell table:formula="of:=IF(ISBLANK([$Paraphrase.$D15]); &quot;&quot;; [$Paraphrase.$D15])" office:value-type="float" office:value="0" calcext:value-type="float">
            <text:p>0</text:p>
          </table:table-cell>
          <table:table-cell table:formula="of:=IF(ISBLANK([$LocalRelevance.$D15]); &quot;&quot;; [$LocalRelevance.$D15])" office:value-type="float" office:value="1" calcext:value-type="float">
            <text:p>1</text:p>
          </table:table-cell>
          <table:table-cell/>
          <table:table-cell table:formula="of:=MAX([.A18:.E18])" office:value-type="float" office:value="1" calcext:value-type="float">
            <text:p>1</text:p>
          </table:table-cell>
          <table:table-cell table:style-name="ce23"/>
        </table:table-row>
        <table:table-row table:style-name="ro1">
          <table:table-cell table:formula="of:=IF(ISBLANK([$Contradiction.$D16]); &quot;&quot;; [$Contradiction.$D16])" office:value-type="float" office:value="2" calcext:value-type="float">
            <text:p>2</text:p>
          </table:table-cell>
          <table:table-cell table:formula="of:=IF(ISBLANK([$Entailment.$D16]); &quot;&quot;; [$Entailment.$D16])" office:value-type="float" office:value="1" calcext:value-type="float">
            <text:p>1</text:p>
          </table:table-cell>
          <table:table-cell table:formula="of:=IF(ISBLANK([$Specificity.$D16]); &quot;&quot;; [$Specificity.$D16])" office:value-type="float" office:value="0" calcext:value-type="float">
            <text:p>0</text:p>
          </table:table-cell>
          <table:table-cell table:formula="of:=IF(ISBLANK([$Paraphrase.$D16]); &quot;&quot;; [$Paraphrase.$D16])" office:value-type="float" office:value="1" calcext:value-type="float">
            <text:p>1</text:p>
          </table:table-cell>
          <table:table-cell table:formula="of:=IF(ISBLANK([$LocalRelevance.$D16]); &quot;&quot;; [$LocalRelevance.$D16])" office:value-type="float" office:value="1" calcext:value-type="float">
            <text:p>1</text:p>
          </table:table-cell>
          <table:table-cell/>
          <table:table-cell table:formula="of:=MAX([.A19:.E19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17]); &quot;&quot;; [$Contradiction.$D17])" office:value-type="float" office:value="2" calcext:value-type="float">
            <text:p>2</text:p>
          </table:table-cell>
          <table:table-cell table:formula="of:=IF(ISBLANK([$Entailment.$D17]); &quot;&quot;; [$Entailment.$D17])" office:value-type="float" office:value="2" calcext:value-type="float">
            <text:p>2</text:p>
          </table:table-cell>
          <table:table-cell table:formula="of:=IF(ISBLANK([$Specificity.$D17]); &quot;&quot;; [$Specificity.$D17])" office:value-type="float" office:value="2" calcext:value-type="float">
            <text:p>2</text:p>
          </table:table-cell>
          <table:table-cell table:formula="of:=IF(ISBLANK([$Paraphrase.$D17]); &quot;&quot;; [$Paraphrase.$D17])" office:value-type="float" office:value="1" calcext:value-type="float">
            <text:p>1</text:p>
          </table:table-cell>
          <table:table-cell table:formula="of:=IF(ISBLANK([$LocalRelevance.$D17]); &quot;&quot;; [$LocalRelevance.$D17])" office:value-type="float" office:value="2" calcext:value-type="float">
            <text:p>2</text:p>
          </table:table-cell>
          <table:table-cell/>
          <table:table-cell table:formula="of:=MAX([.A20:.E20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18]); &quot;&quot;; [$Contradiction.$D18])" office:value-type="float" office:value="0" calcext:value-type="float">
            <text:p>0</text:p>
          </table:table-cell>
          <table:table-cell table:formula="of:=IF(ISBLANK([$Entailment.$D18]); &quot;&quot;; [$Entailment.$D18])" office:value-type="float" office:value="2" calcext:value-type="float">
            <text:p>2</text:p>
          </table:table-cell>
          <table:table-cell table:formula="of:=IF(ISBLANK([$Specificity.$D18]); &quot;&quot;; [$Specificity.$D18])" office:value-type="float" office:value="3" calcext:value-type="float">
            <text:p>3</text:p>
          </table:table-cell>
          <table:table-cell table:formula="of:=IF(ISBLANK([$Paraphrase.$D18]); &quot;&quot;; [$Paraphrase.$D18])" office:value-type="float" office:value="2" calcext:value-type="float">
            <text:p>2</text:p>
          </table:table-cell>
          <table:table-cell table:formula="of:=IF(ISBLANK([$LocalRelevance.$D18]); &quot;&quot;; [$LocalRelevance.$D18])" office:value-type="float" office:value="3" calcext:value-type="float">
            <text:p>3</text:p>
          </table:table-cell>
          <table:table-cell/>
          <table:table-cell table:formula="of:=MAX([.A21:.E21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19]); &quot;&quot;; [$Contradiction.$D19])" office:value-type="float" office:value="1" calcext:value-type="float">
            <text:p>1</text:p>
          </table:table-cell>
          <table:table-cell table:formula="of:=IF(ISBLANK([$Entailment.$D19]); &quot;&quot;; [$Entailment.$D19])" office:value-type="float" office:value="2" calcext:value-type="float">
            <text:p>2</text:p>
          </table:table-cell>
          <table:table-cell table:formula="of:=IF(ISBLANK([$Specificity.$D19]); &quot;&quot;; [$Specificity.$D19])" office:value-type="float" office:value="1" calcext:value-type="float">
            <text:p>1</text:p>
          </table:table-cell>
          <table:table-cell table:formula="of:=IF(ISBLANK([$Paraphrase.$D19]); &quot;&quot;; [$Paraphrase.$D19])" office:value-type="float" office:value="5" calcext:value-type="float">
            <text:p>5</text:p>
          </table:table-cell>
          <table:table-cell table:formula="of:=IF(ISBLANK([$LocalRelevance.$D19]); &quot;&quot;; [$LocalRelevance.$D19])" office:value-type="float" office:value="3" calcext:value-type="float">
            <text:p>3</text:p>
          </table:table-cell>
          <table:table-cell/>
          <table:table-cell table:formula="of:=MAX([.A22:.E22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20]); &quot;&quot;; [$Contradiction.$D20])" office:value-type="float" office:value="1" calcext:value-type="float">
            <text:p>1</text:p>
          </table:table-cell>
          <table:table-cell table:formula="of:=IF(ISBLANK([$Entailment.$D20]); &quot;&quot;; [$Entailment.$D20])" office:value-type="float" office:value="4" calcext:value-type="float">
            <text:p>4</text:p>
          </table:table-cell>
          <table:table-cell table:formula="of:=IF(ISBLANK([$Specificity.$D20]); &quot;&quot;; [$Specificity.$D20])" office:value-type="float" office:value="5" calcext:value-type="float">
            <text:p>5</text:p>
          </table:table-cell>
          <table:table-cell table:formula="of:=IF(ISBLANK([$Paraphrase.$D20]); &quot;&quot;; [$Paraphrase.$D20])" office:value-type="float" office:value="2" calcext:value-type="float">
            <text:p>2</text:p>
          </table:table-cell>
          <table:table-cell table:formula="of:=IF(ISBLANK([$LocalRelevance.$D20]); &quot;&quot;; [$LocalRelevance.$D20])" office:value-type="float" office:value="5" calcext:value-type="float">
            <text:p>5</text:p>
          </table:table-cell>
          <table:table-cell/>
          <table:table-cell table:formula="of:=MAX([.A23:.E23])" office:value-type="float" office:value="5" calcext:value-type="float">
            <text:p>5</text:p>
          </table:table-cell>
          <table:table-cell table:style-name="ce23"/>
        </table:table-row>
        <table:table-row table:style-name="ro1">
          <table:table-cell table:formula="of:=IF(ISBLANK([$Contradiction.$D21]); &quot;&quot;; [$Contradiction.$D21])" office:value-type="float" office:value="1" calcext:value-type="float">
            <text:p>1</text:p>
          </table:table-cell>
          <table:table-cell table:formula="of:=IF(ISBLANK([$Entailment.$D21]); &quot;&quot;; [$Entailment.$D21])" office:value-type="float" office:value="1" calcext:value-type="float">
            <text:p>1</text:p>
          </table:table-cell>
          <table:table-cell table:formula="of:=IF(ISBLANK([$Specificity.$D21]); &quot;&quot;; [$Specificity.$D21])" office:value-type="float" office:value="1" calcext:value-type="float">
            <text:p>1</text:p>
          </table:table-cell>
          <table:table-cell table:formula="of:=IF(ISBLANK([$Paraphrase.$D21]); &quot;&quot;; [$Paraphrase.$D21])" office:value-type="float" office:value="1" calcext:value-type="float">
            <text:p>1</text:p>
          </table:table-cell>
          <table:table-cell table:formula="of:=IF(ISBLANK([$LocalRelevance.$D21]); &quot;&quot;; [$LocalRelevance.$D21])" office:value-type="float" office:value="3" calcext:value-type="float">
            <text:p>3</text:p>
          </table:table-cell>
          <table:table-cell/>
          <table:table-cell table:formula="of:=MAX([.A24:.E24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22]); &quot;&quot;; [$Contradiction.$D22])" office:value-type="float" office:value="1" calcext:value-type="float">
            <text:p>1</text:p>
          </table:table-cell>
          <table:table-cell table:formula="of:=IF(ISBLANK([$Entailment.$D22]); &quot;&quot;; [$Entailment.$D22])" office:value-type="float" office:value="2" calcext:value-type="float">
            <text:p>2</text:p>
          </table:table-cell>
          <table:table-cell table:formula="of:=IF(ISBLANK([$Specificity.$D22]); &quot;&quot;; [$Specificity.$D22])" office:value-type="float" office:value="1" calcext:value-type="float">
            <text:p>1</text:p>
          </table:table-cell>
          <table:table-cell table:formula="of:=IF(ISBLANK([$Paraphrase.$D22]); &quot;&quot;; [$Paraphrase.$D22])" office:value-type="float" office:value="0" calcext:value-type="float">
            <text:p>0</text:p>
          </table:table-cell>
          <table:table-cell table:formula="of:=IF(ISBLANK([$LocalRelevance.$D22]); &quot;&quot;; [$LocalRelevance.$D22])" office:value-type="float" office:value="4" calcext:value-type="float">
            <text:p>4</text:p>
          </table:table-cell>
          <table:table-cell/>
          <table:table-cell table:formula="of:=MAX([.A25:.E25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23]); &quot;&quot;; [$Contradiction.$D23])" office:value-type="float" office:value="4" calcext:value-type="float">
            <text:p>4</text:p>
          </table:table-cell>
          <table:table-cell table:formula="of:=IF(ISBLANK([$Entailment.$D23]); &quot;&quot;; [$Entailment.$D23])" office:value-type="float" office:value="0" calcext:value-type="float">
            <text:p>0</text:p>
          </table:table-cell>
          <table:table-cell table:formula="of:=IF(ISBLANK([$Specificity.$D23]); &quot;&quot;; [$Specificity.$D23])" office:value-type="float" office:value="0" calcext:value-type="float">
            <text:p>0</text:p>
          </table:table-cell>
          <table:table-cell table:formula="of:=IF(ISBLANK([$Paraphrase.$D23]); &quot;&quot;; [$Paraphrase.$D23])" office:value-type="float" office:value="0" calcext:value-type="float">
            <text:p>0</text:p>
          </table:table-cell>
          <table:table-cell table:formula="of:=IF(ISBLANK([$LocalRelevance.$D23]); &quot;&quot;; [$LocalRelevance.$D23])" office:value-type="float" office:value="1" calcext:value-type="float">
            <text:p>1</text:p>
          </table:table-cell>
          <table:table-cell/>
          <table:table-cell table:formula="of:=MAX([.A26:.E26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24]); &quot;&quot;; [$Contradiction.$D24])" office:value-type="float" office:value="1" calcext:value-type="float">
            <text:p>1</text:p>
          </table:table-cell>
          <table:table-cell table:formula="of:=IF(ISBLANK([$Entailment.$D24]); &quot;&quot;; [$Entailment.$D24])" office:value-type="float" office:value="3" calcext:value-type="float">
            <text:p>3</text:p>
          </table:table-cell>
          <table:table-cell table:formula="of:=IF(ISBLANK([$Specificity.$D24]); &quot;&quot;; [$Specificity.$D24])" office:value-type="float" office:value="0" calcext:value-type="float">
            <text:p>0</text:p>
          </table:table-cell>
          <table:table-cell table:formula="of:=IF(ISBLANK([$Paraphrase.$D24]); &quot;&quot;; [$Paraphrase.$D24])" office:value-type="float" office:value="3" calcext:value-type="float">
            <text:p>3</text:p>
          </table:table-cell>
          <table:table-cell table:formula="of:=IF(ISBLANK([$LocalRelevance.$D24]); &quot;&quot;; [$LocalRelevance.$D24])" office:value-type="float" office:value="3" calcext:value-type="float">
            <text:p>3</text:p>
          </table:table-cell>
          <table:table-cell/>
          <table:table-cell table:formula="of:=MAX([.A27:.E27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25]); &quot;&quot;; [$Contradiction.$D25])" office:value-type="float" office:value="2" calcext:value-type="float">
            <text:p>2</text:p>
          </table:table-cell>
          <table:table-cell table:formula="of:=IF(ISBLANK([$Entailment.$D25]); &quot;&quot;; [$Entailment.$D25])" office:value-type="float" office:value="1" calcext:value-type="float">
            <text:p>1</text:p>
          </table:table-cell>
          <table:table-cell table:formula="of:=IF(ISBLANK([$Specificity.$D25]); &quot;&quot;; [$Specificity.$D25])" office:value-type="float" office:value="0" calcext:value-type="float">
            <text:p>0</text:p>
          </table:table-cell>
          <table:table-cell table:formula="of:=IF(ISBLANK([$Paraphrase.$D25]); &quot;&quot;; [$Paraphrase.$D25])" office:value-type="float" office:value="0" calcext:value-type="float">
            <text:p>0</text:p>
          </table:table-cell>
          <table:table-cell table:formula="of:=IF(ISBLANK([$LocalRelevance.$D25]); &quot;&quot;; [$LocalRelevance.$D25])" office:value-type="float" office:value="1" calcext:value-type="float">
            <text:p>1</text:p>
          </table:table-cell>
          <table:table-cell/>
          <table:table-cell table:formula="of:=MAX([.A28:.E28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26]); &quot;&quot;; [$Contradiction.$D26])" office:value-type="float" office:value="1" calcext:value-type="float">
            <text:p>1</text:p>
          </table:table-cell>
          <table:table-cell table:formula="of:=IF(ISBLANK([$Entailment.$D26]); &quot;&quot;; [$Entailment.$D26])" office:value-type="float" office:value="0" calcext:value-type="float">
            <text:p>0</text:p>
          </table:table-cell>
          <table:table-cell table:formula="of:=IF(ISBLANK([$Specificity.$D26]); &quot;&quot;; [$Specificity.$D26])" office:value-type="float" office:value="0" calcext:value-type="float">
            <text:p>0</text:p>
          </table:table-cell>
          <table:table-cell table:formula="of:=IF(ISBLANK([$Paraphrase.$D26]); &quot;&quot;; [$Paraphrase.$D26])" office:value-type="float" office:value="0" calcext:value-type="float">
            <text:p>0</text:p>
          </table:table-cell>
          <table:table-cell table:formula="of:=IF(ISBLANK([$LocalRelevance.$D26]); &quot;&quot;; [$LocalRelevance.$D26])" office:value-type="float" office:value="0" calcext:value-type="float">
            <text:p>0</text:p>
          </table:table-cell>
          <table:table-cell/>
          <table:table-cell table:formula="of:=MAX([.A29:.E29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27]); &quot;&quot;; [$Contradiction.$D27])" office:value-type="float" office:value="1" calcext:value-type="float">
            <text:p>1</text:p>
          </table:table-cell>
          <table:table-cell table:formula="of:=IF(ISBLANK([$Entailment.$D27]); &quot;&quot;; [$Entailment.$D27])" office:value-type="float" office:value="0" calcext:value-type="float">
            <text:p>0</text:p>
          </table:table-cell>
          <table:table-cell table:formula="of:=IF(ISBLANK([$Specificity.$D27]); &quot;&quot;; [$Specificity.$D27])" office:value-type="float" office:value="0" calcext:value-type="float">
            <text:p>0</text:p>
          </table:table-cell>
          <table:table-cell table:formula="of:=IF(ISBLANK([$Paraphrase.$D27]); &quot;&quot;; [$Paraphrase.$D27])" office:value-type="float" office:value="0" calcext:value-type="float">
            <text:p>0</text:p>
          </table:table-cell>
          <table:table-cell table:formula="of:=IF(ISBLANK([$LocalRelevance.$D27]); &quot;&quot;; [$LocalRelevance.$D27])" office:value-type="float" office:value="0" calcext:value-type="float">
            <text:p>0</text:p>
          </table:table-cell>
          <table:table-cell/>
          <table:table-cell table:formula="of:=MAX([.A30:.E30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28]); &quot;&quot;; [$Contradiction.$D28])" office:value-type="float" office:value="1" calcext:value-type="float">
            <text:p>1</text:p>
          </table:table-cell>
          <table:table-cell table:formula="of:=IF(ISBLANK([$Entailment.$D28]); &quot;&quot;; [$Entailment.$D28])" office:value-type="float" office:value="2" calcext:value-type="float">
            <text:p>2</text:p>
          </table:table-cell>
          <table:table-cell table:formula="of:=IF(ISBLANK([$Specificity.$D28]); &quot;&quot;; [$Specificity.$D28])" office:value-type="float" office:value="0" calcext:value-type="float">
            <text:p>0</text:p>
          </table:table-cell>
          <table:table-cell table:formula="of:=IF(ISBLANK([$Paraphrase.$D28]); &quot;&quot;; [$Paraphrase.$D28])" office:value-type="float" office:value="4" calcext:value-type="float">
            <text:p>4</text:p>
          </table:table-cell>
          <table:table-cell table:formula="of:=IF(ISBLANK([$LocalRelevance.$D28]); &quot;&quot;; [$LocalRelevance.$D28])" office:value-type="float" office:value="4" calcext:value-type="float">
            <text:p>4</text:p>
          </table:table-cell>
          <table:table-cell/>
          <table:table-cell table:formula="of:=MAX([.A31:.E31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29]); &quot;&quot;; [$Contradiction.$D29])" office:value-type="float" office:value="0" calcext:value-type="float">
            <text:p>0</text:p>
          </table:table-cell>
          <table:table-cell table:formula="of:=IF(ISBLANK([$Entailment.$D29]); &quot;&quot;; [$Entailment.$D29])" office:value-type="float" office:value="1" calcext:value-type="float">
            <text:p>1</text:p>
          </table:table-cell>
          <table:table-cell table:formula="of:=IF(ISBLANK([$Specificity.$D29]); &quot;&quot;; [$Specificity.$D29])" office:value-type="float" office:value="0" calcext:value-type="float">
            <text:p>0</text:p>
          </table:table-cell>
          <table:table-cell table:formula="of:=IF(ISBLANK([$Paraphrase.$D29]); &quot;&quot;; [$Paraphrase.$D29])" office:value-type="float" office:value="0" calcext:value-type="float">
            <text:p>0</text:p>
          </table:table-cell>
          <table:table-cell table:formula="of:=IF(ISBLANK([$LocalRelevance.$D29]); &quot;&quot;; [$LocalRelevance.$D29])" office:value-type="float" office:value="3" calcext:value-type="float">
            <text:p>3</text:p>
          </table:table-cell>
          <table:table-cell/>
          <table:table-cell table:formula="of:=MAX([.A32:.E32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30]); &quot;&quot;; [$Contradiction.$D30])" office:value-type="float" office:value="1" calcext:value-type="float">
            <text:p>1</text:p>
          </table:table-cell>
          <table:table-cell table:formula="of:=IF(ISBLANK([$Entailment.$D30]); &quot;&quot;; [$Entailment.$D30])" office:value-type="float" office:value="3" calcext:value-type="float">
            <text:p>3</text:p>
          </table:table-cell>
          <table:table-cell table:formula="of:=IF(ISBLANK([$Specificity.$D30]); &quot;&quot;; [$Specificity.$D30])" office:value-type="float" office:value="3" calcext:value-type="float">
            <text:p>3</text:p>
          </table:table-cell>
          <table:table-cell table:formula="of:=IF(ISBLANK([$Paraphrase.$D30]); &quot;&quot;; [$Paraphrase.$D30])" office:value-type="float" office:value="3" calcext:value-type="float">
            <text:p>3</text:p>
          </table:table-cell>
          <table:table-cell table:formula="of:=IF(ISBLANK([$LocalRelevance.$D30]); &quot;&quot;; [$LocalRelevance.$D30])" office:value-type="float" office:value="4" calcext:value-type="float">
            <text:p>4</text:p>
          </table:table-cell>
          <table:table-cell/>
          <table:table-cell table:formula="of:=MAX([.A33:.E33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31]); &quot;&quot;; [$Contradiction.$D31])" office:value-type="float" office:value="1" calcext:value-type="float">
            <text:p>1</text:p>
          </table:table-cell>
          <table:table-cell table:formula="of:=IF(ISBLANK([$Entailment.$D31]); &quot;&quot;; [$Entailment.$D31])" office:value-type="float" office:value="1" calcext:value-type="float">
            <text:p>1</text:p>
          </table:table-cell>
          <table:table-cell table:formula="of:=IF(ISBLANK([$Specificity.$D31]); &quot;&quot;; [$Specificity.$D31])" office:value-type="float" office:value="1" calcext:value-type="float">
            <text:p>1</text:p>
          </table:table-cell>
          <table:table-cell table:formula="of:=IF(ISBLANK([$Paraphrase.$D31]); &quot;&quot;; [$Paraphrase.$D31])" office:value-type="float" office:value="1" calcext:value-type="float">
            <text:p>1</text:p>
          </table:table-cell>
          <table:table-cell table:formula="of:=IF(ISBLANK([$LocalRelevance.$D31]); &quot;&quot;; [$LocalRelevance.$D31])" office:value-type="float" office:value="1" calcext:value-type="float">
            <text:p>1</text:p>
          </table:table-cell>
          <table:table-cell/>
          <table:table-cell table:formula="of:=MAX([.A34:.E34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32]); &quot;&quot;; [$Contradiction.$D32])" office:value-type="float" office:value="2" calcext:value-type="float">
            <text:p>2</text:p>
          </table:table-cell>
          <table:table-cell table:formula="of:=IF(ISBLANK([$Entailment.$D32]); &quot;&quot;; [$Entailment.$D32])" office:value-type="float" office:value="0" calcext:value-type="float">
            <text:p>0</text:p>
          </table:table-cell>
          <table:table-cell table:formula="of:=IF(ISBLANK([$Specificity.$D32]); &quot;&quot;; [$Specificity.$D32])" office:value-type="float" office:value="0" calcext:value-type="float">
            <text:p>0</text:p>
          </table:table-cell>
          <table:table-cell table:formula="of:=IF(ISBLANK([$Paraphrase.$D32]); &quot;&quot;; [$Paraphrase.$D32])" office:value-type="float" office:value="0" calcext:value-type="float">
            <text:p>0</text:p>
          </table:table-cell>
          <table:table-cell table:formula="of:=IF(ISBLANK([$LocalRelevance.$D32]); &quot;&quot;; [$LocalRelevance.$D32])" office:value-type="float" office:value="1" calcext:value-type="float">
            <text:p>1</text:p>
          </table:table-cell>
          <table:table-cell/>
          <table:table-cell table:formula="of:=MAX([.A35:.E35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33]); &quot;&quot;; [$Contradiction.$D33])" office:value-type="float" office:value="1" calcext:value-type="float">
            <text:p>1</text:p>
          </table:table-cell>
          <table:table-cell table:formula="of:=IF(ISBLANK([$Entailment.$D33]); &quot;&quot;; [$Entailment.$D33])" office:value-type="float" office:value="3" calcext:value-type="float">
            <text:p>3</text:p>
          </table:table-cell>
          <table:table-cell table:formula="of:=IF(ISBLANK([$Specificity.$D33]); &quot;&quot;; [$Specificity.$D33])" office:value-type="float" office:value="0" calcext:value-type="float">
            <text:p>0</text:p>
          </table:table-cell>
          <table:table-cell table:formula="of:=IF(ISBLANK([$Paraphrase.$D33]); &quot;&quot;; [$Paraphrase.$D33])" office:value-type="float" office:value="1" calcext:value-type="float">
            <text:p>1</text:p>
          </table:table-cell>
          <table:table-cell table:formula="of:=IF(ISBLANK([$LocalRelevance.$D33]); &quot;&quot;; [$LocalRelevance.$D33])" office:value-type="float" office:value="3" calcext:value-type="float">
            <text:p>3</text:p>
          </table:table-cell>
          <table:table-cell/>
          <table:table-cell table:formula="of:=MAX([.A36:.E36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34]); &quot;&quot;; [$Contradiction.$D34])" office:value-type="float" office:value="1" calcext:value-type="float">
            <text:p>1</text:p>
          </table:table-cell>
          <table:table-cell table:formula="of:=IF(ISBLANK([$Entailment.$D34]); &quot;&quot;; [$Entailment.$D34])" office:value-type="float" office:value="0" calcext:value-type="float">
            <text:p>0</text:p>
          </table:table-cell>
          <table:table-cell table:formula="of:=IF(ISBLANK([$Specificity.$D34]); &quot;&quot;; [$Specificity.$D34])" office:value-type="float" office:value="4" calcext:value-type="float">
            <text:p>4</text:p>
          </table:table-cell>
          <table:table-cell table:formula="of:=IF(ISBLANK([$Paraphrase.$D34]); &quot;&quot;; [$Paraphrase.$D34])" office:value-type="float" office:value="1" calcext:value-type="float">
            <text:p>1</text:p>
          </table:table-cell>
          <table:table-cell table:formula="of:=IF(ISBLANK([$LocalRelevance.$D34]); &quot;&quot;; [$LocalRelevance.$D34])" office:value-type="float" office:value="2" calcext:value-type="float">
            <text:p>2</text:p>
          </table:table-cell>
          <table:table-cell/>
          <table:table-cell table:formula="of:=MAX([.A37:.E37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35]); &quot;&quot;; [$Contradiction.$D35])" office:value-type="float" office:value="0" calcext:value-type="float">
            <text:p>0</text:p>
          </table:table-cell>
          <table:table-cell table:formula="of:=IF(ISBLANK([$Entailment.$D35]); &quot;&quot;; [$Entailment.$D35])" office:value-type="float" office:value="2" calcext:value-type="float">
            <text:p>2</text:p>
          </table:table-cell>
          <table:table-cell table:formula="of:=IF(ISBLANK([$Specificity.$D35]); &quot;&quot;; [$Specificity.$D35])" office:value-type="float" office:value="0" calcext:value-type="float">
            <text:p>0</text:p>
          </table:table-cell>
          <table:table-cell table:formula="of:=IF(ISBLANK([$Paraphrase.$D35]); &quot;&quot;; [$Paraphrase.$D35])" office:value-type="float" office:value="4" calcext:value-type="float">
            <text:p>4</text:p>
          </table:table-cell>
          <table:table-cell table:formula="of:=IF(ISBLANK([$LocalRelevance.$D35]); &quot;&quot;; [$LocalRelevance.$D35])" office:value-type="float" office:value="3" calcext:value-type="float">
            <text:p>3</text:p>
          </table:table-cell>
          <table:table-cell/>
          <table:table-cell table:formula="of:=MAX([.A38:.E38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36]); &quot;&quot;; [$Contradiction.$D36])" office:value-type="float" office:value="1" calcext:value-type="float">
            <text:p>1</text:p>
          </table:table-cell>
          <table:table-cell table:formula="of:=IF(ISBLANK([$Entailment.$D36]); &quot;&quot;; [$Entailment.$D36])" office:value-type="float" office:value="2" calcext:value-type="float">
            <text:p>2</text:p>
          </table:table-cell>
          <table:table-cell table:formula="of:=IF(ISBLANK([$Specificity.$D36]); &quot;&quot;; [$Specificity.$D36])" office:value-type="float" office:value="0" calcext:value-type="float">
            <text:p>0</text:p>
          </table:table-cell>
          <table:table-cell table:formula="of:=IF(ISBLANK([$Paraphrase.$D36]); &quot;&quot;; [$Paraphrase.$D36])" office:value-type="float" office:value="0" calcext:value-type="float">
            <text:p>0</text:p>
          </table:table-cell>
          <table:table-cell table:formula="of:=IF(ISBLANK([$LocalRelevance.$D36]); &quot;&quot;; [$LocalRelevance.$D36])" office:value-type="float" office:value="1" calcext:value-type="float">
            <text:p>1</text:p>
          </table:table-cell>
          <table:table-cell/>
          <table:table-cell table:formula="of:=MAX([.A39:.E39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37]); &quot;&quot;; [$Contradiction.$D37])" office:value-type="float" office:value="2" calcext:value-type="float">
            <text:p>2</text:p>
          </table:table-cell>
          <table:table-cell table:formula="of:=IF(ISBLANK([$Entailment.$D37]); &quot;&quot;; [$Entailment.$D37])" office:value-type="float" office:value="2" calcext:value-type="float">
            <text:p>2</text:p>
          </table:table-cell>
          <table:table-cell table:formula="of:=IF(ISBLANK([$Specificity.$D37]); &quot;&quot;; [$Specificity.$D37])" office:value-type="float" office:value="3" calcext:value-type="float">
            <text:p>3</text:p>
          </table:table-cell>
          <table:table-cell table:formula="of:=IF(ISBLANK([$Paraphrase.$D37]); &quot;&quot;; [$Paraphrase.$D37])" office:value-type="float" office:value="2" calcext:value-type="float">
            <text:p>2</text:p>
          </table:table-cell>
          <table:table-cell table:formula="of:=IF(ISBLANK([$LocalRelevance.$D37]); &quot;&quot;; [$LocalRelevance.$D37])" office:value-type="float" office:value="3" calcext:value-type="float">
            <text:p>3</text:p>
          </table:table-cell>
          <table:table-cell/>
          <table:table-cell table:formula="of:=MAX([.A40:.E40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38]); &quot;&quot;; [$Contradiction.$D38])" office:value-type="float" office:value="0" calcext:value-type="float">
            <text:p>0</text:p>
          </table:table-cell>
          <table:table-cell table:formula="of:=IF(ISBLANK([$Entailment.$D38]); &quot;&quot;; [$Entailment.$D38])" office:value-type="float" office:value="1" calcext:value-type="float">
            <text:p>1</text:p>
          </table:table-cell>
          <table:table-cell table:formula="of:=IF(ISBLANK([$Specificity.$D38]); &quot;&quot;; [$Specificity.$D38])" office:value-type="float" office:value="3" calcext:value-type="float">
            <text:p>3</text:p>
          </table:table-cell>
          <table:table-cell table:formula="of:=IF(ISBLANK([$Paraphrase.$D38]); &quot;&quot;; [$Paraphrase.$D38])" office:value-type="float" office:value="0" calcext:value-type="float">
            <text:p>0</text:p>
          </table:table-cell>
          <table:table-cell table:formula="of:=IF(ISBLANK([$LocalRelevance.$D38]); &quot;&quot;; [$LocalRelevance.$D38])" office:value-type="float" office:value="4" calcext:value-type="float">
            <text:p>4</text:p>
          </table:table-cell>
          <table:table-cell/>
          <table:table-cell table:formula="of:=MAX([.A41:.E41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39]); &quot;&quot;; [$Contradiction.$D39])" office:value-type="float" office:value="1" calcext:value-type="float">
            <text:p>1</text:p>
          </table:table-cell>
          <table:table-cell table:formula="of:=IF(ISBLANK([$Entailment.$D39]); &quot;&quot;; [$Entailment.$D39])" office:value-type="float" office:value="1" calcext:value-type="float">
            <text:p>1</text:p>
          </table:table-cell>
          <table:table-cell table:formula="of:=IF(ISBLANK([$Specificity.$D39]); &quot;&quot;; [$Specificity.$D39])" office:value-type="float" office:value="0" calcext:value-type="float">
            <text:p>0</text:p>
          </table:table-cell>
          <table:table-cell table:formula="of:=IF(ISBLANK([$Paraphrase.$D39]); &quot;&quot;; [$Paraphrase.$D39])" office:value-type="float" office:value="4" calcext:value-type="float">
            <text:p>4</text:p>
          </table:table-cell>
          <table:table-cell table:formula="of:=IF(ISBLANK([$LocalRelevance.$D39]); &quot;&quot;; [$LocalRelevance.$D39])" office:value-type="float" office:value="3" calcext:value-type="float">
            <text:p>3</text:p>
          </table:table-cell>
          <table:table-cell/>
          <table:table-cell table:formula="of:=MAX([.A42:.E42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40]); &quot;&quot;; [$Contradiction.$D40])" office:value-type="float" office:value="1" calcext:value-type="float">
            <text:p>1</text:p>
          </table:table-cell>
          <table:table-cell table:formula="of:=IF(ISBLANK([$Entailment.$D40]); &quot;&quot;; [$Entailment.$D40])" office:value-type="float" office:value="1" calcext:value-type="float">
            <text:p>1</text:p>
          </table:table-cell>
          <table:table-cell table:formula="of:=IF(ISBLANK([$Specificity.$D40]); &quot;&quot;; [$Specificity.$D40])" office:value-type="float" office:value="0" calcext:value-type="float">
            <text:p>0</text:p>
          </table:table-cell>
          <table:table-cell table:formula="of:=IF(ISBLANK([$Paraphrase.$D40]); &quot;&quot;; [$Paraphrase.$D40])" office:value-type="float" office:value="1" calcext:value-type="float">
            <text:p>1</text:p>
          </table:table-cell>
          <table:table-cell table:formula="of:=IF(ISBLANK([$LocalRelevance.$D40]); &quot;&quot;; [$LocalRelevance.$D40])" office:value-type="float" office:value="1" calcext:value-type="float">
            <text:p>1</text:p>
          </table:table-cell>
          <table:table-cell/>
          <table:table-cell table:formula="of:=MAX([.A43:.E43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41]); &quot;&quot;; [$Contradiction.$D41])" office:value-type="float" office:value="2" calcext:value-type="float">
            <text:p>2</text:p>
          </table:table-cell>
          <table:table-cell table:formula="of:=IF(ISBLANK([$Entailment.$D41]); &quot;&quot;; [$Entailment.$D41])" office:value-type="float" office:value="1" calcext:value-type="float">
            <text:p>1</text:p>
          </table:table-cell>
          <table:table-cell table:formula="of:=IF(ISBLANK([$Specificity.$D41]); &quot;&quot;; [$Specificity.$D41])" office:value-type="float" office:value="0" calcext:value-type="float">
            <text:p>0</text:p>
          </table:table-cell>
          <table:table-cell table:formula="of:=IF(ISBLANK([$Paraphrase.$D41]); &quot;&quot;; [$Paraphrase.$D41])" office:value-type="float" office:value="0" calcext:value-type="float">
            <text:p>0</text:p>
          </table:table-cell>
          <table:table-cell table:formula="of:=IF(ISBLANK([$LocalRelevance.$D41]); &quot;&quot;; [$LocalRelevance.$D41])" office:value-type="float" office:value="2" calcext:value-type="float">
            <text:p>2</text:p>
          </table:table-cell>
          <table:table-cell/>
          <table:table-cell table:formula="of:=MAX([.A44:.E44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42]); &quot;&quot;; [$Contradiction.$D42])" office:value-type="float" office:value="1" calcext:value-type="float">
            <text:p>1</text:p>
          </table:table-cell>
          <table:table-cell table:formula="of:=IF(ISBLANK([$Entailment.$D42]); &quot;&quot;; [$Entailment.$D42])" office:value-type="float" office:value="3" calcext:value-type="float">
            <text:p>3</text:p>
          </table:table-cell>
          <table:table-cell table:formula="of:=IF(ISBLANK([$Specificity.$D42]); &quot;&quot;; [$Specificity.$D42])" office:value-type="float" office:value="5" calcext:value-type="float">
            <text:p>5</text:p>
          </table:table-cell>
          <table:table-cell table:formula="of:=IF(ISBLANK([$Paraphrase.$D42]); &quot;&quot;; [$Paraphrase.$D42])" office:value-type="float" office:value="3" calcext:value-type="float">
            <text:p>3</text:p>
          </table:table-cell>
          <table:table-cell table:formula="of:=IF(ISBLANK([$LocalRelevance.$D42]); &quot;&quot;; [$LocalRelevance.$D42])" office:value-type="float" office:value="5" calcext:value-type="float">
            <text:p>5</text:p>
          </table:table-cell>
          <table:table-cell/>
          <table:table-cell table:formula="of:=MAX([.A45:.E45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43]); &quot;&quot;; [$Contradiction.$D43])" office:value-type="float" office:value="0" calcext:value-type="float">
            <text:p>0</text:p>
          </table:table-cell>
          <table:table-cell table:formula="of:=IF(ISBLANK([$Entailment.$D43]); &quot;&quot;; [$Entailment.$D43])" office:value-type="float" office:value="1" calcext:value-type="float">
            <text:p>1</text:p>
          </table:table-cell>
          <table:table-cell table:formula="of:=IF(ISBLANK([$Specificity.$D43]); &quot;&quot;; [$Specificity.$D43])" office:value-type="float" office:value="3" calcext:value-type="float">
            <text:p>3</text:p>
          </table:table-cell>
          <table:table-cell table:formula="of:=IF(ISBLANK([$Paraphrase.$D43]); &quot;&quot;; [$Paraphrase.$D43])" office:value-type="float" office:value="1" calcext:value-type="float">
            <text:p>1</text:p>
          </table:table-cell>
          <table:table-cell table:formula="of:=IF(ISBLANK([$LocalRelevance.$D43]); &quot;&quot;; [$LocalRelevance.$D43])" office:value-type="float" office:value="3" calcext:value-type="float">
            <text:p>3</text:p>
          </table:table-cell>
          <table:table-cell/>
          <table:table-cell table:formula="of:=MAX([.A46:.E46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44]); &quot;&quot;; [$Contradiction.$D44])" office:value-type="float" office:value="4" calcext:value-type="float">
            <text:p>4</text:p>
          </table:table-cell>
          <table:table-cell table:formula="of:=IF(ISBLANK([$Entailment.$D44]); &quot;&quot;; [$Entailment.$D44])" office:value-type="float" office:value="0" calcext:value-type="float">
            <text:p>0</text:p>
          </table:table-cell>
          <table:table-cell table:formula="of:=IF(ISBLANK([$Specificity.$D44]); &quot;&quot;; [$Specificity.$D44])" office:value-type="float" office:value="0" calcext:value-type="float">
            <text:p>0</text:p>
          </table:table-cell>
          <table:table-cell table:formula="of:=IF(ISBLANK([$Paraphrase.$D44]); &quot;&quot;; [$Paraphrase.$D44])" office:value-type="float" office:value="0" calcext:value-type="float">
            <text:p>0</text:p>
          </table:table-cell>
          <table:table-cell table:formula="of:=IF(ISBLANK([$LocalRelevance.$D44]); &quot;&quot;; [$LocalRelevance.$D44])" office:value-type="float" office:value="1" calcext:value-type="float">
            <text:p>1</text:p>
          </table:table-cell>
          <table:table-cell/>
          <table:table-cell table:formula="of:=MAX([.A47:.E47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45]); &quot;&quot;; [$Contradiction.$D45])" office:value-type="float" office:value="1" calcext:value-type="float">
            <text:p>1</text:p>
          </table:table-cell>
          <table:table-cell table:formula="of:=IF(ISBLANK([$Entailment.$D45]); &quot;&quot;; [$Entailment.$D45])" office:value-type="float" office:value="2" calcext:value-type="float">
            <text:p>2</text:p>
          </table:table-cell>
          <table:table-cell table:formula="of:=IF(ISBLANK([$Specificity.$D45]); &quot;&quot;; [$Specificity.$D45])" office:value-type="float" office:value="1" calcext:value-type="float">
            <text:p>1</text:p>
          </table:table-cell>
          <table:table-cell table:formula="of:=IF(ISBLANK([$Paraphrase.$D45]); &quot;&quot;; [$Paraphrase.$D45])" office:value-type="float" office:value="1" calcext:value-type="float">
            <text:p>1</text:p>
          </table:table-cell>
          <table:table-cell table:formula="of:=IF(ISBLANK([$LocalRelevance.$D45]); &quot;&quot;; [$LocalRelevance.$D45])" office:value-type="float" office:value="3" calcext:value-type="float">
            <text:p>3</text:p>
          </table:table-cell>
          <table:table-cell/>
          <table:table-cell table:formula="of:=MAX([.A48:.E48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46]); &quot;&quot;; [$Contradiction.$D46])" office:value-type="float" office:value="2" calcext:value-type="float">
            <text:p>2</text:p>
          </table:table-cell>
          <table:table-cell table:formula="of:=IF(ISBLANK([$Entailment.$D46]); &quot;&quot;; [$Entailment.$D46])" office:value-type="float" office:value="0" calcext:value-type="float">
            <text:p>0</text:p>
          </table:table-cell>
          <table:table-cell table:formula="of:=IF(ISBLANK([$Specificity.$D46]); &quot;&quot;; [$Specificity.$D46])" office:value-type="float" office:value="0" calcext:value-type="float">
            <text:p>0</text:p>
          </table:table-cell>
          <table:table-cell table:formula="of:=IF(ISBLANK([$Paraphrase.$D46]); &quot;&quot;; [$Paraphrase.$D46])" office:value-type="float" office:value="0" calcext:value-type="float">
            <text:p>0</text:p>
          </table:table-cell>
          <table:table-cell table:formula="of:=IF(ISBLANK([$LocalRelevance.$D46]); &quot;&quot;; [$LocalRelevance.$D46])" office:value-type="float" office:value="1" calcext:value-type="float">
            <text:p>1</text:p>
          </table:table-cell>
          <table:table-cell/>
          <table:table-cell table:formula="of:=MAX([.A49:.E49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47]); &quot;&quot;; [$Contradiction.$D47])" office:value-type="float" office:value="1" calcext:value-type="float">
            <text:p>1</text:p>
          </table:table-cell>
          <table:table-cell table:formula="of:=IF(ISBLANK([$Entailment.$D47]); &quot;&quot;; [$Entailment.$D47])" office:value-type="float" office:value="0" calcext:value-type="float">
            <text:p>0</text:p>
          </table:table-cell>
          <table:table-cell table:formula="of:=IF(ISBLANK([$Specificity.$D47]); &quot;&quot;; [$Specificity.$D47])" office:value-type="float" office:value="2" calcext:value-type="float">
            <text:p>2</text:p>
          </table:table-cell>
          <table:table-cell table:formula="of:=IF(ISBLANK([$Paraphrase.$D47]); &quot;&quot;; [$Paraphrase.$D47])" office:value-type="float" office:value="0" calcext:value-type="float">
            <text:p>0</text:p>
          </table:table-cell>
          <table:table-cell table:formula="of:=IF(ISBLANK([$LocalRelevance.$D47]); &quot;&quot;; [$LocalRelevance.$D47])" office:value-type="float" office:value="0" calcext:value-type="float">
            <text:p>0</text:p>
          </table:table-cell>
          <table:table-cell/>
          <table:table-cell table:formula="of:=MAX([.A50:.E50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48]); &quot;&quot;; [$Contradiction.$D48])" office:value-type="float" office:value="1" calcext:value-type="float">
            <text:p>1</text:p>
          </table:table-cell>
          <table:table-cell table:formula="of:=IF(ISBLANK([$Entailment.$D48]); &quot;&quot;; [$Entailment.$D48])" office:value-type="float" office:value="1" calcext:value-type="float">
            <text:p>1</text:p>
          </table:table-cell>
          <table:table-cell table:formula="of:=IF(ISBLANK([$Specificity.$D48]); &quot;&quot;; [$Specificity.$D48])" office:value-type="float" office:value="1" calcext:value-type="float">
            <text:p>1</text:p>
          </table:table-cell>
          <table:table-cell table:formula="of:=IF(ISBLANK([$Paraphrase.$D48]); &quot;&quot;; [$Paraphrase.$D48])" office:value-type="float" office:value="1" calcext:value-type="float">
            <text:p>1</text:p>
          </table:table-cell>
          <table:table-cell table:formula="of:=IF(ISBLANK([$LocalRelevance.$D48]); &quot;&quot;; [$LocalRelevance.$D48])" office:value-type="float" office:value="4" calcext:value-type="float">
            <text:p>4</text:p>
          </table:table-cell>
          <table:table-cell/>
          <table:table-cell table:formula="of:=MAX([.A51:.E51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49]); &quot;&quot;; [$Contradiction.$D49])" office:value-type="float" office:value="1" calcext:value-type="float">
            <text:p>1</text:p>
          </table:table-cell>
          <table:table-cell table:formula="of:=IF(ISBLANK([$Entailment.$D49]); &quot;&quot;; [$Entailment.$D49])" office:value-type="float" office:value="3" calcext:value-type="float">
            <text:p>3</text:p>
          </table:table-cell>
          <table:table-cell table:formula="of:=IF(ISBLANK([$Specificity.$D49]); &quot;&quot;; [$Specificity.$D49])" office:value-type="float" office:value="2" calcext:value-type="float">
            <text:p>2</text:p>
          </table:table-cell>
          <table:table-cell table:formula="of:=IF(ISBLANK([$Paraphrase.$D49]); &quot;&quot;; [$Paraphrase.$D49])" office:value-type="float" office:value="2" calcext:value-type="float">
            <text:p>2</text:p>
          </table:table-cell>
          <table:table-cell table:formula="of:=IF(ISBLANK([$LocalRelevance.$D49]); &quot;&quot;; [$LocalRelevance.$D49])" office:value-type="float" office:value="4" calcext:value-type="float">
            <text:p>4</text:p>
          </table:table-cell>
          <table:table-cell/>
          <table:table-cell table:formula="of:=MAX([.A52:.E52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50]); &quot;&quot;; [$Contradiction.$D50])" office:value-type="float" office:value="4" calcext:value-type="float">
            <text:p>4</text:p>
          </table:table-cell>
          <table:table-cell table:formula="of:=IF(ISBLANK([$Entailment.$D50]); &quot;&quot;; [$Entailment.$D50])" office:value-type="float" office:value="0" calcext:value-type="float">
            <text:p>0</text:p>
          </table:table-cell>
          <table:table-cell table:formula="of:=IF(ISBLANK([$Specificity.$D50]); &quot;&quot;; [$Specificity.$D50])" office:value-type="float" office:value="1" calcext:value-type="float">
            <text:p>1</text:p>
          </table:table-cell>
          <table:table-cell table:formula="of:=IF(ISBLANK([$Paraphrase.$D50]); &quot;&quot;; [$Paraphrase.$D50])" office:value-type="float" office:value="0" calcext:value-type="float">
            <text:p>0</text:p>
          </table:table-cell>
          <table:table-cell table:formula="of:=IF(ISBLANK([$LocalRelevance.$D50]); &quot;&quot;; [$LocalRelevance.$D50])" office:value-type="float" office:value="1" calcext:value-type="float">
            <text:p>1</text:p>
          </table:table-cell>
          <table:table-cell/>
          <table:table-cell table:formula="of:=MAX([.A53:.E53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51]); &quot;&quot;; [$Contradiction.$D51])" office:value-type="float" office:value="1" calcext:value-type="float">
            <text:p>1</text:p>
          </table:table-cell>
          <table:table-cell table:formula="of:=IF(ISBLANK([$Entailment.$D51]); &quot;&quot;; [$Entailment.$D51])" office:value-type="float" office:value="3" calcext:value-type="float">
            <text:p>3</text:p>
          </table:table-cell>
          <table:table-cell table:formula="of:=IF(ISBLANK([$Specificity.$D51]); &quot;&quot;; [$Specificity.$D51])" office:value-type="float" office:value="5" calcext:value-type="float">
            <text:p>5</text:p>
          </table:table-cell>
          <table:table-cell table:formula="of:=IF(ISBLANK([$Paraphrase.$D51]); &quot;&quot;; [$Paraphrase.$D51])" office:value-type="float" office:value="1" calcext:value-type="float">
            <text:p>1</text:p>
          </table:table-cell>
          <table:table-cell table:formula="of:=IF(ISBLANK([$LocalRelevance.$D51]); &quot;&quot;; [$LocalRelevance.$D51])" office:value-type="float" office:value="5" calcext:value-type="float">
            <text:p>5</text:p>
          </table:table-cell>
          <table:table-cell/>
          <table:table-cell table:formula="of:=MAX([.A54:.E54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52]); &quot;&quot;; [$Contradiction.$D52])" office:value-type="float" office:value="1" calcext:value-type="float">
            <text:p>1</text:p>
          </table:table-cell>
          <table:table-cell table:formula="of:=IF(ISBLANK([$Entailment.$D52]); &quot;&quot;; [$Entailment.$D52])" office:value-type="float" office:value="3" calcext:value-type="float">
            <text:p>3</text:p>
          </table:table-cell>
          <table:table-cell table:formula="of:=IF(ISBLANK([$Specificity.$D52]); &quot;&quot;; [$Specificity.$D52])" office:value-type="float" office:value="4" calcext:value-type="float">
            <text:p>4</text:p>
          </table:table-cell>
          <table:table-cell table:formula="of:=IF(ISBLANK([$Paraphrase.$D52]); &quot;&quot;; [$Paraphrase.$D52])" office:value-type="float" office:value="1" calcext:value-type="float">
            <text:p>1</text:p>
          </table:table-cell>
          <table:table-cell table:formula="of:=IF(ISBLANK([$LocalRelevance.$D52]); &quot;&quot;; [$LocalRelevance.$D52])" office:value-type="float" office:value="5" calcext:value-type="float">
            <text:p>5</text:p>
          </table:table-cell>
          <table:table-cell/>
          <table:table-cell table:formula="of:=MAX([.A55:.E55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53]); &quot;&quot;; [$Contradiction.$D53])" office:value-type="float" office:value="1" calcext:value-type="float">
            <text:p>1</text:p>
          </table:table-cell>
          <table:table-cell table:formula="of:=IF(ISBLANK([$Entailment.$D53]); &quot;&quot;; [$Entailment.$D53])" office:value-type="float" office:value="5" calcext:value-type="float">
            <text:p>5</text:p>
          </table:table-cell>
          <table:table-cell table:formula="of:=IF(ISBLANK([$Specificity.$D53]); &quot;&quot;; [$Specificity.$D53])" office:value-type="float" office:value="5" calcext:value-type="float">
            <text:p>5</text:p>
          </table:table-cell>
          <table:table-cell table:formula="of:=IF(ISBLANK([$Paraphrase.$D53]); &quot;&quot;; [$Paraphrase.$D53])" office:value-type="float" office:value="1" calcext:value-type="float">
            <text:p>1</text:p>
          </table:table-cell>
          <table:table-cell table:formula="of:=IF(ISBLANK([$LocalRelevance.$D53]); &quot;&quot;; [$LocalRelevance.$D53])" office:value-type="float" office:value="5" calcext:value-type="float">
            <text:p>5</text:p>
          </table:table-cell>
          <table:table-cell/>
          <table:table-cell table:formula="of:=MAX([.A56:.E56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54]); &quot;&quot;; [$Contradiction.$D54])" office:value-type="float" office:value="1" calcext:value-type="float">
            <text:p>1</text:p>
          </table:table-cell>
          <table:table-cell table:formula="of:=IF(ISBLANK([$Entailment.$D54]); &quot;&quot;; [$Entailment.$D54])" office:value-type="float" office:value="1" calcext:value-type="float">
            <text:p>1</text:p>
          </table:table-cell>
          <table:table-cell table:formula="of:=IF(ISBLANK([$Specificity.$D54]); &quot;&quot;; [$Specificity.$D54])" office:value-type="float" office:value="0" calcext:value-type="float">
            <text:p>0</text:p>
          </table:table-cell>
          <table:table-cell table:formula="of:=IF(ISBLANK([$Paraphrase.$D54]); &quot;&quot;; [$Paraphrase.$D54])" office:value-type="float" office:value="0" calcext:value-type="float">
            <text:p>0</text:p>
          </table:table-cell>
          <table:table-cell table:formula="of:=IF(ISBLANK([$LocalRelevance.$D54]); &quot;&quot;; [$LocalRelevance.$D54])" office:value-type="float" office:value="3" calcext:value-type="float">
            <text:p>3</text:p>
          </table:table-cell>
          <table:table-cell/>
          <table:table-cell table:formula="of:=MAX([.A57:.E57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55]); &quot;&quot;; [$Contradiction.$D55])" office:value-type="float" office:value="0" calcext:value-type="float">
            <text:p>0</text:p>
          </table:table-cell>
          <table:table-cell table:formula="of:=IF(ISBLANK([$Entailment.$D55]); &quot;&quot;; [$Entailment.$D55])" office:value-type="float" office:value="3" calcext:value-type="float">
            <text:p>3</text:p>
          </table:table-cell>
          <table:table-cell table:formula="of:=IF(ISBLANK([$Specificity.$D55]); &quot;&quot;; [$Specificity.$D55])" office:value-type="float" office:value="2" calcext:value-type="float">
            <text:p>2</text:p>
          </table:table-cell>
          <table:table-cell table:formula="of:=IF(ISBLANK([$Paraphrase.$D55]); &quot;&quot;; [$Paraphrase.$D55])" office:value-type="float" office:value="3" calcext:value-type="float">
            <text:p>3</text:p>
          </table:table-cell>
          <table:table-cell table:formula="of:=IF(ISBLANK([$LocalRelevance.$D55]); &quot;&quot;; [$LocalRelevance.$D55])" office:value-type="float" office:value="3" calcext:value-type="float">
            <text:p>3</text:p>
          </table:table-cell>
          <table:table-cell/>
          <table:table-cell table:formula="of:=MAX([.A58:.E58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56]); &quot;&quot;; [$Contradiction.$D56])" office:value-type="float" office:value="2" calcext:value-type="float">
            <text:p>2</text:p>
          </table:table-cell>
          <table:table-cell table:formula="of:=IF(ISBLANK([$Entailment.$D56]); &quot;&quot;; [$Entailment.$D56])" office:value-type="float" office:value="0" calcext:value-type="float">
            <text:p>0</text:p>
          </table:table-cell>
          <table:table-cell table:formula="of:=IF(ISBLANK([$Specificity.$D56]); &quot;&quot;; [$Specificity.$D56])" office:value-type="float" office:value="0" calcext:value-type="float">
            <text:p>0</text:p>
          </table:table-cell>
          <table:table-cell table:formula="of:=IF(ISBLANK([$Paraphrase.$D56]); &quot;&quot;; [$Paraphrase.$D56])" office:value-type="float" office:value="0" calcext:value-type="float">
            <text:p>0</text:p>
          </table:table-cell>
          <table:table-cell table:formula="of:=IF(ISBLANK([$LocalRelevance.$D56]); &quot;&quot;; [$LocalRelevance.$D56])" office:value-type="float" office:value="1" calcext:value-type="float">
            <text:p>1</text:p>
          </table:table-cell>
          <table:table-cell/>
          <table:table-cell table:formula="of:=MAX([.A59:.E59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57]); &quot;&quot;; [$Contradiction.$D57])" office:value-type="float" office:value="1" calcext:value-type="float">
            <text:p>1</text:p>
          </table:table-cell>
          <table:table-cell table:formula="of:=IF(ISBLANK([$Entailment.$D57]); &quot;&quot;; [$Entailment.$D57])" office:value-type="float" office:value="4" calcext:value-type="float">
            <text:p>4</text:p>
          </table:table-cell>
          <table:table-cell table:formula="of:=IF(ISBLANK([$Specificity.$D57]); &quot;&quot;; [$Specificity.$D57])" office:value-type="float" office:value="4" calcext:value-type="float">
            <text:p>4</text:p>
          </table:table-cell>
          <table:table-cell table:formula="of:=IF(ISBLANK([$Paraphrase.$D57]); &quot;&quot;; [$Paraphrase.$D57])" office:value-type="float" office:value="3" calcext:value-type="float">
            <text:p>3</text:p>
          </table:table-cell>
          <table:table-cell table:formula="of:=IF(ISBLANK([$LocalRelevance.$D57]); &quot;&quot;; [$LocalRelevance.$D57])" office:value-type="float" office:value="5" calcext:value-type="float">
            <text:p>5</text:p>
          </table:table-cell>
          <table:table-cell/>
          <table:table-cell table:formula="of:=MAX([.A60:.E60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58]); &quot;&quot;; [$Contradiction.$D58])" office:value-type="float" office:value="1" calcext:value-type="float">
            <text:p>1</text:p>
          </table:table-cell>
          <table:table-cell table:formula="of:=IF(ISBLANK([$Entailment.$D58]); &quot;&quot;; [$Entailment.$D58])" office:value-type="float" office:value="5" calcext:value-type="float">
            <text:p>5</text:p>
          </table:table-cell>
          <table:table-cell table:formula="of:=IF(ISBLANK([$Specificity.$D58]); &quot;&quot;; [$Specificity.$D58])" office:value-type="float" office:value="5" calcext:value-type="float">
            <text:p>5</text:p>
          </table:table-cell>
          <table:table-cell table:formula="of:=IF(ISBLANK([$Paraphrase.$D58]); &quot;&quot;; [$Paraphrase.$D58])" office:value-type="float" office:value="0" calcext:value-type="float">
            <text:p>0</text:p>
          </table:table-cell>
          <table:table-cell table:formula="of:=IF(ISBLANK([$LocalRelevance.$D58]); &quot;&quot;; [$LocalRelevance.$D58])" office:value-type="float" office:value="4" calcext:value-type="float">
            <text:p>4</text:p>
          </table:table-cell>
          <table:table-cell/>
          <table:table-cell table:formula="of:=MAX([.A61:.E61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59]); &quot;&quot;; [$Contradiction.$D59])" office:value-type="float" office:value="1" calcext:value-type="float">
            <text:p>1</text:p>
          </table:table-cell>
          <table:table-cell table:formula="of:=IF(ISBLANK([$Entailment.$D59]); &quot;&quot;; [$Entailment.$D59])" office:value-type="float" office:value="3" calcext:value-type="float">
            <text:p>3</text:p>
          </table:table-cell>
          <table:table-cell table:formula="of:=IF(ISBLANK([$Specificity.$D59]); &quot;&quot;; [$Specificity.$D59])" office:value-type="float" office:value="4" calcext:value-type="float">
            <text:p>4</text:p>
          </table:table-cell>
          <table:table-cell table:formula="of:=IF(ISBLANK([$Paraphrase.$D59]); &quot;&quot;; [$Paraphrase.$D59])" office:value-type="float" office:value="1" calcext:value-type="float">
            <text:p>1</text:p>
          </table:table-cell>
          <table:table-cell table:formula="of:=IF(ISBLANK([$LocalRelevance.$D59]); &quot;&quot;; [$LocalRelevance.$D59])" office:value-type="float" office:value="5" calcext:value-type="float">
            <text:p>5</text:p>
          </table:table-cell>
          <table:table-cell/>
          <table:table-cell table:formula="of:=MAX([.A62:.E62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60]); &quot;&quot;; [$Contradiction.$D60])" office:value-type="float" office:value="1" calcext:value-type="float">
            <text:p>1</text:p>
          </table:table-cell>
          <table:table-cell table:formula="of:=IF(ISBLANK([$Entailment.$D60]); &quot;&quot;; [$Entailment.$D60])" office:value-type="float" office:value="2" calcext:value-type="float">
            <text:p>2</text:p>
          </table:table-cell>
          <table:table-cell table:formula="of:=IF(ISBLANK([$Specificity.$D60]); &quot;&quot;; [$Specificity.$D60])" office:value-type="float" office:value="4" calcext:value-type="float">
            <text:p>4</text:p>
          </table:table-cell>
          <table:table-cell table:formula="of:=IF(ISBLANK([$Paraphrase.$D60]); &quot;&quot;; [$Paraphrase.$D60])" office:value-type="float" office:value="1" calcext:value-type="float">
            <text:p>1</text:p>
          </table:table-cell>
          <table:table-cell table:formula="of:=IF(ISBLANK([$LocalRelevance.$D60]); &quot;&quot;; [$LocalRelevance.$D60])" office:value-type="float" office:value="4" calcext:value-type="float">
            <text:p>4</text:p>
          </table:table-cell>
          <table:table-cell/>
          <table:table-cell table:formula="of:=MAX([.A63:.E63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61]); &quot;&quot;; [$Contradiction.$D61])" office:value-type="float" office:value="1" calcext:value-type="float">
            <text:p>1</text:p>
          </table:table-cell>
          <table:table-cell table:formula="of:=IF(ISBLANK([$Entailment.$D61]); &quot;&quot;; [$Entailment.$D61])" office:value-type="float" office:value="4" calcext:value-type="float">
            <text:p>4</text:p>
          </table:table-cell>
          <table:table-cell table:formula="of:=IF(ISBLANK([$Specificity.$D61]); &quot;&quot;; [$Specificity.$D61])" office:value-type="float" office:value="5" calcext:value-type="float">
            <text:p>5</text:p>
          </table:table-cell>
          <table:table-cell table:formula="of:=IF(ISBLANK([$Paraphrase.$D61]); &quot;&quot;; [$Paraphrase.$D61])" office:value-type="float" office:value="2" calcext:value-type="float">
            <text:p>2</text:p>
          </table:table-cell>
          <table:table-cell table:formula="of:=IF(ISBLANK([$LocalRelevance.$D61]); &quot;&quot;; [$LocalRelevance.$D61])" office:value-type="float" office:value="5" calcext:value-type="float">
            <text:p>5</text:p>
          </table:table-cell>
          <table:table-cell/>
          <table:table-cell table:formula="of:=MAX([.A64:.E64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62]); &quot;&quot;; [$Contradiction.$D62])" office:value-type="float" office:value="3" calcext:value-type="float">
            <text:p>3</text:p>
          </table:table-cell>
          <table:table-cell table:formula="of:=IF(ISBLANK([$Entailment.$D62]); &quot;&quot;; [$Entailment.$D62])" office:value-type="float" office:value="0" calcext:value-type="float">
            <text:p>0</text:p>
          </table:table-cell>
          <table:table-cell table:formula="of:=IF(ISBLANK([$Specificity.$D62]); &quot;&quot;; [$Specificity.$D62])" office:value-type="float" office:value="0" calcext:value-type="float">
            <text:p>0</text:p>
          </table:table-cell>
          <table:table-cell table:formula="of:=IF(ISBLANK([$Paraphrase.$D62]); &quot;&quot;; [$Paraphrase.$D62])" office:value-type="float" office:value="0" calcext:value-type="float">
            <text:p>0</text:p>
          </table:table-cell>
          <table:table-cell table:formula="of:=IF(ISBLANK([$LocalRelevance.$D62]); &quot;&quot;; [$LocalRelevance.$D62])" office:value-type="float" office:value="1" calcext:value-type="float">
            <text:p>1</text:p>
          </table:table-cell>
          <table:table-cell/>
          <table:table-cell table:formula="of:=MAX([.A65:.E65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63]); &quot;&quot;; [$Contradiction.$D63])" office:value-type="float" office:value="4" calcext:value-type="float">
            <text:p>4</text:p>
          </table:table-cell>
          <table:table-cell table:formula="of:=IF(ISBLANK([$Entailment.$D63]); &quot;&quot;; [$Entailment.$D63])" office:value-type="float" office:value="0" calcext:value-type="float">
            <text:p>0</text:p>
          </table:table-cell>
          <table:table-cell table:formula="of:=IF(ISBLANK([$Specificity.$D63]); &quot;&quot;; [$Specificity.$D63])" office:value-type="float" office:value="0" calcext:value-type="float">
            <text:p>0</text:p>
          </table:table-cell>
          <table:table-cell table:formula="of:=IF(ISBLANK([$Paraphrase.$D63]); &quot;&quot;; [$Paraphrase.$D63])" office:value-type="float" office:value="0" calcext:value-type="float">
            <text:p>0</text:p>
          </table:table-cell>
          <table:table-cell table:formula="of:=IF(ISBLANK([$LocalRelevance.$D63]); &quot;&quot;; [$LocalRelevance.$D63])" office:value-type="float" office:value="0" calcext:value-type="float">
            <text:p>0</text:p>
          </table:table-cell>
          <table:table-cell/>
          <table:table-cell table:formula="of:=MAX([.A66:.E66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64]); &quot;&quot;; [$Contradiction.$D64])" office:value-type="float" office:value="1" calcext:value-type="float">
            <text:p>1</text:p>
          </table:table-cell>
          <table:table-cell table:formula="of:=IF(ISBLANK([$Entailment.$D64]); &quot;&quot;; [$Entailment.$D64])" office:value-type="float" office:value="5" calcext:value-type="float">
            <text:p>5</text:p>
          </table:table-cell>
          <table:table-cell table:formula="of:=IF(ISBLANK([$Specificity.$D64]); &quot;&quot;; [$Specificity.$D64])" office:value-type="float" office:value="2" calcext:value-type="float">
            <text:p>2</text:p>
          </table:table-cell>
          <table:table-cell table:formula="of:=IF(ISBLANK([$Paraphrase.$D64]); &quot;&quot;; [$Paraphrase.$D64])" office:value-type="float" office:value="5" calcext:value-type="float">
            <text:p>5</text:p>
          </table:table-cell>
          <table:table-cell table:formula="of:=IF(ISBLANK([$LocalRelevance.$D64]); &quot;&quot;; [$LocalRelevance.$D64])" office:value-type="float" office:value="4" calcext:value-type="float">
            <text:p>4</text:p>
          </table:table-cell>
          <table:table-cell/>
          <table:table-cell table:formula="of:=MAX([.A67:.E67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65]); &quot;&quot;; [$Contradiction.$D65])" office:value-type="float" office:value="1" calcext:value-type="float">
            <text:p>1</text:p>
          </table:table-cell>
          <table:table-cell table:formula="of:=IF(ISBLANK([$Entailment.$D65]); &quot;&quot;; [$Entailment.$D65])" office:value-type="float" office:value="3" calcext:value-type="float">
            <text:p>3</text:p>
          </table:table-cell>
          <table:table-cell table:formula="of:=IF(ISBLANK([$Specificity.$D65]); &quot;&quot;; [$Specificity.$D65])" office:value-type="float" office:value="5" calcext:value-type="float">
            <text:p>5</text:p>
          </table:table-cell>
          <table:table-cell table:formula="of:=IF(ISBLANK([$Paraphrase.$D65]); &quot;&quot;; [$Paraphrase.$D65])" office:value-type="float" office:value="2" calcext:value-type="float">
            <text:p>2</text:p>
          </table:table-cell>
          <table:table-cell table:formula="of:=IF(ISBLANK([$LocalRelevance.$D65]); &quot;&quot;; [$LocalRelevance.$D65])" office:value-type="float" office:value="5" calcext:value-type="float">
            <text:p>5</text:p>
          </table:table-cell>
          <table:table-cell/>
          <table:table-cell table:formula="of:=MAX([.A68:.E68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66]); &quot;&quot;; [$Contradiction.$D66])" office:value-type="float" office:value="1" calcext:value-type="float">
            <text:p>1</text:p>
          </table:table-cell>
          <table:table-cell table:formula="of:=IF(ISBLANK([$Entailment.$D66]); &quot;&quot;; [$Entailment.$D66])" office:value-type="float" office:value="3" calcext:value-type="float">
            <text:p>3</text:p>
          </table:table-cell>
          <table:table-cell table:formula="of:=IF(ISBLANK([$Specificity.$D66]); &quot;&quot;; [$Specificity.$D66])" office:value-type="float" office:value="1" calcext:value-type="float">
            <text:p>1</text:p>
          </table:table-cell>
          <table:table-cell table:formula="of:=IF(ISBLANK([$Paraphrase.$D66]); &quot;&quot;; [$Paraphrase.$D66])" office:value-type="float" office:value="5" calcext:value-type="float">
            <text:p>5</text:p>
          </table:table-cell>
          <table:table-cell table:formula="of:=IF(ISBLANK([$LocalRelevance.$D66]); &quot;&quot;; [$LocalRelevance.$D66])" office:value-type="float" office:value="4" calcext:value-type="float">
            <text:p>4</text:p>
          </table:table-cell>
          <table:table-cell/>
          <table:table-cell table:formula="of:=MAX([.A69:.E69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67]); &quot;&quot;; [$Contradiction.$D67])" office:value-type="float" office:value="0" calcext:value-type="float">
            <text:p>0</text:p>
          </table:table-cell>
          <table:table-cell table:formula="of:=IF(ISBLANK([$Entailment.$D67]); &quot;&quot;; [$Entailment.$D67])" office:value-type="float" office:value="0" calcext:value-type="float">
            <text:p>0</text:p>
          </table:table-cell>
          <table:table-cell table:formula="of:=IF(ISBLANK([$Specificity.$D67]); &quot;&quot;; [$Specificity.$D67])" office:value-type="float" office:value="0" calcext:value-type="float">
            <text:p>0</text:p>
          </table:table-cell>
          <table:table-cell table:formula="of:=IF(ISBLANK([$Paraphrase.$D67]); &quot;&quot;; [$Paraphrase.$D67])" office:value-type="float" office:value="0" calcext:value-type="float">
            <text:p>0</text:p>
          </table:table-cell>
          <table:table-cell table:formula="of:=IF(ISBLANK([$LocalRelevance.$D67]); &quot;&quot;; [$LocalRelevance.$D67])" office:value-type="float" office:value="0" calcext:value-type="float">
            <text:p>0</text:p>
          </table:table-cell>
          <table:table-cell/>
          <table:table-cell table:formula="of:=MAX([.A70:.E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ISBLANK([$Contradiction.$D68]); &quot;&quot;; [$Contradiction.$D68])" office:value-type="float" office:value="1" calcext:value-type="float">
            <text:p>1</text:p>
          </table:table-cell>
          <table:table-cell table:formula="of:=IF(ISBLANK([$Entailment.$D68]); &quot;&quot;; [$Entailment.$D68])" office:value-type="float" office:value="1" calcext:value-type="float">
            <text:p>1</text:p>
          </table:table-cell>
          <table:table-cell table:formula="of:=IF(ISBLANK([$Specificity.$D68]); &quot;&quot;; [$Specificity.$D68])" office:value-type="float" office:value="1" calcext:value-type="float">
            <text:p>1</text:p>
          </table:table-cell>
          <table:table-cell table:formula="of:=IF(ISBLANK([$Paraphrase.$D68]); &quot;&quot;; [$Paraphrase.$D68])" office:value-type="float" office:value="0" calcext:value-type="float">
            <text:p>0</text:p>
          </table:table-cell>
          <table:table-cell table:formula="of:=IF(ISBLANK([$LocalRelevance.$D68]); &quot;&quot;; [$LocalRelevance.$D68])" office:value-type="float" office:value="2" calcext:value-type="float">
            <text:p>2</text:p>
          </table:table-cell>
          <table:table-cell/>
          <table:table-cell table:formula="of:=MAX([.A71:.E71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69]); &quot;&quot;; [$Contradiction.$D69])" office:value-type="float" office:value="1" calcext:value-type="float">
            <text:p>1</text:p>
          </table:table-cell>
          <table:table-cell table:formula="of:=IF(ISBLANK([$Entailment.$D69]); &quot;&quot;; [$Entailment.$D69])" office:value-type="float" office:value="4" calcext:value-type="float">
            <text:p>4</text:p>
          </table:table-cell>
          <table:table-cell table:formula="of:=IF(ISBLANK([$Specificity.$D69]); &quot;&quot;; [$Specificity.$D69])" office:value-type="float" office:value="2" calcext:value-type="float">
            <text:p>2</text:p>
          </table:table-cell>
          <table:table-cell table:formula="of:=IF(ISBLANK([$Paraphrase.$D69]); &quot;&quot;; [$Paraphrase.$D69])" office:value-type="float" office:value="1" calcext:value-type="float">
            <text:p>1</text:p>
          </table:table-cell>
          <table:table-cell table:formula="of:=IF(ISBLANK([$LocalRelevance.$D69]); &quot;&quot;; [$LocalRelevance.$D69])" office:value-type="float" office:value="5" calcext:value-type="float">
            <text:p>5</text:p>
          </table:table-cell>
          <table:table-cell/>
          <table:table-cell table:formula="of:=MAX([.A72:.E72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70]); &quot;&quot;; [$Contradiction.$D70])" office:value-type="float" office:value="0" calcext:value-type="float">
            <text:p>0</text:p>
          </table:table-cell>
          <table:table-cell table:formula="of:=IF(ISBLANK([$Entailment.$D70]); &quot;&quot;; [$Entailment.$D70])" office:value-type="float" office:value="0" calcext:value-type="float">
            <text:p>0</text:p>
          </table:table-cell>
          <table:table-cell table:formula="of:=IF(ISBLANK([$Specificity.$D70]); &quot;&quot;; [$Specificity.$D70])" office:value-type="float" office:value="2" calcext:value-type="float">
            <text:p>2</text:p>
          </table:table-cell>
          <table:table-cell table:formula="of:=IF(ISBLANK([$Paraphrase.$D70]); &quot;&quot;; [$Paraphrase.$D70])" office:value-type="float" office:value="0" calcext:value-type="float">
            <text:p>0</text:p>
          </table:table-cell>
          <table:table-cell table:formula="of:=IF(ISBLANK([$LocalRelevance.$D70]); &quot;&quot;; [$LocalRelevance.$D70])" office:value-type="float" office:value="2" calcext:value-type="float">
            <text:p>2</text:p>
          </table:table-cell>
          <table:table-cell/>
          <table:table-cell table:formula="of:=MAX([.A73:.E73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71]); &quot;&quot;; [$Contradiction.$D71])" office:value-type="float" office:value="1" calcext:value-type="float">
            <text:p>1</text:p>
          </table:table-cell>
          <table:table-cell table:formula="of:=IF(ISBLANK([$Entailment.$D71]); &quot;&quot;; [$Entailment.$D71])" office:value-type="float" office:value="4" calcext:value-type="float">
            <text:p>4</text:p>
          </table:table-cell>
          <table:table-cell table:formula="of:=IF(ISBLANK([$Specificity.$D71]); &quot;&quot;; [$Specificity.$D71])" office:value-type="float" office:value="5" calcext:value-type="float">
            <text:p>5</text:p>
          </table:table-cell>
          <table:table-cell table:formula="of:=IF(ISBLANK([$Paraphrase.$D71]); &quot;&quot;; [$Paraphrase.$D71])" office:value-type="float" office:value="1" calcext:value-type="float">
            <text:p>1</text:p>
          </table:table-cell>
          <table:table-cell table:formula="of:=IF(ISBLANK([$LocalRelevance.$D71]); &quot;&quot;; [$LocalRelevance.$D71])" office:value-type="float" office:value="5" calcext:value-type="float">
            <text:p>5</text:p>
          </table:table-cell>
          <table:table-cell/>
          <table:table-cell table:formula="of:=MAX([.A74:.E74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72]); &quot;&quot;; [$Contradiction.$D72])" office:value-type="float" office:value="1" calcext:value-type="float">
            <text:p>1</text:p>
          </table:table-cell>
          <table:table-cell table:formula="of:=IF(ISBLANK([$Entailment.$D72]); &quot;&quot;; [$Entailment.$D72])" office:value-type="float" office:value="1" calcext:value-type="float">
            <text:p>1</text:p>
          </table:table-cell>
          <table:table-cell table:formula="of:=IF(ISBLANK([$Specificity.$D72]); &quot;&quot;; [$Specificity.$D72])" office:value-type="float" office:value="1" calcext:value-type="float">
            <text:p>1</text:p>
          </table:table-cell>
          <table:table-cell table:formula="of:=IF(ISBLANK([$Paraphrase.$D72]); &quot;&quot;; [$Paraphrase.$D72])" office:value-type="float" office:value="1" calcext:value-type="float">
            <text:p>1</text:p>
          </table:table-cell>
          <table:table-cell table:formula="of:=IF(ISBLANK([$LocalRelevance.$D72]); &quot;&quot;; [$LocalRelevance.$D72])" office:value-type="float" office:value="3" calcext:value-type="float">
            <text:p>3</text:p>
          </table:table-cell>
          <table:table-cell/>
          <table:table-cell table:formula="of:=MAX([.A75:.E75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73]); &quot;&quot;; [$Contradiction.$D73])" office:value-type="float" office:value="1" calcext:value-type="float">
            <text:p>1</text:p>
          </table:table-cell>
          <table:table-cell table:formula="of:=IF(ISBLANK([$Entailment.$D73]); &quot;&quot;; [$Entailment.$D73])" office:value-type="float" office:value="0" calcext:value-type="float">
            <text:p>0</text:p>
          </table:table-cell>
          <table:table-cell table:formula="of:=IF(ISBLANK([$Specificity.$D73]); &quot;&quot;; [$Specificity.$D73])" office:value-type="float" office:value="0" calcext:value-type="float">
            <text:p>0</text:p>
          </table:table-cell>
          <table:table-cell table:formula="of:=IF(ISBLANK([$Paraphrase.$D73]); &quot;&quot;; [$Paraphrase.$D73])" office:value-type="float" office:value="0" calcext:value-type="float">
            <text:p>0</text:p>
          </table:table-cell>
          <table:table-cell table:formula="of:=IF(ISBLANK([$LocalRelevance.$D73]); &quot;&quot;; [$LocalRelevance.$D73])" office:value-type="float" office:value="1" calcext:value-type="float">
            <text:p>1</text:p>
          </table:table-cell>
          <table:table-cell/>
          <table:table-cell table:formula="of:=MAX([.A76:.E76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74]); &quot;&quot;; [$Contradiction.$D74])" office:value-type="float" office:value="1" calcext:value-type="float">
            <text:p>1</text:p>
          </table:table-cell>
          <table:table-cell table:formula="of:=IF(ISBLANK([$Entailment.$D74]); &quot;&quot;; [$Entailment.$D74])" office:value-type="float" office:value="0" calcext:value-type="float">
            <text:p>0</text:p>
          </table:table-cell>
          <table:table-cell table:formula="of:=IF(ISBLANK([$Specificity.$D74]); &quot;&quot;; [$Specificity.$D74])" office:value-type="float" office:value="0" calcext:value-type="float">
            <text:p>0</text:p>
          </table:table-cell>
          <table:table-cell table:formula="of:=IF(ISBLANK([$Paraphrase.$D74]); &quot;&quot;; [$Paraphrase.$D74])" office:value-type="float" office:value="0" calcext:value-type="float">
            <text:p>0</text:p>
          </table:table-cell>
          <table:table-cell table:formula="of:=IF(ISBLANK([$LocalRelevance.$D74]); &quot;&quot;; [$LocalRelevance.$D74])" office:value-type="float" office:value="1" calcext:value-type="float">
            <text:p>1</text:p>
          </table:table-cell>
          <table:table-cell/>
          <table:table-cell table:formula="of:=MAX([.A77:.E77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75]); &quot;&quot;; [$Contradiction.$D75])" office:value-type="float" office:value="2" calcext:value-type="float">
            <text:p>2</text:p>
          </table:table-cell>
          <table:table-cell table:formula="of:=IF(ISBLANK([$Entailment.$D75]); &quot;&quot;; [$Entailment.$D75])" office:value-type="float" office:value="0" calcext:value-type="float">
            <text:p>0</text:p>
          </table:table-cell>
          <table:table-cell table:formula="of:=IF(ISBLANK([$Specificity.$D75]); &quot;&quot;; [$Specificity.$D75])" office:value-type="float" office:value="0" calcext:value-type="float">
            <text:p>0</text:p>
          </table:table-cell>
          <table:table-cell table:formula="of:=IF(ISBLANK([$Paraphrase.$D75]); &quot;&quot;; [$Paraphrase.$D75])" office:value-type="float" office:value="0" calcext:value-type="float">
            <text:p>0</text:p>
          </table:table-cell>
          <table:table-cell table:formula="of:=IF(ISBLANK([$LocalRelevance.$D75]); &quot;&quot;; [$LocalRelevance.$D75])" office:value-type="float" office:value="0" calcext:value-type="float">
            <text:p>0</text:p>
          </table:table-cell>
          <table:table-cell/>
          <table:table-cell table:formula="of:=MAX([.A78:.E78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76]); &quot;&quot;; [$Contradiction.$D76])" office:value-type="float" office:value="4" calcext:value-type="float">
            <text:p>4</text:p>
          </table:table-cell>
          <table:table-cell table:formula="of:=IF(ISBLANK([$Entailment.$D76]); &quot;&quot;; [$Entailment.$D76])" office:value-type="float" office:value="0" calcext:value-type="float">
            <text:p>0</text:p>
          </table:table-cell>
          <table:table-cell table:formula="of:=IF(ISBLANK([$Specificity.$D76]); &quot;&quot;; [$Specificity.$D76])" office:value-type="float" office:value="0" calcext:value-type="float">
            <text:p>0</text:p>
          </table:table-cell>
          <table:table-cell table:formula="of:=IF(ISBLANK([$Paraphrase.$D76]); &quot;&quot;; [$Paraphrase.$D76])" office:value-type="float" office:value="0" calcext:value-type="float">
            <text:p>0</text:p>
          </table:table-cell>
          <table:table-cell table:formula="of:=IF(ISBLANK([$LocalRelevance.$D76]); &quot;&quot;; [$LocalRelevance.$D76])" office:value-type="float" office:value="1" calcext:value-type="float">
            <text:p>1</text:p>
          </table:table-cell>
          <table:table-cell/>
          <table:table-cell table:formula="of:=MAX([.A79:.E79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77]); &quot;&quot;; [$Contradiction.$D77])" office:value-type="float" office:value="1" calcext:value-type="float">
            <text:p>1</text:p>
          </table:table-cell>
          <table:table-cell table:formula="of:=IF(ISBLANK([$Entailment.$D77]); &quot;&quot;; [$Entailment.$D77])" office:value-type="float" office:value="4" calcext:value-type="float">
            <text:p>4</text:p>
          </table:table-cell>
          <table:table-cell table:formula="of:=IF(ISBLANK([$Specificity.$D77]); &quot;&quot;; [$Specificity.$D77])" office:value-type="float" office:value="1" calcext:value-type="float">
            <text:p>1</text:p>
          </table:table-cell>
          <table:table-cell table:formula="of:=IF(ISBLANK([$Paraphrase.$D77]); &quot;&quot;; [$Paraphrase.$D77])" office:value-type="float" office:value="1" calcext:value-type="float">
            <text:p>1</text:p>
          </table:table-cell>
          <table:table-cell table:formula="of:=IF(ISBLANK([$LocalRelevance.$D77]); &quot;&quot;; [$LocalRelevance.$D77])" office:value-type="float" office:value="3" calcext:value-type="float">
            <text:p>3</text:p>
          </table:table-cell>
          <table:table-cell/>
          <table:table-cell table:formula="of:=MAX([.A80:.E80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78]); &quot;&quot;; [$Contradiction.$D78])" office:value-type="float" office:value="4" calcext:value-type="float">
            <text:p>4</text:p>
          </table:table-cell>
          <table:table-cell table:formula="of:=IF(ISBLANK([$Entailment.$D78]); &quot;&quot;; [$Entailment.$D78])" office:value-type="float" office:value="0" calcext:value-type="float">
            <text:p>0</text:p>
          </table:table-cell>
          <table:table-cell table:formula="of:=IF(ISBLANK([$Specificity.$D78]); &quot;&quot;; [$Specificity.$D78])" office:value-type="float" office:value="0" calcext:value-type="float">
            <text:p>0</text:p>
          </table:table-cell>
          <table:table-cell table:formula="of:=IF(ISBLANK([$Paraphrase.$D78]); &quot;&quot;; [$Paraphrase.$D78])" office:value-type="float" office:value="0" calcext:value-type="float">
            <text:p>0</text:p>
          </table:table-cell>
          <table:table-cell table:formula="of:=IF(ISBLANK([$LocalRelevance.$D78]); &quot;&quot;; [$LocalRelevance.$D78])" office:value-type="float" office:value="1" calcext:value-type="float">
            <text:p>1</text:p>
          </table:table-cell>
          <table:table-cell/>
          <table:table-cell table:formula="of:=MAX([.A81:.E81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79]); &quot;&quot;; [$Contradiction.$D79])" office:value-type="float" office:value="1" calcext:value-type="float">
            <text:p>1</text:p>
          </table:table-cell>
          <table:table-cell table:formula="of:=IF(ISBLANK([$Entailment.$D79]); &quot;&quot;; [$Entailment.$D79])" office:value-type="float" office:value="4" calcext:value-type="float">
            <text:p>4</text:p>
          </table:table-cell>
          <table:table-cell table:formula="of:=IF(ISBLANK([$Specificity.$D79]); &quot;&quot;; [$Specificity.$D79])" office:value-type="float" office:value="4" calcext:value-type="float">
            <text:p>4</text:p>
          </table:table-cell>
          <table:table-cell table:formula="of:=IF(ISBLANK([$Paraphrase.$D79]); &quot;&quot;; [$Paraphrase.$D79])" office:value-type="float" office:value="2" calcext:value-type="float">
            <text:p>2</text:p>
          </table:table-cell>
          <table:table-cell table:formula="of:=IF(ISBLANK([$LocalRelevance.$D79]); &quot;&quot;; [$LocalRelevance.$D79])" office:value-type="float" office:value="4" calcext:value-type="float">
            <text:p>4</text:p>
          </table:table-cell>
          <table:table-cell/>
          <table:table-cell table:formula="of:=MAX([.A82:.E82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80]); &quot;&quot;; [$Contradiction.$D80])" office:value-type="float" office:value="2" calcext:value-type="float">
            <text:p>2</text:p>
          </table:table-cell>
          <table:table-cell table:formula="of:=IF(ISBLANK([$Entailment.$D80]); &quot;&quot;; [$Entailment.$D80])" office:value-type="float" office:value="0" calcext:value-type="float">
            <text:p>0</text:p>
          </table:table-cell>
          <table:table-cell table:formula="of:=IF(ISBLANK([$Specificity.$D80]); &quot;&quot;; [$Specificity.$D80])" office:value-type="float" office:value="0" calcext:value-type="float">
            <text:p>0</text:p>
          </table:table-cell>
          <table:table-cell table:formula="of:=IF(ISBLANK([$Paraphrase.$D80]); &quot;&quot;; [$Paraphrase.$D80])" office:value-type="float" office:value="0" calcext:value-type="float">
            <text:p>0</text:p>
          </table:table-cell>
          <table:table-cell table:formula="of:=IF(ISBLANK([$LocalRelevance.$D80]); &quot;&quot;; [$LocalRelevance.$D80])" office:value-type="float" office:value="1" calcext:value-type="float">
            <text:p>1</text:p>
          </table:table-cell>
          <table:table-cell/>
          <table:table-cell table:formula="of:=MAX([.A83:.E83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81]); &quot;&quot;; [$Contradiction.$D81])" office:value-type="float" office:value="1" calcext:value-type="float">
            <text:p>1</text:p>
          </table:table-cell>
          <table:table-cell table:formula="of:=IF(ISBLANK([$Entailment.$D81]); &quot;&quot;; [$Entailment.$D81])" office:value-type="float" office:value="2" calcext:value-type="float">
            <text:p>2</text:p>
          </table:table-cell>
          <table:table-cell table:formula="of:=IF(ISBLANK([$Specificity.$D81]); &quot;&quot;; [$Specificity.$D81])" office:value-type="float" office:value="2" calcext:value-type="float">
            <text:p>2</text:p>
          </table:table-cell>
          <table:table-cell table:formula="of:=IF(ISBLANK([$Paraphrase.$D81]); &quot;&quot;; [$Paraphrase.$D81])" office:value-type="float" office:value="1" calcext:value-type="float">
            <text:p>1</text:p>
          </table:table-cell>
          <table:table-cell table:formula="of:=IF(ISBLANK([$LocalRelevance.$D81]); &quot;&quot;; [$LocalRelevance.$D81])" office:value-type="float" office:value="5" calcext:value-type="float">
            <text:p>5</text:p>
          </table:table-cell>
          <table:table-cell/>
          <table:table-cell table:formula="of:=MAX([.A84:.E84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82]); &quot;&quot;; [$Contradiction.$D82])" office:value-type="float" office:value="2" calcext:value-type="float">
            <text:p>2</text:p>
          </table:table-cell>
          <table:table-cell table:formula="of:=IF(ISBLANK([$Entailment.$D82]); &quot;&quot;; [$Entailment.$D82])" office:value-type="float" office:value="3" calcext:value-type="float">
            <text:p>3</text:p>
          </table:table-cell>
          <table:table-cell table:formula="of:=IF(ISBLANK([$Specificity.$D82]); &quot;&quot;; [$Specificity.$D82])" office:value-type="float" office:value="0" calcext:value-type="float">
            <text:p>0</text:p>
          </table:table-cell>
          <table:table-cell table:formula="of:=IF(ISBLANK([$Paraphrase.$D82]); &quot;&quot;; [$Paraphrase.$D82])" office:value-type="float" office:value="5" calcext:value-type="float">
            <text:p>5</text:p>
          </table:table-cell>
          <table:table-cell table:formula="of:=IF(ISBLANK([$LocalRelevance.$D82]); &quot;&quot;; [$LocalRelevance.$D82])" office:value-type="float" office:value="4" calcext:value-type="float">
            <text:p>4</text:p>
          </table:table-cell>
          <table:table-cell/>
          <table:table-cell table:formula="of:=MAX([.A85:.E85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83]); &quot;&quot;; [$Contradiction.$D83])" office:value-type="float" office:value="1" calcext:value-type="float">
            <text:p>1</text:p>
          </table:table-cell>
          <table:table-cell table:formula="of:=IF(ISBLANK([$Entailment.$D83]); &quot;&quot;; [$Entailment.$D83])" office:value-type="float" office:value="0" calcext:value-type="float">
            <text:p>0</text:p>
          </table:table-cell>
          <table:table-cell table:formula="of:=IF(ISBLANK([$Specificity.$D83]); &quot;&quot;; [$Specificity.$D83])" office:value-type="float" office:value="0" calcext:value-type="float">
            <text:p>0</text:p>
          </table:table-cell>
          <table:table-cell table:formula="of:=IF(ISBLANK([$Paraphrase.$D83]); &quot;&quot;; [$Paraphrase.$D83])" office:value-type="float" office:value="0" calcext:value-type="float">
            <text:p>0</text:p>
          </table:table-cell>
          <table:table-cell table:formula="of:=IF(ISBLANK([$LocalRelevance.$D83]); &quot;&quot;; [$LocalRelevance.$D83])" office:value-type="float" office:value="1" calcext:value-type="float">
            <text:p>1</text:p>
          </table:table-cell>
          <table:table-cell/>
          <table:table-cell table:formula="of:=MAX([.A86:.E86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84]); &quot;&quot;; [$Contradiction.$D84])" office:value-type="float" office:value="1" calcext:value-type="float">
            <text:p>1</text:p>
          </table:table-cell>
          <table:table-cell table:formula="of:=IF(ISBLANK([$Entailment.$D84]); &quot;&quot;; [$Entailment.$D84])" office:value-type="float" office:value="0" calcext:value-type="float">
            <text:p>0</text:p>
          </table:table-cell>
          <table:table-cell table:formula="of:=IF(ISBLANK([$Specificity.$D84]); &quot;&quot;; [$Specificity.$D84])" office:value-type="float" office:value="0" calcext:value-type="float">
            <text:p>0</text:p>
          </table:table-cell>
          <table:table-cell table:formula="of:=IF(ISBLANK([$Paraphrase.$D84]); &quot;&quot;; [$Paraphrase.$D84])" office:value-type="float" office:value="0" calcext:value-type="float">
            <text:p>0</text:p>
          </table:table-cell>
          <table:table-cell table:formula="of:=IF(ISBLANK([$LocalRelevance.$D84]); &quot;&quot;; [$LocalRelevance.$D84])" office:value-type="float" office:value="1" calcext:value-type="float">
            <text:p>1</text:p>
          </table:table-cell>
          <table:table-cell/>
          <table:table-cell table:formula="of:=MAX([.A87:.E87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85]); &quot;&quot;; [$Contradiction.$D85])" office:value-type="float" office:value="1" calcext:value-type="float">
            <text:p>1</text:p>
          </table:table-cell>
          <table:table-cell table:formula="of:=IF(ISBLANK([$Entailment.$D85]); &quot;&quot;; [$Entailment.$D85])" office:value-type="float" office:value="0" calcext:value-type="float">
            <text:p>0</text:p>
          </table:table-cell>
          <table:table-cell table:formula="of:=IF(ISBLANK([$Specificity.$D85]); &quot;&quot;; [$Specificity.$D85])" office:value-type="float" office:value="0" calcext:value-type="float">
            <text:p>0</text:p>
          </table:table-cell>
          <table:table-cell table:formula="of:=IF(ISBLANK([$Paraphrase.$D85]); &quot;&quot;; [$Paraphrase.$D85])" office:value-type="float" office:value="0" calcext:value-type="float">
            <text:p>0</text:p>
          </table:table-cell>
          <table:table-cell table:formula="of:=IF(ISBLANK([$LocalRelevance.$D85]); &quot;&quot;; [$LocalRelevance.$D85])" office:value-type="float" office:value="1" calcext:value-type="float">
            <text:p>1</text:p>
          </table:table-cell>
          <table:table-cell/>
          <table:table-cell table:formula="of:=MAX([.A88:.E88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86]); &quot;&quot;; [$Contradiction.$D86])" office:value-type="float" office:value="3" calcext:value-type="float">
            <text:p>3</text:p>
          </table:table-cell>
          <table:table-cell table:formula="of:=IF(ISBLANK([$Entailment.$D86]); &quot;&quot;; [$Entailment.$D86])" office:value-type="float" office:value="0" calcext:value-type="float">
            <text:p>0</text:p>
          </table:table-cell>
          <table:table-cell table:formula="of:=IF(ISBLANK([$Specificity.$D86]); &quot;&quot;; [$Specificity.$D86])" office:value-type="float" office:value="0" calcext:value-type="float">
            <text:p>0</text:p>
          </table:table-cell>
          <table:table-cell table:formula="of:=IF(ISBLANK([$Paraphrase.$D86]); &quot;&quot;; [$Paraphrase.$D86])" office:value-type="float" office:value="0" calcext:value-type="float">
            <text:p>0</text:p>
          </table:table-cell>
          <table:table-cell table:formula="of:=IF(ISBLANK([$LocalRelevance.$D86]); &quot;&quot;; [$LocalRelevance.$D86])" office:value-type="float" office:value="1" calcext:value-type="float">
            <text:p>1</text:p>
          </table:table-cell>
          <table:table-cell/>
          <table:table-cell table:formula="of:=MAX([.A89:.E89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87]); &quot;&quot;; [$Contradiction.$D87])" office:value-type="float" office:value="1" calcext:value-type="float">
            <text:p>1</text:p>
          </table:table-cell>
          <table:table-cell table:formula="of:=IF(ISBLANK([$Entailment.$D87]); &quot;&quot;; [$Entailment.$D87])" office:value-type="float" office:value="3" calcext:value-type="float">
            <text:p>3</text:p>
          </table:table-cell>
          <table:table-cell table:formula="of:=IF(ISBLANK([$Specificity.$D87]); &quot;&quot;; [$Specificity.$D87])" office:value-type="float" office:value="3" calcext:value-type="float">
            <text:p>3</text:p>
          </table:table-cell>
          <table:table-cell table:formula="of:=IF(ISBLANK([$Paraphrase.$D87]); &quot;&quot;; [$Paraphrase.$D87])" office:value-type="float" office:value="5" calcext:value-type="float">
            <text:p>5</text:p>
          </table:table-cell>
          <table:table-cell table:formula="of:=IF(ISBLANK([$LocalRelevance.$D87]); &quot;&quot;; [$LocalRelevance.$D87])" office:value-type="float" office:value="4" calcext:value-type="float">
            <text:p>4</text:p>
          </table:table-cell>
          <table:table-cell/>
          <table:table-cell table:formula="of:=MAX([.A90:.E90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88]); &quot;&quot;; [$Contradiction.$D88])" office:value-type="float" office:value="1" calcext:value-type="float">
            <text:p>1</text:p>
          </table:table-cell>
          <table:table-cell table:formula="of:=IF(ISBLANK([$Entailment.$D88]); &quot;&quot;; [$Entailment.$D88])" office:value-type="float" office:value="0" calcext:value-type="float">
            <text:p>0</text:p>
          </table:table-cell>
          <table:table-cell table:formula="of:=IF(ISBLANK([$Specificity.$D88]); &quot;&quot;; [$Specificity.$D88])" office:value-type="float" office:value="1" calcext:value-type="float">
            <text:p>1</text:p>
          </table:table-cell>
          <table:table-cell table:formula="of:=IF(ISBLANK([$Paraphrase.$D88]); &quot;&quot;; [$Paraphrase.$D88])" office:value-type="float" office:value="0" calcext:value-type="float">
            <text:p>0</text:p>
          </table:table-cell>
          <table:table-cell table:formula="of:=IF(ISBLANK([$LocalRelevance.$D88]); &quot;&quot;; [$LocalRelevance.$D88])" office:value-type="float" office:value="1" calcext:value-type="float">
            <text:p>1</text:p>
          </table:table-cell>
          <table:table-cell/>
          <table:table-cell table:formula="of:=MAX([.A91:.E91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89]); &quot;&quot;; [$Contradiction.$D89])" office:value-type="float" office:value="4" calcext:value-type="float">
            <text:p>4</text:p>
          </table:table-cell>
          <table:table-cell table:formula="of:=IF(ISBLANK([$Entailment.$D89]); &quot;&quot;; [$Entailment.$D89])" office:value-type="float" office:value="0" calcext:value-type="float">
            <text:p>0</text:p>
          </table:table-cell>
          <table:table-cell table:formula="of:=IF(ISBLANK([$Specificity.$D89]); &quot;&quot;; [$Specificity.$D89])" office:value-type="float" office:value="3" calcext:value-type="float">
            <text:p>3</text:p>
          </table:table-cell>
          <table:table-cell table:formula="of:=IF(ISBLANK([$Paraphrase.$D89]); &quot;&quot;; [$Paraphrase.$D89])" office:value-type="float" office:value="0" calcext:value-type="float">
            <text:p>0</text:p>
          </table:table-cell>
          <table:table-cell table:formula="of:=IF(ISBLANK([$LocalRelevance.$D89]); &quot;&quot;; [$LocalRelevance.$D89])" office:value-type="float" office:value="2" calcext:value-type="float">
            <text:p>2</text:p>
          </table:table-cell>
          <table:table-cell/>
          <table:table-cell table:formula="of:=MAX([.A92:.E92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90]); &quot;&quot;; [$Contradiction.$D90])" office:value-type="float" office:value="3" calcext:value-type="float">
            <text:p>3</text:p>
          </table:table-cell>
          <table:table-cell table:formula="of:=IF(ISBLANK([$Entailment.$D90]); &quot;&quot;; [$Entailment.$D90])" office:value-type="float" office:value="1" calcext:value-type="float">
            <text:p>1</text:p>
          </table:table-cell>
          <table:table-cell table:formula="of:=IF(ISBLANK([$Specificity.$D90]); &quot;&quot;; [$Specificity.$D90])" office:value-type="float" office:value="3" calcext:value-type="float">
            <text:p>3</text:p>
          </table:table-cell>
          <table:table-cell table:formula="of:=IF(ISBLANK([$Paraphrase.$D90]); &quot;&quot;; [$Paraphrase.$D90])" office:value-type="float" office:value="0" calcext:value-type="float">
            <text:p>0</text:p>
          </table:table-cell>
          <table:table-cell table:formula="of:=IF(ISBLANK([$LocalRelevance.$D90]); &quot;&quot;; [$LocalRelevance.$D90])" office:value-type="float" office:value="3" calcext:value-type="float">
            <text:p>3</text:p>
          </table:table-cell>
          <table:table-cell/>
          <table:table-cell table:formula="of:=MAX([.A93:.E93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91]); &quot;&quot;; [$Contradiction.$D91])" office:value-type="float" office:value="5" calcext:value-type="float">
            <text:p>5</text:p>
          </table:table-cell>
          <table:table-cell table:formula="of:=IF(ISBLANK([$Entailment.$D91]); &quot;&quot;; [$Entailment.$D91])" office:value-type="float" office:value="0" calcext:value-type="float">
            <text:p>0</text:p>
          </table:table-cell>
          <table:table-cell table:formula="of:=IF(ISBLANK([$Specificity.$D91]); &quot;&quot;; [$Specificity.$D91])" office:value-type="float" office:value="2" calcext:value-type="float">
            <text:p>2</text:p>
          </table:table-cell>
          <table:table-cell table:formula="of:=IF(ISBLANK([$Paraphrase.$D91]); &quot;&quot;; [$Paraphrase.$D91])" office:value-type="float" office:value="0" calcext:value-type="float">
            <text:p>0</text:p>
          </table:table-cell>
          <table:table-cell table:formula="of:=IF(ISBLANK([$LocalRelevance.$D91]); &quot;&quot;; [$LocalRelevance.$D91])" office:value-type="float" office:value="2" calcext:value-type="float">
            <text:p>2</text:p>
          </table:table-cell>
          <table:table-cell/>
          <table:table-cell table:formula="of:=MAX([.A94:.E94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92]); &quot;&quot;; [$Contradiction.$D92])" office:value-type="float" office:value="2" calcext:value-type="float">
            <text:p>2</text:p>
          </table:table-cell>
          <table:table-cell table:formula="of:=IF(ISBLANK([$Entailment.$D92]); &quot;&quot;; [$Entailment.$D92])" office:value-type="float" office:value="2" calcext:value-type="float">
            <text:p>2</text:p>
          </table:table-cell>
          <table:table-cell table:formula="of:=IF(ISBLANK([$Specificity.$D92]); &quot;&quot;; [$Specificity.$D92])" office:value-type="float" office:value="5" calcext:value-type="float">
            <text:p>5</text:p>
          </table:table-cell>
          <table:table-cell table:formula="of:=IF(ISBLANK([$Paraphrase.$D92]); &quot;&quot;; [$Paraphrase.$D92])" office:value-type="float" office:value="1" calcext:value-type="float">
            <text:p>1</text:p>
          </table:table-cell>
          <table:table-cell table:formula="of:=IF(ISBLANK([$LocalRelevance.$D92]); &quot;&quot;; [$LocalRelevance.$D92])" office:value-type="float" office:value="3" calcext:value-type="float">
            <text:p>3</text:p>
          </table:table-cell>
          <table:table-cell/>
          <table:table-cell table:formula="of:=MAX([.A95:.E95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IF(ISBLANK([$Contradiction.$D93]); &quot;&quot;; [$Contradiction.$D93])" office:value-type="float" office:value="1" calcext:value-type="float">
            <text:p>1</text:p>
          </table:table-cell>
          <table:table-cell table:formula="of:=IF(ISBLANK([$Entailment.$D93]); &quot;&quot;; [$Entailment.$D93])" office:value-type="float" office:value="1" calcext:value-type="float">
            <text:p>1</text:p>
          </table:table-cell>
          <table:table-cell table:formula="of:=IF(ISBLANK([$Specificity.$D93]); &quot;&quot;; [$Specificity.$D93])" office:value-type="float" office:value="0" calcext:value-type="float">
            <text:p>0</text:p>
          </table:table-cell>
          <table:table-cell table:formula="of:=IF(ISBLANK([$Paraphrase.$D93]); &quot;&quot;; [$Paraphrase.$D93])" office:value-type="float" office:value="0" calcext:value-type="float">
            <text:p>0</text:p>
          </table:table-cell>
          <table:table-cell table:formula="of:=IF(ISBLANK([$LocalRelevance.$D93]); &quot;&quot;; [$LocalRelevance.$D93])" office:value-type="float" office:value="0" calcext:value-type="float">
            <text:p>0</text:p>
          </table:table-cell>
          <table:table-cell/>
          <table:table-cell table:formula="of:=MAX([.A96:.E96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94]); &quot;&quot;; [$Contradiction.$D94])" office:value-type="float" office:value="2" calcext:value-type="float">
            <text:p>2</text:p>
          </table:table-cell>
          <table:table-cell table:formula="of:=IF(ISBLANK([$Entailment.$D94]); &quot;&quot;; [$Entailment.$D94])" office:value-type="float" office:value="0" calcext:value-type="float">
            <text:p>0</text:p>
          </table:table-cell>
          <table:table-cell table:formula="of:=IF(ISBLANK([$Specificity.$D94]); &quot;&quot;; [$Specificity.$D94])" office:value-type="float" office:value="1" calcext:value-type="float">
            <text:p>1</text:p>
          </table:table-cell>
          <table:table-cell table:formula="of:=IF(ISBLANK([$Paraphrase.$D94]); &quot;&quot;; [$Paraphrase.$D94])" office:value-type="float" office:value="1" calcext:value-type="float">
            <text:p>1</text:p>
          </table:table-cell>
          <table:table-cell table:formula="of:=IF(ISBLANK([$LocalRelevance.$D94]); &quot;&quot;; [$LocalRelevance.$D94])" office:value-type="float" office:value="2" calcext:value-type="float">
            <text:p>2</text:p>
          </table:table-cell>
          <table:table-cell/>
          <table:table-cell table:formula="of:=MAX([.A97:.E97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95]); &quot;&quot;; [$Contradiction.$D95])" office:value-type="float" office:value="1" calcext:value-type="float">
            <text:p>1</text:p>
          </table:table-cell>
          <table:table-cell table:formula="of:=IF(ISBLANK([$Entailment.$D95]); &quot;&quot;; [$Entailment.$D95])" office:value-type="float" office:value="0" calcext:value-type="float">
            <text:p>0</text:p>
          </table:table-cell>
          <table:table-cell table:formula="of:=IF(ISBLANK([$Specificity.$D95]); &quot;&quot;; [$Specificity.$D95])" office:value-type="float" office:value="0" calcext:value-type="float">
            <text:p>0</text:p>
          </table:table-cell>
          <table:table-cell table:formula="of:=IF(ISBLANK([$Paraphrase.$D95]); &quot;&quot;; [$Paraphrase.$D95])" office:value-type="float" office:value="0" calcext:value-type="float">
            <text:p>0</text:p>
          </table:table-cell>
          <table:table-cell table:formula="of:=IF(ISBLANK([$LocalRelevance.$D95]); &quot;&quot;; [$LocalRelevance.$D95])" office:value-type="float" office:value="0" calcext:value-type="float">
            <text:p>0</text:p>
          </table:table-cell>
          <table:table-cell/>
          <table:table-cell table:formula="of:=MAX([.A98:.E98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96]); &quot;&quot;; [$Contradiction.$D96])" office:value-type="float" office:value="3" calcext:value-type="float">
            <text:p>3</text:p>
          </table:table-cell>
          <table:table-cell table:formula="of:=IF(ISBLANK([$Entailment.$D96]); &quot;&quot;; [$Entailment.$D96])" office:value-type="float" office:value="0" calcext:value-type="float">
            <text:p>0</text:p>
          </table:table-cell>
          <table:table-cell table:formula="of:=IF(ISBLANK([$Specificity.$D96]); &quot;&quot;; [$Specificity.$D96])" office:value-type="float" office:value="2" calcext:value-type="float">
            <text:p>2</text:p>
          </table:table-cell>
          <table:table-cell table:formula="of:=IF(ISBLANK([$Paraphrase.$D96]); &quot;&quot;; [$Paraphrase.$D96])" office:value-type="float" office:value="0" calcext:value-type="float">
            <text:p>0</text:p>
          </table:table-cell>
          <table:table-cell table:formula="of:=IF(ISBLANK([$LocalRelevance.$D96]); &quot;&quot;; [$LocalRelevance.$D96])" office:value-type="float" office:value="0" calcext:value-type="float">
            <text:p>0</text:p>
          </table:table-cell>
          <table:table-cell/>
          <table:table-cell table:formula="of:=MAX([.A99:.E99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IF(ISBLANK([$Contradiction.$D97]); &quot;&quot;; [$Contradiction.$D97])" office:value-type="float" office:value="4" calcext:value-type="float">
            <text:p>4</text:p>
          </table:table-cell>
          <table:table-cell table:formula="of:=IF(ISBLANK([$Entailment.$D97]); &quot;&quot;; [$Entailment.$D97])" office:value-type="float" office:value="0" calcext:value-type="float">
            <text:p>0</text:p>
          </table:table-cell>
          <table:table-cell table:formula="of:=IF(ISBLANK([$Specificity.$D97]); &quot;&quot;; [$Specificity.$D97])" office:value-type="float" office:value="2" calcext:value-type="float">
            <text:p>2</text:p>
          </table:table-cell>
          <table:table-cell table:formula="of:=IF(ISBLANK([$Paraphrase.$D97]); &quot;&quot;; [$Paraphrase.$D97])" office:value-type="float" office:value="0" calcext:value-type="float">
            <text:p>0</text:p>
          </table:table-cell>
          <table:table-cell table:formula="of:=IF(ISBLANK([$LocalRelevance.$D97]); &quot;&quot;; [$LocalRelevance.$D97])" office:value-type="float" office:value="1" calcext:value-type="float">
            <text:p>1</text:p>
          </table:table-cell>
          <table:table-cell/>
          <table:table-cell table:formula="of:=MAX([.A100:.E100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IF(ISBLANK([$Contradiction.$D98]); &quot;&quot;; [$Contradiction.$D98])" office:value-type="float" office:value="2" calcext:value-type="float">
            <text:p>2</text:p>
          </table:table-cell>
          <table:table-cell table:formula="of:=IF(ISBLANK([$Entailment.$D98]); &quot;&quot;; [$Entailment.$D98])" office:value-type="float" office:value="0" calcext:value-type="float">
            <text:p>0</text:p>
          </table:table-cell>
          <table:table-cell table:formula="of:=IF(ISBLANK([$Specificity.$D98]); &quot;&quot;; [$Specificity.$D98])" office:value-type="float" office:value="1" calcext:value-type="float">
            <text:p>1</text:p>
          </table:table-cell>
          <table:table-cell table:formula="of:=IF(ISBLANK([$Paraphrase.$D98]); &quot;&quot;; [$Paraphrase.$D98])" office:value-type="float" office:value="0" calcext:value-type="float">
            <text:p>0</text:p>
          </table:table-cell>
          <table:table-cell table:formula="of:=IF(ISBLANK([$LocalRelevance.$D98]); &quot;&quot;; [$LocalRelevance.$D98])" office:value-type="float" office:value="0" calcext:value-type="float">
            <text:p>0</text:p>
          </table:table-cell>
          <table:table-cell/>
          <table:table-cell table:formula="of:=MAX([.A101:.E101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99]); &quot;&quot;; [$Contradiction.$D99])" office:value-type="float" office:value="1" calcext:value-type="float">
            <text:p>1</text:p>
          </table:table-cell>
          <table:table-cell table:formula="of:=IF(ISBLANK([$Entailment.$D99]); &quot;&quot;; [$Entailment.$D99])" office:value-type="float" office:value="0" calcext:value-type="float">
            <text:p>0</text:p>
          </table:table-cell>
          <table:table-cell table:formula="of:=IF(ISBLANK([$Specificity.$D99]); &quot;&quot;; [$Specificity.$D99])" office:value-type="float" office:value="0" calcext:value-type="float">
            <text:p>0</text:p>
          </table:table-cell>
          <table:table-cell table:formula="of:=IF(ISBLANK([$Paraphrase.$D99]); &quot;&quot;; [$Paraphrase.$D99])" office:value-type="float" office:value="0" calcext:value-type="float">
            <text:p>0</text:p>
          </table:table-cell>
          <table:table-cell table:formula="of:=IF(ISBLANK([$LocalRelevance.$D99]); &quot;&quot;; [$LocalRelevance.$D99])" office:value-type="float" office:value="1" calcext:value-type="float">
            <text:p>1</text:p>
          </table:table-cell>
          <table:table-cell/>
          <table:table-cell table:formula="of:=MAX([.A102:.E102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ISBLANK([$Contradiction.$D100]); &quot;&quot;; [$Contradiction.$D100])" office:value-type="float" office:value="2" calcext:value-type="float">
            <text:p>2</text:p>
          </table:table-cell>
          <table:table-cell table:formula="of:=IF(ISBLANK([$Entailment.$D100]); &quot;&quot;; [$Entailment.$D100])" office:value-type="float" office:value="0" calcext:value-type="float">
            <text:p>0</text:p>
          </table:table-cell>
          <table:table-cell table:formula="of:=IF(ISBLANK([$Specificity.$D100]); &quot;&quot;; [$Specificity.$D100])" office:value-type="float" office:value="0" calcext:value-type="float">
            <text:p>0</text:p>
          </table:table-cell>
          <table:table-cell table:formula="of:=IF(ISBLANK([$Paraphrase.$D100]); &quot;&quot;; [$Paraphrase.$D100])" office:value-type="float" office:value="0" calcext:value-type="float">
            <text:p>0</text:p>
          </table:table-cell>
          <table:table-cell table:formula="of:=IF(ISBLANK([$LocalRelevance.$D100]); &quot;&quot;; [$LocalRelevance.$D100])" office:value-type="float" office:value="0" calcext:value-type="float">
            <text:p>0</text:p>
          </table:table-cell>
          <table:table-cell/>
          <table:table-cell table:formula="of:=MAX([.A103:.E103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F(ISBLANK([$Contradiction.$D101]); &quot;&quot;; [$Contradiction.$D101])" office:value-type="float" office:value="2" calcext:value-type="float">
            <text:p>2</text:p>
          </table:table-cell>
          <table:table-cell table:formula="of:=IF(ISBLANK([$Entailment.$D101]); &quot;&quot;; [$Entailment.$D101])" office:value-type="float" office:value="1" calcext:value-type="float">
            <text:p>1</text:p>
          </table:table-cell>
          <table:table-cell table:formula="of:=IF(ISBLANK([$Specificity.$D101]); &quot;&quot;; [$Specificity.$D101])" office:value-type="float" office:value="4" calcext:value-type="float">
            <text:p>4</text:p>
          </table:table-cell>
          <table:table-cell table:formula="of:=IF(ISBLANK([$Paraphrase.$D101]); &quot;&quot;; [$Paraphrase.$D101])" office:value-type="float" office:value="2" calcext:value-type="float">
            <text:p>2</text:p>
          </table:table-cell>
          <table:table-cell table:formula="of:=IF(ISBLANK([$LocalRelevance.$D101]); &quot;&quot;; [$LocalRelevance.$D101])" office:value-type="float" office:value="4" calcext:value-type="float">
            <text:p>4</text:p>
          </table:table-cell>
          <table:table-cell/>
          <table:table-cell table:formula="of:=MAX([.A104:.E104])" office:value-type="float" office:value="4" calcext:value-type="float">
            <text:p>4</text:p>
          </table:table-cell>
          <table:table-cell/>
        </table:table-row>
      </table:table>
      <table:table table:name="'file:///C:/Users/Carolin/Documents/Universitaet/Bachelor/2020SoSe/BA_Git/Argumentative-Relation-Classification-for-Argumentative-Dialogue-Systems/Annotation/results/first_part/AnnotationDocument_firstpart_Annotator1.ods'#Result" table:print="false" table:style-name="ta_extref">
        <table:table-source xlink:type="simple" xlink:href="../first_part/AnnotationDocument_firstpart_Annotator1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first_part/AnnotationDocument_firstpart_Annotator2.ods'#Result" table:print="false" table:style-name="ta_extref">
        <table:table-source xlink:type="simple" xlink:href="../first_part/AnnotationDocument_firstpart_Annotator2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first_part/AnnotationDocument_firstpart_Annotator3.ods'#Result" table:print="false" table:style-name="ta_extref">
        <table:table-source xlink:type="simple" xlink:href="../first_part/AnnotationDocument_firstpart_Annotator3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first_part/AnnotationDocument_firstpart_Annotator4.ods'#Result" table:print="false" table:style-name="ta_extref">
        <table:table-source xlink:type="simple" xlink:href="../first_part/AnnotationDocument_firstpart_Annotator4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first_part/AnnotationDocument_firstpart_Annotator5.ods'#Result" table:print="false" table:style-name="ta_extref">
        <table:table-source xlink:type="simple" xlink:href="../first_part/AnnotationDocument_firstpart_Annotator5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second_part/AnnotationDocument_secondpart_Annotator1.ods'#Result" table:print="false" table:style-name="ta_extref">
        <table:table-source xlink:type="simple" xlink:href="../second_part/AnnotationDocument_secondpart_Annotator1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second_part/AnnotationDocument_secondpart_Annotator2.ods'#Result" table:print="false" table:style-name="ta_extref">
        <table:table-source xlink:type="simple" xlink:href="../second_part/AnnotationDocument_secondpart_Annotator2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second_part/AnnotationDocument_secondpart_Annotator3.ods'#Result" table:print="false" table:style-name="ta_extref">
        <table:table-source xlink:type="simple" xlink:href="../second_part/AnnotationDocument_secondpart_Annotator3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second_part/AnnotationDocument_secondpart_Annotator4.ods'#Result" table:print="false" table:style-name="ta_extref">
        <table:table-source xlink:type="simple" xlink:href="../second_part/AnnotationDocument_secondpart_Annotator4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</table:table>
      <table:table table:name="'file:///C:/Users/Carolin/Documents/Universitaet/Bachelor/2020SoSe/BA_Git/Argumentative-Relation-Classification-for-Argumentative-Dialogue-Systems/Annotation/results/second_part/AnnotationDocument_secondpart_Annotator5.ods'#Result" table:print="false" table:style-name="ta_extref">
        <table:table-source xlink:type="simple" xlink:href="../second_part/AnnotationDocument_secondpart_Annotator5.ods" table:table-name="Result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</table:table-row>
        <table:table-row>
          <table:table-cell table:number-columns-repeated="2"/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.00.0000</text:date>, <text:time style:data-style-name="N2" text:time-value="12:47:46.3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 Schindler</meta:initial-creator>
    <meta:creation-date>2020-06-27T20:48:56.909000000</meta:creation-date>
    <meta:generator>LibreOffice/6.1.5.2$Windows_X86_64 LibreOffice_project/90f8dcf33c87b3705e78202e3df5142b201bd805</meta:generator>
    <dc:date>2020-09-30T12:45:32.499000000</dc:date>
    <dc:creator>Carolin Schindler</dc:creator>
    <meta:editing-duration>PT6H42M3S</meta:editing-duration>
    <meta:editing-cycles>59</meta:editing-cycles>
    <meta:document-statistic meta:table-count="6" meta:cell-count="4795" meta:object-count="0"/>
  </office:meta>
</office:document-meta>
</file>